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9" style:family="table-column">
      <style:table-column-properties fo:break-before="auto" style:column-width="2.731cm"/>
    </style:style>
    <style:style style:name="co2" style:family="table-column">
      <style:table-column-properties fo:break-before="auto" style:column-width="47.874cm"/>
    </style:style>
    <style:style style:name="co10" style:family="table-column">
      <style:table-column-properties fo:break-before="auto" style:column-width="3.715cm"/>
    </style:style>
    <style:style style:name="co11" style:family="table-column">
      <style:table-column-properties fo:break-before="auto" style:column-width="2.704cm"/>
    </style:style>
    <style:style style:name="co12" style:family="table-column">
      <style:table-column-properties fo:break-before="auto" style:column-width="31.995cm"/>
    </style:style>
    <style:style style:name="co8" style:family="table-column">
      <style:table-column-properties fo:break-before="auto" style:column-width="2.258cm"/>
    </style:style>
    <style:style style:name="co13" style:family="table-column">
      <style:table-column-properties fo:break-before="auto" style:column-width="3.134cm"/>
    </style:style>
    <style:style style:name="co14" style:family="table-column">
      <style:table-column-properties fo:break-before="auto" style:column-width="2.404cm"/>
    </style:style>
    <style:style style:name="co5" style:family="table-column">
      <style:table-column-properties fo:break-before="auto" style:column-width="33.983cm"/>
    </style:style>
    <style:style style:name="co15" style:family="table-column">
      <style:table-column-properties fo:break-before="auto" style:column-width="3.358cm"/>
    </style:style>
    <style:style style:name="co16" style:family="table-column">
      <style:table-column-properties fo:break-before="auto" style:column-width="2.321cm"/>
    </style:style>
    <style:style style:name="co17" style:family="table-column">
      <style:table-column-properties fo:break-before="auto" style:column-width="2.023cm"/>
    </style:style>
    <style:style style:name="co3" style:family="table-column">
      <style:table-column-properties fo:break-before="auto" style:column-width="4.036cm"/>
    </style:style>
    <style:style style:name="co18" style:family="table-column">
      <style:table-column-properties fo:break-before="auto" style:column-width="1.859cm"/>
    </style:style>
    <style:style style:name="co21" style:family="table-column">
      <style:table-column-properties fo:break-before="auto" style:column-width="2.157cm"/>
    </style:style>
    <style:style style:name="co22" style:family="table-column">
      <style:table-column-properties fo:break-before="auto" style:column-width="3.004cm"/>
    </style:style>
    <style:style style:name="co23" style:family="table-column">
      <style:table-column-properties fo:break-before="auto" style:column-width="4.207cm"/>
    </style:style>
    <style:style style:name="co24" style:family="table-column">
      <style:table-column-properties fo:break-before="auto" style:column-width="9.615cm"/>
    </style:style>
    <style:style style:name="ro3" style:family="table-row">
      <style:table-row-properties style:row-height="1.157cm" fo:break-before="auto" style:use-optimal-row-height="true"/>
    </style:style>
    <style:style style:name="ro2" style:family="table-row">
      <style:table-row-properties style:row-height="0.709cm" fo:break-before="auto" style:use-optimal-row-height="true"/>
    </style:style>
    <style:style style:name="ro1" style:family="table-row">
      <style:table-row-properties style:row-height="1.605cm" fo:break-before="auto" style:use-optimal-row-height="true"/>
    </style:style>
    <style:style style:name="ro4" style:family="table-row">
      <style:table-row-properties style:row-height="2.053cm" fo:break-before="auto" style:use-optimal-row-height="true"/>
    </style:style>
    <style:style style:name="ro6" style:family="table-row">
      <style:table-row-properties style:row-height="0.658cm" fo:break-before="auto" style:use-optimal-row-height="true"/>
    </style:style>
    <style:style style:name="ro5" style:family="table-row">
      <style:table-row-properties style:row-height="0.646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100">
      <style:text-properties style:text-position=""/>
    </style:style>
    <style:style style:name="ce10" style:family="table-cell" style:parent-style-name="Default">
      <style:text-properties style:text-position="" style:font-name="Liberation Sans" style:font-name-asian="Droid Sans" style:font-name-complex="FreeSans"/>
    </style:style>
    <style:style style:name="ce11" style:family="table-cell" style:parent-style-name="_30_Entete_20_jaune">
      <style:table-cell-properties style:text-align-source="fix" style:repeat-content="false"/>
      <style:paragraph-properties fo:text-align="center" fo:margin-left="0cm"/>
      <style:text-properties style:text-position=""/>
    </style:style>
    <style:style style:name="ce5" style:family="table-cell" style:parent-style-name="Default">
      <style:table-cell-properties style:text-align-source="fix" style:repeat-content="false"/>
      <style:paragraph-properties fo:text-align="center" fo:margin-left="0cm"/>
      <style:text-properties style:text-position=""/>
    </style:style>
    <style:style style:name="ce12" style:family="table-cell" style:parent-style-name="Default">
      <style:table-cell-properties style:text-align-source="fix" style:repeat-content="false"/>
      <style:paragraph-properties fo:text-align="center" fo:margin-left="0cm"/>
      <style:text-properties style:text-position="" style:font-name="Liberation Sans" style:font-name-asian="Droid Sans" style:font-name-complex="FreeSans"/>
    </style:style>
    <style:style style:name="ce7" style:family="table-cell" style:parent-style-name="Default" style:data-style-name="N100"/>
    <style:style style:name="ce8" style:family="table-cell" style:parent-style-name="_30_Entete_20_bleu">
      <style:text-properties style:font-name-asian="Droid Sans" style:font-weight-asian="bold" style:font-name-complex="FreeSans" style:font-weight-complex="bold"/>
    </style:style>
    <style:style style:name="ce9" style:family="table-cell" style:parent-style-name="_30_Entete_20_bleu">
      <style:text-properties style:font-weight-asian="bold" style:font-weight-complex="bold"/>
    </style:style>
    <style:style style:name="ce13" style:family="table-cell" style:parent-style-name="_30_Entete_20_jaune">
      <style:paragraph-properties fo:margin-left="0cm"/>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data-style-name="N99">
      <style:table-cell-properties style:text-align-source="fix" style:repeat-content="false"/>
      <style:paragraph-properties fo:text-align="center" fo:margin-left="0cm"/>
    </style:style>
    <style:style style:name="ce16" style:family="table-cell" style:parent-style-name="_30_Entete_20_bleu">
      <style:paragraph-properties fo:margin-left="0cm"/>
      <style:text-properties style:font-name-asian="Droid Sans" style:font-weight-asian="bold" style:font-name-complex="FreeSans" style:font-weight-complex="bold"/>
    </style:style>
    <style:style style:name="ce17" style:family="table-cell" style:parent-style-name="Default">
      <style:table-cell-properties fo:border="0.06pt solid #000000"/>
    </style:style>
    <style:style style:name="ce18" style:family="table-cell" style:parent-style-name="Default">
      <style:table-cell-properties fo:border="0.06pt solid #000000"/>
      <style:text-properties style:font-name="Liberation Sans" style:font-name-asian="Droid Sans" style:font-name-complex="FreeSans"/>
    </style:style>
    <style:style style:name="ce19" style:family="table-cell" style:parent-style-name="Default">
      <style:text-properties style:font-name="Liberation Sans" style:font-name-asian="Droid Sans" style:font-name-complex="FreeSans"/>
    </style:style>
    <style:style style:name="ce20" style:family="table-cell" style:parent-style-name="_30_Entete_20_jaune">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style:paragraph-properties fo:text-align="center" fo:margin-left="0cm"/>
      <style:text-properties style:font-name="Liberation Sans" style:font-name-asian="Droid Sans" style:font-name-complex="FreeSans"/>
    </style:style>
  </office:automatic-styles>
  <office:body>
    <office:spreadsheet>
      <table:table table:name="RGAA3 - HTML5-Aria" table:style-name="ta1" table:print="false">
        <office:forms form:automatic-focus="false" form:apply-design-mode="false"/>
        <table:table-column table:style-name="co21" table:default-cell-style-name="Default"/>
        <table:table-column-group table:display="false">
          <table:table-column table:style-name="co2" table:visibility="collapse" table:default-cell-style-name="Default"/>
        </table:table-column-group>
        <table:table-column table:style-name="co3" table:default-cell-style-name="ce14"/>
        <table:table-column table:style-name="co22" table:default-cell-style-name="Default"/>
        <table:table-column-group table:display="false">
          <table:table-column table:style-name="co5" table:visibility="collapse" table:default-cell-style-name="Default"/>
        </table:table-column-group>
        <table:table-column table:style-name="co23" table:default-cell-style-name="Default"/>
        <table:table-column table:style-name="co24" table:default-cell-style-name="Default"/>
        <table:table-column table:style-name="co8" table:number-columns-repeated="1016" table:default-cell-style-name="Default"/>
        <table:table-row table:style-name="ro1">
          <table:table-cell table:style-name="_30_Entete_20_jaune" office:value-type="string" calcext:value-type="string">
            <text:p>Rgaa3 test</text:p>
          </table:table-cell>
          <table:table-cell table:style-name="_30_Entete_20_jaune" office:value-type="string" calcext:value-type="string">
            <text:p><text:s/>Rgaa3 title</text:p>
          </table:table-cell>
          <table:table-cell table:style-name="ce13" office:value-type="string" calcext:value-type="string">
            <text:p>Identical RGAA3 / HTML5-Aria</text:p>
          </table:table-cell>
          <table:table-cell table:style-name="_30_Entete_20_jaune" office:value-type="string" calcext:value-type="string">
            <text:p>HTML5-Aria test</text:p>
          </table:table-cell>
          <table:table-cell table:style-name="_30_Entete_20_jaune" office:value-type="string" calcext:value-type="string">
            <text:p>AwHtml5 title</text:p>
          </table:table-cell>
          <table:table-cell table:style-name="_30_Entete_20_jaune" office:value-type="string" calcext:value-type="string">
            <text:p>Difference type</text:p>
          </table:table-cell>
          <table:table-cell table:style-name="_30_Entete_20_jaune" office:value-type="string" calcext:value-type="string">
            <text:p>explanation</text:p>
          </table:table-cell>
          <table:table-cell table:style-name="_30_Entete_20_jaune" table:number-columns-repeated="1016"/>
        </table:table-row>
        <table:table-row table:style-name="ro2">
          <table:table-cell table:style-name="ce7"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7" office:value-type="string" calcext:value-type="string">
            <text:p>01.01.1</text:p>
          </table:table-cell>
          <table:table-cell office:value-type="string" calcext:value-type="string">
            <text:p>Chaque image (balise img) a-t-elle un attribut alt ?</text:p>
          </table:table-cell>
          <table:table-cell table:number-columns-repeated="1018"/>
        </table:table-row>
        <table:table-row table:style-name="ro2">
          <table:table-cell table:style-name="ce7"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7" office:value-type="string" calcext:value-type="string">
            <text:p>01.01.2</text:p>
          </table:table-cell>
          <table:table-cell office:value-type="string" calcext:value-type="string">
            <text:p>Chaque zone (balise area) d'une image réactive a-t-elle un attribut alt ?</text:p>
          </table:table-cell>
          <table:table-cell table:number-columns-repeated="1018"/>
        </table:table-row>
        <table:table-row table:style-name="ro2">
          <table:table-cell table:style-name="ce7"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7" office:value-type="string" calcext:value-type="string">
            <text:p>01.01.3</text:p>
          </table:table-cell>
          <table:table-cell office:value-type="string" calcext:value-type="string">
            <text:p>Chaque bouton de formulaire (balise input avec l'attribut type="image") a-t-il un attribut alt ?</text:p>
          </table:table-cell>
          <table:table-cell table:number-columns-repeated="1018"/>
        </table:table-row>
        <table:table-row table:style-name="ro2">
          <table:table-cell table:style-name="ce7" office:value-type="string" calcext:value-type="string">
            <text:p>01.01.4</text:p>
          </table:table-cell>
          <table:table-cell office:value-type="string" calcext:value-type="string">
            <text:p>Chaque image vectorielle (balise svg) vérifie-telle ces conditions ? La balise svg possède un role="img" La balise svg possède un attribut aria-label Une balise desc est présente</text:p>
          </table:table-cell>
          <table:table-cell office:value-type="string" calcext:value-type="string">
            <text:p>false</text:p>
          </table:table-cell>
          <table:table-cell table:style-name="ce7" office:value-type="string" calcext:value-type="string">
            <text:p>01.01.4</text:p>
          </table:table-cell>
          <table:table-cell office:value-type="string" calcext:value-type="string">
            <text:p>Chaque image vectorielle (balise svg) vérifie-telle une de ces conditions ? La balise svg possède un attribut aria-label Un élément desc est présent</text:p>
          </table:table-cell>
          <table:table-cell office:value-type="string" calcext:value-type="string">
            <text:p>More condition</text:p>
          </table:table-cell>
          <table:table-cell table:number-columns-repeated="1017"/>
        </table:table-row>
        <table:table-row table:style-name="ro3">
          <table:table-cell table:style-name="ce7"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true</text:p>
          </table:table-cell>
          <table:table-cell table:style-name="ce7"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table:number-columns-repeated="1018"/>
        </table:table-row>
        <table:table-row table:style-name="ro3">
          <table:table-cell table:style-name="ce7"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true</text:p>
          </table:table-cell>
          <table:table-cell table:style-name="ce7"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table:number-columns-repeated="1018"/>
        </table:table-row>
        <table:table-row table:style-name="ro2">
          <table:table-cell table:style-name="ce7" office:value-type="string" calcext:value-type="string">
            <text:p>01.02.3</text:p>
          </table:table-cell>
          <table:table-cell office:value-type="string" calcext:value-type="string">
            <text:p>Pour chaque image objet sans légende (balise object avec l'attribut type="image/...") non porteuse d'information, l'alternative textuelle entre &lt;object&gt; et &lt;/object&gt; est-elle vide ?</text:p>
          </table:table-cell>
          <table:table-cell table:style-name="ce15" office:value-type="boolean" office:boolean-value="true" calcext:value-type="boolean">
            <text:p>VRAI</text:p>
          </table:table-cell>
          <table:table-cell table:style-name="ce7" office:value-type="string" calcext:value-type="string">
            <text:p>01.02.3</text:p>
          </table:table-cell>
          <table:table-cell office:value-type="string" calcext:value-type="string">
            <text:p>Pour chaque image objet sans légende (balise object avec l'attribut type="image/...") non porteuse d'information, l'alternative textuelle entre object et /object est-elle vide ?</text:p>
          </table:table-cell>
          <table:table-cell office:value-type="string" calcext:value-type="string">
            <text:p>Texte sans impact</text:p>
          </table:table-cell>
          <table:table-cell office:value-type="string" calcext:value-type="string">
            <text:p>Ajout '&lt;' '&gt;' autour de object</text:p>
          </table:table-cell>
          <table:table-cell table:number-columns-repeated="1016"/>
        </table:table-row>
        <table:table-row table:style-name="ro1">
          <table:table-cell table:style-name="ce7"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true</text:p>
          </table:table-cell>
          <table:table-cell table:style-name="ce7"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table:number-columns-repeated="1018"/>
        </table:table-row>
        <table:table-row table:style-name="ro2">
          <table:table-cell table:style-name="ce7"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true</text:p>
          </table:table-cell>
          <table:table-cell table:style-name="ce7"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table:number-columns-repeated="1018"/>
        </table:table-row>
        <table:table-row table:style-name="ro3">
          <table:table-cell table:style-name="ce7"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true</text:p>
          </table:table-cell>
          <table:table-cell table:style-name="ce7"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table:number-columns-repeated="1018"/>
        </table:table-row>
        <table:table-row table:style-name="ro2">
          <table:table-cell table:style-name="ce7"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office:value-type="string" calcext:value-type="string">
            <text:p>true</text:p>
          </table:table-cell>
          <table:table-cell table:style-name="ce7"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table:number-columns-repeated="1018"/>
        </table:table-row>
        <table:table-row table:style-name="ro3">
          <table:table-cell table:style-name="ce7"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true</text:p>
          </table:table-cell>
          <table:table-cell table:style-name="ce7"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table:number-columns-repeated="1018"/>
        </table:table-row>
        <table:table-row table:style-name="ro2">
          <table:table-cell table:style-name="ce7"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table:style-name="ce15" office:value-type="boolean" office:boolean-value="true" calcext:value-type="boolean">
            <text:p>VRAI</text:p>
          </table:table-cell>
          <table:table-cell table:style-name="ce7"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hors cas particuliers) ?</text:p>
          </table:table-cell>
          <table:table-cell office:value-type="string" calcext:value-type="string">
            <text:p>Texte sans impact</text:p>
          </table:table-cell>
          <table:table-cell office:value-type="string" calcext:value-type="string">
            <text:p>espace</text:p>
          </table:table-cell>
          <table:table-cell table:number-columns-repeated="1016"/>
        </table:table-row>
        <table:table-row table:style-name="ro1">
          <table:table-cell table:style-name="ce7"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true</text:p>
          </table:table-cell>
          <table:table-cell table:style-name="ce7"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table:number-columns-repeated="1018"/>
        </table:table-row>
        <table:table-row table:style-name="ro1">
          <table:table-cell table:style-name="ce7"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true</text:p>
          </table:table-cell>
          <table:table-cell table:style-name="ce7"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table:number-columns-repeated="1018"/>
        </table:table-row>
        <table:table-row table:style-name="ro1">
          <table:table-cell table:style-name="ce7"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e balise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table:style-name="ce15" office:value-type="boolean" office:boolean-value="true" calcext:value-type="boolean">
            <text:p>VRAI</text:p>
          </table:table-cell>
          <table:table-cell table:style-name="ce7"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 élément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Texte sans impact</text:p>
          </table:table-cell>
          <table:table-cell office:value-type="string" calcext:value-type="string">
            <text:p>«balise» à la place d'«element»</text:p>
          </table:table-cell>
          <table:table-cell table:number-columns-repeated="1016"/>
        </table:table-row>
        <table:table-row table:style-name="ro2">
          <table:table-cell table:style-name="ce7"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true</text:p>
          </table:table-cell>
          <table:table-cell table:style-name="ce7"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table:number-columns-repeated="1018"/>
        </table:table-row>
        <table:table-row table:style-name="ro3">
          <table:table-cell table:style-name="ce7"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office:value-type="string" calcext:value-type="string">
            <text:p>true</text:p>
          </table:table-cell>
          <table:table-cell table:style-name="ce7"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table:number-columns-repeated="1018"/>
        </table:table-row>
        <table:table-row table:style-name="ro2">
          <table:table-cell table:style-name="ce7"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office:value-type="string" calcext:value-type="string">
            <text:p>true</text:p>
          </table:table-cell>
          <table:table-cell table:style-name="ce7"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table:number-columns-repeated="1018"/>
        </table:table-row>
        <table:table-row table:style-name="ro3">
          <table:table-cell table:style-name="ce7"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true</text:p>
          </table:table-cell>
          <table:table-cell table:style-name="ce7"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table:number-columns-repeated="1018"/>
        </table:table-row>
        <table:table-row table:style-name="ro3">
          <table:table-cell table:style-name="ce7"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true</text:p>
          </table:table-cell>
          <table:table-cell table:style-name="ce7"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table:number-columns-repeated="1018"/>
        </table:table-row>
        <table:table-row table:style-name="ro3">
          <table:table-cell table:style-name="ce7"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true</text:p>
          </table:table-cell>
          <table:table-cell table:style-name="ce7"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table:number-columns-repeated="1018"/>
        </table:table-row>
        <table:table-row table:style-name="ro3">
          <table:table-cell table:style-name="ce7"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7"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table:number-columns-repeated="1018"/>
        </table:table-row>
        <table:table-row table:style-name="ro3">
          <table:table-cell table:style-name="ce7"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7"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table:number-columns-repeated="1018"/>
        </table:table-row>
        <table:table-row table:style-name="ro1">
          <table:table-cell table:style-name="ce7"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a balise desc vérifie-t-elle ces conditions ? l'alternative textuelle implémentée via l'attribut aria-label permet d'identifier la nature et la fonction de l'image et est identique à l'attribut title s'il est présent l'alternative textuelle implémentée via la balise desc permet d'identifier la nature et la fonction de l'image et est identique à l'attribut title de la balise svg s'il est présent</text:p>
          </table:table-cell>
          <table:table-cell table:style-name="ce15" office:value-type="boolean" office:boolean-value="true" calcext:value-type="boolean">
            <text:p>VRAI</text:p>
          </table:table-cell>
          <table:table-cell table:style-name="ce7"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élément desc vérifie-t-elle ces conditions ? l'alternative textuelle implémentée via l'attribut aria-label permet d'identifier la nature et la fonction de l'image et est identique à l'attribut title s'il est présent l'alternative textuelle implémentée via l'élément desc permet d'identifier la nature et la fonction de l'image et est identique à l'attribut title de la balise svg s'il est présent</text:p>
          </table:table-cell>
          <table:table-cell office:value-type="string" calcext:value-type="string">
            <text:p>Texte sans impact</text:p>
          </table:table-cell>
          <table:table-cell office:value-type="string" calcext:value-type="string">
            <text:p>«balise» à la place d'«element»</text:p>
          </table:table-cell>
          <table:table-cell table:number-columns-repeated="1016"/>
        </table:table-row>
        <table:table-row table:style-name="ro3">
          <table:table-cell table:style-name="ce7"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office:value-type="string" calcext:value-type="string">
            <text:p>true</text:p>
          </table:table-cell>
          <table:table-cell table:style-name="ce7"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table:number-columns-repeated="1018"/>
        </table:table-row>
        <table:table-row table:style-name="ro3">
          <table:table-cell table:style-name="ce7"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7"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table:number-columns-repeated="1018"/>
        </table:table-row>
        <table:table-row table:style-name="ro3">
          <table:table-cell table:style-name="ce7"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office:value-type="string" calcext:value-type="string">
            <text:p>true</text:p>
          </table:table-cell>
          <table:table-cell table:style-name="ce7"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table:number-columns-repeated="1018"/>
        </table:table-row>
        <table:table-row table:style-name="ro3">
          <table:table-cell table:style-name="ce7"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7"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table:number-columns-repeated="1018"/>
        </table:table-row>
        <table:table-row table:style-name="ro3">
          <table:table-cell table:style-name="ce7"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7"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table:number-columns-repeated="1018"/>
        </table:table-row>
        <table:table-row table:style-name="ro1">
          <table:table-cell table:style-name="ce7"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true</text:p>
          </table:table-cell>
          <table:table-cell table:style-name="ce7"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table:number-columns-repeated="1018"/>
        </table:table-row>
        <table:table-row table:style-name="ro3">
          <table:table-cell table:style-name="ce7"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true</text:p>
          </table:table-cell>
          <table:table-cell table:style-name="ce7"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table:number-columns-repeated="1018"/>
        </table:table-row>
        <table:table-row table:style-name="ro3">
          <table:table-cell table:style-name="ce7"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true</text:p>
          </table:table-cell>
          <table:table-cell table:style-name="ce7"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table:number-columns-repeated="1018"/>
        </table:table-row>
        <table:table-row table:style-name="ro3">
          <table:table-cell table:style-name="ce7"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table:style-name="ce15" office:value-type="boolean" office:boolean-value="true" calcext:value-type="boolean">
            <text:p>VRAI</text:p>
          </table:table-cell>
          <table:table-cell table:style-name="ce7"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Texte sans impact</text:p>
          </table:table-cell>
          <table:table-cell office:value-type="string" calcext:value-type="string">
            <text:p>parenthèse fermée</text:p>
          </table:table-cell>
          <table:table-cell table:number-columns-repeated="1016"/>
        </table:table-row>
        <table:table-row table:style-name="ro1">
          <table:table-cell table:style-name="ce7"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e balise desc contenant une référence à une description détaillée adjacente à l'image vectorielle Il existe une balise desc contenant la description détaillée Il existe un lien adjacent (via une une balise url ou une ancre) permettant d'accéder au contenu de la description détaillée</text:p>
          </table:table-cell>
          <table:table-cell table:style-name="ce15" office:value-type="boolean" office:boolean-value="true" calcext:value-type="boolean">
            <text:p>VRAI</text:p>
          </table:table-cell>
          <table:table-cell table:style-name="ce7"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 élément desc contenant une référence à une description détaillée adjacente à l'image vectorielle Il existe un élément desc contenant la description détaillée Il existe un lien adjacent (via une url ou une ancre) permettant d'accéder au contenu de la description détaillée</text:p>
          </table:table-cell>
          <table:table-cell office:value-type="string" calcext:value-type="string">
            <text:p>Texte sans impact</text:p>
          </table:table-cell>
          <table:table-cell office:value-type="string" calcext:value-type="string">
            <text:p>«balise» à la place d'«element»</text:p>
          </table:table-cell>
          <table:table-cell table:number-columns-repeated="1016"/>
        </table:table-row>
        <table:table-row table:style-name="ro3">
          <table:table-cell table:style-name="ce7"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e balise desc, cette référence est-elle correctement restituée par les technologies d'assistance ?</text:p>
          </table:table-cell>
          <table:table-cell table:style-name="ce15" office:value-type="boolean" office:boolean-value="true" calcext:value-type="boolean">
            <text:p>VRAI</text:p>
          </table:table-cell>
          <table:table-cell table:style-name="ce7"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 élément desc, cette référence est-elle correctement restituée par les technologies d'assistance ?</text:p>
          </table:table-cell>
          <table:table-cell office:value-type="string" calcext:value-type="string">
            <text:p>Texte sans impact</text:p>
          </table:table-cell>
          <table:table-cell office:value-type="string" calcext:value-type="string">
            <text:p>«balise» à la place d'«element»</text:p>
          </table:table-cell>
          <table:table-cell table:number-columns-repeated="1016"/>
        </table:table-row>
        <table:table-row table:style-name="ro1">
          <table:table-cell table:style-name="ce7"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office:value-type="string" calcext:value-type="string">
            <text:p>true</text:p>
          </table:table-cell>
          <table:table-cell table:style-name="ce7"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table:number-columns-repeated="1018"/>
        </table:table-row>
        <table:table-row table:style-name="ro3">
          <table:table-cell table:style-name="ce7"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office:value-type="string" calcext:value-type="string">
            <text:p>true</text:p>
          </table:table-cell>
          <table:table-cell table:style-name="ce7"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table:number-columns-repeated="1018"/>
        </table:table-row>
        <table:table-row table:style-name="ro3">
          <table:table-cell table:style-name="ce7"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7"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table:number-columns-repeated="1018"/>
        </table:table-row>
        <table:table-row table:style-name="ro3">
          <table:table-cell table:style-name="ce7"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true</text:p>
          </table:table-cell>
          <table:table-cell table:style-name="ce7"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table:number-columns-repeated="1018"/>
        </table:table-row>
        <table:table-row table:style-name="ro3">
          <table:table-cell table:style-name="ce7"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true</text:p>
          </table:table-cell>
          <table:table-cell table:style-name="ce7"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table:number-columns-repeated="1018"/>
        </table:table-row>
        <table:table-row table:style-name="ro3">
          <table:table-cell table:style-name="ce7" office:value-type="string" calcext:value-type="string">
            <text:p>01.07.4</text:p>
          </table:table-cell>
          <table:table-cell office:value-type="string" calcext:value-type="string">
            <text:p>Chaque image vectorielle (balise svg) ayant une description détaillée vérifie-t-elle une de ces conditions ? La description détaillée adjacente à l'image vectorielle est pertinente La description détaillée contenu dans la balise desc est pertinente La description détaillée via un lien adjacent est pertinente</text:p>
          </table:table-cell>
          <table:table-cell table:style-name="ce15" office:value-type="boolean" office:boolean-value="true" calcext:value-type="boolean">
            <text:p>VRAI</text:p>
          </table:table-cell>
          <table:table-cell table:style-name="ce7" office:value-type="string" calcext:value-type="string">
            <text:p>01.07.4</text:p>
          </table:table-cell>
          <table:table-cell office:value-type="string" calcext:value-type="string">
            <text:p>image vectorielle (balise svg) ayant une description détaillée vérifie-t-elle une de ces conditions ? La description détaillée adjacente à l'image vectorielle est pertinente La description détaillée contenu dans l'élément desc est pertinente La description détaillée via un lien adjacent est pertinente</text:p>
          </table:table-cell>
          <table:table-cell office:value-type="string" calcext:value-type="string">
            <text:p>Texte sans impact</text:p>
          </table:table-cell>
          <table:table-cell office:value-type="string" calcext:value-type="string">
            <text:p>«balise» à la place d'«element» + Ajout 'Chaque'</text:p>
          </table:table-cell>
          <table:table-cell table:number-columns-repeated="1016"/>
        </table:table-row>
        <table:table-row table:style-name="ro3">
          <table:table-cell table:style-name="ce7" office:value-type="string" calcext:value-type="string">
            <text:p>01.07.5</text:p>
          </table:table-cell>
          <table:table-cell office:value-type="string" calcext:value-type="string">
            <text:p>Pour chaque image vectorielle (balise svg) ayant une description détaillée implémentée via la balise desc, cette description détaillée est-elle correctement restituée par les technologies d'assistance ?</text:p>
          </table:table-cell>
          <table:table-cell table:style-name="ce15" office:value-type="boolean" office:boolean-value="true" calcext:value-type="boolean">
            <text:p>VRAI</text:p>
          </table:table-cell>
          <table:table-cell table:style-name="ce7" office:value-type="string" calcext:value-type="string">
            <text:p>01.07.5</text:p>
          </table:table-cell>
          <table:table-cell office:value-type="string" calcext:value-type="string">
            <text:p>Pour chaque image vectorielle (balise svg) ayant une description détaillée implémentée via desc, cette description détaillée est-elle correctement restituée par les technologies d'assistance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3">
          <table:table-cell table:style-name="ce7"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office:value-type="string" calcext:value-type="string">
            <text:p>true</text:p>
          </table:table-cell>
          <table:table-cell table:style-name="ce7"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table:number-columns-repeated="1018"/>
        </table:table-row>
        <table:table-row table:style-name="ro3">
          <table:table-cell table:style-name="ce7"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office:value-type="string" calcext:value-type="string">
            <text:p>true</text:p>
          </table:table-cell>
          <table:table-cell table:style-name="ce7"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table:number-columns-repeated="1018"/>
        </table:table-row>
        <table:table-row table:style-name="ro2">
          <table:table-cell table:style-name="ce7"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7"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7"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7"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7"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table:number-columns-repeated="1018"/>
        </table:table-row>
        <table:table-row table:style-name="ro3">
          <table:table-cell table:style-name="ce7"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table:number-columns-repeated="1018"/>
        </table:table-row>
        <table:table-row table:style-name="ro2">
          <table:table-cell table:style-name="ce7"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table:number-columns-repeated="1018"/>
        </table:table-row>
        <table:table-row table:style-name="ro3">
          <table:table-cell table:style-name="ce7"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table:number-columns-repeated="1018"/>
        </table:table-row>
        <table:table-row table:style-name="ro3">
          <table:table-cell table:style-name="ce7"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7"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table:number-columns-repeated="1018"/>
        </table:table-row>
        <table:table-row table:style-name="ro2">
          <table:table-cell table:style-name="ce7"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table:number-columns-repeated="1018"/>
        </table:table-row>
        <table:table-row table:style-name="ro2">
          <table:table-cell table:style-name="ce7"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table:number-columns-repeated="1018"/>
        </table:table-row>
        <table:table-row table:style-name="ro2">
          <table:table-cell table:style-name="ce7"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true</text:p>
          </table:table-cell>
          <table:table-cell table:style-name="ce7"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table:number-columns-repeated="1018"/>
        </table:table-row>
        <table:table-row table:style-name="ro1">
          <table:table-cell table:style-name="ce7"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table:style-name="ce15" office:value-type="boolean" office:boolean-value="true" calcext:value-type="boolean">
            <text:p>VRAI</text:p>
          </table:table-cell>
          <table:table-cell table:style-name="ce7"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3">
          <table:table-cell table:style-name="ce7"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e balise figure la balise figure possède un attribut role="group"</text:p>
          </table:table-cell>
          <table:table-cell table:style-name="ce15" office:value-type="boolean" office:boolean-value="true" calcext:value-type="boolean">
            <text:p>VRAI</text:p>
          </table:table-cell>
          <table:table-cell table:style-name="ce7"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 élément figure L'élément figure possède un attribut role="group"</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1">
          <table:table-cell table:style-name="ce7"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table:style-name="ce15" office:value-type="boolean" office:boolean-value="true" calcext:value-type="boolean">
            <text:p>VRAI</text:p>
          </table:table-cell>
          <table:table-cell table:style-name="ce7"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1">
          <table:table-cell table:style-name="ce7" office:value-type="string" calcext:value-type="string">
            <text:p>01.10.4</text:p>
          </table:table-cell>
          <table:table-cell office:value-type="string" calcext:value-type="string">
            <text:p>Chaque image vectorielle légendée (balise svg associée à une légende adjacente) vérifie-telle, sinécessaire, ces conditions ? L'image (balise svg) et sa légende sont contenues dans une balise figure la balise figure possède un attribut role="group" Le contenu de l'attribut aria-label ou de la balise desc de l'image vectorielle contient une référence à la légende adjacente L'attribut title de l'image vectorielle (balise svg) s'il est présent, est strictement identique au contenu de l'attribut aria-label ou de la balise desc utilisé comme alternative.</text:p>
          </table:table-cell>
          <table:table-cell table:style-name="ce15" office:value-type="boolean" office:boolean-value="true" calcext:value-type="boolean">
            <text:p>VRAI</text:p>
          </table:table-cell>
          <table:table-cell table:style-name="ce7" office:value-type="string" calcext:value-type="string">
            <text:p>01.10.4</text:p>
          </table:table-cell>
          <table:table-cell office:value-type="string" calcext:value-type="string">
            <text:p>Chaque image vectorielle légendée (balise svg associée à une légende adjacente) vérifie-telle, si nécessaire, ces conditions ? L'image (balise svg) et sa légende sont contenues dans un élément figure L'élément figure possède un attribut role="group" Le contenu de l'attribut aria-label ou de l'élément desc de l'image vectorielle contient une référence à la légende adjacente L'attribut title de l'image vectorielle (balise svg) s'il est présent, est strictement identique au contenu de l'attribut aria-label ou de l'élément desc utilisé comme alternative.</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3">
          <table:table-cell table:style-name="ce7"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e balise figure la balise figure possède un attribut role="group" Le contenu entre &lt;canvas&gt; et &lt;/canvas&gt; de l'image bitmap contient une référence à la légende adjacente</text:p>
          </table:table-cell>
          <table:table-cell table:style-name="ce15" office:value-type="boolean" office:boolean-value="true" calcext:value-type="boolean">
            <text:p>VRAI</text:p>
          </table:table-cell>
          <table:table-cell table:style-name="ce7"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 élément figure L'élément figure possède un attribut role="group" Le contenu entre &lt;canvas&gt; et &lt;/canvas&gt; de l'image bitmap contient une référence à la légende adjacente</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7" office:value-type="string" calcext:value-type="string">
            <text:p>02.01.1</text:p>
          </table:table-cell>
          <table:table-cell office:value-type="string" calcext:value-type="string">
            <text:p>Chaque cadre en ligne (balise iframe) a-t-il un attribut title ?</text:p>
          </table:table-cell>
          <table:table-cell table:style-name="ce15" office:value-type="boolean" office:boolean-value="true" calcext:value-type="boolean">
            <text:p>VRAI</text:p>
          </table:table-cell>
          <table:table-cell table:style-name="ce7" office:value-type="string" calcext:value-type="string">
            <text:p>02.01.1</text:p>
          </table:table-cell>
          <table:table-cell office:value-type="string" calcext:value-type="string">
            <text:p>Chaque cadre (balise iframe) a-t-il un attribut title ?</text:p>
          </table:table-cell>
          <table:table-cell office:value-type="string" calcext:value-type="string">
            <text:p>Texte sans impact</text:p>
          </table:table-cell>
          <table:table-cell office:value-type="string" calcext:value-type="string">
            <text:p>Chgt 'Cadre' par 'Cadre en ligne'</text:p>
          </table:table-cell>
          <table:table-cell table:number-columns-repeated="1016"/>
        </table:table-row>
        <table:table-row table:style-name="ro2">
          <table:table-cell table:style-name="ce7" office:value-type="string" calcext:value-type="string">
            <text:p>02.02.1</text:p>
          </table:table-cell>
          <table:table-cell office:value-type="string" calcext:value-type="string">
            <text:p>Pour chaque cadre en ligne (balise iframe) ayant un attribut title, le contenu de cet attribut est-il pertinent ?</text:p>
          </table:table-cell>
          <table:table-cell office:value-type="string" calcext:value-type="string">
            <text:p>false</text:p>
          </table:table-cell>
          <table:table-cell table:style-name="ce7" office:value-type="string" calcext:value-type="string">
            <text:p>02.02.1</text:p>
          </table:table-cell>
          <table:table-cell office:value-type="string" calcext:value-type="string">
            <text:p>Pour chaque cadre (balise iframe) ayant un attribut title, le contenu de cet attribut est-il pertinent ?</text:p>
          </table:table-cell>
          <table:table-cell office:value-type="string" calcext:value-type="string">
            <text:p>Texte sans impact</text:p>
          </table:table-cell>
          <table:table-cell office:value-type="string" calcext:value-type="string">
            <text:p>Chgt 'Cadre' par 'Cadre en ligne'</text:p>
          </table:table-cell>
          <table:table-cell table:number-columns-repeated="1016"/>
        </table:table-row>
        <table:table-row table:style-name="ro2">
          <table:table-cell table:style-name="ce7"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7"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table:number-columns-repeated="1018"/>
        </table:table-row>
        <table:table-row table:style-name="ro2">
          <table:table-cell table:style-name="ce7"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7"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table:number-columns-repeated="1018"/>
        </table:table-row>
        <table:table-row table:style-name="ro2">
          <table:table-cell table:style-name="ce7"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7"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table:number-columns-repeated="1018"/>
        </table:table-row>
        <table:table-row table:style-name="ro2">
          <table:table-cell table:style-name="ce7"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7"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table:number-columns-repeated="1018"/>
        </table:table-row>
        <table:table-row table:style-name="ro2">
          <table:table-cell table:style-name="ce7"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7"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table:number-columns-repeated="1018"/>
        </table:table-row>
        <table:table-row table:style-name="ro2">
          <table:table-cell table:style-name="ce7"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7"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table:number-columns-repeated="1018"/>
        </table:table-row>
        <table:table-row table:style-name="ro3">
          <table:table-cell table:style-name="ce7"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7"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table:number-columns-repeated="1018"/>
        </table:table-row>
        <table:table-row table:style-name="ro3">
          <table:table-cell table:style-name="ce7"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7"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table:number-columns-repeated="1018"/>
        </table:table-row>
        <table:table-row table:style-name="ro2">
          <table:table-cell table:style-name="ce7"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7"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table:number-columns-repeated="1018"/>
        </table:table-row>
        <table:table-row table:style-name="ro3">
          <table:table-cell table:style-name="ce7"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7"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table:number-columns-repeated="1018"/>
        </table:table-row>
        <table:table-row table:style-name="ro2">
          <table:table-cell table:style-name="ce7"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7"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table:number-columns-repeated="1018"/>
        </table:table-row>
        <table:table-row table:style-name="ro2">
          <table:table-cell table:style-name="ce7"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7"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table:number-columns-repeated="1018"/>
        </table:table-row>
        <table:table-row table:style-name="ro1">
          <table:table-cell table:style-name="ce7"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7"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table:number-columns-repeated="1018"/>
        </table:table-row>
        <table:table-row table:style-name="ro3">
          <table:table-cell table:style-name="ce7"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7"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table:number-columns-repeated="1018"/>
        </table:table-row>
        <table:table-row table:style-name="ro1">
          <table:table-cell table:style-name="ce7"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7"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table:number-columns-repeated="1018"/>
        </table:table-row>
        <table:table-row table:style-name="ro3">
          <table:table-cell table:style-name="ce7"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7"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table:number-columns-repeated="1018"/>
        </table:table-row>
        <table:table-row table:style-name="ro1">
          <table:table-cell table:style-name="ce7"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7"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table:number-columns-repeated="1018"/>
        </table:table-row>
        <table:table-row table:style-name="ro3">
          <table:table-cell table:style-name="ce7"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7"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table:number-columns-repeated="1018"/>
        </table:table-row>
        <table:table-row table:style-name="ro1">
          <table:table-cell table:style-name="ce7"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7"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table:number-columns-repeated="1018"/>
        </table:table-row>
        <table:table-row table:style-name="ro3">
          <table:table-cell table:style-name="ce7"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7"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table:number-columns-repeated="1018"/>
        </table:table-row>
        <table:table-row table:style-name="ro3">
          <table:table-cell table:style-name="ce7" office:value-type="string" calcext:value-type="string">
            <text:p>04.01.1</text:p>
          </table:table-cell>
          <table:table-cell office:value-type="string" calcext:value-type="string">
            <text:p>Chaque média temporel pré-enregistré seulement audio, vérifie-t-il, si nécessaire, l'une de ces conditions (hors cas particuliers) ? Il existe une transcription textuelle accessible via un lien adjacent (une url ou une ancre) Il existe une transcription textuelle adjacente clairement identifiable</text:p>
          </table:table-cell>
          <table:table-cell table:style-name="ce15" office:value-type="boolean" office:boolean-value="true" calcext:value-type="boolean">
            <text:p>VRAI</text:p>
          </table:table-cell>
          <table:table-cell table:style-name="ce7"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exte sans impact</text:p>
          </table:table-cell>
          <table:table-cell office:value-type="string" calcext:value-type="string">
            <text:p>espace</text:p>
          </table:table-cell>
          <table:table-cell table:number-columns-repeated="1016"/>
        </table:table-row>
        <table:table-row table:style-name="ro1">
          <table:table-cell table:style-name="ce7"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true</text:p>
          </table:table-cell>
          <table:table-cell table:style-name="ce7"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table:number-columns-repeated="1018"/>
        </table:table-row>
        <table:table-row table:style-name="ro1">
          <table:table-cell table:style-name="ce7"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true</text:p>
          </table:table-cell>
          <table:table-cell table:style-name="ce7"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table:number-columns-repeated="1018"/>
        </table:table-row>
        <table:table-row table:style-name="ro2">
          <table:table-cell table:style-name="ce7"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7"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table:number-columns-repeated="1018"/>
        </table:table-row>
        <table:table-row table:style-name="ro3">
          <table:table-cell table:style-name="ce7"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7"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table:number-columns-repeated="1018"/>
        </table:table-row>
        <table:table-row table:style-name="ro3">
          <table:table-cell table:style-name="ce7"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7"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table:number-columns-repeated="1018"/>
        </table:table-row>
        <table:table-row table:style-name="ro3">
          <table:table-cell table:style-name="ce7"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7"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table:number-columns-repeated="1018"/>
        </table:table-row>
        <table:table-row table:style-name="ro2">
          <table:table-cell table:style-name="ce7" office:value-type="string" calcext:value-type="string">
            <text:p>04.03.2</text:p>
          </table:table-cell>
          <table:table-cell office:value-type="string" calcext:value-type="string">
            <text:p>Pour chaque média temporel synchronisé pré-enregistré possédant des sous-titres synchronisés diffusés via une balise track, la balise track possède-t-il un attribut kind="captions"</text:p>
          </table:table-cell>
          <table:table-cell table:style-name="ce15" office:value-type="boolean" office:boolean-value="true" calcext:value-type="boolean">
            <text:p>VRAI</text:p>
          </table:table-cell>
          <table:table-cell table:style-name="ce7" office:value-type="string" calcext:value-type="string">
            <text:p>04.03.2</text:p>
          </table:table-cell>
          <table:table-cell office:value-type="string" calcext:value-type="string">
            <text:p>Pour chaque média temporel synchronisé pré-enregistré possédant des sous-titres synchronisés diffusés via un élément track, l'élément track possède-t-il un attribut kind="captions"</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7"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7"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table:number-columns-repeated="1018"/>
        </table:table-row>
        <table:table-row table:style-name="ro1">
          <table:table-cell table:style-name="ce7"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7"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table:number-columns-repeated="1018"/>
        </table:table-row>
        <table:table-row table:style-name="ro1">
          <table:table-cell table:style-name="ce7"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7"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table:number-columns-repeated="1018"/>
        </table:table-row>
        <table:table-row table:style-name="ro3">
          <table:table-cell table:style-name="ce7"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7"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table:number-columns-repeated="1018"/>
        </table:table-row>
        <table:table-row table:style-name="ro3">
          <table:table-cell table:style-name="ce7"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7"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table:number-columns-repeated="1018"/>
        </table:table-row>
        <table:table-row table:style-name="ro3">
          <table:table-cell table:style-name="ce7"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7"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table:number-columns-repeated="1018"/>
        </table:table-row>
        <table:table-row table:style-name="ro3">
          <table:table-cell table:style-name="ce7"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7"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table:number-columns-repeated="1018"/>
        </table:table-row>
        <table:table-row table:style-name="ro2">
          <table:table-cell table:style-name="ce7"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7"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table:number-columns-repeated="1018"/>
        </table:table-row>
        <table:table-row table:style-name="ro2">
          <table:table-cell table:style-name="ce7"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7"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table:number-columns-repeated="1018"/>
        </table:table-row>
        <table:table-row table:style-name="ro2">
          <table:table-cell table:style-name="ce7"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7"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table:number-columns-repeated="1018"/>
        </table:table-row>
        <table:table-row table:style-name="ro2">
          <table:table-cell table:style-name="ce7"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7"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table:number-columns-repeated="1018"/>
        </table:table-row>
        <table:table-row table:style-name="ro2">
          <table:table-cell table:style-name="ce7"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7"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table:number-columns-repeated="1018"/>
        </table:table-row>
        <table:table-row table:style-name="ro2">
          <table:table-cell table:style-name="ce7"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7"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table:number-columns-repeated="1018"/>
        </table:table-row>
        <table:table-row table:style-name="ro3">
          <table:table-cell table:style-name="ce7"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7"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table:number-columns-repeated="1018"/>
        </table:table-row>
        <table:table-row table:style-name="ro3">
          <table:table-cell table:style-name="ce7"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7"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table:number-columns-repeated="1018"/>
        </table:table-row>
        <table:table-row table:style-name="ro2">
          <table:table-cell table:style-name="ce7"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7"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table:number-columns-repeated="1018"/>
        </table:table-row>
        <table:table-row table:style-name="ro2">
          <table:table-cell table:style-name="ce7"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7"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table:number-columns-repeated="1018"/>
        </table:table-row>
        <table:table-row table:style-name="ro3">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table:number-columns-repeated="1018"/>
        </table:table-row>
        <table:table-row table:style-name="ro3">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table:number-columns-repeated="1018"/>
        </table:table-row>
        <table:table-row table:style-name="ro2">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table:number-columns-repeated="1018"/>
        </table:table-row>
        <table:table-row table:style-name="ro2">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table:number-columns-repeated="1018"/>
        </table:table-row>
        <table:table-row table:style-name="ro2">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true</text:p>
          </table:table-cell>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table:number-columns-repeated="1018"/>
        </table:table-row>
        <table:table-row table:style-name="ro3">
          <table:table-cell office:value-type="string" calcext:value-type="string">
            <text:p>04.15.2</text:p>
          </table:table-cell>
          <table:table-cell office:value-type="string" calcext:value-type="string">
            <text:p>Pour chaque média temporelseulement son en direct, seulement vidéo en direct ou synchronisé en direct, le contenu textuel adjacent permet-il d'identifier clairement lemédia temporel (hors cas particuliers) ?</text:p>
          </table:table-cell>
          <table:table-cell table:style-name="ce15" office:value-type="boolean" office:boolean-value="true" calcext:value-type="boolean">
            <text:p>VRAI</text:p>
          </table:table-cell>
          <table:table-cell office:value-type="string" calcext:value-type="string">
            <text:p>04.15.2</text:p>
          </table:table-cell>
          <table:table-cell office:value-type="string" calcext:value-type="string">
            <text:p>Pour chaque média temporel seulement son en direct, seulement vidéo en direct ou synchronisé en direct, le contenu textuel adjacent permet-il d'identifier clairement le média temporel (hors cas particuliers) ?</text:p>
          </table:table-cell>
          <table:table-cell office:value-type="string" calcext:value-type="string">
            <text:p>Texte sans impact</text:p>
          </table:table-cell>
          <table:table-cell office:value-type="string" calcext:value-type="string">
            <text:p>manque espace</text:p>
          </table:table-cell>
          <table:table-cell table:number-columns-repeated="1016"/>
        </table:table-row>
        <table:table-row table:style-name="ro3">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true</text:p>
          </table:table-cell>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table:number-columns-repeated="1018"/>
        </table:table-row>
        <table:table-row table:style-name="ro3">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table:number-columns-repeated="1018"/>
        </table:table-row>
        <table:table-row table:style-name="ro2">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true</text:p>
          </table:table-cell>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table:number-columns-repeated="1018"/>
        </table:table-row>
        <table:table-row table:style-name="ro1">
          <table:table-cell office:value-type="string" calcext:value-type="string">
            <text:p>04.18.1</text:p>
          </table:table-cell>
          <table:table-cell office:value-type="string" calcext:value-type="string">
            <text:p>Chaque séquence sonore déclenchée automatiquement via une balise object, 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table:style-name="ce15" office:value-type="boolean" office:boolean-value="true" calcext:value-type="boolean">
            <text:p>VRAI</text:p>
          </table:table-cell>
          <table:table-cell office:value-type="string" calcext:value-type="string">
            <text:p>04.18.1</text:p>
          </table:table-cell>
          <table:table-cell office:value-type="string" calcext:value-type="string">
            <text:p>Chaque séquence sonore déclenchée automatiquement via une balise object,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Texte sans impact</text:p>
          </table:table-cell>
          <table:table-cell office:value-type="string" calcext:value-type="string">
            <text:p>espace</text:p>
          </table:table-cell>
          <table:table-cell table:number-columns-repeated="1016"/>
        </table:table-row>
        <table:table-row table:style-name="ro1">
          <table:table-cell office:value-type="string" calcext:value-type="string">
            <text:p>04.19.1</text:p>
          </table:table-cell>
          <table:table-cell office:value-type="string" calcext:value-type="string">
            <text:p>Chaque média temporel audio pré-enregistré et diffusé via une balise via une balise object, vide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table:style-name="ce15" office:value-type="boolean" office:boolean-value="true" calcext:value-type="boolean">
            <text:p>VRAI</text:p>
          </table:table-cell>
          <table:table-cell office:value-type="string" calcext:value-type="string">
            <text:p>04.19.1</text:p>
          </table:table-cell>
          <table:table-cell office:value-type="string" calcext:value-type="string">
            <text:p>Chaque média temporel audio pré-enregistré et diffusé via une balise Object,vidé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Texte sans impact</text:p>
          </table:table-cell>
          <table:table-cell office:value-type="string" calcext:value-type="string">
            <text:p>espace</text:p>
          </table:table-cell>
          <table:table-cell table:number-columns-repeated="1016"/>
        </table:table-row>
        <table:table-row table:style-name="ro2">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table:number-columns-repeated="1018"/>
        </table:table-row>
        <table:table-row table:style-name="ro2">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table:number-columns-repeated="1018"/>
        </table:table-row>
        <table:table-row table:style-name="ro2">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table:number-columns-repeated="1018"/>
        </table:table-row>
        <table:table-row table:style-name="ro2">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table:number-columns-repeated="1018"/>
        </table:table-row>
        <table:table-row table:style-name="ro2">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table:number-columns-repeated="1018"/>
        </table:table-row>
        <table:table-row table:style-name="ro1">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table:number-columns-repeated="1018"/>
        </table:table-row>
        <table:table-row table:style-name="ro2">
          <table:table-cell table:style-name="ce7"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true</text:p>
          </table:table-cell>
          <table:table-cell table:style-name="ce7"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table:number-columns-repeated="1018"/>
        </table:table-row>
        <table:table-row table:style-name="ro2">
          <table:table-cell table:style-name="ce7"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true</text:p>
          </table:table-cell>
          <table:table-cell table:style-name="ce7" office:value-type="string" calcext:value-type="string">
            <text:p>05.02.1</text:p>
          </table:table-cell>
          <table:table-cell office:value-type="string" calcext:value-type="string">
            <text:p>Pour chaque tableau de donnée complexes (balise table) ayant un résumé, celui-ci est-il pertinent ?</text:p>
          </table:table-cell>
          <table:table-cell table:number-columns-repeated="1018"/>
        </table:table-row>
        <table:table-row table:style-name="ro2">
          <table:table-cell table:style-name="ce7"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true</text:p>
          </table:table-cell>
          <table:table-cell table:style-name="ce7"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table:number-columns-repeated="1018"/>
        </table:table-row>
        <table:table-row table:style-name="ro2">
          <table:table-cell table:style-name="ce7"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7"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table:number-columns-repeated="1018"/>
        </table:table-row>
        <table:table-row table:style-name="ro2">
          <table:table-cell table:style-name="ce7"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7" office:value-type="string" calcext:value-type="string">
            <text:p>05.06.1</text:p>
          </table:table-cell>
          <table:table-cell office:value-type="string" calcext:value-type="string">
            <text:p>Pour chaque tableau de données (balise table), chaque en-tête de colonnes a-t-il une balise th ?</text:p>
          </table:table-cell>
          <table:table-cell table:number-columns-repeated="1018"/>
        </table:table-row>
        <table:table-row table:style-name="ro2">
          <table:table-cell table:style-name="ce7"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7" office:value-type="string" calcext:value-type="string">
            <text:p>05.06.2</text:p>
          </table:table-cell>
          <table:table-cell office:value-type="string" calcext:value-type="string">
            <text:p>Pour chaque tableau de données (balise table), chaque en-tête de lignes a-t-il une balise th ?</text:p>
          </table:table-cell>
          <table:table-cell table:number-columns-repeated="1018"/>
        </table:table-row>
        <table:table-row table:style-name="ro2">
          <table:table-cell table:style-name="ce7"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7"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table:number-columns-repeated="1018"/>
        </table:table-row>
        <table:table-row table:style-name="ro3">
          <table:table-cell table:style-name="ce7"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7"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table:number-columns-repeated="1018"/>
        </table:table-row>
        <table:table-row table:style-name="ro3">
          <table:table-cell table:style-name="ce7"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7"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table:number-columns-repeated="1018"/>
        </table:table-row>
        <table:table-row table:style-name="ro3">
          <table:table-cell table:style-name="ce7"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7"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table:number-columns-repeated="1018"/>
        </table:table-row>
        <table:table-row table:style-name="ro3">
          <table:table-cell table:style-name="ce7"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7"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table:number-columns-repeated="1018"/>
        </table:table-row>
        <table:table-row table:style-name="ro3">
          <table:table-cell table:style-name="ce7"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7"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table:number-columns-repeated="1018"/>
        </table:table-row>
        <table:table-row table:style-name="ro3">
          <table:table-cell table:style-name="ce7"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7"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table:number-columns-repeated="1018"/>
        </table:table-row>
        <table:table-row table:style-name="ro3">
          <table:table-cell table:style-name="ce7"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7"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table:number-columns-repeated="1018"/>
        </table:table-row>
        <table:table-row table:style-name="ro3">
          <table:table-cell table:style-name="ce7"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7"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table:number-columns-repeated="1018"/>
        </table:table-row>
        <table:table-row table:style-name="ro2">
          <table:table-cell table:style-name="ce7" office:value-type="string" calcext:value-type="string">
            <text:p>06.01.5</text:p>
          </table:table-cell>
          <table:table-cell office:value-type="string" calcext:value-type="string">
            <text:p>Chaque lien vectoriel vérifie-t-il une de ces conditions (hors cas particuliers) ? L'intitulé de lien seul permet d'en comprendre la fonction et la destination Le contexte du lien permet d'en comprendre la fonction et la destination</text:p>
          </table:table-cell>
          <table:table-cell table:number-columns-repeated="1021"/>
        </table:table-row>
        <table:table-row table:style-name="ro2">
          <table:table-cell table:style-name="ce7"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7"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table:number-columns-repeated="1018"/>
        </table:table-row>
        <table:table-row table:style-name="ro2">
          <table:table-cell table:style-name="ce7"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7"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table:number-columns-repeated="1018"/>
        </table:table-row>
        <table:table-row table:style-name="ro2">
          <table:table-cell table:style-name="ce7"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7"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table:number-columns-repeated="1018"/>
        </table:table-row>
        <table:table-row table:style-name="ro2">
          <table:table-cell table:style-name="ce7"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7"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table:number-columns-repeated="1018"/>
        </table:table-row>
        <table:table-row table:style-name="ro2">
          <table:table-cell table:style-name="ce7" office:value-type="string" calcext:value-type="string">
            <text:p>06.02.5</text:p>
          </table:table-cell>
          <table:table-cell office:value-type="string" calcext:value-type="string">
            <text:p>Pour chaque lien vectoriel ayant un titre de lien (attribut title), le contenu de cet attribut est-il pertinent ?</text:p>
          </table:table-cell>
          <table:table-cell table:number-columns-repeated="1021"/>
        </table:table-row>
        <table:table-row table:style-name="ro3">
          <table:table-cell table:style-name="ce7"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7"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table:number-columns-repeated="1018"/>
        </table:table-row>
        <table:table-row table:style-name="ro2">
          <table:table-cell table:style-name="ce7"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7"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table:number-columns-repeated="1018"/>
        </table:table-row>
        <table:table-row table:style-name="ro2">
          <table:table-cell table:style-name="ce7"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7"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table:number-columns-repeated="1018"/>
        </table:table-row>
        <table:table-row table:style-name="ro2">
          <table:table-cell table:style-name="ce7"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7"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table:number-columns-repeated="1018"/>
        </table:table-row>
        <table:table-row table:style-name="ro2">
          <table:table-cell table:style-name="ce7" office:value-type="string" calcext:value-type="string">
            <text:p>06.03.5</text:p>
          </table:table-cell>
          <table:table-cell office:value-type="string" calcext:value-type="string">
            <text:p>Chaque intitulé de lien vectoriel (contenu de l'alternative de l'image vectorielle, balise svg) est-il explicite hors contexte (hors cas particulier) ?</text:p>
          </table:table-cell>
          <table:table-cell table:number-columns-repeated="1021"/>
        </table:table-row>
        <table:table-row table:style-name="ro2">
          <table:table-cell table:style-name="ce7"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7" office:value-type="string" calcext:value-type="string">
            <text:p>06.04.1</text:p>
          </table:table-cell>
          <table:table-cell office:value-type="string" calcext:value-type="string">
            <text:p>Chaque lien identique de type texte a-t-il les mêmes fonction et destination ?</text:p>
          </table:table-cell>
          <table:table-cell table:number-columns-repeated="1018"/>
        </table:table-row>
        <table:table-row table:style-name="ro2">
          <table:table-cell table:style-name="ce7"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7" office:value-type="string" calcext:value-type="string">
            <text:p>06.04.2</text:p>
          </table:table-cell>
          <table:table-cell office:value-type="string" calcext:value-type="string">
            <text:p>Chaque lien identique de type image a-t-il les mêmes fonction et destination ?</text:p>
          </table:table-cell>
          <table:table-cell table:number-columns-repeated="1018"/>
        </table:table-row>
        <table:table-row table:style-name="ro2">
          <table:table-cell table:style-name="ce7"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7" office:value-type="string" calcext:value-type="string">
            <text:p>06.04.3</text:p>
          </table:table-cell>
          <table:table-cell office:value-type="string" calcext:value-type="string">
            <text:p>Chaque lien identique de type zone cliquable a-t-il les mêmes fonction et destination ?</text:p>
          </table:table-cell>
          <table:table-cell table:number-columns-repeated="1018"/>
        </table:table-row>
        <table:table-row table:style-name="ro2">
          <table:table-cell table:style-name="ce7"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7" office:value-type="string" calcext:value-type="string">
            <text:p>06.04.4</text:p>
          </table:table-cell>
          <table:table-cell office:value-type="string" calcext:value-type="string">
            <text:p>Chaque lien identique de type composite a-t-il les mêmes fonction et destination ?</text:p>
          </table:table-cell>
          <table:table-cell table:number-columns-repeated="1018"/>
        </table:table-row>
        <table:table-row table:style-name="ro2">
          <table:table-cell table:style-name="ce7" office:value-type="string" calcext:value-type="string">
            <text:p>06.04.5</text:p>
          </table:table-cell>
          <table:table-cell office:value-type="string" calcext:value-type="string">
            <text:p>Chaque lien identique de type vectoriel a-t-il les mêmes fonction et destination ?</text:p>
          </table:table-cell>
          <table:table-cell table:number-columns-repeated="1021"/>
        </table:table-row>
        <table:table-row table:style-name="ro2">
          <table:table-cell table:style-name="ce7" office:value-type="string" calcext:value-type="string">
            <text:p>06.05.1</text:p>
          </table:table-cell>
          <table:table-cell office:value-type="string" calcext:value-type="string">
            <text:p>Dans chaque page Web, chaque lien (balise a avec un attribut href), à l'exception des ancres, a-t-il un intitulé entre &lt;a&gt; et &lt;/a&gt; ?</text:p>
          </table:table-cell>
          <table:table-cell office:value-type="string" calcext:value-type="string">
            <text:p>false</text:p>
          </table:table-cell>
          <table:table-cell table:style-name="ce7" office:value-type="string" calcext:value-type="string">
            <text:p>06.05.1</text:p>
          </table:table-cell>
          <table:table-cell office:value-type="string" calcext:value-type="string">
            <text:p>Dans chaque page Web, chaque lien (balise a), à l'exception des ancres, a-t-il un intitulé entre &lt;a&gt; et &lt;/a&gt; ?</text:p>
          </table:table-cell>
          <table:table-cell office:value-type="string" calcext:value-type="string">
            <text:p>Précision scope</text:p>
          </table:table-cell>
          <table:table-cell office:value-type="string" calcext:value-type="string">
            <text:p>'a' avec 'href'</text:p>
          </table:table-cell>
          <table:table-cell table:number-columns-repeated="1016"/>
        </table:table-row>
        <table:table-row table:style-name="ro1">
          <table:table-cell table:style-name="ce7"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true</text:p>
          </table:table-cell>
          <table:table-cell table:style-name="ce7"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table:number-columns-repeated="1018"/>
        </table:table-row>
        <table:table-row table:style-name="ro2">
          <table:table-cell table:style-name="ce7"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true</text:p>
          </table:table-cell>
          <table:table-cell table:style-name="ce7"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table:number-columns-repeated="1018"/>
        </table:table-row>
        <table:table-row table:style-name="ro1">
          <table:table-cell table:style-name="ce7" office:value-type="string" calcext:value-type="string">
            <text:p>07.01.3</text:p>
          </table:table-cell>
          <table:table-cell office:value-type="string" calcext:value-type="string">
            <text:p>Chaque script qui génère, met à jour ou contrôle un composant d'interface qui comporte des rôles des états ou des propriétés correspondant à un motif de conception défini par l'API ARIA vérifie-t-il une de ces conditions ? Le composant d'interface est conforme au motif de conception défini par l'API ARIA Un composant d'interface présent sur la page, permettant d'accéder aux mêmes fonctionnalités, est conforme au motif de conception défini par l'API ARIA Le composant d'interface adapte un motif de conception défini par l'API ARIA. Une alternative accessible permet d'accéder aux mêmes fonctionnalités.</text:p>
          </table:table-cell>
          <table:table-cell office:value-type="string" calcext:value-type="string">
            <text:p>false</text:p>
          </table:table-cell>
          <table:table-cell table:style-name="ce7" office:value-type="string" calcext:value-type="string">
            <text:p>07.01.3</text:p>
          </table:table-cell>
          <table:table-cell office:value-type="string" calcext:value-type="string">
            <text:p>Chaque script qui génère ou contrôle un composant d'interface via des rôles, des états ou des propriétés définis par l'API ARIA vérifie-t-il, si possible, une de ces conditions ? Le composant d'interface est conforme au motif de conception défini par l'API ARIA Un composant d'interface présent sur la page, permettant d'accéder aux mêmes fonctionnalités, est conforme au motif de conception défini par l'API ARIA Une alternative accessible permet d'accéder aux mêmes fonctionnalités.</text:p>
          </table:table-cell>
          <table:table-cell office:value-type="string" calcext:value-type="string">
            <text:p>More condition</text:p>
          </table:table-cell>
          <table:table-cell table:number-columns-repeated="1017"/>
        </table:table-row>
        <table:table-row table:style-name="ro2">
          <table:table-cell table:style-name="ce7"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office:value-type="string" calcext:value-type="string">
            <text:p>true</text:p>
          </table:table-cell>
          <table:table-cell table:style-name="ce7"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table:number-columns-repeated="1018"/>
        </table:table-row>
        <table:table-row table:style-name="ro2">
          <table:table-cell table:style-name="ce7"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office:value-type="string" calcext:value-type="string">
            <text:p>true</text:p>
          </table:table-cell>
          <table:table-cell table:style-name="ce7"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table:number-columns-repeated="1018"/>
        </table:table-row>
        <table:table-row table:style-name="ro3">
          <table:table-cell table:style-name="ce7"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office:value-type="string" calcext:value-type="string">
            <text:p>true</text:p>
          </table:table-cell>
          <table:table-cell table:style-name="ce7"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table:number-columns-repeated="1018"/>
        </table:table-row>
        <table:table-row table:style-name="ro1">
          <table:table-cell table:style-name="ce7"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7"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table:number-columns-repeated="1018"/>
        </table:table-row>
        <table:table-row table:style-name="ro3">
          <table:table-cell table:style-name="ce7"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7"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table:number-columns-repeated="1018"/>
        </table:table-row>
        <table:table-row table:style-name="ro3">
          <table:table-cell table:style-name="ce7"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7"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table:number-columns-repeated="1018"/>
        </table:table-row>
        <table:table-row table:style-name="ro3">
          <table:table-cell table:style-name="ce7"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7"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table:number-columns-repeated="1018"/>
        </table:table-row>
        <table:table-row table:style-name="ro2">
          <table:table-cell table:style-name="ce7"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7"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table:number-columns-repeated="1018"/>
        </table:table-row>
        <table:table-row table:style-name="ro4">
          <table:table-cell table:style-name="ce7"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office:value-type="string" calcext:value-type="string">
            <text:p>true</text:p>
          </table:table-cell>
          <table:table-cell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table:number-columns-repeated="1018"/>
        </table:table-row>
        <table:table-row table:style-name="ro3">
          <table:table-cell table:style-name="ce7"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ou balise button) explicite Le changement de contexte est initié par un lien explicite</text:p>
          </table:table-cell>
          <table:table-cell office:value-type="string" calcext:value-type="string">
            <text:p>false</text:p>
          </table:table-cell>
          <table:table-cell table:style-name="ce7"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office:value-type="string" calcext:value-type="string">
            <text:p>Précision scope</text:p>
          </table:table-cell>
          <table:table-cell office:value-type="string" calcext:value-type="string">
            <text:p>Ajout dans le scope des balises 'button'</text:p>
          </table:table-cell>
          <table:table-cell table:number-columns-repeated="1016"/>
        </table:table-row>
        <table:table-row table:style-name="ro2">
          <table:table-cell table:style-name="ce7"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true</text:p>
          </table:table-cell>
          <table:table-cell table:style-name="ce7"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table:number-columns-repeated="1018"/>
        </table:table-row>
        <table:table-row table:style-name="ro2">
          <table:table-cell table:style-name="ce7"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7" office:value-type="string" calcext:value-type="string">
            <text:p>08.01.1</text:p>
          </table:table-cell>
          <table:table-cell office:value-type="string" calcext:value-type="string">
            <text:p>Pour chaque page Web, le type de document (balise doctype) est-il présent ?</text:p>
          </table:table-cell>
          <table:table-cell table:number-columns-repeated="1018"/>
        </table:table-row>
        <table:table-row table:style-name="ro2">
          <table:table-cell table:style-name="ce7"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7" office:value-type="string" calcext:value-type="string">
            <text:p>08.01.2</text:p>
          </table:table-cell>
          <table:table-cell office:value-type="string" calcext:value-type="string">
            <text:p>Pour chaque page Web, le type de document (balise doctype) est-il valide ?</text:p>
          </table:table-cell>
          <table:table-cell table:number-columns-repeated="1018"/>
        </table:table-row>
        <table:table-row table:style-name="ro2">
          <table:table-cell table:style-name="ce7"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7"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table:number-columns-repeated="1018"/>
        </table:table-row>
        <table:table-row table:style-name="ro3">
          <table:table-cell table:style-name="ce7"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7"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table:number-columns-repeated="1018"/>
        </table:table-row>
        <table:table-row table:style-name="ro2">
          <table:table-cell table:style-name="ce7"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true</text:p>
          </table:table-cell>
          <table:table-cell table:style-name="ce7"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table:number-columns-repeated="1018"/>
        </table:table-row>
        <table:table-row table:style-name="ro3">
          <table:table-cell table:style-name="ce7"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7"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table:number-columns-repeated="1018"/>
        </table:table-row>
        <table:table-row table:style-name="ro2">
          <table:table-cell table:style-name="ce7"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7"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table:number-columns-repeated="1018"/>
        </table:table-row>
        <table:table-row table:style-name="ro2">
          <table:table-cell table:style-name="ce7"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7" office:value-type="string" calcext:value-type="string">
            <text:p>08.05.1</text:p>
          </table:table-cell>
          <table:table-cell office:value-type="string" calcext:value-type="string">
            <text:p>Chaque page Web a-t-elle un titre de page (balise title) ?</text:p>
          </table:table-cell>
          <table:table-cell table:number-columns-repeated="1018"/>
        </table:table-row>
        <table:table-row table:style-name="ro2">
          <table:table-cell table:style-name="ce7"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7" office:value-type="string" calcext:value-type="string">
            <text:p>08.06.1</text:p>
          </table:table-cell>
          <table:table-cell office:value-type="string" calcext:value-type="string">
            <text:p>Pour chaque page Web ayant un titre de page (balise title), le contenu de cette balise est-il pertinent ?</text:p>
          </table:table-cell>
          <table:table-cell table:number-columns-repeated="1018"/>
        </table:table-row>
        <table:table-row table:style-name="ro3">
          <table:table-cell table:style-name="ce7"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7"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table:number-columns-repeated="1018"/>
        </table:table-row>
        <table:table-row table:style-name="ro2">
          <table:table-cell table:style-name="ce7"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7" office:value-type="string" calcext:value-type="string">
            <text:p>08.08.1</text:p>
          </table:table-cell>
          <table:table-cell office:value-type="string" calcext:value-type="string">
            <text:p>Dans chaque page Web, chaque changement de langue (attribut lang et/ou xmllang) est-t-il valide ?</text:p>
          </table:table-cell>
          <table:table-cell table:number-columns-repeated="1018"/>
        </table:table-row>
        <table:table-row table:style-name="ro2">
          <table:table-cell table:style-name="ce7"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7" office:value-type="string" calcext:value-type="string">
            <text:p>08.08.2</text:p>
          </table:table-cell>
          <table:table-cell office:value-type="string" calcext:value-type="string">
            <text:p>Dans chaque page Web, chaque changement de langue (attribut lang et/ou xmllang) est-t-il pertinent ?</text:p>
          </table:table-cell>
          <table:table-cell table:number-columns-repeated="1018"/>
        </table:table-row>
        <table:table-row table:style-name="ro2">
          <table:table-cell table:style-name="ce7"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7"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table:number-columns-repeated="1018"/>
        </table:table-row>
        <table:table-row table:style-name="ro3">
          <table:table-cell table:style-name="ce7"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e balise possédant un attribut dir La valeur de l'attribut dir est conforme (rtl ou ltr) La valeur de l'attribut dir est pertinente</text:p>
          </table:table-cell>
          <table:table-cell table:style-name="ce15" office:value-type="boolean" office:boolean-value="true" calcext:value-type="boolean">
            <text:p>VRAI</text:p>
          </table:table-cell>
          <table:table-cell table:style-name="ce7"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7"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true</text:p>
          </table:table-cell>
          <table:table-cell table:style-name="ce7"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table:number-columns-repeated="1018"/>
        </table:table-row>
        <table:table-row table:style-name="ro2">
          <table:table-cell table:style-name="ce7"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true</text:p>
          </table:table-cell>
          <table:table-cell table:style-name="ce7"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table:number-columns-repeated="1018"/>
        </table:table-row>
        <table:table-row table:style-name="ro2">
          <table:table-cell table:style-name="ce7"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true</text:p>
          </table:table-cell>
          <table:table-cell table:style-name="ce7"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table:number-columns-repeated="1018"/>
        </table:table-row>
        <table:table-row table:style-name="ro2">
          <table:table-cell table:style-name="ce7"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true</text:p>
          </table:table-cell>
          <table:table-cell table:style-name="ce7"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table:number-columns-repeated="1018"/>
        </table:table-row>
        <table:table-row table:style-name="ro1">
          <table:table-cell table:style-name="ce7"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true</text:p>
          </table:table-cell>
          <table:table-cell table:style-name="ce7"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table:number-columns-repeated="1018"/>
        </table:table-row>
        <table:table-row table:style-name="ro2">
          <table:table-cell table:style-name="ce7"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true</text:p>
          </table:table-cell>
          <table:table-cell table:style-name="ce7" office:value-type="string" calcext:value-type="string">
            <text:p>09.02.2</text:p>
          </table:table-cell>
          <table:table-cell office:value-type="string" calcext:value-type="string">
            <text:p>Dans chaque page Web, l'arborescence du document est-elle cohérente ?</text:p>
          </table:table-cell>
          <table:table-cell table:number-columns-repeated="1018"/>
        </table:table-row>
        <table:table-row table:style-name="ro3">
          <table:table-cell table:style-name="ce7"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true</text:p>
          </table:table-cell>
          <table:table-cell table:style-name="ce7"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table:number-columns-repeated="1018"/>
        </table:table-row>
        <table:table-row table:style-name="ro3">
          <table:table-cell table:style-name="ce7"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true</text:p>
          </table:table-cell>
          <table:table-cell table:style-name="ce7"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table:number-columns-repeated="1018"/>
        </table:table-row>
        <table:table-row table:style-name="ro2">
          <table:table-cell table:style-name="ce7"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office:value-type="string" calcext:value-type="string">
            <text:p>true</text:p>
          </table:table-cell>
          <table:table-cell table:style-name="ce7"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table:number-columns-repeated="1018"/>
        </table:table-row>
        <table:table-row table:style-name="ro4">
          <table:table-cell table:style-name="ce7"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attribut title qui permet d'en connaître la signification</text:p>
          </table:table-cell>
          <table:table-cell table:style-name="ce15" office:value-type="boolean" office:boolean-value="true" calcext:value-type="boolean">
            <text:p>VRAI</text:p>
          </table:table-cell>
          <table:table-cell table:style-name="ce7"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office:value-type="string" calcext:value-type="string">
            <text:p>Texte sans impact</text:p>
          </table:table-cell>
          <table:table-cell office:value-type="string" calcext:value-type="string">
            <text:p>'attribut title' au lieu de 'title'»»</text:p>
          </table:table-cell>
          <table:table-cell table:number-columns-repeated="1016"/>
        </table:table-row>
        <table:table-row table:style-name="ro2">
          <table:table-cell table:style-name="ce7"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true</text:p>
          </table:table-cell>
          <table:table-cell table:style-name="ce7" office:value-type="string" calcext:value-type="string">
            <text:p>09.05.1</text:p>
          </table:table-cell>
          <table:table-cell office:value-type="string" calcext:value-type="string">
            <text:p>Dans chaque page Web, la signification de chaque abréviation est-elle pertinente ?</text:p>
          </table:table-cell>
          <table:table-cell table:number-columns-repeated="1018"/>
        </table:table-row>
        <table:table-row table:style-name="ro2">
          <table:table-cell table:style-name="ce7" office:value-type="string" calcext:value-type="string">
            <text:p>09.06.1</text:p>
          </table:table-cell>
          <table:table-cell office:value-type="string" calcext:value-type="string">
            <text:p>Dans chaque page Web, chaque citation courte utilise-t-elle une balise q ?</text:p>
          </table:table-cell>
          <table:table-cell office:value-type="string" calcext:value-type="string">
            <text:p>true</text:p>
          </table:table-cell>
          <table:table-cell table:style-name="ce7" office:value-type="string" calcext:value-type="string">
            <text:p>09.06.1</text:p>
          </table:table-cell>
          <table:table-cell office:value-type="string" calcext:value-type="string">
            <text:p>Dans chaque page Web, chaque citation courte utilise-t-elle une balise q ?</text:p>
          </table:table-cell>
          <table:table-cell table:number-columns-repeated="1018"/>
        </table:table-row>
        <table:table-row table:style-name="ro2">
          <table:table-cell table:style-name="ce7" office:value-type="string" calcext:value-type="string">
            <text:p>09.06.2</text:p>
          </table:table-cell>
          <table:table-cell office:value-type="string" calcext:value-type="string">
            <text:p>Dans chaque page Web, chaque bloc de citation utilise-t-il une balise blockquote ?</text:p>
          </table:table-cell>
          <table:table-cell office:value-type="string" calcext:value-type="string">
            <text:p>true</text:p>
          </table:table-cell>
          <table:table-cell table:style-name="ce7" office:value-type="string" calcext:value-type="string">
            <text:p>09.06.2</text:p>
          </table:table-cell>
          <table:table-cell office:value-type="string" calcext:value-type="string">
            <text:p>Dans chaque page Web, chaque bloc de citation utilise-t-il une balise blockquote ?</text:p>
          </table:table-cell>
          <table:table-cell table:number-columns-repeated="1018"/>
        </table:table-row>
        <table:table-row table:style-name="ro2">
          <table:table-cell table:style-name="ce7"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7"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table:number-columns-repeated="1018"/>
        </table:table-row>
        <table:table-row table:style-name="ro2">
          <table:table-cell table:style-name="ce7"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7"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table:number-columns-repeated="1018"/>
        </table:table-row>
        <table:table-row table:style-name="ro3">
          <table:table-cell table:style-name="ce7"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7"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table:number-columns-repeated="1018"/>
        </table:table-row>
        <table:table-row table:style-name="ro2">
          <table:table-cell table:style-name="ce7"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7"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table:number-columns-repeated="1018"/>
        </table:table-row>
        <table:table-row table:style-name="ro2">
          <table:table-cell table:number-columns-repeated="3"/>
          <table:table-cell table:style-name="ce7" office:value-type="string" calcext:value-type="string">
            <text:p>10.02.2</text:p>
          </table:table-cell>
          <table:table-cell office:value-type="string" calcext:value-type="string">
            <text:p>Dans chaque page Web, l'information reste-t-elle visible lorsque les images sont désactivées ?</text:p>
          </table:table-cell>
          <table:table-cell table:number-columns-repeated="1018"/>
        </table:table-row>
        <table:table-row table:style-name="ro2">
          <table:table-cell table:number-columns-repeated="3"/>
          <table:table-cell table:style-name="ce7" office:value-type="string" calcext:value-type="string">
            <text:p>10.02.3</text:p>
          </table:table-cell>
          <table:table-cell office:value-type="string" calcext:value-type="string">
            <text:p>Dans chaque page Web, l'information reste-t-elle visible lorsque les couleurs sont désactivées ?</text:p>
          </table:table-cell>
          <table:table-cell table:number-columns-repeated="1018"/>
        </table:table-row>
        <table:table-row table:style-name="ro2">
          <table:table-cell table:style-name="ce7"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7"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table:number-columns-repeated="1018"/>
        </table:table-row>
        <table:table-row table:style-name="ro3">
          <table:table-cell table:style-name="ce7"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7"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table:number-columns-repeated="1018"/>
        </table:table-row>
        <table:table-row table:style-name="ro2">
          <table:table-cell table:style-name="ce7"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7"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table:number-columns-repeated="1018"/>
        </table:table-row>
        <table:table-row table:style-name="ro2">
          <table:table-cell table:style-name="ce7"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7"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table:number-columns-repeated="1018"/>
        </table:table-row>
        <table:table-row table:style-name="ro3">
          <table:table-cell table:style-name="ce7"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7"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table:number-columns-repeated="1018"/>
        </table:table-row>
        <table:table-row table:style-name="ro3">
          <table:table-cell table:style-name="ce7"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7"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table:number-columns-repeated="1018"/>
        </table:table-row>
        <table:table-row table:style-name="ro3">
          <table:table-cell table:style-name="ce7"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7"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table:number-columns-repeated="1018"/>
        </table:table-row>
        <table:table-row table:style-name="ro3">
          <table:table-cell table:style-name="ce7"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7"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table:number-columns-repeated="1018"/>
        </table:table-row>
        <table:table-row table:style-name="ro3">
          <table:table-cell table:style-name="ce7"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7"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table:number-columns-repeated="1018"/>
        </table:table-row>
        <table:table-row table:style-name="ro2">
          <table:table-cell table:style-name="ce7"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7"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table:number-columns-repeated="1018"/>
        </table:table-row>
        <table:table-row table:style-name="ro3">
          <table:table-cell table:style-name="ce7"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7"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table:number-columns-repeated="1018"/>
        </table:table-row>
        <table:table-row table:style-name="ro2">
          <table:table-cell table:style-name="ce7" office:value-type="string" calcext:value-type="string">
            <text:p>10.08.1</text:p>
          </table:table-cell>
          <table:table-cell office:value-type="string" calcext:value-type="string">
            <text:p>Pour chaque bloc de texte contenu dans une balise HTML, la couleur de fond est-elle contrôlable par l'utilisateur ?</text:p>
          </table:table-cell>
          <table:table-cell table:style-name="ce15" office:value-type="boolean" office:boolean-value="true" calcext:value-type="boolean">
            <text:p>VRAI</text:p>
          </table:table-cell>
          <table:table-cell table:style-name="ce7"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7" office:value-type="string" calcext:value-type="string">
            <text:p>10.08.2</text:p>
          </table:table-cell>
          <table:table-cell office:value-type="string" calcext:value-type="string">
            <text:p>Pour chaque bloc de texte contenu dans une balise HTML, la couleur de police est-elle contrôlable par l'utilisateur ?</text:p>
          </table:table-cell>
          <table:table-cell table:style-name="ce15" office:value-type="boolean" office:boolean-value="true" calcext:value-type="boolean">
            <text:p>VRAI</text:p>
          </table:table-cell>
          <table:table-cell table:style-name="ce7"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7" office:value-type="string" calcext:value-type="string">
            <text:p>10.08.3</text:p>
          </table:table-cell>
          <table:table-cell office:value-type="string" calcext:value-type="string">
            <text:p>Pour chaque bloc de texte contenu dans une balise object, ou embed, la couleur de fond est-elle contrôlable par l'utilisateur ?</text:p>
          </table:table-cell>
          <table:table-cell table:style-name="ce15" office:value-type="boolean" office:boolean-value="true" calcext:value-type="boolean">
            <text:p>VRAI</text:p>
          </table:table-cell>
          <table:table-cell table:style-name="ce7" office:value-type="string" calcext:value-type="string">
            <text:p>10.08.3</text:p>
          </table:table-cell>
          <table:table-cell office:value-type="string" calcext:value-type="string">
            <text:p>Pour chaque bloc de texte contenu dans un élément object, ou embed, la couleur de fond est-elle contrôlable par l'utilisateur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7" office:value-type="string" calcext:value-type="string">
            <text:p>10.08.4</text:p>
          </table:table-cell>
          <table:table-cell office:value-type="string" calcext:value-type="string">
            <text:p>Pour chaque bloc de texte contenu dans une baliseobject, ou embed, la couleur de police est-elle contrôlable par l'utilisateur ?</text:p>
          </table:table-cell>
          <table:table-cell table:style-name="ce15" office:value-type="boolean" office:boolean-value="true" calcext:value-type="boolean">
            <text:p>VRAI</text:p>
          </table:table-cell>
          <table:table-cell table:style-name="ce7" office:value-type="string" calcext:value-type="string">
            <text:p>10.08.4</text:p>
          </table:table-cell>
          <table:table-cell office:value-type="string" calcext:value-type="string">
            <text:p>Pour chaque bloc de texte contenu dans un élément object, ou embed, la couleur de police est-elle contrôlable par l'utilisateur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2">
          <table:table-cell table:style-name="ce7"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true</text:p>
          </table:table-cell>
          <table:table-cell table:style-name="ce7"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table:number-columns-repeated="1018"/>
        </table:table-row>
        <table:table-row table:style-name="ro3">
          <table:table-cell table:style-name="ce7"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7"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table:number-columns-repeated="1018"/>
        </table:table-row>
        <table:table-row table:style-name="ro3">
          <table:table-cell table:style-name="ce7"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7"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table:number-columns-repeated="1018"/>
        </table:table-row>
        <table:table-row table:style-name="ro3">
          <table:table-cell table:style-name="ce7"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7"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table:number-columns-repeated="1018"/>
        </table:table-row>
        <table:table-row table:style-name="ro3">
          <table:table-cell table:style-name="ce7"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7"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table:number-columns-repeated="1018"/>
        </table:table-row>
        <table:table-row table:style-name="ro3">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office:value-type="string" calcext:value-type="string">
            <text:p>More condition</text:p>
          </table:table-cell>
          <table:table-cell table:number-columns-repeated="1017"/>
        </table:table-row>
        <table:table-row table:style-name="ro3">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office:value-type="string" calcext:value-type="string">
            <text:p>true</text:p>
          </table:table-cell>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table:number-columns-repeated="1018"/>
        </table:table-row>
        <table:table-row table:style-name="ro3">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a valeur de l'attribut hidden est cohérente avec l'état visible ou caché du texte</text:p>
          </table:table-cell>
          <table:table-cell office:value-type="string" calcext:value-type="string">
            <text:p>More condition</text:p>
          </table:table-cell>
          <table:table-cell table:number-columns-repeated="1017"/>
        </table:table-row>
        <table:table-row table:style-name="ro2">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table:number-columns-repeated="1018"/>
        </table:table-row>
        <table:table-row table:style-name="ro2">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table:number-columns-repeated="1018"/>
        </table:table-row>
        <table:table-row table:style-name="ro2">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table:number-columns-repeated="1018"/>
        </table:table-row>
        <table:table-row table:style-name="ro2">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table:number-columns-repeated="1018"/>
        </table:table-row>
        <table:table-row table:style-name="ro3">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table:number-columns-repeated="1018"/>
        </table:table-row>
        <table:table-row table:style-name="ro3">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table:number-columns-repeated="1018"/>
        </table:table-row>
        <table:table-row table:style-name="ro3">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table:number-columns-repeated="1018"/>
        </table:table-row>
        <table:table-row table:style-name="ro3">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table:number-columns-repeated="1018"/>
        </table:table-row>
        <table:table-row table:style-name="ro3">
          <table:table-cell table:style-name="ce7"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true</text:p>
          </table:table-cell>
          <table:table-cell table:style-name="ce7"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table:number-columns-repeated="1018"/>
        </table:table-row>
        <table:table-row table:style-name="ro3">
          <table:table-cell table:style-name="ce7"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true</text:p>
          </table:table-cell>
          <table:table-cell table:style-name="ce7"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table:number-columns-repeated="1018"/>
        </table:table-row>
        <table:table-row table:style-name="ro3">
          <table:table-cell table:style-name="ce7"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true</text:p>
          </table:table-cell>
          <table:table-cell table:style-name="ce7"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table:number-columns-repeated="1018"/>
        </table:table-row>
        <table:table-row table:style-name="ro2">
          <table:table-cell table:style-name="ce7"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true</text:p>
          </table:table-cell>
          <table:table-cell table:style-name="ce7"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table:number-columns-repeated="1018"/>
        </table:table-row>
        <table:table-row table:style-name="ro2">
          <table:table-cell table:style-name="ce7"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true</text:p>
          </table:table-cell>
          <table:table-cell table:style-name="ce7"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table:number-columns-repeated="1018"/>
        </table:table-row>
        <table:table-row table:style-name="ro2">
          <table:table-cell table:style-name="ce7"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office:value-type="string" calcext:value-type="string">
            <text:p>true</text:p>
          </table:table-cell>
          <table:table-cell table:style-name="ce7"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table:number-columns-repeated="1018"/>
        </table:table-row>
        <table:table-row table:style-name="ro2">
          <table:table-cell table:style-name="ce7"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office:value-type="string" calcext:value-type="string">
            <text:p>true</text:p>
          </table:table-cell>
          <table:table-cell table:style-name="ce7"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table:number-columns-repeated="1018"/>
        </table:table-row>
        <table:table-row table:style-name="ro2">
          <table:table-cell table:style-name="ce7"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7"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table:number-columns-repeated="1018"/>
        </table:table-row>
        <table:table-row table:style-name="ro2">
          <table:table-cell table:style-name="ce7"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7"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table:number-columns-repeated="1018"/>
        </table:table-row>
        <table:table-row table:style-name="ro2">
          <table:table-cell table:style-name="ce7"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7" office:value-type="string" calcext:value-type="string">
            <text:p>11.04.1</text:p>
          </table:table-cell>
          <table:table-cell office:value-type="string" calcext:value-type="string">
            <text:p>Dans chaque formulaire, chaque étiquette de champ et son champ associé sont-ils accolés ?</text:p>
          </table:table-cell>
          <table:table-cell table:number-columns-repeated="1018"/>
        </table:table-row>
        <table:table-row table:style-name="ro2">
          <table:table-cell table:style-name="ce7"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7"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table:number-columns-repeated="1018"/>
        </table:table-row>
        <table:table-row table:style-name="ro2">
          <table:table-cell table:style-name="ce7"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7"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table:number-columns-repeated="1018"/>
        </table:table-row>
        <table:table-row table:style-name="ro2">
          <table:table-cell table:style-name="ce7"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7"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table:number-columns-repeated="1018"/>
        </table:table-row>
        <table:table-row table:style-name="ro2">
          <table:table-cell table:style-name="ce7"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7"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table:number-columns-repeated="1018"/>
        </table:table-row>
        <table:table-row table:style-name="ro2">
          <table:table-cell table:style-name="ce7"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7"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table:number-columns-repeated="1018"/>
        </table:table-row>
        <table:table-row table:style-name="ro2">
          <table:table-cell table:style-name="ce7"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7"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table:number-columns-repeated="1018"/>
        </table:table-row>
        <table:table-row table:style-name="ro3">
          <table:table-cell table:style-name="ce7"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true</text:p>
          </table:table-cell>
          <table:table-cell table:style-name="ce7"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table:number-columns-repeated="1018"/>
        </table:table-row>
        <table:table-row table:style-name="ro3">
          <table:table-cell table:style-name="ce7" office:value-type="string" calcext:value-type="string">
            <text:p>11.09.2</text:p>
          </table:table-cell>
          <table:table-cell office:value-type="string" calcext:value-type="string">
            <text:p>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table:style-name="ce15" office:value-type="boolean" office:boolean-value="true" calcext:value-type="boolean">
            <text:p>VRAI</text:p>
          </table:table-cell>
          <table:table-cell table:style-name="ce7" office:value-type="string" calcext:value-type="string">
            <text:p>11.09.2</text:p>
          </table:table-cell>
          <table:table-cell office:value-type="string" calcext:value-type="string">
            <text:p>&gt; 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office:value-type="string" calcext:value-type="string">
            <text:p>Texte sans impact</text:p>
          </table:table-cell>
          <table:table-cell office:value-type="string" calcext:value-type="string">
            <text:p>Correction coquille</text:p>
          </table:table-cell>
          <table:table-cell table:number-columns-repeated="1016"/>
        </table:table-row>
        <table:table-row table:style-name="ro4">
          <table:table-cell table:style-name="ce7" office:value-type="string" calcext:value-type="string">
            <text:p>11.10.1</text:p>
          </table:table-cell>
          <table:table-cell office:value-type="string" calcext:value-type="string">
            <text:p>Pour chaque formulaire, les indications de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attribut label, attribut title, propriété aria-label, passage de texte lié via la propriété aria-labelledby) du champ de formulaire L'indication de champ obligatoire est indiquée par un passage de texte lié par la propriété ARIA aria-describedby</text:p>
          </table:table-cell>
          <table:table-cell table:style-name="ce15" office:value-type="boolean" office:boolean-value="true" calcext:value-type="boolean">
            <text:p>VRAI</text:p>
          </table:table-cell>
          <table:table-cell table:style-name="ce7" office:value-type="string" calcext:value-type="string">
            <text:p>11.10.1</text:p>
          </table:table-cell>
          <table:table-cell office:value-type="string" calcext:value-type="string">
            <text:p>Pour chaque formulaire, les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Texte sans impact</text:p>
          </table:table-cell>
          <table:table-cell office:value-type="string" calcext:value-type="string">
            <text:p>'indications de champs obligatoires' <text:s/>à la place de 'champs obligatoires'»</text:p>
          </table:table-cell>
          <table:table-cell table:number-columns-repeated="1016"/>
        </table:table-row>
        <table:table-row table:style-name="ro2">
          <table:table-cell table:style-name="ce7" office:value-type="string" calcext:value-type="string">
            <text:p>11.10.2</text:p>
          </table:table-cell>
          <table:table-cell office:value-type="string" calcext:value-type="string">
            <text:p>Chaque indication de champ obligatoire qui utilise la propriété ARIA aria-label ou aria-required doit être accompagnée d'une indication visuelle explicite, cette règle est-elle respectée ?</text:p>
          </table:table-cell>
          <table:table-cell office:value-type="string" calcext:value-type="string">
            <text:p>false</text:p>
          </table:table-cell>
          <table:table-cell table:style-name="ce7" office:value-type="string" calcext:value-type="string">
            <text:p>11.10.2</text:p>
          </table:table-cell>
          <table:table-cell office:value-type="string" calcext:value-type="string">
            <text:p>Chaque indication de champ obligatoire qui utilise la propriété ARIA aria-label doit être accompagnée d'une indication visuelle explicite, cette règle est-elle respectée ?</text:p>
          </table:table-cell>
          <table:table-cell office:value-type="string" calcext:value-type="string">
            <text:p>Précision scope</text:p>
          </table:table-cell>
          <table:table-cell office:value-type="string" calcext:value-type="string">
            <text:p>Ajout de 'aria-required' dans scope»</text:p>
          </table:table-cell>
          <table:table-cell table:number-columns-repeated="1016"/>
        </table:table-row>
        <table:table-row table:style-name="ro3">
          <table:table-cell table:style-name="ce7"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7"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1">
          <table:table-cell table:style-name="ce7"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attribut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table:style-name="ce15" office:value-type="boolean" office:boolean-value="true" calcext:value-type="boolean">
            <text:p>VRAI</text:p>
          </table:table-cell>
          <table:table-cell table:style-name="ce7"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office:value-type="string" calcext:value-type="string">
            <text:p>Texte sans impact</text:p>
          </table:table-cell>
          <table:table-cell office:value-type="string" calcext:value-type="string">
            <text:p>'balise attribut label' au lieu de 'balise label'</text:p>
          </table:table-cell>
          <table:table-cell table:number-columns-repeated="1016"/>
        </table:table-row>
        <table:table-row table:style-name="ro2">
          <table:table-cell table:style-name="ce7"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office:value-type="string" calcext:value-type="string">
            <text:p>true</text:p>
          </table:table-cell>
          <table:table-cell table:style-name="ce7"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table:number-columns-repeated="1018"/>
        </table:table-row>
        <table:table-row table:style-name="ro3">
          <table:table-cell table:style-name="ce7"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7"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1">
          <table:table-cell table:style-name="ce7"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Le type de donnée et/ou de format est indiqué, si nécessaire, par un passage de texte avant le champ de formulaire Le type de donnée et/ou de format est indiqué, si nécessaire, par un texte lié par la propriété ARIA aria-describedby</text:p>
          </table:table-cell>
          <table:table-cell table:style-name="ce15" office:value-type="boolean" office:boolean-value="true" calcext:value-type="boolean">
            <text:p>VRAI</text:p>
          </table:table-cell>
          <table:table-cell table:style-name="ce7"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de formulaire Le type de donnée et/ou de format est indiqué, si nécessaire, par un passage de texte avant le champ de formulaire Le type de donnée et/ou de format est indiqué, si nécessaire, par un texte lié par la propriété ARIA aria-describedby</text:p>
          </table:table-cell>
          <table:table-cell office:value-type="string" calcext:value-type="string">
            <text:p>Texte sans impact</text:p>
          </table:table-cell>
          <table:table-cell office:value-type="string" calcext:value-type="string">
            <text:p>coquille ds RGAA3</text:p>
          </table:table-cell>
          <table:table-cell table:number-columns-repeated="1016"/>
        </table:table-row>
        <table:table-row table:style-name="ro3">
          <table:table-cell table:style-name="ce7"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7"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2">
          <table:table-cell table:style-name="ce7"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7"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table:number-columns-repeated="1018"/>
        </table:table-row>
        <table:table-row table:style-name="ro2">
          <table:table-cell table:style-name="ce7"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7"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table:number-columns-repeated="1018"/>
        </table:table-row>
        <table:table-row table:style-name="ro1">
          <table:table-cell table:style-name="ce7"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7"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table:number-columns-repeated="1018"/>
        </table:table-row>
        <table:table-row table:style-name="ro3">
          <table:table-cell table:style-name="ce7"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7"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table:number-columns-repeated="1018"/>
        </table:table-row>
        <table:table-row table:style-name="ro1">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table:number-columns-repeated="1018"/>
        </table:table-row>
        <table:table-row table:style-name="ro3">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table:number-columns-repeated="1018"/>
        </table:table-row>
        <table:table-row table:style-name="ro1">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tru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table:number-columns-repeated="1018"/>
        </table:table-row>
        <table:table-row table:style-name="ro2">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true</text:p>
          </table:table-cell>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table:number-columns-repeated="1018"/>
        </table:table-row>
        <table:table-row table:style-name="ro3">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1">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table:style-name="ce15" office:value-type="boolean" office:boolean-value="true" calcext:value-type="boolean">
            <text:p>VRAI</text:p>
          </table:table-cell>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office:value-type="string" calcext:value-type="string">
            <text:p>Texte sans impact</text:p>
          </table:table-cell>
          <table:table-cell office:value-type="string" calcext:value-type="string">
            <text:p>Coquille double parenthèse</text:p>
          </table:table-cell>
          <table:table-cell table:number-columns-repeated="1016"/>
        </table:table-row>
        <table:table-row table:style-name="ro2">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office:value-type="string" calcext:value-type="string">
            <text:p>true</text:p>
          </table:table-cell>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table:number-columns-repeated="1018"/>
        </table:table-row>
        <table:table-row table:style-name="ro3">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1018"/>
        </table:table-row>
        <table:table-row table:style-name="ro2">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cell table:number-columns-repeated="1018"/>
        </table:table-row>
        <table:table-row table:style-name="ro3">
          <table:table-cell table:style-name="ce7"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7"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table:number-columns-repeated="1018"/>
        </table:table-row>
        <table:table-row table:style-name="ro3">
          <table:table-cell table:style-name="ce7"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7"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table:number-columns-repeated="1018"/>
        </table:table-row>
        <table:table-row table:style-name="ro3">
          <table:table-cell table:style-name="ce7"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7"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table:number-columns-repeated="1018"/>
        </table:table-row>
        <table:table-row table:style-name="ro2">
          <table:table-cell table:style-name="ce7"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7"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table:number-columns-repeated="1018"/>
        </table:table-row>
        <table:table-row table:style-name="ro2">
          <table:table-cell table:style-name="ce7"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7"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table:number-columns-repeated="1018"/>
        </table:table-row>
        <table:table-row table:style-name="ro2">
          <table:table-cell table:style-name="ce7"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7" office:value-type="string" calcext:value-type="string">
            <text:p>12.04.1</text:p>
          </table:table-cell>
          <table:table-cell office:value-type="string" calcext:value-type="string">
            <text:p>La page "plan du site" est-elle représentative de l'architecture générale du site ?</text:p>
          </table:table-cell>
          <table:table-cell table:number-columns-repeated="1018"/>
        </table:table-row>
        <table:table-row table:style-name="ro2">
          <table:table-cell table:style-name="ce7"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7" office:value-type="string" calcext:value-type="string">
            <text:p>12.04.2</text:p>
          </table:table-cell>
          <table:table-cell office:value-type="string" calcext:value-type="string">
            <text:p>Les liens du plan du site sont-ils fonctionnels ?</text:p>
          </table:table-cell>
          <table:table-cell table:number-columns-repeated="1018"/>
        </table:table-row>
        <table:table-row table:style-name="ro2">
          <table:table-cell table:style-name="ce7"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7" office:value-type="string" calcext:value-type="string">
            <text:p>12.04.3</text:p>
          </table:table-cell>
          <table:table-cell office:value-type="string" calcext:value-type="string">
            <text:p>Les liens du plan du site renvoient-ils bien vers les pages indiquées par l'intitulé ?</text:p>
          </table:table-cell>
          <table:table-cell table:number-columns-repeated="1018"/>
        </table:table-row>
        <table:table-row table:style-name="ro2">
          <table:table-cell table:style-name="ce7"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7"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table:number-columns-repeated="1018"/>
        </table:table-row>
        <table:table-row table:style-name="ro2">
          <table:table-cell table:style-name="ce7"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7"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table:number-columns-repeated="1018"/>
        </table:table-row>
        <table:table-row table:style-name="ro2">
          <table:table-cell table:style-name="ce7"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7"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table:number-columns-repeated="1018"/>
        </table:table-row>
        <table:table-row table:style-name="ro2">
          <table:table-cell table:style-name="ce7"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7"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table:number-columns-repeated="1018"/>
        </table:table-row>
        <table:table-row table:style-name="ro2">
          <table:table-cell table:style-name="ce7"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7"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table:number-columns-repeated="1018"/>
        </table:table-row>
        <table:table-row table:style-name="ro2">
          <table:table-cell table:style-name="ce7"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7"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table:number-columns-repeated="1018"/>
        </table:table-row>
        <table:table-row table:style-name="ro3">
          <table:table-cell table:style-name="ce7"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7"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table:number-columns-repeated="1018"/>
        </table:table-row>
        <table:table-row table:style-name="ro2">
          <table:table-cell table:style-name="ce7"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7" office:value-type="string" calcext:value-type="string">
            <text:p>12.08.1</text:p>
          </table:table-cell>
          <table:table-cell office:value-type="string" calcext:value-type="string">
            <text:p>Dans chaque page web, un fil d'Ariane est-il présent?</text:p>
          </table:table-cell>
          <table:table-cell table:number-columns-repeated="1018"/>
        </table:table-row>
        <table:table-row table:style-name="ro2">
          <table:table-cell table:style-name="ce7"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7"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table:number-columns-repeated="1018"/>
        </table:table-row>
        <table:table-row table:style-name="ro2">
          <table:table-cell table:style-name="ce7" office:value-type="string" calcext:value-type="string">
            <text:p>12.10.1</text:p>
          </table:table-cell>
          <table:table-cell office:value-type="string" calcext:value-type="string">
            <text:p>Dans chaque page Web, chaque groupe de liens importants est-il implémenté dans une balise commune ?</text:p>
          </table:table-cell>
          <table:table-cell table:style-name="ce15" office:value-type="boolean" office:boolean-value="true" calcext:value-type="boolean">
            <text:p>VRAI</text:p>
          </table:table-cell>
          <table:table-cell table:style-name="ce7" office:value-type="string" calcext:value-type="string">
            <text:p>12.10.1</text:p>
          </table:table-cell>
          <table:table-cell office:value-type="string" calcext:value-type="string">
            <text:p>Dans chaque page Web, chaque groupe de liens importants est-il implémenté dans un élément commun ?</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1">
          <table:table-cell table:style-name="ce7" office:value-type="string" calcext:value-type="string">
            <text:p>12.10.2</text:p>
          </table:table-cell>
          <table:table-cell office:value-type="string" calcext:value-type="string">
            <text:p>Dans chaque page Web, chaque groupe de liens importants vérifie-t-il une de ces conditions ? La balise structurant le groupe de liens importants possède un attribut Id La balise structurant le groupe de liens important est immédiatement précédé, dans le code source, d'une ancre nommée La balise lien du groupe est immédiatement précédé, dans le code source, d'une ancre nommée</text:p>
          </table:table-cell>
          <table:table-cell table:style-name="ce15" office:value-type="boolean" office:boolean-value="true" calcext:value-type="boolean">
            <text:p>VRAI</text:p>
          </table:table-cell>
          <table:table-cell table:style-name="ce7"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office:value-type="string" calcext:value-type="string">
            <text:p>Texte sans impact</text:p>
          </table:table-cell>
          <table:table-cell office:value-type="string" calcext:value-type="string">
            <text:p>«balise» à la place d'«element» </text:p>
          </table:table-cell>
          <table:table-cell table:number-columns-repeated="1016"/>
        </table:table-row>
        <table:table-row table:style-name="ro3">
          <table:table-cell table:style-name="ce7"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7"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table:number-columns-repeated="1018"/>
        </table:table-row>
        <table:table-row table:style-name="ro1">
          <table:table-cell table:style-name="ce7"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moteur de recherche sur le site possède un rôle search Les rôles banner, main, contentinfo et search sont uniques dans la page. Le rôle navigation est réservé aux zones de navigations principales et secondaires</text:p>
          </table:table-cell>
          <table:table-cell office:value-type="string" calcext:value-type="string">
            <text:p>false</text:p>
          </table:table-cell>
          <table:table-cell table:style-name="ce7"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champ de saisie du moteur de recherche sur le site possède un rôle "search" Les rôles "banner","navigation","main","contentinfo" et "search" sont uniques dans la page.</text:p>
          </table:table-cell>
          <table:table-cell office:value-type="string" calcext:value-type="string">
            <text:p>More condition</text:p>
          </table:table-cell>
          <table:table-cell table:number-columns-repeated="1017"/>
        </table:table-row>
        <table:table-row table:style-name="ro2">
          <table:table-cell table:style-name="ce7"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7"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table:number-columns-repeated="1018"/>
        </table:table-row>
        <table:table-row table:style-name="ro2">
          <table:table-cell table:style-name="ce7"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7" office:value-type="string" calcext:value-type="string">
            <text:p>12.11.2</text:p>
          </table:table-cell>
          <table:table-cell office:value-type="string" calcext:value-type="string">
            <text:p>Dans chaque page Web, un lien permet-il d'éviter la zone de contenu identifiée ou d'y accéder ?</text:p>
          </table:table-cell>
          <table:table-cell table:number-columns-repeated="1018"/>
        </table:table-row>
        <table:table-row table:style-name="ro2">
          <table:table-cell table:style-name="ce7"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7" office:value-type="string" calcext:value-type="string">
            <text:p>12.11.3</text:p>
          </table:table-cell>
          <table:table-cell office:value-type="string" calcext:value-type="string">
            <text:p>Dans chaque page Web, chaque lien d'évitement ou d'accès rapide est-il fonctionnel ?</text:p>
          </table:table-cell>
          <table:table-cell table:number-columns-repeated="1018"/>
        </table:table-row>
        <table:table-row table:style-name="ro3">
          <table:table-cell table:style-name="ce7"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 Chaque lien est visible à la prise de focus de tabulation au moins</text:p>
          </table:table-cell>
          <table:table-cell office:value-type="string" calcext:value-type="string">
            <text:p>false</text:p>
          </table:table-cell>
          <table:table-cell table:style-name="ce7"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office:value-type="string" calcext:value-type="string">
            <text:p>More condition</text:p>
          </table:table-cell>
          <table:table-cell table:number-columns-repeated="1017"/>
        </table:table-row>
        <table:table-row table:style-name="ro2">
          <table:table-cell table:style-name="ce7"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7" office:value-type="string" calcext:value-type="string">
            <text:p>12.12.1</text:p>
          </table:table-cell>
          <table:table-cell office:value-type="string" calcext:value-type="string">
            <text:p>Dans chaque page Web, la page en cours de consultation est-elle indiquée dans le menu de navigation ?</text:p>
          </table:table-cell>
          <table:table-cell table:number-columns-repeated="1018"/>
        </table:table-row>
        <table:table-row table:style-name="ro2">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cell table:number-columns-repeated="1018"/>
        </table:table-row>
        <table:table-row table:style-name="ro2">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table:number-columns-repeated="1018"/>
        </table:table-row>
        <table:table-row table:style-name="ro3">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table:number-columns-repeated="1018"/>
        </table:table-row>
        <table:table-row table:style-name="ro4">
          <table:table-cell table:style-name="ce7"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7"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table:number-columns-repeated="1018"/>
        </table:table-row>
        <table:table-row table:style-name="ro2">
          <table:table-cell table:style-name="ce7" office:value-type="string" calcext:value-type="string">
            <text:p>13.01.2</text:p>
          </table:table-cell>
          <table:table-cell office:value-type="string" calcext:value-type="string">
            <text:p>Pour chaque page Web, chaque procédé de redirection effectué via une balise meta est-il immédiat (hors cas particuliers) ?</text:p>
          </table:table-cell>
          <table:table-cell table:style-name="ce15" office:value-type="boolean" office:boolean-value="true" calcext:value-type="boolean">
            <text:p>VRAI</text:p>
          </table:table-cell>
          <table:table-cell table:style-name="ce7"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office:value-type="string" calcext:value-type="string">
            <text:p>Texte sans impact</text:p>
          </table:table-cell>
          <table:table-cell office:value-type="string" calcext:value-type="string">
            <text:p>'meta' à la place de 'méta'»</text:p>
          </table:table-cell>
          <table:table-cell table:number-columns-repeated="1016"/>
        </table:table-row>
        <table:table-row table:style-name="ro1">
          <table:table-cell table:style-name="ce7"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7"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table:number-columns-repeated="1018"/>
        </table:table-row>
        <table:table-row table:style-name="ro1">
          <table:table-cell table:style-name="ce7"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7"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table:number-columns-repeated="1018"/>
        </table:table-row>
        <table:table-row table:style-name="ro3">
          <table:table-cell table:style-name="ce7"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true</text:p>
          </table:table-cell>
          <table:table-cell table:style-name="ce7"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table:number-columns-repeated="1018"/>
        </table:table-row>
        <table:table-row table:style-name="ro2">
          <table:table-cell table:style-name="ce7"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7"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table:number-columns-repeated="1018"/>
        </table:table-row>
        <table:table-row table:style-name="ro2">
          <table:table-cell table:style-name="ce7" office:value-type="string" calcext:value-type="string">
            <text:p>13.02.2</text:p>
          </table:table-cell>
          <table:table-cell office:value-type="string" calcext:value-type="string">
            <text:p>Dans chaque page Web, pour chaque ouverture d'une nouvelle fenêtre effectuée via une balise object, ou embed, l'utilisateur est-il averti ?</text:p>
          </table:table-cell>
          <table:table-cell office:value-type="string" calcext:value-type="string">
            <text:p>false</text:p>
          </table:table-cell>
          <table:table-cell table:style-name="ce7"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office:value-type="string" calcext:value-type="string">
            <text:p>Précision scope</text:p>
          </table:table-cell>
          <table:table-cell office:value-type="string" calcext:value-type="string">
            <text:p>suppression applet</text:p>
          </table:table-cell>
          <table:table-cell table:number-columns-repeated="1016"/>
        </table:table-row>
        <table:table-row table:style-name="ro2">
          <table:table-cell table:style-name="ce7"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7"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table:number-columns-repeated="1018"/>
        </table:table-row>
        <table:table-row table:style-name="ro2">
          <table:table-cell table:style-name="ce7"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7"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table:number-columns-repeated="1018"/>
        </table:table-row>
        <table:table-row table:style-name="ro3">
          <table:table-cell table:style-name="ce7"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7"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table:number-columns-repeated="1018"/>
        </table:table-row>
        <table:table-row table:style-name="ro2">
          <table:table-cell table:style-name="ce7"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7"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table:number-columns-repeated="1018"/>
        </table:table-row>
        <table:table-row table:style-name="ro2">
          <table:table-cell table:style-name="ce7"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7"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table:number-columns-repeated="1018"/>
        </table:table-row>
        <table:table-row table:style-name="ro2">
          <table:table-cell table:style-name="ce7"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7"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table:number-columns-repeated="1018"/>
        </table:table-row>
        <table:table-row table:style-name="ro2">
          <table:table-cell table:style-name="ce7"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7"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table:number-columns-repeated="1018"/>
        </table:table-row>
        <table:table-row table:style-name="ro1">
          <table:table-cell table:style-name="ce7" office:value-type="string" calcext:value-type="string">
            <text:p>13.07.1</text:p>
          </table:table-cell>
          <table:table-cell office:value-type="string" calcext:value-type="string">
            <text:p>Dans chaque page Web, chaque fonctionnalité de téléchargement d'un document bureautique vérifie-t-elle une de ces condition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7"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Suppression hors cas particuliers</text:p>
          </table:table-cell>
          <table:table-cell table:number-columns-repeated="1017"/>
        </table:table-row>
        <table:table-row table:style-name="ro3">
          <table:table-cell table:style-name="ce7"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7"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table:number-columns-repeated="1018"/>
        </table:table-row>
        <table:table-row table:style-name="ro1">
          <table:table-cell table:style-name="ce7"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7"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table:number-columns-repeated="1018"/>
        </table:table-row>
        <table:table-row table:style-name="ro3">
          <table:table-cell table:style-name="ce7"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true</text:p>
          </table:table-cell>
          <table:table-cell table:style-name="ce7"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table:number-columns-repeated="1018"/>
        </table:table-row>
        <table:table-row table:style-name="ro3">
          <table:table-cell table:style-name="ce7"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7"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table:number-columns-repeated="1018"/>
        </table:table-row>
        <table:table-row table:style-name="ro3">
          <table:table-cell table:style-name="ce7"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7"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table:number-columns-repeated="1018"/>
        </table:table-row>
        <table:table-row table:style-name="ro3">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table:number-columns-repeated="1018"/>
        </table:table-row>
        <table:table-row table:style-name="ro1">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table:number-columns-repeated="1018"/>
        </table:table-row>
        <table:table-row table:style-name="ro3">
          <table:table-cell office:value-type="string" calcext:value-type="string">
            <text:p>13.15.1</text:p>
          </table:table-cell>
          <table:table-cell office:value-type="string" calcext:value-type="string">
            <text:p>Dans chaque page Web, chaque image animée (balise img, balise sv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Précision scope</text:p>
          </table:table-cell>
          <table:table-cell office:value-type="string" calcext:value-type="string">
            <text:p>ajout svg</text:p>
          </table:table-cell>
          <table:table-cell table:number-columns-repeated="1016"/>
        </table:table-row>
        <table:table-row table:style-name="ro3">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table:number-columns-repeated="1018"/>
        </table:table-row>
        <table:table-row table:style-name="ro3">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1018"/>
        </table:table-row>
        <table:table-row table:style-name="ro3">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1018"/>
        </table:table-row>
        <table:table-row table:style-name="ro3">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balise sv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office:value-type="string" calcext:value-type="string">
            <text:p>Précision scope</text:p>
          </table:table-cell>
          <table:table-cell office:value-type="string" calcext:value-type="string">
            <text:p>ajout svg</text:p>
          </table:table-cell>
          <table:table-cell table:number-columns-repeated="1016"/>
        </table:table-row>
        <table:table-row table:style-name="ro2">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table:number-columns-repeated="1018"/>
        </table:table-row>
        <table:table-row table:style-name="ro2">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table:number-columns-repeated="1018"/>
        </table:table-row>
        <table:table-row table:style-name="ro2">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table:number-columns-repeated="1018"/>
        </table:table-row>
        <table:table-row table:style-name="ro3">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table:number-columns-repeated="1018"/>
        </table:table-row>
        <table:table-row table:style-name="ro3">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table:number-columns-repeated="1018"/>
        </table:table-row>
        <table:table-row table:style-name="ro2">
          <table:table-cell table:style-name="ce8" table:formula="of:=COUNTIF([.A2:.A337]; &quot;.+&quot;)" office:value-type="float" office:value="334" calcext:value-type="float">
            <text:p>334</text:p>
          </table:table-cell>
          <table:table-cell table:style-name="ce9"/>
          <table:table-cell table:style-name="ce16" table:formula="of:=COUNTIF([.C2:.C337]; &quot;false&quot;)" office:value-type="float" office:value="14" calcext:value-type="float">
            <text:p>14</text:p>
          </table:table-cell>
          <table:table-cell table:style-name="ce8" table:formula="of:=COUNTIF([.D2:.D337]; &quot;.+&quot;)" office:value-type="float" office:value="332" calcext:value-type="float">
            <text:p>332</text:p>
          </table:table-cell>
          <table:table-cell table:style-name="ce9" table:number-columns-repeated="3"/>
          <table:table-cell table:number-columns-repeated="1016"/>
        </table:table-row>
        <table:table-row table:style-name="ro5" table:number-rows-repeated="2">
          <table:table-cell table:number-columns-repeated="1023"/>
        </table:table-row>
        <table:table-row table:style-name="ro2">
          <table:table-cell table:number-columns-repeated="5"/>
          <table:table-cell table:style-name="ce17" office:value-type="string" calcext:value-type="string">
            <text:p>Ajout de condition</text:p>
          </table:table-cell>
          <table:table-cell table:style-name="ce18" table:formula="of:=COUNTIF([.F2:.F337]; &quot;More condition&quot;)" office:value-type="float" office:value="6" calcext:value-type="float">
            <text:p>6</text:p>
          </table:table-cell>
          <table:table-cell table:number-columns-repeated="1016"/>
        </table:table-row>
        <table:table-row table:style-name="ro3">
          <table:table-cell table:number-columns-repeated="5"/>
          <table:table-cell table:style-name="ce17" office:value-type="string" calcext:value-type="string">
            <text:p>Suppression du « hors cas particuliers »</text:p>
          </table:table-cell>
          <table:table-cell table:style-name="ce18" table:formula="of:=COUNTIF([.F3:.F338]; &quot;Suppression hors cas particuliers&quot;)" office:value-type="float" office:value="1" calcext:value-type="float">
            <text:p>1</text:p>
          </table:table-cell>
          <table:table-cell table:number-columns-repeated="1016"/>
        </table:table-row>
        <table:table-row table:style-name="ro2">
          <table:table-cell table:number-columns-repeated="5"/>
          <table:table-cell table:style-name="ce17" office:value-type="string" calcext:value-type="string">
            <text:p>Précision scope</text:p>
          </table:table-cell>
          <table:table-cell table:style-name="ce18" table:formula="of:=COUNTIF([.F4:.F339]; &quot;Précision scope&quot;)" office:value-type="float" office:value="6" calcext:value-type="float">
            <text:p>6</text:p>
          </table:table-cell>
          <table:table-cell table:number-columns-repeated="1016"/>
        </table:table-row>
        <table:table-row table:style-name="ro3">
          <table:table-cell table:number-columns-repeated="5"/>
          <table:table-cell table:style-name="ce17" office:value-type="string" calcext:value-type="string">
            <text:p>Modification de texte sans impact</text:p>
          </table:table-cell>
          <table:table-cell table:style-name="ce18" table:formula="of:=COUNTIF([.F6:.F341]; &quot;Texte sans impact&quot;)" office:value-type="float" office:value="35" calcext:value-type="float">
            <text:p>35</text:p>
          </table:table-cell>
          <table:table-cell table:number-columns-repeated="1016"/>
        </table:table-row>
        <table:table-row table:style-name="ro2">
          <table:table-cell table:number-columns-repeated="6"/>
          <table:table-cell table:formula="of:=[.G344]+[.G343]+[.G342]+[.G341]" office:value-type="float" office:value="48" calcext:value-type="float">
            <text:p>48</text:p>
          </table:table-cell>
          <table:table-cell table:number-columns-repeated="1016"/>
        </table:table-row>
        <table:table-row table:style-name="ro5" table:number-rows-repeated="1048230">
          <table:table-cell table:number-columns-repeated="1023"/>
        </table:table-row>
        <table:table-row table:style-name="ro5">
          <table:table-cell table:number-columns-repeated="1023"/>
        </table:table-row>
      </table:table>
      <table:table table:name="RGAA3 - AW22" table:style-name="ta1" table:print="false">
        <office:forms form:automatic-focus="false" form:apply-design-mode="false"/>
        <table:table-column table:style-name="co9" table:default-cell-style-name="Default"/>
        <table:table-column-group table:display="false">
          <table:table-column table:style-name="co2" table:visibility="collapse" table:default-cell-style-name="Default"/>
        </table:table-column-group>
        <table:table-column table:style-name="co10" table:default-cell-style-name="Default"/>
        <table:table-column table:style-name="co11" table:default-cell-style-name="Default"/>
        <table:table-column-group table:display="false">
          <table:table-column table:style-name="co12" table:visibility="collapse" table:default-cell-style-name="Default"/>
        </table:table-column-group>
        <table:table-column table:style-name="co8" table:default-cell-style-name="Default"/>
        <table:table-column table:style-name="co13" table:default-cell-style-name="Default"/>
        <table:table-row table:style-name="ro3">
          <table:table-cell table:style-name="_30_Entete_20_jaune" office:value-type="string" calcext:value-type="string">
            <text:p>Rgaa3 test</text:p>
          </table:table-cell>
          <table:table-cell table:style-name="_30_Entete_20_jaune" office:value-type="string" calcext:value-type="string">
            <text:p><text:s/>Rgaa3 title</text:p>
          </table:table-cell>
          <table:table-cell table:style-name="_30_Entete_20_jaune" office:value-type="string" calcext:value-type="string">
            <text:p>Identical Rgaa3/AW22</text:p>
          </table:table-cell>
          <table:table-cell table:style-name="_30_Entete_20_jaune" office:value-type="string" calcext:value-type="string">
            <text:p>AW22 test</text:p>
          </table:table-cell>
          <table:table-cell table:style-name="_30_Entete_20_jaune" office:value-type="string" calcext:value-type="string">
            <text:p>Aw22 title</text:p>
          </table:table-cell>
          <table:table-cell table:number-columns-repeated="2"/>
        </table:table-row>
        <table:table-row table:style-name="ro2">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1" office:value-type="string" calcext:value-type="string">
            <text:p>01.01.1</text:p>
          </table:table-cell>
          <table:table-cell office:value-type="string" calcext:value-type="string">
            <text:p>Chaque image (balise img) a-t-elle un attribut alt ?</text:p>
          </table:table-cell>
          <table:table-cell table:number-columns-repeated="2"/>
        </table:table-row>
        <table:table-row table:style-name="ro2">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1" office:value-type="string" calcext:value-type="string">
            <text:p>01.01.2</text:p>
          </table:table-cell>
          <table:table-cell office:value-type="string" calcext:value-type="string">
            <text:p>Chaque zone (balise area) d'une image réactive a-t-elle un attribut alt ?</text:p>
          </table:table-cell>
          <table:table-cell table:number-columns-repeated="2"/>
        </table:table-row>
        <table:table-row table:style-name="ro2">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table:number-columns-repeated="2"/>
        </table:table-row>
        <table:table-row table:style-name="ro2">
          <table:table-cell table:style-name="ce1" office:value-type="string" calcext:value-type="string">
            <text:p>01.01.4</text:p>
          </table:table-cell>
          <table:table-cell office:value-type="string" calcext:value-type="string">
            <text:p>Chaque image vectorielle (balise svg) vérifie-telle ces conditions ? La balise svg possède un role="img" La balise svg possède un attribut aria-label Une balise desc est présente</text:p>
          </table:table-cell>
          <table:table-cell office:value-type="string" calcext:value-type="string">
            <text:p>false</text:p>
          </table:table-cell>
          <table:table-cell table:style-name="ce1" office:value-type="string" calcext:value-type="string">
            <text:p>01.01.4</text:p>
          </table:table-cell>
          <table:table-cell office:value-type="string" calcext:value-type="string">
            <text:p>Chaque image applet (balise applet) a-t-elle un attribut alt ?</text:p>
          </table:table-cell>
          <table:table-cell table:number-columns-repeated="2"/>
        </table:table-row>
        <table:table-row table:style-name="ro2">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false</text:p>
          </table:table-cell>
          <table:table-cell table:style-name="ce1" office:value-type="string" calcext:value-type="string">
            <text:p>01.02.1</text:p>
          </table:table-cell>
          <table:table-cell office:value-type="string" calcext:value-type="string">
            <text:p>Pour chaque image de décoration (balise img) ayant un attribut alt, le contenu de cet attribut est-il vide (alt="") ?</text:p>
          </table:table-cell>
          <table:table-cell table:number-columns-repeated="2"/>
        </table:table-row>
        <table:table-row table:style-name="ro2">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false</text:p>
          </table:table-cell>
          <table:table-cell table:style-name="ce1" office:value-type="string" calcext:value-type="string">
            <text:p>01.02.2</text:p>
          </table:table-cell>
          <table:table-cell office:value-type="string" calcext:value-type="string">
            <text:p>Pour chaque zone non cliquable (balise area sans attribut href), non porteuse d'information et ayant un attribut alt, le contenu de cet attribut est-il vide (alt="") ?</text:p>
          </table:table-cell>
          <table:table-cell table:number-columns-repeated="2"/>
        </table:table-row>
        <table:table-row table:style-name="ro2">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lt;object&gt; et &lt;/object&gt; est-elle vide ?</text:p>
          </table:table-cell>
          <table:table-cell office:value-type="string" calcext:value-type="string">
            <text:p>false</text:p>
          </table:table-cell>
          <table:table-cell table:style-name="ce1" office:value-type="string" calcext:value-type="string">
            <text:p>01.02.3</text:p>
          </table:table-cell>
          <table:table-cell office:value-type="string" calcext:value-type="string">
            <text:p>Pour chaque image applet (balise applet) non porteuse d'information et ayant un attribut alt, le contenu de cet attribut est-il vide (alt="") ?</text:p>
          </table:table-cell>
          <table:table-cell table:number-columns-repeated="2"/>
        </table:table-row>
        <table:table-row table:style-name="ro3">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false</text:p>
          </table:table-cell>
          <table:table-cell table:style-name="ce1" office:value-type="string" calcext:value-type="string">
            <text:p>01.02.4</text:p>
          </table:table-cell>
          <table:table-cell office:value-type="string" calcext:value-type="string">
            <text:p>Pour chaque image objet (balise object avec l'attribut type="image/...") non porteuse d'information, l'alternative textuelle entre &lt;object&gt; et &lt;/object&gt; est-elle vide ?</text:p>
          </table:table-cell>
          <table:table-cell table:number-columns-repeated="2"/>
        </table:table-row>
        <table:table-row table:style-name="ro2">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false</text:p>
          </table:table-cell>
          <table:table-cell table:style-name="ce1" office:value-type="string" calcext:value-type="string">
            <text:p>01.02.5</text:p>
          </table:table-cell>
          <table:table-cell office:value-type="string" calcext:value-type="string">
            <text:p>Chaque image embarquée (balise embed avec l'attribut type="image/...") non porteuse d'information vérifie-t-elle une de ces conditions ? L'élément noembed est absent de la page L'élément noembed ne contient aucune description de l'image</text:p>
          </table:table-cell>
          <table:table-cell table:number-columns-repeated="2"/>
        </table:table-row>
        <table:table-row table:style-name="ro2">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1</text:p>
          </table:table-cell>
          <table:table-cell office:value-type="string" calcext:value-type="string">
            <text:p>Pour chaque image porteuse d'information (balise img) ayant un attribut alt, le contenu de cet attribut est-il pertinent (hors cas particuliers) ?</text:p>
          </table:table-cell>
          <table:table-cell table:number-columns-repeated="2"/>
        </table:table-row>
        <table:table-row table:style-name="ro2">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table:number-columns-repeated="5"/>
        </table:table-row>
        <table:table-row table:style-name="ro2">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2</text:p>
          </table:table-cell>
          <table:table-cell office:value-type="string" calcext:value-type="string">
            <text:p>Pour chaque zone (balise area) d'une image réactive, porteuse d'information et ayant un attribut alt, le contenu de cet attribut est-il pertinent (hors cas particuliers) ?</text:p>
          </table:table-cell>
          <table:table-cell table:number-columns-repeated="2"/>
        </table:table-row>
        <table:table-row table:style-name="ro2">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office:value-type="string" calcext:value-type="string">
            <text:p>true</text:p>
          </table:table-cell>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table:number-columns-repeated="2"/>
        </table:table-row>
        <table:table-row table:style-name="ro2">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false</text:p>
          </table:table-cell>
          <table:table-cell table:style-name="ce1" office:value-type="string" calcext:value-type="string">
            <text:p>01.03.4</text:p>
          </table:table-cell>
          <table:table-cell office:value-type="string" calcext:value-type="string">
            <text:p>Pour chaque image applet (balise applet) porteuse d'information et ayant un attribut alt, le contenu de cet attribut est-il pertinent (hors cas particuliers) ?</text:p>
          </table:table-cell>
          <table:table-cell table:number-columns-repeated="2"/>
        </table:table-row>
        <table:table-row table:style-name="ro2">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false</text:p>
          </table:table-cell>
          <table:table-cell table:style-name="ce1" office:value-type="string" calcext:value-type="string">
            <text:p>01.03.5</text:p>
          </table:table-cell>
          <table:table-cell office:value-type="string" calcext:value-type="string">
            <text:p>Pour chaque image objet (balise object avec l'attribut type="image/...") porteuse d'information et ayant une alternative textuelle, l'alternative textuelle entre &lt;object&gt; et &lt;/object&gt; est-elle pertinente (hors cas particuliers) ?</text:p>
          </table:table-cell>
          <table:table-cell table:number-columns-repeated="2"/>
        </table:table-row>
        <table:table-row table:style-name="ro1">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e balise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false</text:p>
          </table:table-cell>
          <table:table-cell table:style-name="ce1" office:value-type="string" calcext:value-type="string">
            <text:p>01.03.6</text:p>
          </table:table-cell>
          <table:table-cell office:value-type="string" calcext:value-type="string">
            <text:p>Pour chaque image embarquée (balise embed avec l'attribut type="image/...") porteuse d'information et ayant une alternative textuelle, l'alternative textuelle entre &lt;noembed&gt; et &lt;/noembed&gt; est-elle pertinente (hors cas particuliers) ?</text:p>
          </table:table-cell>
          <table:table-cell table:number-columns-repeated="2"/>
        </table:table-row>
        <table:table-row table:style-name="ro2">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false</text:p>
          </table:table-cell>
          <table:table-cell table:style-name="ce1" office:value-type="string" calcext:value-type="string">
            <text:p>01.03.7</text:p>
          </table:table-cell>
          <table:table-cell office:value-type="string" calcext:value-type="string">
            <text:p>Pour chaque image porteuse d'information et ayant une alternative textuelle, l'alternative textuelle est-elle courte et concise (hors cas particuliers) ?</text:p>
          </table:table-cell>
          <table:table-cell table:number-columns-repeated="2"/>
        </table:table-row>
        <table:table-row table:style-name="ro2">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table:number-columns-repeated="5"/>
        </table:table-row>
        <table:table-row table:style-name="ro2">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table:number-columns-repeated="5"/>
        </table:table-row>
        <table:table-row table:style-name="ro2">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1</text:p>
          </table:table-cell>
          <table:table-cell office:value-type="string" calcext:value-type="string">
            <text:p>Pour chaque image (balise img) utilisée comme CAPTCHA ou comme image-test, ayant un attribut alt, le contenu de cet attribut permet-il d'identifier la nature et la fonction de l'image ?</text:p>
          </table:table-cell>
          <table:table-cell table:number-columns-repeated="2"/>
        </table:table-row>
        <table:table-row table:style-name="ro2">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2</text:p>
          </table:table-cell>
          <table:table-cell office:value-type="string" calcext:value-type="string">
            <text:p>Pour chaque zone (balise area) d'une image réactive, utilisée comme CAPTCHA ou comme image-test, et ayant un attribut alt, le contenu de cet attribut permet-il d'identifier la nature et la fonction de l'image ?</text:p>
          </table:table-cell>
          <table:table-cell table:number-columns-repeated="2"/>
        </table:table-row>
        <table:table-row table:style-name="ro2">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3</text:p>
          </table:table-cell>
          <table:table-cell office:value-type="string" calcext:value-type="string">
            <text:p>Pour chaque image (balise applet) utilisée comme CAPTCHA ou comme image-test, ayant un attribut alt, le contenu de cet attribut permet-il d'identifier la nature et la fonction de l'image ?</text:p>
          </table:table-cell>
          <table:table-cell table:number-columns-repeated="2"/>
        </table:table-row>
        <table:table-row table:style-name="ro2">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4</text:p>
          </table:table-cell>
          <table:table-cell office:value-type="string" calcext:value-type="string">
            <text:p>Pour chaque bouton associé à une image (balise input avec l'attribut type="image") utilisée comme CAPTCHA ou comme image-test, ayant un attribut alt, le contenu de cet attribut permet-il d'identifier la nature et la fonction de l'image ?</text:p>
          </table:table-cell>
          <table:table-cell table:number-columns-repeated="2"/>
        </table:table-row>
        <table:table-row table:style-name="ro2">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5</text:p>
          </table:table-cell>
          <table:table-cell office:value-type="string" calcext:value-type="string">
            <text:p>Pour chaque image objet (balise object avec l'attribut type="image/...") utilisée comme CAPTCHA ou comme image-test, et ayant une alternative textuelle, l'alternative textuelle entre &lt;object&gt; et &lt;/object&gt; permet-elle d'identifier la nature et la fonction de l'image ?</text:p>
          </table:table-cell>
          <table:table-cell table:number-columns-repeated="2"/>
        </table:table-row>
        <table:table-row table:style-name="ro3">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a balise desc vérifie-t-elle ces conditions ? l'alternative textuelle implémentée via l'attribut aria-label permet d'identifier la nature et la fonction de l'image et est identique à l'attribut title s'il est présent l'alternative textuelle implémentée via la balise desc permet d'identifier la nature et la fonction de l'image et est identique à l'attribut title de la balise svg s'il est présent</text:p>
          </table:table-cell>
          <table:table-cell office:value-type="string" calcext:value-type="string">
            <text:p>false</text:p>
          </table:table-cell>
          <table:table-cell table:style-name="ce1" office:value-type="string" calcext:value-type="string">
            <text:p>01.04.6</text:p>
          </table:table-cell>
          <table:table-cell office:value-type="string" calcext:value-type="string">
            <text:p>Pour chaque image embarquée (balise embed avec l'attribut type="image/...") utilisée comme CAPTCHA ou comme image-test et ayant une alternative textuelle, l'alternative textuelle entre &lt;noembed&gt; et &lt;/noembed&gt; permet-elle d'identifier la nature et la fonction de l'image ?</text:p>
          </table:table-cell>
          <table:table-cell table:number-columns-repeated="2"/>
        </table:table-row>
        <table:table-row table:style-name="ro2">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table:number-columns-repeated="5"/>
        </table:table-row>
        <table:table-row table:style-name="ro2">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table:number-columns-repeated="5"/>
        </table:table-row>
        <table:table-row table:style-name="ro2">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table:number-columns-repeated="5"/>
        </table:table-row>
        <table:table-row table:style-name="ro2">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false</text:p>
          </table:table-cell>
          <table:table-cell table:style-name="ce1" office:value-type="string" calcext:value-type="string">
            <text:p>01.05.1</text:p>
          </table:table-cell>
          <table:table-cell office:value-type="string" calcext:value-type="string">
            <text:p>Chaque image (balises img, area, applet, object, embed) utilisée comme CAPTCHA vérifie-t-elle une de ces conditions ? Il existe une autre forme de CAPTCHA non graphique, au moins Il existe une autre solution d'accès à la fonctionnalité sécurisée par le CAPTCHA</text:p>
          </table:table-cell>
          <table:table-cell table:number-columns-repeated="2"/>
        </table:table-row>
        <table:table-row table:style-name="ro2">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table:number-columns-repeated="2"/>
        </table:table-row>
        <table:table-row table:style-name="ro2">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1</text:p>
          </table:table-cell>
          <table:table-cell office:value-type="string" calcext:value-type="string">
            <text:p>Chaque image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table:number-columns-repeated="2"/>
        </table:table-row>
        <table:table-row table:style-name="ro2">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false</text:p>
          </table:table-cell>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entre &lt;object&gt; et &lt;/object&gt; une référence à une description détaillée présente dans la page Il existe un lien adjacent (via une url ou une ancre) permettant d'accéder au contenu de la description détaillée</text:p>
          </table:table-cell>
          <table:table-cell table:number-columns-repeated="2"/>
        </table:table-row>
        <table:table-row table:style-name="ro2">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false</text:p>
          </table:table-cell>
          <table:table-cell table:style-name="ce1" office:value-type="string" calcext:value-type="string">
            <text:p>01.06.3</text:p>
          </table:table-cell>
          <table:table-cell office:value-type="string" calcext:value-type="string">
            <text:p>Chaque image applet porteuse d'information (balise applet), qui nécessite une description détaillée, vérifie-t-elle une de ces conditions ? Il existe un attribut alt contenant la référence à une description détaillée adjacente à l'image Il existe entre &lt;applet&gt; et &lt;/applet&gt; une référence à une description détaillée présente dans la page Il existe un lien adjacent (via une url ou une ancre) permettant d'accéder au contenu de la description détaillée</text:p>
          </table:table-cell>
          <table:table-cell table:number-columns-repeated="2"/>
        </table:table-row>
        <table:table-row table:style-name="ro1">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4</text:p>
          </table:table-cell>
          <table:table-cell office:value-type="string" calcext:value-type="string">
            <text:p>Chaque image embarquée porteuse d'information (balise embed), qui nécessite une description détaillée, vérifie-t-elle une de ces conditions ? Il existe entre &lt;noembed&gt; et &lt;/noembed&gt; une référence à une description détaillée présente dans la page Il existe un lien adjacent (via une url ou une ancre) permettant d'accéder au contenu de la description détaillée</text:p>
          </table:table-cell>
          <table:table-cell table:number-columns-repeated="2"/>
        </table:table-row>
        <table:table-row table:style-name="ro1">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e balise desc contenant une référence à une description détaillée adjacente à l'image vectorielle Il existe une balise desc contenant la description détaillée Il existe un lien adjacent (via une une balise url ou une ancre) permettant d'accéder au contenu de la description détaillée</text:p>
          </table:table-cell>
          <table:table-cell office:value-type="string" calcext:value-type="string">
            <text:p>false</text:p>
          </table:table-cell>
          <table:table-cell table:style-name="ce1" office:value-type="string" calcext:value-type="string">
            <text:p>01.06.5</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table:number-columns-repeated="2"/>
        </table:table-row>
        <table:table-row table:style-name="ro2">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e balise desc, cette référence est-elle correctement restituée par les technologies d'assistance ?</text:p>
          </table:table-cell>
          <table:table-cell table:number-columns-repeated="5"/>
        </table:table-row>
        <table:table-row table:style-name="ro3">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table:number-columns-repeated="5"/>
        </table:table-row>
        <table:table-row table:style-name="ro2">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table:number-columns-repeated="5"/>
        </table:table-row>
        <table:table-row table:style-name="ro2">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table:number-columns-repeated="2"/>
        </table:table-row>
        <table:table-row table:style-name="ro2">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false</text:p>
          </table:table-cell>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présente dans la page et signalée entre &lt;object&gt; et &lt;/object&gt;, est pertinente La description détaillée via un lien adjacent est pertinente</text:p>
          </table:table-cell>
          <table:table-cell table:number-columns-repeated="2"/>
        </table:table-row>
        <table:table-row table:style-name="ro2">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false</text:p>
          </table:table-cell>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présente dans la page et signalée entre &lt;noembed&gt; et &lt;/noembed&gt; est pertinente La description détaillée via un lien adjacent est pertinente</text:p>
          </table:table-cell>
          <table:table-cell table:number-columns-repeated="2"/>
        </table:table-row>
        <table:table-row table:style-name="ro1">
          <table:table-cell table:style-name="ce1" office:value-type="string" calcext:value-type="string">
            <text:p>01.07.4</text:p>
          </table:table-cell>
          <table:table-cell office:value-type="string" calcext:value-type="string">
            <text:p>Chaque image vectorielle (balise svg) ayant une description détaillée vérifie-t-elle une de ces conditions ? La description détaillée adjacente à l'image vectorielle est pertinente La description détaillée contenu dans la balise desc est pertinente La description détaillée via un lien adjacent est pertinente</text:p>
          </table:table-cell>
          <table:table-cell office:value-type="string" calcext:value-type="string">
            <text:p>false</text:p>
          </table:table-cell>
          <table:table-cell table:style-name="ce1" office:value-type="string" calcext:value-type="string">
            <text:p>01.07.4</text:p>
          </table:table-cell>
          <table:table-cell office:value-type="string" calcext:value-type="string">
            <text:p>Chaque image applet (balise applet) ayant une description détaillée vérifie-t-elle une de ces conditions ? La description détaillée présente dans la page et signalée entre &lt;applet&gt; et &lt;/applet&gt; est pertinente La description détaillée présente dans la page et signalée dans l'attribut alt est pertinente La description détaillée accessible via un lien adjacent est pertinente</text:p>
          </table:table-cell>
          <table:table-cell table:number-columns-repeated="2"/>
        </table:table-row>
        <table:table-row table:style-name="ro2">
          <table:table-cell table:style-name="ce1" office:value-type="string" calcext:value-type="string">
            <text:p>01.07.5</text:p>
          </table:table-cell>
          <table:table-cell office:value-type="string" calcext:value-type="string">
            <text:p>Pour chaque image vectorielle (balise svg) ayant une description détaillée implémentée via la balise desc, cette description détaillée est-elle correctement restituée par les technologies d'assistance ?</text:p>
          </table:table-cell>
          <table:table-cell table:number-columns-repeated="5"/>
        </table:table-row>
        <table:table-row table:style-name="ro3">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table:number-columns-repeated="5"/>
        </table:table-row>
        <table:table-row table:style-name="ro2">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table:number-columns-repeated="5"/>
        </table:table-row>
        <table:table-row table:style-name="ro2">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4</text:p>
          </table:table-cell>
          <table:table-cell office:value-type="string" calcext:value-type="string">
            <text:p>Chaque image texte applet (balise applet),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5</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6</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table:number-columns-repeated="2"/>
        </table:table-row>
        <table:table-row table:style-name="ro2">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4</text:p>
          </table:table-cell>
          <table:table-cell office:value-type="string" calcext:value-type="string">
            <text:p>Chaque image texte applet (balise applet)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5</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table:number-columns-repeated="2"/>
        </table:table-row>
        <table:table-row table:style-name="ro2">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6</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table:number-columns-repeated="2"/>
        </table:table-row>
        <table:table-row table:style-name="ro3">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table:number-columns-repeated="5"/>
        </table:table-row>
        <table:table-row table:style-name="ro3">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e balise figure la balise figure possède un attribut role="group"</text:p>
          </table:table-cell>
          <table:table-cell table:number-columns-repeated="5"/>
        </table:table-row>
        <table:table-row table:style-name="ro3">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table:number-columns-repeated="5"/>
        </table:table-row>
        <table:table-row table:style-name="ro1">
          <table:table-cell table:style-name="ce1" office:value-type="string" calcext:value-type="string">
            <text:p>01.10.4</text:p>
          </table:table-cell>
          <table:table-cell office:value-type="string" calcext:value-type="string">
            <text:p>Chaque image vectorielle légendée (balise svg associée à une légende adjacente) vérifie-telle, sinécessaire, ces conditions ? L'image (balise svg) et sa légende sont contenues dans une balise figure la balise figure possède un attribut role="group" Le contenu de l'attribut aria-label ou de la balise desc de l'image vectorielle contient une référence à la légende adjacente L'attribut title de l'image vectorielle (balise svg) s'il est présent, est strictement identique au contenu de l'attribut aria-label ou de la balise desc utilisé comme alternative.</text:p>
          </table:table-cell>
          <table:table-cell table:number-columns-repeated="5"/>
        </table:table-row>
        <table:table-row table:style-name="ro3">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e balise figure la balise figure possède un attribut role="group" Le contenu entre &lt;canvas&gt; et &lt;/canvas&gt; de l'image bitmap contient une référence à la légende adjacente</text:p>
          </table:table-cell>
          <table:table-cell table:number-columns-repeated="5"/>
        </table:table-row>
        <table:table-row table:style-name="ro2">
          <table:table-cell table:style-name="ce1" office:value-type="string" calcext:value-type="string">
            <text:p>02.01.1</text:p>
          </table:table-cell>
          <table:table-cell office:value-type="string" calcext:value-type="string">
            <text:p>Chaque cadre en ligne (balise iframe) a-t-il un attribut title ?</text:p>
          </table:table-cell>
          <table:table-cell office:value-type="string" calcext:value-type="string">
            <text:p>false</text:p>
          </table:table-cell>
          <table:table-cell table:style-name="ce1" office:value-type="string" calcext:value-type="string">
            <text:p>02.01.1</text:p>
          </table:table-cell>
          <table:table-cell office:value-type="string" calcext:value-type="string">
            <text:p>Chaque cadre (balise frame) a-t-il un attribut title ?</text:p>
          </table:table-cell>
          <table:table-cell table:number-columns-repeated="2"/>
        </table:table-row>
        <table:table-row table:style-name="ro2">
          <table:table-cell table:number-columns-repeated="3"/>
          <table:table-cell table:style-name="ce1" office:value-type="string" calcext:value-type="string">
            <text:p>02.01.2</text:p>
          </table:table-cell>
          <table:table-cell office:value-type="string" calcext:value-type="string">
            <text:p>Chaque cadre en ligne (balise iframe) a-t-il un attribut title ?</text:p>
          </table:table-cell>
          <table:table-cell table:number-columns-repeated="2"/>
        </table:table-row>
        <table:table-row table:style-name="ro2">
          <table:table-cell table:style-name="ce1" office:value-type="string" calcext:value-type="string">
            <text:p>02.02.1</text:p>
          </table:table-cell>
          <table:table-cell office:value-type="string" calcext:value-type="string">
            <text:p>Pour chaque cadre en ligne (balise iframe) ayant un attribut title, le contenu de cet attribut est-il pertinent ?</text:p>
          </table:table-cell>
          <table:table-cell office:value-type="string" calcext:value-type="string">
            <text:p>false</text:p>
          </table:table-cell>
          <table:table-cell table:style-name="ce1" office:value-type="string" calcext:value-type="string">
            <text:p>02.02.1</text:p>
          </table:table-cell>
          <table:table-cell office:value-type="string" calcext:value-type="string">
            <text:p>Pour chaque cadre (balise frame) ayant un attribut title, le contenu de cet attribut est-il pertinent ?</text:p>
          </table:table-cell>
          <table:table-cell table:number-columns-repeated="2"/>
        </table:table-row>
        <table:table-row table:style-name="ro2">
          <table:table-cell table:number-columns-repeated="3"/>
          <table:table-cell table:style-name="ce1" office:value-type="string" calcext:value-type="string">
            <text:p>02.02.2</text:p>
          </table:table-cell>
          <table:table-cell office:value-type="string" calcext:value-type="string">
            <text:p>Pour chaque cadre en ligne (balise iframe) ayant un attribut title, le contenu de cet attribut est-il pertinent ?</text:p>
          </table:table-cell>
          <table:table-cell table:number-columns-repeated="2"/>
        </table:table-row>
        <table:table-row table:style-name="ro2">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table:number-columns-repeated="2"/>
        </table:table-row>
        <table:table-row table:style-name="ro2">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false</text:p>
          </table:table-cell>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table:number-columns-repeated="2"/>
        </table:table-row>
        <table:table-row table:style-name="ro2">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table:number-columns-repeated="2"/>
        </table:table-row>
        <table:table-row table:style-name="ro2">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table:number-columns-repeated="2"/>
        </table:table-row>
        <table:table-row table:style-name="ro2">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table:number-columns-repeated="2"/>
        </table:table-row>
        <table:table-row table:style-name="ro2">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table:number-columns-repeated="2"/>
        </table:table-row>
        <table:table-row table:style-name="ro2">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table:number-columns-repeated="2"/>
        </table:table-row>
        <table:table-row table:style-name="ro2">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table:number-columns-repeated="2"/>
        </table:table-row>
        <table:table-row table:style-name="ro1">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table:number-columns-repeated="2"/>
        </table:table-row>
        <table:table-row table:style-name="ro2">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table:number-columns-repeated="2"/>
        </table:table-row>
        <table:table-row table:style-name="ro2">
          <table:table-cell table:style-name="ce1" office:value-type="string" calcext:value-type="string">
            <text:p>04.01.1</text:p>
          </table:table-cell>
          <table:table-cell office:value-type="string" calcext:value-type="string">
            <text:p>Chaque média temporel pré-enregistré seulement audio,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table:number-columns-repeated="2"/>
        </table:table-row>
        <table:table-row table:style-name="ro2">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false</text:p>
          </table:table-cell>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table:number-columns-repeated="2"/>
        </table:table-row>
        <table:table-row table:style-name="ro2">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false</text:p>
          </table:table-cell>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table:number-columns-repeated="2"/>
        </table:table-row>
        <table:table-row table:style-name="ro1">
          <table:table-cell table:number-columns-repeated="3"/>
          <table:table-cell table:style-name="ce1" office:value-type="string" calcext:value-type="string">
            <text:p>04.01.4</text:p>
          </table:table-cell>
          <table:table-cell office:value-type="string" calcext:value-type="string">
            <text:p>Chaque média temporel pré-enregistré,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table:number-columns-repeated="2"/>
        </table:table-row>
        <table:table-row table:style-name="ro2">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table:number-columns-repeated="2"/>
        </table:table-row>
        <table:table-row table:style-name="ro2">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table:number-columns-repeated="2"/>
        </table:table-row>
        <table:table-row table:style-name="ro3">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table:number-columns-repeated="2"/>
        </table:table-row>
        <table:table-row table:style-name="ro2">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table:number-columns-repeated="2"/>
        </table:table-row>
        <table:table-row table:style-name="ro2">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e balise track, la balise track possède-t-il un attribut kind="captions"</text:p>
          </table:table-cell>
          <table:table-cell table:number-columns-repeated="5"/>
        </table:table-row>
        <table:table-row table:style-name="ro2">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table:number-columns-repeated="2"/>
        </table:table-row>
        <table:table-row table:style-name="ro2">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table:number-columns-repeated="2"/>
        </table:table-row>
        <table:table-row table:style-name="ro2">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table:number-columns-repeated="2"/>
        </table:table-row>
        <table:table-row table:style-name="ro1">
          <table:table-cell table:number-columns-repeated="3"/>
          <table:table-cell table:style-name="ce1" office:value-type="string" calcext:value-type="string">
            <text:p>04.05.3</text:p>
          </table:table-cell>
          <table:table-cell office:value-type="string" calcext:value-type="string">
            <text:p>Chaque média temporel synchronisé ou seulement audi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table:number-columns-repeated="2"/>
        </table:table-row>
        <table:table-row table:style-name="ro2">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table:number-columns-repeated="2"/>
        </table:table-row>
        <table:table-row table:style-name="ro2">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table:number-columns-repeated="2"/>
        </table:table-row>
        <table:table-row table:style-name="ro2">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table:number-columns-repeated="2"/>
        </table:table-row>
        <table:table-row table:style-name="ro2">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table:number-columns-repeated="2"/>
        </table:table-row>
        <table:table-row table:style-name="ro2">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table:number-columns-repeated="2"/>
        </table:table-row>
        <table:table-row table:style-name="ro2">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table:number-columns-repeated="2"/>
        </table:table-row>
        <table:table-row table:style-name="ro2">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table:number-columns-repeated="2"/>
        </table:table-row>
        <table:table-row table:style-name="ro2">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table:number-columns-repeated="2"/>
        </table:table-row>
        <table:table-row table:style-name="ro2">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table:number-columns-repeated="2"/>
        </table:table-row>
        <table:table-row table:style-name="ro2">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table:number-columns-repeated="2"/>
        </table:table-row>
        <table:table-row table:style-name="ro2">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table:number-columns-repeated="2"/>
        </table:table-row>
        <table:table-row table:style-name="ro2">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table:number-columns-repeated="2"/>
        </table:table-row>
        <table:table-row table:style-name="ro2">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table:number-columns-repeated="2"/>
        </table:table-row>
        <table:table-row table:style-name="ro2">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table:number-columns-repeated="2"/>
        </table:table-row>
        <table:table-row table:style-name="ro2">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table:number-columns-repeated="2"/>
        </table:table-row>
        <table:table-row table:style-name="ro2">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table:number-columns-repeated="2"/>
        </table:table-row>
        <table:table-row table:style-name="ro1">
          <table:table-cell table:number-columns-repeated="3"/>
          <table:table-cell office:value-type="string" calcext:value-type="string">
            <text:p>04.13.3</text:p>
          </table:table-cell>
          <table:table-cell office:value-type="string" calcext:value-type="string">
            <text:p>Chaque média temporel synchronisé ou seulement vidé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table:number-columns-repeated="2"/>
        </table:table-row>
        <table:table-row table:style-name="ro2">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table:number-columns-repeated="2"/>
        </table:table-row>
        <table:table-row table:style-name="ro2">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table:number-columns-repeated="2"/>
        </table:table-row>
        <table:table-row table:style-name="ro2">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1</text:p>
          </table:table-cell>
          <table:table-cell office:value-type="string" calcext:value-type="string">
            <text:p>Chaque média temporel seulement son, seulement vidéo ou synchronisé,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cell table:number-columns-repeated="2"/>
        </table:table-row>
        <table:table-row table:style-name="ro2">
          <table:table-cell office:value-type="string" calcext:value-type="string">
            <text:p>04.15.2</text:p>
          </table:table-cell>
          <table:table-cell office:value-type="string" calcext:value-type="string">
            <text:p>Pour chaque média temporelseulement son en direct, seulement vidéo en direct ou synchronisé en direct, le contenu textuel adjacent permet-il d'identifier clairement lemédia temporel (hors cas particuliers) ?</text:p>
          </table:table-cell>
          <table:table-cell office:value-type="string" calcext:value-type="string">
            <text:p>false</text:p>
          </table:table-cell>
          <table:table-cell office:value-type="string" calcext:value-type="string">
            <text:p>04.15.2</text:p>
          </table:table-cell>
          <table:table-cell office:value-type="string" calcext:value-type="string">
            <text:p>Chaque média temporel seulement son en direct, seulement vidéo en direct ou synchronisé en direct,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cell table:number-columns-repeated="2"/>
        </table:table-row>
        <table:table-row table:style-name="ro1">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false</text:p>
          </table:table-cell>
          <table:table-cell office:value-type="string" calcext:value-type="string">
            <text:p>04.16.1</text:p>
          </table:table-cell>
          <table:table-cell office:value-type="string" calcext:value-type="string">
            <text:p>Chaque média non temporel vérifie-t-il une de ces conditions (hors cas particuliers) ? La balise object contient une alternative La balise applet contient une alternative La balise noembed contient une alternative Un lien adjacent, clairement identifiable, contient l'adresse (url) d'une page contenant une alternative Un lien adjacent, clairement identifiable, permet d'accéder à une alternative dans la page</text:p>
          </table:table-cell>
          <table:table-cell table:number-columns-repeated="2"/>
        </table:table-row>
        <table:table-row table:style-name="ro3">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table:number-columns-repeated="2"/>
        </table:table-row>
        <table:table-row table:style-name="ro2">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false</text:p>
          </table:table-cell>
          <table:table-cell office:value-type="string" calcext:value-type="string">
            <text:p>04.17.1</text:p>
          </table:table-cell>
          <table:table-cell office:value-type="string" calcext:value-type="string">
            <text:p>Chaque média non temporel ayant une alternative vérifie-t-il une des ces conditions ? Le contenu de la balise object permet d'accéder au même contenu et à des fonctionnalités similaires Le contenu de la balise applet permet d'accéder au même contenu et à des fonctionnalités similaires Le contenu de la balise noembed permet d'accéder au même contenu et à des fonctionnalités similaires Le contenu de l'alternative indiqué via un un lien adjacent permet d'accéder au même contenu et à des fonctionnalités similaires</text:p>
          </table:table-cell>
          <table:table-cell table:number-columns-repeated="2"/>
        </table:table-row>
        <table:table-row table:style-name="ro2">
          <table:table-cell office:value-type="string" calcext:value-type="string">
            <text:p>04.18.1</text:p>
          </table:table-cell>
          <table:table-cell office:value-type="string" calcext:value-type="string">
            <text:p>Chaque séquence sonore déclenchée automatiquement via une balise object, 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cell office:value-type="string" calcext:value-type="string">
            <text:p>04.18.1</text:p>
          </table:table-cell>
          <table:table-cell office:value-type="string" calcext:value-type="string">
            <text:p>Chaque séquence sonore déclenchée automatiquement via une balise object, applet,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table:number-columns-repeated="2"/>
        </table:table-row>
        <table:table-row table:style-name="ro2">
          <table:table-cell office:value-type="string" calcext:value-type="string">
            <text:p>04.19.1</text:p>
          </table:table-cell>
          <table:table-cell office:value-type="string" calcext:value-type="string">
            <text:p>Chaque média temporel audio pré-enregistré et diffusé via une balise via une balise object, vide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cell office:value-type="string" calcext:value-type="string">
            <text:p>04.19.1</text:p>
          </table:table-cell>
          <table:table-cell office:value-type="string" calcext:value-type="string">
            <text:p>Chaque média temporel audio pré-enregistré et diffusé via une balise Object, Applet,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table:number-columns-repeated="2"/>
        </table:table-row>
        <table:table-row table:style-name="ro2">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table:number-columns-repeated="2"/>
        </table:table-row>
        <table:table-row table:style-name="ro2">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table:number-columns-repeated="2"/>
        </table:table-row>
        <table:table-row table:style-name="ro2">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table:number-columns-repeated="2"/>
        </table:table-row>
        <table:table-row table:style-name="ro2">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table:number-columns-repeated="2"/>
        </table:table-row>
        <table:table-row table:style-name="ro2">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table:number-columns-repeated="2"/>
        </table:table-row>
        <table:table-row table:style-name="ro2">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table:number-columns-repeated="2"/>
        </table:table-row>
        <table:table-row table:style-name="ro2">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false</text:p>
          </table:table-cell>
          <table:table-cell table:style-name="ce1" office:value-type="string" calcext:value-type="string">
            <text:p>05.01.1</text:p>
          </table:table-cell>
          <table:table-cell office:value-type="string" calcext:value-type="string">
            <text:p>Chaque tableau de données (balise table) a-t-il un attribut summary ?</text:p>
          </table:table-cell>
          <table:table-cell table:number-columns-repeated="2"/>
        </table:table-row>
        <table:table-row table:style-name="ro2">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false</text:p>
          </table:table-cell>
          <table:table-cell table:style-name="ce1" office:value-type="string" calcext:value-type="string">
            <text:p>05.02.1</text:p>
          </table:table-cell>
          <table:table-cell office:value-type="string" calcext:value-type="string">
            <text:p>Pour chaque tableau de données (balise table) ayant un attribut summary, le contenu de cet attribut est-il pertinent ?</text:p>
          </table:table-cell>
          <table:table-cell table:number-columns-repeated="2"/>
        </table:table-row>
        <table:table-row table:style-name="ro2">
          <table:table-cell table:number-columns-repeated="3"/>
          <table:table-cell table:style-name="ce1" office:value-type="string" calcext:value-type="string">
            <text:p>05.02.2</text:p>
          </table:table-cell>
          <table:table-cell office:value-type="string" calcext:value-type="string">
            <text:p>Pour chaque tableau de mise en forme (balise table) ayant un attribut summary, le contenu de cet attribut est-il vide (summary="") ?</text:p>
          </table:table-cell>
          <table:table-cell table:number-columns-repeated="2"/>
        </table:table-row>
        <table:table-row table:style-name="ro2">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false</text:p>
          </table:table-cell>
          <table:table-cell table:style-name="ce1" office:value-type="string" calcext:value-type="string">
            <text:p>05.03.1</text:p>
          </table:table-cell>
          <table:table-cell office:value-type="string" calcext:value-type="string">
            <text:p>Pour chaque tableau de mise en forme, le contenu linéarisé reste-t-il compréhensible ?</text:p>
          </table:table-cell>
          <table:table-cell table:number-columns-repeated="2"/>
        </table:table-row>
        <table:table-row table:style-name="ro2">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table:number-columns-repeated="2"/>
        </table:table-row>
        <table:table-row table:style-name="ro2">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table:number-columns-repeated="2"/>
        </table:table-row>
        <table:table-row table:style-name="ro2">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table:number-columns-repeated="2"/>
        </table:table-row>
        <table:table-row table:style-name="ro2">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table:number-columns-repeated="2"/>
        </table:table-row>
        <table:table-row table:style-name="ro2">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table:number-columns-repeated="2"/>
        </table:table-row>
        <table:table-row table:style-name="ro2">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table:number-columns-repeated="2"/>
        </table:table-row>
        <table:table-row table:style-name="ro2">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table:number-columns-repeated="2"/>
        </table:table-row>
        <table:table-row table:style-name="ro2">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table:number-columns-repeated="2"/>
        </table:table-row>
        <table:table-row table:style-name="ro2">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table:number-columns-repeated="2"/>
        </table:table-row>
        <table:table-row table:style-name="ro2">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table:number-columns-repeated="2"/>
        </table:table-row>
        <table:table-row table:style-name="ro2">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table:number-columns-repeated="2"/>
        </table:table-row>
        <table:table-row table:style-name="ro2">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table:number-columns-repeated="2"/>
        </table:table-row>
        <table:table-row table:style-name="ro2">
          <table:table-cell table:style-name="ce1" office:value-type="string" calcext:value-type="string">
            <text:p>06.01.5</text:p>
          </table:table-cell>
          <table:table-cell office:value-type="string" calcext:value-type="string">
            <text:p>Chaque lien vectoriel vérifie-t-il une de ces conditions (hors cas particuliers) ? L'intitulé de lien seul permet d'en comprendre la fonction et la destination Le contexte du lien permet d'en comprendre la fonction et la destination</text:p>
          </table:table-cell>
          <table:table-cell table:number-columns-repeated="5"/>
        </table:table-row>
        <table:table-row table:style-name="ro2">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table:number-columns-repeated="2"/>
        </table:table-row>
        <table:table-row table:style-name="ro2">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table:number-columns-repeated="2"/>
        </table:table-row>
        <table:table-row table:style-name="ro2">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table:number-columns-repeated="2"/>
        </table:table-row>
        <table:table-row table:style-name="ro2">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table:number-columns-repeated="2"/>
        </table:table-row>
        <table:table-row table:style-name="ro2">
          <table:table-cell table:style-name="ce1" office:value-type="string" calcext:value-type="string">
            <text:p>06.02.5</text:p>
          </table:table-cell>
          <table:table-cell office:value-type="string" calcext:value-type="string">
            <text:p>Pour chaque lien vectoriel ayant un titre de lien (attribut title), le contenu de cet attribut est-il pertinent ?</text:p>
          </table:table-cell>
          <table:table-cell table:number-columns-repeated="5"/>
        </table:table-row>
        <table:table-row table:style-name="ro2">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table:number-columns-repeated="2"/>
        </table:table-row>
        <table:table-row table:style-name="ro2">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table:number-columns-repeated="2"/>
        </table:table-row>
        <table:table-row table:style-name="ro2">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table:number-columns-repeated="2"/>
        </table:table-row>
        <table:table-row table:style-name="ro2">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table:number-columns-repeated="2"/>
        </table:table-row>
        <table:table-row table:style-name="ro2">
          <table:table-cell table:style-name="ce1" office:value-type="string" calcext:value-type="string">
            <text:p>06.03.5</text:p>
          </table:table-cell>
          <table:table-cell office:value-type="string" calcext:value-type="string">
            <text:p>Chaque intitulé de lien vectoriel (contenu de l'alternative de l'image vectorielle, balise svg) est-il explicite hors contexte (hors cas particulier) ?</text:p>
          </table:table-cell>
          <table:table-cell table:number-columns-repeated="5"/>
        </table:table-row>
        <table:table-row table:style-name="ro2">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table:number-columns-repeated="2"/>
        </table:table-row>
        <table:table-row table:style-name="ro2">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table:number-columns-repeated="2"/>
        </table:table-row>
        <table:table-row table:style-name="ro2">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table:number-columns-repeated="2"/>
        </table:table-row>
        <table:table-row table:style-name="ro2">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table:number-columns-repeated="2"/>
        </table:table-row>
        <table:table-row table:style-name="ro2">
          <table:table-cell table:style-name="ce1" office:value-type="string" calcext:value-type="string">
            <text:p>06.04.5</text:p>
          </table:table-cell>
          <table:table-cell office:value-type="string" calcext:value-type="string">
            <text:p>Chaque lien identique de type vectoriel a-t-il les mêmes fonction et destination ?</text:p>
          </table:table-cell>
          <table:table-cell table:number-columns-repeated="5"/>
        </table:table-row>
        <table:table-row table:style-name="ro2">
          <table:table-cell table:style-name="ce1" office:value-type="string" calcext:value-type="string">
            <text:p>06.05.1</text:p>
          </table:table-cell>
          <table:table-cell office:value-type="string" calcext:value-type="string">
            <text:p>Dans chaque page Web, chaque lien (balise a avec un attribut href), à l'exception des ancres, a-t-il un intitulé entre &lt;a&gt; et &lt;/a&gt; ?</text:p>
          </table:table-cell>
          <table:table-cell office:value-type="string" calcext:value-type="string">
            <text:p>false</text:p>
          </table:table-cell>
          <table:table-cell table:style-name="ce1" office:value-type="string" calcext:value-type="string">
            <text:p>06.05.1</text:p>
          </table:table-cell>
          <table:table-cell office:value-type="string" calcext:value-type="string">
            <text:p>Chaque image réactive côté serveur (balise img ou balise input de type image avec l'attribut ismap) vérifie-t-elle une de ces conditions ? La zone cliquable est doublée d'un lien La zone cliquable est doublée d'un formulaire de navigation</text:p>
          </table:table-cell>
          <table:table-cell table:number-columns-repeated="2"/>
        </table:table-row>
        <table:table-row table:style-name="ro1">
          <table:table-cell table:number-columns-repeated="3"/>
          <table:table-cell table:style-name="ce1" office:value-type="string" calcext:value-type="string">
            <text:p>06.05.2</text:p>
          </table:table-cell>
          <table:table-cell office:value-type="string" calcext:value-type="string">
            <text:p>Chaque image réactive côté serveur (balise img ou balise input de type image avec l'attribut ismap) vérifie-t-elle une de ces conditions ? Le lien doublant la zone cliquable permet d'accéder à la même fonction et à la même destination que la zone cliquable La soumission du formulaire permet d'accéder à la même fonction et la même destination que la zone cliquable.</text:p>
          </table:table-cell>
          <table:table-cell table:number-columns-repeated="2"/>
        </table:table-row>
        <table:table-row table:style-name="ro1">
          <table:table-cell table:number-columns-repeated="3"/>
          <table:table-cell table:style-name="ce1" office:value-type="string" calcext:value-type="string">
            <text:p>06.05.3</text:p>
          </table:table-cell>
          <table:table-cell office:value-type="string" calcext:value-type="string">
            <text:p>Chaque image réactive côté serveur (balise img ou balise input de type image avec l'attribut ismap) vérifie-t-elle une de ces conditions ? L'image réactive est immédiatement suivie, dans le code source, de la liste des liens doublant les zones cliquables L'image réactive est immédiatement suivie, dans le code source, d'un formulaire de navigation doublant les zones cliquables</text:p>
          </table:table-cell>
          <table:table-cell table:number-columns-repeated="2"/>
        </table:table-row>
        <table:table-row table:style-name="ro2">
          <table:table-cell table:number-columns-repeated="3"/>
          <table:table-cell table:style-name="ce1" office:value-type="string" calcext:value-type="string">
            <text:p>06.06.1</text:p>
          </table:table-cell>
          <table:table-cell office:value-type="string" calcext:value-type="string">
            <text:p>Dans chaque page Web, chaque lien (balise a), à l'exception des ancres nommées, a-t-il un intitulé entre &lt;a&gt; et &lt;/a&gt; ?</text:p>
          </table:table-cell>
          <table:table-cell table:number-columns-repeated="2"/>
        </table:table-row>
        <table:table-row table:style-name="ro2">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false</text:p>
          </table:table-cell>
          <table:table-cell table:style-name="ce1" office:value-type="string" calcext:value-type="string">
            <text:p>07.01.1</text:p>
          </table:table-cell>
          <table:table-cell office:value-type="string" calcext:value-type="string">
            <text:p>Chaque script vérifie-t-il, si nécessaire, une de ces conditions (hors cas particuliers) ? Une alternative existe entre &lt;noscript&gt; et &lt;/noscript&gt; Une alternative existe directement dans la page lorsque javascript est désactivé Un lien permet d'accéder à une version alternative de la page Une alternative existe via un langage de script côté serveur</text:p>
          </table:table-cell>
          <table:table-cell table:number-columns-repeated="2"/>
        </table:table-row>
        <table:table-row table:style-name="ro2">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false</text:p>
          </table:table-cell>
          <table:table-cell table:style-name="ce1" office:value-type="string" calcext:value-type="string">
            <text:p>07.01.2</text:p>
          </table:table-cell>
          <table:table-cell office:value-type="string" calcext:value-type="string">
            <text:p>Chaque script déclenchant l'ouverture d'une nouvelle fenêtre a-t-il une alternative ?</text:p>
          </table:table-cell>
          <table:table-cell table:number-columns-repeated="2"/>
        </table:table-row>
        <table:table-row table:style-name="ro1">
          <table:table-cell table:style-name="ce1" office:value-type="string" calcext:value-type="string">
            <text:p>07.01.3</text:p>
          </table:table-cell>
          <table:table-cell office:value-type="string" calcext:value-type="string">
            <text:p>Chaque script qui génère, met à jour ou contrôle un composant d'interface qui comporte des rôles des états ou des propriétés correspondant à un motif de conception défini par l'API ARIA vérifie-t-il une de ces conditions ? Le composant d'interface est conforme au motif de conception défini par l'API ARIA Un composant d'interface présent sur la page, permettant d'accéder aux mêmes fonctionnalités, est conforme au motif de conception défini par l'API ARIA Le composant d'interface adapte un motif de conception défini par l'API ARIA. Une alternative accessible permet d'accéder aux mêmes fonctionnalités.</text:p>
          </table:table-cell>
          <table:table-cell table:number-columns-repeated="5"/>
        </table:table-row>
        <table:table-row table:style-name="ro2">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table:number-columns-repeated="5"/>
        </table:table-row>
        <table:table-row table:style-name="ro2">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table:number-columns-repeated="5"/>
        </table:table-row>
        <table:table-row table:style-name="ro3">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table:number-columns-repeated="5"/>
        </table:table-row>
        <table:table-row table:style-name="ro1">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table:number-columns-repeated="2"/>
        </table:table-row>
        <table:table-row table:style-name="ro3">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table:number-columns-repeated="2"/>
        </table:table-row>
        <table:table-row table:style-name="ro3">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table:number-columns-repeated="2"/>
        </table:table-row>
        <table:table-row table:style-name="ro2">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table:number-columns-repeated="2"/>
        </table:table-row>
        <table:table-row table:style-name="ro2">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table:number-columns-repeated="2"/>
        </table:table-row>
        <table:table-row table:style-name="ro1">
          <table:table-cell table:style-name="ce1"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table:number-columns-repeated="5"/>
        </table:table-row>
        <table:table-row table:style-name="ro2">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ou balise button) explicite Le changement de contexte est initié par un lien explicite</text:p>
          </table:table-cell>
          <table:table-cell office:value-type="string" calcext:value-type="string">
            <text:p>false</text:p>
          </table:table-cell>
          <table:table-cell table:style-name="ce1" office:value-type="string" calcext:value-type="string">
            <text:p>07.04.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table:number-columns-repeated="2"/>
        </table:table-row>
        <table:table-row table:style-name="ro3">
          <table:table-cell table:number-columns-repeated="3"/>
          <table:table-cell table:style-name="ce1" office:value-type="string" calcext:value-type="string">
            <text:p>07.04.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table:number-columns-repeated="2"/>
        </table:table-row>
        <table:table-row table:style-name="ro2">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false</text:p>
          </table:table-cell>
          <table:table-cell table:style-name="ce1" office:value-type="string" calcext:value-type="string">
            <text:p>07.05.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table:number-columns-repeated="2"/>
        </table:table-row>
        <table:table-row table:style-name="ro2">
          <table:table-cell table:number-columns-repeated="3"/>
          <table:table-cell table:style-name="ce1" office:value-type="string" calcext:value-type="string">
            <text:p>07.06.1</text:p>
          </table:table-cell>
          <table:table-cell office:value-type="string" calcext:value-type="string">
            <text:p>Chaque script qui provoque une alerte non sollicitée est-il contrôlable par l'utilisateur (hors cas particuliers) ?</text:p>
          </table:table-cell>
          <table:table-cell table:number-columns-repeated="2"/>
        </table:table-row>
        <table:table-row table:style-name="ro2">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table:number-columns-repeated="2"/>
        </table:table-row>
        <table:table-row table:style-name="ro2">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table:number-columns-repeated="2"/>
        </table:table-row>
        <table:table-row table:style-name="ro2">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table:number-columns-repeated="2"/>
        </table:table-row>
        <table:table-row table:style-name="ro2">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table:number-columns-repeated="2"/>
        </table:table-row>
        <table:table-row table:style-name="ro2">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false</text:p>
          </table:table-cell>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text:p>
          </table:table-cell>
          <table:table-cell table:number-columns-repeated="2"/>
        </table:table-row>
        <table:table-row table:style-name="ro2">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table:number-columns-repeated="2"/>
        </table:table-row>
        <table:table-row table:style-name="ro2">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table:number-columns-repeated="2"/>
        </table:table-row>
        <table:table-row table:style-name="ro2">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1" office:value-type="string" calcext:value-type="string">
            <text:p>08.05.1</text:p>
          </table:table-cell>
          <table:table-cell office:value-type="string" calcext:value-type="string">
            <text:p>Chaque page Web a-t-elle un titre de page (balise title) ?</text:p>
          </table:table-cell>
          <table:table-cell table:number-columns-repeated="2"/>
        </table:table-row>
        <table:table-row table:style-name="ro2">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table:number-columns-repeated="2"/>
        </table:table-row>
        <table:table-row table:style-name="ro2">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table:number-columns-repeated="2"/>
        </table:table-row>
        <table:table-row table:style-name="ro2">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table:number-columns-repeated="2"/>
        </table:table-row>
        <table:table-row table:style-name="ro2">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table:number-columns-repeated="2"/>
        </table:table-row>
        <table:table-row table:style-name="ro2">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table:number-columns-repeated="2"/>
        </table:table-row>
        <table:table-row table:style-name="ro2">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e balise possédant un attribut dir La valeur de l'attribut dir est conforme (rtl ou ltr) La valeur de l'attribut dir est pertinente</text:p>
          </table:table-cell>
          <table:table-cell office:value-type="string" calcext:value-type="string">
            <text:p>false</text:p>
          </table:table-cell>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table:number-columns-repeated="2"/>
        </table:table-row>
        <table:table-row table:style-name="ro2">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false</text:p>
          </table:table-cell>
          <table:table-cell table:style-name="ce1" office:value-type="string" calcext:value-type="string">
            <text:p>09.01.1</text:p>
          </table:table-cell>
          <table:table-cell office:value-type="string" calcext:value-type="string">
            <text:p>Dans chaque page Web, y a-t-il un titre de niveau 1 (balise h1) ?</text:p>
          </table:table-cell>
          <table:table-cell table:number-columns-repeated="2"/>
        </table:table-row>
        <table:table-row table:style-name="ro2">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false</text:p>
          </table:table-cell>
          <table:table-cell table:style-name="ce1" office:value-type="string" calcext:value-type="string">
            <text:p>09.01.2</text:p>
          </table:table-cell>
          <table:table-cell office:value-type="string" calcext:value-type="string">
            <text:p>Dans chaque page Web, la hiérarchie entre les titres (balises h) est-elle pertinente ?</text:p>
          </table:table-cell>
          <table:table-cell table:number-columns-repeated="2"/>
        </table:table-row>
        <table:table-row table:style-name="ro2">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false</text:p>
          </table:table-cell>
          <table:table-cell table:style-name="ce1" office:value-type="string" calcext:value-type="string">
            <text:p>09.01.3</text:p>
          </table:table-cell>
          <table:table-cell office:value-type="string" calcext:value-type="string">
            <text:p>Dans chaque page Web, chaque titre (balise h) nécessaire à la structure de l'information est-il présent ?</text:p>
          </table:table-cell>
          <table:table-cell table:number-columns-repeated="2"/>
        </table:table-row>
        <table:table-row table:style-name="ro2">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false</text:p>
          </table:table-cell>
          <table:table-cell table:style-name="ce1" office:value-type="string" calcext:value-type="string">
            <text:p>09.01.4</text:p>
          </table:table-cell>
          <table:table-cell office:value-type="string" calcext:value-type="string">
            <text:p>Dans chaque page Web, chaque titre (balise h) est-il pertinent ?</text:p>
          </table:table-cell>
          <table:table-cell table:number-columns-repeated="2"/>
        </table:table-row>
        <table:table-row table:style-name="ro3">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false</text:p>
          </table:table-cell>
          <table:table-cell table:style-name="ce1" office:value-type="string" calcext:value-type="string">
            <text:p>09.02.1</text:p>
          </table:table-cell>
          <table:table-cell office:value-type="string" calcext:value-type="string">
            <text:p>Dans chaque page Web, les informations regroupées sous forme de listes non ordonnées utilisent-elles les balises ul et li ?</text:p>
          </table:table-cell>
          <table:table-cell table:number-columns-repeated="2"/>
        </table:table-row>
        <table:table-row table:style-name="ro2">
          <table:table-cell table:style-name="ce1"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false</text:p>
          </table:table-cell>
          <table:table-cell table:style-name="ce1" office:value-type="string" calcext:value-type="string">
            <text:p>09.02.2</text:p>
          </table:table-cell>
          <table:table-cell office:value-type="string" calcext:value-type="string">
            <text:p>Dans chaque page Web, les informations regroupées sous forme de listes ordonnées utilisent-elles les balises ol et li ?</text:p>
          </table:table-cell>
          <table:table-cell table:number-columns-repeated="2"/>
        </table:table-row>
        <table:table-row table:style-name="ro2">
          <table:table-cell table:number-columns-repeated="3"/>
          <table:table-cell table:style-name="ce1" office:value-type="string" calcext:value-type="string">
            <text:p>09.02.3</text:p>
          </table:table-cell>
          <table:table-cell office:value-type="string" calcext:value-type="string">
            <text:p>Dans chaque page Web, les informations regroupées sous forme de listes de définitions utilisent-elles les balises dl et dt/dd ?</text:p>
          </table:table-cell>
          <table:table-cell table:number-columns-repeated="2"/>
        </table:table-row>
        <table:table-row table:style-name="ro3">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false</text:p>
          </table:table-cell>
          <table:table-cell table:style-name="ce1" office:value-type="string" calcext:value-type="string">
            <text:p>09.03.1</text:p>
          </table:table-cell>
          <table:table-cell office:value-type="string" calcext:value-type="string">
            <text:p>Dans chaque page Web, la première occurrence de chaque acronyme vérifie-t-elle une de ces conditions ? L'acronyme est accompagné de sa signification sous forme d'un texte adjacent L'acronyme est implémenté via un lien référençant une page ou un emplacement dans la page qui permet d'en connaître la signification L'acronyme fait partie d'un lien possédant un attribut title qui permet d'en connaître la signification La signification de l'acronyme est présente dans un glossaire présent sur le site L'acronyme est implémenté via une balise acronym possédant un title qui permet d'en connaître la signification</text:p>
          </table:table-cell>
          <table:table-cell table:number-columns-repeated="2"/>
        </table:table-row>
        <table:table-row table:style-name="ro3">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false</text:p>
          </table:table-cell>
          <table:table-cell table:style-name="ce1" office:value-type="string" calcext:value-type="string">
            <text:p>09.03.2</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table:number-columns-repeated="2"/>
        </table:table-row>
        <table:table-row table:style-name="ro2">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table:number-columns-repeated="5"/>
        </table:table-row>
        <table:table-row table:style-name="ro2">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attribut title qui permet d'en connaître la signification</text:p>
          </table:table-cell>
          <table:table-cell office:value-type="string" calcext:value-type="string">
            <text:p>false</text:p>
          </table:table-cell>
          <table:table-cell table:style-name="ce1" office:value-type="string" calcext:value-type="string">
            <text:p>09.04.1</text:p>
          </table:table-cell>
          <table:table-cell office:value-type="string" calcext:value-type="string">
            <text:p>Dans chaque page Web, la signification de chaque acronyme est-elle pertinente ?</text:p>
          </table:table-cell>
          <table:table-cell table:number-columns-repeated="2"/>
        </table:table-row>
        <table:table-row table:style-name="ro2">
          <table:table-cell table:number-columns-repeated="3"/>
          <table:table-cell table:style-name="ce1" office:value-type="string" calcext:value-type="string">
            <text:p>09.04.2</text:p>
          </table:table-cell>
          <table:table-cell office:value-type="string" calcext:value-type="string">
            <text:p>Dans chaque page Web, la signification de chaque abréviation est-elle pertinente ?</text:p>
          </table:table-cell>
          <table:table-cell table:number-columns-repeated="2"/>
        </table:table-row>
        <table:table-row table:style-name="ro2">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false</text:p>
          </table:table-cell>
          <table:table-cell table:style-name="ce1" office:value-type="string" calcext:value-type="string">
            <text:p>09.05.1</text:p>
          </table:table-cell>
          <table:table-cell office:value-type="string" calcext:value-type="string">
            <text:p>Dans chaque page Web, chaque citation courte utilise-t-elle une balise q ?</text:p>
          </table:table-cell>
          <table:table-cell table:number-columns-repeated="2"/>
        </table:table-row>
        <table:table-row table:style-name="ro2">
          <table:table-cell table:number-columns-repeated="3"/>
          <table:table-cell table:style-name="ce1" office:value-type="string" calcext:value-type="string">
            <text:p>09.05.2</text:p>
          </table:table-cell>
          <table:table-cell office:value-type="string" calcext:value-type="string">
            <text:p>Dans chaque page Web, chaque bloc de citation utilise-t-il une balise blockquote ?</text:p>
          </table:table-cell>
          <table:table-cell table:number-columns-repeated="2"/>
        </table:table-row>
        <table:table-row table:style-name="ro2">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table:number-columns-repeated="5"/>
        </table:table-row>
        <table:table-row table:style-name="ro2">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table:number-columns-repeated="5"/>
        </table:table-row>
        <table:table-row table:style-name="ro2">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table:number-columns-repeated="2"/>
        </table:table-row>
        <table:table-row table:style-name="ro2">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table:number-columns-repeated="2"/>
        </table:table-row>
        <table:table-row table:style-name="ro2">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table:number-columns-repeated="2"/>
        </table:table-row>
        <table:table-row table:style-name="ro2">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table:number-columns-repeated="2"/>
        </table:table-row>
        <table:table-row table:style-name="ro2">
          <table:table-cell table:number-columns-repeated="3"/>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cell table:number-columns-repeated="2"/>
        </table:table-row>
        <table:table-row table:style-name="ro2">
          <table:table-cell table:number-columns-repeated="3"/>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cell table:number-columns-repeated="2"/>
        </table:table-row>
        <table:table-row table:style-name="ro2">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table:number-columns-repeated="2"/>
        </table:table-row>
        <table:table-row table:style-name="ro3">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table:number-columns-repeated="2"/>
        </table:table-row>
        <table:table-row table:style-name="ro2">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table:number-columns-repeated="2"/>
        </table:table-row>
        <table:table-row table:style-name="ro2">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table:number-columns-repeated="2"/>
        </table:table-row>
        <table:table-row table:style-name="ro2">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table:number-columns-repeated="2"/>
        </table:table-row>
        <table:table-row table:style-name="ro2">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table:number-columns-repeated="2"/>
        </table:table-row>
        <table:table-row table:style-name="ro2">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table:number-columns-repeated="2"/>
        </table:table-row>
        <table:table-row table:style-name="ro2">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table:number-columns-repeated="2"/>
        </table:table-row>
        <table:table-row table:style-name="ro2">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table:number-columns-repeated="2"/>
        </table:table-row>
        <table:table-row table:style-name="ro2">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table:number-columns-repeated="2"/>
        </table:table-row>
        <table:table-row table:style-name="ro2">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table:number-columns-repeated="2"/>
        </table:table-row>
        <table:table-row table:style-name="ro2">
          <table:table-cell table:style-name="ce1" office:value-type="string" calcext:value-type="string">
            <text:p>10.08.1</text:p>
          </table:table-cell>
          <table:table-cell office:value-type="string" calcext:value-type="string">
            <text:p>Pour chaque bloc de texte contenu dans une balise HTML, la couleur de fond est-elle contrôlable par l'utilisateur ?</text:p>
          </table:table-cell>
          <table:table-cell office:value-type="string" calcext:value-type="string">
            <text:p>false</text:p>
          </table:table-cell>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table:number-columns-repeated="2"/>
        </table:table-row>
        <table:table-row table:style-name="ro2">
          <table:table-cell table:style-name="ce1" office:value-type="string" calcext:value-type="string">
            <text:p>10.08.2</text:p>
          </table:table-cell>
          <table:table-cell office:value-type="string" calcext:value-type="string">
            <text:p>Pour chaque bloc de texte contenu dans une balise HTML, la couleur de police est-elle contrôlable par l'utilisateur ?</text:p>
          </table:table-cell>
          <table:table-cell office:value-type="string" calcext:value-type="string">
            <text:p>false</text:p>
          </table:table-cell>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table:number-columns-repeated="2"/>
        </table:table-row>
        <table:table-row table:style-name="ro2">
          <table:table-cell table:style-name="ce1" office:value-type="string" calcext:value-type="string">
            <text:p>10.08.3</text:p>
          </table:table-cell>
          <table:table-cell office:value-type="string" calcext:value-type="string">
            <text:p>Pour chaque bloc de texte contenu dans une balise object, ou embed, la couleur de fond est-elle contrôlable par l'utilisateur ?</text:p>
          </table:table-cell>
          <table:table-cell office:value-type="string" calcext:value-type="string">
            <text:p>false</text:p>
          </table:table-cell>
          <table:table-cell table:style-name="ce1" office:value-type="string" calcext:value-type="string">
            <text:p>10.08.3</text:p>
          </table:table-cell>
          <table:table-cell office:value-type="string" calcext:value-type="string">
            <text:p>Pour chaque bloc de texte contenu dans un élément object, applet ou embed, la couleur de fond est-elle contrôlable par l'utilisateur ?</text:p>
          </table:table-cell>
          <table:table-cell table:number-columns-repeated="2"/>
        </table:table-row>
        <table:table-row table:style-name="ro2">
          <table:table-cell table:style-name="ce1" office:value-type="string" calcext:value-type="string">
            <text:p>10.08.4</text:p>
          </table:table-cell>
          <table:table-cell office:value-type="string" calcext:value-type="string">
            <text:p>Pour chaque bloc de texte contenu dans une baliseobject, ou embed, la couleur de police est-elle contrôlable par l'utilisateur ?</text:p>
          </table:table-cell>
          <table:table-cell office:value-type="string" calcext:value-type="string">
            <text:p>false</text:p>
          </table:table-cell>
          <table:table-cell table:style-name="ce1" office:value-type="string" calcext:value-type="string">
            <text:p>10.08.4</text:p>
          </table:table-cell>
          <table:table-cell office:value-type="string" calcext:value-type="string">
            <text:p>Pour chaque bloc de texte contenu dans un élément object, applet ou embed, la couleur de police est-elle contrôlable par l'utilisateur ?</text:p>
          </table:table-cell>
          <table:table-cell table:number-columns-repeated="2"/>
        </table:table-row>
        <table:table-row table:style-name="ro2">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false</text:p>
          </table:table-cell>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table:number-columns-repeated="2"/>
        </table:table-row>
        <table:table-row table:style-name="ro2">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table:number-columns-repeated="2"/>
        </table:table-row>
        <table:table-row table:style-name="ro2">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table:number-columns-repeated="2"/>
        </table:table-row>
        <table:table-row table:style-name="ro2">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table:number-columns-repeated="2"/>
        </table:table-row>
        <table:table-row table:style-name="ro2">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table:number-columns-repeated="2"/>
        </table:table-row>
        <table:table-row table:style-name="ro2">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table:number-columns-repeated="2"/>
        </table:table-row>
        <table:table-row table:style-name="ro3">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table:number-columns-repeated="5"/>
        </table:table-row>
        <table:table-row table:style-name="ro3">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table:number-columns-repeated="5"/>
        </table:table-row>
        <table:table-row table:style-name="ro2">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table:number-columns-repeated="2"/>
        </table:table-row>
        <table:table-row table:style-name="ro2">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table:number-columns-repeated="2"/>
        </table:table-row>
        <table:table-row table:style-name="ro2">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table:number-columns-repeated="2"/>
        </table:table-row>
        <table:table-row table:style-name="ro2">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table:number-columns-repeated="2"/>
        </table:table-row>
        <table:table-row table:style-name="ro2">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table:number-columns-repeated="2"/>
        </table:table-row>
        <table:table-row table:style-name="ro2">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table:number-columns-repeated="2"/>
        </table:table-row>
        <table:table-row table:style-name="ro3">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table:number-columns-repeated="2"/>
        </table:table-row>
        <table:table-row table:style-name="ro2">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table:number-columns-repeated="2"/>
        </table:table-row>
        <table:table-row table:style-name="ro2">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false</text:p>
          </table:table-cell>
          <table:table-cell table:style-name="ce1" office:value-type="string" calcext:value-type="string">
            <text:p>11.01.1</text:p>
          </table:table-cell>
          <table:table-cell office:value-type="string" calcext:value-type="string">
            <text:p>Chaque champ de formulaire (balise input de type text, password, checkbox, radio, file ou balises textarea et select), vérifie-t-il une de ces conditions ? Le champ de formulaire possède un attribut title Une étiquette (balise label) est associée au champ de formulaire</text:p>
          </table:table-cell>
          <table:table-cell table:number-columns-repeated="2"/>
        </table:table-row>
        <table:table-row table:style-name="ro2">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false</text:p>
          </table:table-cell>
          <table:table-cell table:style-name="ce1" office:value-type="string" calcext:value-type="string">
            <text:p>11.01.2</text:p>
          </table:table-cell>
          <table:table-cell office:value-type="string" calcext:value-type="string">
            <text:p>Chaque champ de formulaire (balise input de type text, password, checkbox, radio, file ou balises textarea et select), associé à une étiquette (balise label), vérifie-t-il ces conditions ? Le champ de formulaire possède un attribut id La valeur de l'attribut id est unique</text:p>
          </table:table-cell>
          <table:table-cell table:number-columns-repeated="2"/>
        </table:table-row>
        <table:table-row table:style-name="ro2">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false</text:p>
          </table:table-cell>
          <table:table-cell table:style-name="ce1" office:value-type="string" calcext:value-type="string">
            <text:p>11.01.3</text:p>
          </table:table-cell>
          <table:table-cell office:value-type="string" calcext:value-type="string">
            <text:p>Chaque étiquette (balise label) associée à un champ de formulaire (balise input de type text, password, checkbox, radio, file ou balises textarea et select) vérifie-t-elle ces conditions ? La balise label possède un attribut for La valeur de l'attribut for est égale à la valeur de l'attribut id du champ de formulaire associé</text:p>
          </table:table-cell>
          <table:table-cell table:number-columns-repeated="2"/>
        </table:table-row>
        <table:table-row table:style-name="ro2">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false</text:p>
          </table:table-cell>
          <table:table-cell table:style-name="ce1" office:value-type="string" calcext:value-type="string">
            <text:p>11.02.1</text:p>
          </table:table-cell>
          <table:table-cell office:value-type="string" calcext:value-type="string">
            <text:p>Chaque étiquette (balise label) permet-elle de connaître la fonction exacte du champ de formulaire (balise input de type text, password, checkbox, radio, file ou balises textarea et select) auquel elle est associée ?</text:p>
          </table:table-cell>
          <table:table-cell table:number-columns-repeated="2"/>
        </table:table-row>
        <table:table-row table:style-name="ro2">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false</text:p>
          </table:table-cell>
          <table:table-cell table:style-name="ce1" office:value-type="string" calcext:value-type="string">
            <text:p>11.02.2</text:p>
          </table:table-cell>
          <table:table-cell office:value-type="string" calcext:value-type="string">
            <text:p>Chaque attribut title permet-il de connaître la fonction exacte du champ de formulaire (balise input de type text, password, checkbox, radio, file ou balises textarea et select) auquel il est associé ?</text:p>
          </table:table-cell>
          <table:table-cell table:number-columns-repeated="2"/>
        </table:table-row>
        <table:table-row table:style-name="ro2">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table:number-columns-repeated="5"/>
        </table:table-row>
        <table:table-row table:style-name="ro2">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table:number-columns-repeated="5"/>
        </table:table-row>
        <table:table-row table:style-name="ro2">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table:number-columns-repeated="2"/>
        </table:table-row>
        <table:table-row table:style-name="ro2">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table:number-columns-repeated="2"/>
        </table:table-row>
        <table:table-row table:style-name="ro2">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table:number-columns-repeated="2"/>
        </table:table-row>
        <table:table-row table:style-name="ro2">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table:number-columns-repeated="2"/>
        </table:table-row>
        <table:table-row table:style-name="ro2">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table:number-columns-repeated="2"/>
        </table:table-row>
        <table:table-row table:style-name="ro2">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table:number-columns-repeated="2"/>
        </table:table-row>
        <table:table-row table:style-name="ro2">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table:number-columns-repeated="2"/>
        </table:table-row>
        <table:table-row table:style-name="ro2">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table:number-columns-repeated="2"/>
        </table:table-row>
        <table:table-row table:style-name="ro2">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table:number-columns-repeated="2"/>
        </table:table-row>
        <table:table-row table:style-name="ro2">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false</text:p>
          </table:table-cell>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text:p>
          </table:table-cell>
          <table:table-cell table:number-columns-repeated="2"/>
        </table:table-row>
        <table:table-row table:style-name="ro3">
          <table:table-cell table:style-name="ce1" office:value-type="string" calcext:value-type="string">
            <text:p>11.09.2</text:p>
          </table:table-cell>
          <table:table-cell office:value-type="string" calcext:value-type="string">
            <text:p>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table:number-columns-repeated="5"/>
        </table:table-row>
        <table:table-row table:style-name="ro3">
          <table:table-cell table:style-name="ce1" office:value-type="string" calcext:value-type="string">
            <text:p>11.10.1</text:p>
          </table:table-cell>
          <table:table-cell office:value-type="string" calcext:value-type="string">
            <text:p>Pour chaque formulaire, les indications de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attribut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1</text:p>
          </table:table-cell>
          <table:table-cell office:value-type="string" calcext:value-type="string">
            <text:p>Pour chaque formulaire, les champs obligatoires sont-ils signalés de manière pertinente ?</text:p>
          </table:table-cell>
          <table:table-cell table:number-columns-repeated="2"/>
        </table:table-row>
        <table:table-row table:style-name="ro2">
          <table:table-cell table:style-name="ce1" office:value-type="string" calcext:value-type="string">
            <text:p>11.10.2</text:p>
          </table:table-cell>
          <table:table-cell office:value-type="string" calcext:value-type="string">
            <text:p>Chaque indication de champ obligatoire qui utilise la propriété ARIA aria-label ou aria-required doit être accompagnée d'une indication visuelle explicite, cette règle est-elle respectée ?</text:p>
          </table:table-cell>
          <table:table-cell office:value-type="string" calcext:value-type="string">
            <text:p>false</text:p>
          </table:table-cell>
          <table:table-cell table:style-name="ce1" office:value-type="string" calcext:value-type="string">
            <text:p>11.10.2</text:p>
          </table:table-cell>
          <table:table-cell office:value-type="string" calcext:value-type="string">
            <text:p>Pour chaque formulaire, les erreurs de saisie sont-elles indiquées de manière pertinente ?</text:p>
          </table:table-cell>
          <table:table-cell table:number-columns-repeated="2"/>
        </table:table-row>
        <table:table-row table:style-name="ro2">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false</text:p>
          </table:table-cell>
          <table:table-cell table:style-name="ce1" office:value-type="string" calcext:value-type="string">
            <text:p>11.10.3</text:p>
          </table:table-cell>
          <table:table-cell office:value-type="string" calcext:value-type="string">
            <text:p>Pour chaque formulaire, pour chaque champ obligatoire, le type de donnée et/ou de format est-il indiqué, si nécessaire ?</text:p>
          </table:table-cell>
          <table:table-cell table:number-columns-repeated="2"/>
        </table:table-row>
        <table:table-row table:style-name="ro1">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attribut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table:number-columns-repeated="5"/>
        </table:table-row>
        <table:table-row table:style-name="ro2">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table:number-columns-repeated="5"/>
        </table:table-row>
        <table:table-row table:style-name="ro3">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5"/>
        </table:table-row>
        <table:table-row table:style-name="ro3">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Le type de donnée et/ou de format est indiqué, si nécessaire, par un passage de texte avant le champ de formulaire Le type de donnée et/ou de format est indiqué, si nécessaire, par un texte lié par la propriété ARIA aria-describedby</text:p>
          </table:table-cell>
          <table:table-cell table:number-columns-repeated="5"/>
        </table:table-row>
        <table:table-row table:style-name="ro3">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5"/>
        </table:table-row>
        <table:table-row table:style-name="ro2">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table:number-columns-repeated="2"/>
        </table:table-row>
        <table:table-row table:style-name="ro2">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table:number-columns-repeated="2"/>
        </table:table-row>
        <table:table-row table:style-name="ro2">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table:number-columns-repeated="2"/>
        </table:table-row>
        <table:table-row table:style-name="ro2">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table:number-columns-repeated="2"/>
        </table:table-row>
        <table:table-row table:style-name="ro2">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table:number-columns-repeated="2"/>
        </table:table-row>
        <table:table-row table:style-name="ro2">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table:number-columns-repeated="2"/>
        </table:table-row>
        <table:table-row table:style-name="ro2">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fals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Un assistant est disponible</text:p>
          </table:table-cell>
          <table:table-cell table:number-columns-repeated="2"/>
        </table:table-row>
        <table:table-row table:style-name="ro2">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false</text:p>
          </table:table-cell>
          <table:table-cell office:value-type="string" calcext:value-type="string">
            <text:p>11.14.2</text:p>
          </table:table-cell>
          <table:table-cell office:value-type="string" calcext:value-type="string">
            <text:p>Chaque champ de type texte vérifie-t-il, si nécessaire, l’une de ces conditions ? Un correcteur orthographique est disponible Des suggestions de saisie sont disponibles</text:p>
          </table:table-cell>
          <table:table-cell table:number-columns-repeated="2"/>
        </table:table-row>
        <table:table-row table:style-name="ro3">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5"/>
        </table:table-row>
        <table:table-row table:style-name="ro3">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table:number-columns-repeated="5"/>
        </table:table-row>
        <table:table-row table:style-name="ro2">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table:number-columns-repeated="5"/>
        </table:table-row>
        <table:table-row table:style-name="ro3">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5"/>
        </table:table-row>
        <table:table-row table:style-name="ro2">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cell table:number-columns-repeated="2"/>
        </table:table-row>
        <table:table-row table:style-name="ro2">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table:number-columns-repeated="2"/>
        </table:table-row>
        <table:table-row table:style-name="ro2">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table:number-columns-repeated="2"/>
        </table:table-row>
        <table:table-row table:style-name="ro2">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table:number-columns-repeated="2"/>
        </table:table-row>
        <table:table-row table:style-name="ro2">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table:number-columns-repeated="2"/>
        </table:table-row>
        <table:table-row table:style-name="ro2">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table:number-columns-repeated="2"/>
        </table:table-row>
        <table:table-row table:style-name="ro2">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table:number-columns-repeated="2"/>
        </table:table-row>
        <table:table-row table:style-name="ro2">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1" office:value-type="string" calcext:value-type="string">
            <text:p>12.04.2</text:p>
          </table:table-cell>
          <table:table-cell office:value-type="string" calcext:value-type="string">
            <text:p>Les liens du plan du site sont-ils fonctionnels ?</text:p>
          </table:table-cell>
          <table:table-cell table:number-columns-repeated="2"/>
        </table:table-row>
        <table:table-row table:style-name="ro2">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table:number-columns-repeated="2"/>
        </table:table-row>
        <table:table-row table:style-name="ro2">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table:number-columns-repeated="2"/>
        </table:table-row>
        <table:table-row table:style-name="ro2">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table:number-columns-repeated="2"/>
        </table:table-row>
        <table:table-row table:style-name="ro2">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table:number-columns-repeated="2"/>
        </table:table-row>
        <table:table-row table:style-name="ro2">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table:number-columns-repeated="2"/>
        </table:table-row>
        <table:table-row table:style-name="ro2">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table:number-columns-repeated="2"/>
        </table:table-row>
        <table:table-row table:style-name="ro2">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table:number-columns-repeated="2"/>
        </table:table-row>
        <table:table-row table:style-name="ro2">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table:number-columns-repeated="2"/>
        </table:table-row>
        <table:table-row table:style-name="ro2">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1" office:value-type="string" calcext:value-type="string">
            <text:p>12.08.1</text:p>
          </table:table-cell>
          <table:table-cell office:value-type="string" calcext:value-type="string">
            <text:p>Dans chaque page web, un fil d'Ariane est-il présent?</text:p>
          </table:table-cell>
          <table:table-cell table:number-columns-repeated="2"/>
        </table:table-row>
        <table:table-row table:style-name="ro2">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table:number-columns-repeated="2"/>
        </table:table-row>
        <table:table-row table:style-name="ro2">
          <table:table-cell table:style-name="ce1" office:value-type="string" calcext:value-type="string">
            <text:p>12.10.1</text:p>
          </table:table-cell>
          <table:table-cell office:value-type="string" calcext:value-type="string">
            <text:p>Dans chaque page Web, chaque groupe de liens importants est-il implémenté dans une balise commune ?</text:p>
          </table:table-cell>
          <table:table-cell office:value-type="string" calcext:value-type="string">
            <text:p>false</text:p>
          </table:table-cell>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cell table:number-columns-repeated="2"/>
        </table:table-row>
        <table:table-row table:style-name="ro2">
          <table:table-cell table:style-name="ce1" office:value-type="string" calcext:value-type="string">
            <text:p>12.10.2</text:p>
          </table:table-cell>
          <table:table-cell office:value-type="string" calcext:value-type="string">
            <text:p>Dans chaque page Web, chaque groupe de liens importants vérifie-t-il une de ces conditions ? La balise structurant le groupe de liens importants possède un attribut Id La balise structurant le groupe de liens important est immédiatement précédé, dans le code source, d'une ancre nommée La balise lien du groupe est immédiatement précédé, dans le code source, d'une ancre nommée</text:p>
          </table:table-cell>
          <table:table-cell office:value-type="string" calcext:value-type="string">
            <text:p>false</text:p>
          </table:table-cell>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table:number-columns-repeated="2"/>
        </table:table-row>
        <table:table-row table:style-name="ro3">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table:number-columns-repeated="2"/>
        </table:table-row>
        <table:table-row table:style-name="ro3">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moteur de recherche sur le site possède un rôle search Les rôles banner, main, contentinfo et search sont uniques dans la page. Le rôle navigation est réservé aux zones de navigations principales et secondaires</text:p>
          </table:table-cell>
          <table:table-cell table:number-columns-repeated="5"/>
        </table:table-row>
        <table:table-row table:style-name="ro2">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table:number-columns-repeated="2"/>
        </table:table-row>
        <table:table-row table:style-name="ro2">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table:number-columns-repeated="2"/>
        </table:table-row>
        <table:table-row table:style-name="ro2">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table:number-columns-repeated="2"/>
        </table:table-row>
        <table:table-row table:style-name="ro3">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 Chaque lien est visible à la prise de focus de tabulation au moins</text:p>
          </table:table-cell>
          <table:table-cell office:value-type="string" calcext:value-type="string">
            <text:p>false</text:p>
          </table:table-cell>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table:number-columns-repeated="2"/>
        </table:table-row>
        <table:table-row table:style-name="ro2">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table:number-columns-repeated="2"/>
        </table:table-row>
        <table:table-row table:style-name="ro2">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cell table:number-columns-repeated="2"/>
        </table:table-row>
        <table:table-row table:style-name="ro2">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table:number-columns-repeated="2"/>
        </table:table-row>
        <table:table-row table:style-name="ro2">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table:number-columns-repeated="2"/>
        </table:table-row>
        <table:table-row table:style-name="ro3">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table:number-columns-repeated="2"/>
        </table:table-row>
        <table:table-row table:style-name="ro2">
          <table:table-cell table:style-name="ce1" office:value-type="string" calcext:value-type="string">
            <text:p>13.01.2</text:p>
          </table:table-cell>
          <table:table-cell office:value-type="string" calcext:value-type="string">
            <text:p>Pour chaque page Web, chaque procédé de redirection effectué via une balise meta est-il immédiat (hors cas particuliers) ?</text:p>
          </table:table-cell>
          <table:table-cell office:value-type="string" calcext:value-type="string">
            <text:p>false</text:p>
          </table:table-cell>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table:number-columns-repeated="2"/>
        </table:table-row>
        <table:table-row table:style-name="ro2">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table:number-columns-repeated="2"/>
        </table:table-row>
        <table:table-row table:style-name="ro1">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table:number-columns-repeated="2"/>
        </table:table-row>
        <table:table-row table:style-name="ro2">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false</text:p>
          </table:table-cell>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table:number-columns-repeated="2"/>
        </table:table-row>
        <table:table-row table:style-name="ro2">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table:number-columns-repeated="2"/>
        </table:table-row>
        <table:table-row table:style-name="ro2">
          <table:table-cell table:style-name="ce1" office:value-type="string" calcext:value-type="string">
            <text:p>13.02.2</text:p>
          </table:table-cell>
          <table:table-cell office:value-type="string" calcext:value-type="string">
            <text:p>Dans chaque page Web, pour chaque ouverture d'une nouvelle fenêtre effectuée via une balise object, ou embed, l'utilisateur est-il averti ?</text:p>
          </table:table-cell>
          <table:table-cell office:value-type="string" calcext:value-type="string">
            <text:p>false</text:p>
          </table:table-cell>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table:number-columns-repeated="2"/>
        </table:table-row>
        <table:table-row table:style-name="ro2">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table:number-columns-repeated="2"/>
        </table:table-row>
        <table:table-row table:style-name="ro2">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table:number-columns-repeated="2"/>
        </table:table-row>
        <table:table-row table:style-name="ro2">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table:number-columns-repeated="2"/>
        </table:table-row>
        <table:table-row table:style-name="ro2">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table:number-columns-repeated="2"/>
        </table:table-row>
        <table:table-row table:style-name="ro2">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table:number-columns-repeated="2"/>
        </table:table-row>
        <table:table-row table:style-name="ro2">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table:number-columns-repeated="2"/>
        </table:table-row>
        <table:table-row table:style-name="ro2">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table:number-columns-repeated="2"/>
        </table:table-row>
        <table:table-row table:style-name="ro2">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table:number-columns-repeated="2"/>
        </table:table-row>
        <table:table-row table:style-name="ro3">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table:number-columns-repeated="2"/>
        </table:table-row>
        <table:table-row table:style-name="ro2">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table:number-columns-repeated="2"/>
        </table:table-row>
        <table:table-row table:style-name="ro2">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false</text:p>
          </table:table-cell>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table:number-columns-repeated="2"/>
        </table:table-row>
        <table:table-row table:style-name="ro2">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table:number-columns-repeated="2"/>
        </table:table-row>
        <table:table-row table:style-name="ro2">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table:number-columns-repeated="2"/>
        </table:table-row>
        <table:table-row table:style-name="ro2">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table:number-columns-repeated="2"/>
        </table:table-row>
        <table:table-row table:style-name="ro4">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table:number-columns-repeated="2"/>
        </table:table-row>
        <table:table-row table:style-name="ro3">
          <table:table-cell office:value-type="string" calcext:value-type="string">
            <text:p>13.15.1</text:p>
          </table:table-cell>
          <table:table-cell office:value-type="string" calcext:value-type="string">
            <text:p>Dans chaque page Web, chaque image animée (balise img, balise sv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2"/>
        </table:table-row>
        <table:table-row table:style-name="ro2">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table:number-columns-repeated="2"/>
        </table:table-row>
        <table:table-row table:style-name="ro2">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2"/>
        </table:table-row>
        <table:table-row table:style-name="ro2">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table:number-columns-repeated="2"/>
        </table:table-row>
        <table:table-row table:style-name="ro2">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balise sv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table:number-columns-repeated="2"/>
        </table:table-row>
        <table:table-row table:style-name="ro2">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table:number-columns-repeated="2"/>
        </table:table-row>
        <table:table-row table:style-name="ro2">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table:number-columns-repeated="2"/>
        </table:table-row>
        <table:table-row table:style-name="ro2">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table:number-columns-repeated="2"/>
        </table:table-row>
        <table:table-row table:style-name="ro2">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table:number-columns-repeated="2"/>
        </table:table-row>
        <table:table-row table:style-name="ro2">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table:number-columns-repeated="2"/>
        </table:table-row>
        <table:table-row table:style-name="ro6">
          <table:table-cell table:style-name="ce10" table:formula="of:=COUNTIF([.A2:.A351]; &quot;.+&quot;)" office:value-type="float" office:value="334" calcext:value-type="float">
            <text:p>334</text:p>
          </table:table-cell>
          <table:table-cell table:number-columns-repeated="2"/>
          <table:table-cell table:style-name="ce10" table:formula="of:=COUNTIF([.D2:.D351]; &quot;.+&quot;)" office:value-type="float" office:value="305" calcext:value-type="float">
            <text:p>305</text:p>
          </table:table-cell>
          <table:table-cell table:number-columns-repeated="3"/>
        </table:table-row>
        <table:table-row table:style-name="ro5" table:number-rows-repeated="1048223">
          <table:table-cell table:number-columns-repeated="7"/>
        </table:table-row>
        <table:table-row table:style-name="ro5">
          <table:table-cell table:number-columns-repeated="7"/>
        </table:table-row>
      </table:table>
      <table:table table:name="HTML5-Aria - AW22" table:style-name="ta1">
        <office:forms form:automatic-focus="false" form:apply-design-mode="false"/>
        <table:table-column table:style-name="co14" table:default-cell-style-name="Default"/>
        <table:table-column-group table:display="false">
          <table:table-column table:style-name="co5" table:visibility="collapse" table:default-cell-style-name="Default"/>
        </table:table-column-group>
        <table:table-column table:style-name="co15" table:default-cell-style-name="ce5"/>
        <table:table-column table:style-name="co16" table:default-cell-style-name="Default"/>
        <table:table-column-group table:display="false">
          <table:table-column table:style-name="co12" table:visibility="collapse" table:default-cell-style-name="Default"/>
        </table:table-column-group>
        <table:table-row table:style-name="ro3">
          <table:table-cell table:style-name="_30_Entete_20_jaune" office:value-type="string" calcext:value-type="string">
            <text:p>AW Html5 ARIA test</text:p>
          </table:table-cell>
          <table:table-cell table:style-name="_30_Entete_20_jaune" office:value-type="string" calcext:value-type="string">
            <text:p>AwHtml5 title</text:p>
          </table:table-cell>
          <table:table-cell table:style-name="ce11" office:value-type="string" calcext:value-type="string">
            <text:p>Identical AW5/AW22</text:p>
          </table:table-cell>
          <table:table-cell table:style-name="_30_Entete_20_jaune" office:value-type="string" calcext:value-type="string">
            <text:p>AW22 test</text:p>
          </table:table-cell>
          <table:table-cell table:style-name="_30_Entete_20_jaune" office:value-type="string" calcext:value-type="string">
            <text:p>Aw22 title</text:p>
          </table:table-cell>
        </table:table-row>
        <table:table-row table:style-name="ro2">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1" office:value-type="string" calcext:value-type="string">
            <text:p>01.01.1</text:p>
          </table:table-cell>
          <table:table-cell office:value-type="string" calcext:value-type="string">
            <text:p>Chaque image (balise img) a-t-elle un attribut alt ?</text:p>
          </table:table-cell>
        </table:table-row>
        <table:table-row table:style-name="ro2">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1" office:value-type="string" calcext:value-type="string">
            <text:p>01.01.2</text:p>
          </table:table-cell>
          <table:table-cell office:value-type="string" calcext:value-type="string">
            <text:p>Chaque zone (balise area) d'une image réactive a-t-elle un attribut alt ?</text:p>
          </table:table-cell>
        </table:table-row>
        <table:table-row table:style-name="ro2">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row>
        <table:table-row table:style-name="ro2">
          <table:table-cell table:style-name="ce1" office:value-type="string" calcext:value-type="string">
            <text:p>01.01.4</text:p>
          </table:table-cell>
          <table:table-cell office:value-type="string" calcext:value-type="string">
            <text:p>Chaque image vectorielle (balise svg) vérifie-telle une de ces conditions ? La balise svg possède un attribut aria-label Un élément desc est présent</text:p>
          </table:table-cell>
          <table:table-cell office:value-type="string" calcext:value-type="string">
            <text:p>false</text:p>
          </table:table-cell>
          <table:table-cell table:style-name="ce1" office:value-type="string" calcext:value-type="string">
            <text:p>01.01.4</text:p>
          </table:table-cell>
          <table:table-cell office:value-type="string" calcext:value-type="string">
            <text:p>Chaque image applet (balise applet) a-t-elle un attribut alt ?</text:p>
          </table:table-cell>
        </table:table-row>
        <table:table-row table:style-name="ro3">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false</text:p>
          </table:table-cell>
          <table:table-cell table:style-name="ce1" office:value-type="string" calcext:value-type="string">
            <text:p>01.02.1</text:p>
          </table:table-cell>
          <table:table-cell office:value-type="string" calcext:value-type="string">
            <text:p>Pour chaque image de décoration (balise img) ayant un attribut alt, le contenu de cet attribut est-il vide (alt="") ?</text:p>
          </table:table-cell>
        </table:table-row>
        <table:table-row table:style-name="ro3">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false</text:p>
          </table:table-cell>
          <table:table-cell table:style-name="ce1" office:value-type="string" calcext:value-type="string">
            <text:p>01.02.2</text:p>
          </table:table-cell>
          <table:table-cell office:value-type="string" calcext:value-type="string">
            <text:p>Pour chaque zone non cliquable (balise area sans attribut href), non porteuse d'information et ayant un attribut alt, le contenu de cet attribut est-il vide (alt="") ?</text:p>
          </table:table-cell>
        </table:table-row>
        <table:table-row table:style-name="ro2">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object et /object est-elle vide ?</text:p>
          </table:table-cell>
          <table:table-cell office:value-type="string" calcext:value-type="string">
            <text:p>false</text:p>
          </table:table-cell>
          <table:table-cell table:style-name="ce1" office:value-type="string" calcext:value-type="string">
            <text:p>01.02.3</text:p>
          </table:table-cell>
          <table:table-cell office:value-type="string" calcext:value-type="string">
            <text:p>Pour chaque image applet (balise applet) non porteuse d'information et ayant un attribut alt, le contenu de cet attribut est-il vide (alt="") ?</text:p>
          </table:table-cell>
        </table:table-row>
        <table:table-row table:style-name="ro1">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false</text:p>
          </table:table-cell>
          <table:table-cell table:style-name="ce1" office:value-type="string" calcext:value-type="string">
            <text:p>01.02.4</text:p>
          </table:table-cell>
          <table:table-cell office:value-type="string" calcext:value-type="string">
            <text:p>Pour chaque image objet (balise object avec l'attribut type="image/...") non porteuse d'information, l'alternative textuelle entre &lt;object&gt; et &lt;/object&gt; est-elle vide ?</text:p>
          </table:table-cell>
        </table:table-row>
        <table:table-row table:style-name="ro3">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false</text:p>
          </table:table-cell>
          <table:table-cell table:style-name="ce1" office:value-type="string" calcext:value-type="string">
            <text:p>01.02.5</text:p>
          </table:table-cell>
          <table:table-cell office:value-type="string" calcext:value-type="string">
            <text:p>Chaque image embarquée (balise embed avec l'attribut type="image/...") non porteuse d'information vérifie-t-elle une de ces conditions ? L'élément noembed est absent de la page L'élément noembed ne contient aucune description de l'image</text:p>
          </table:table-cell>
        </table:table-row>
        <table:table-row table:style-name="ro3">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1</text:p>
          </table:table-cell>
          <table:table-cell office:value-type="string" calcext:value-type="string">
            <text:p>Pour chaque image porteuse d'information (balise img) ayant un attribut alt, le contenu de cet attribut est-il pertinent (hors cas particuliers) ?</text:p>
          </table:table-cell>
        </table:table-row>
        <table:table-row table:style-name="ro2">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table:number-columns-repeated="3"/>
        </table:table-row>
        <table:table-row table:style-name="ro3">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2</text:p>
          </table:table-cell>
          <table:table-cell office:value-type="string" calcext:value-type="string">
            <text:p>Pour chaque zone (balise area) d'une image réactive, porteuse d'information et ayant un attribut alt, le contenu de cet attribut est-il pertinent (hors cas particuliers) ?</text:p>
          </table:table-cell>
        </table:table-row>
        <table:table-row table:style-name="ro2">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hors cas particuliers) ?</text:p>
          </table:table-cell>
          <table:table-cell office:value-type="string" calcext:value-type="string">
            <text:p>true</text:p>
          </table:table-cell>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row>
        <table:table-row table:style-name="ro1">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false</text:p>
          </table:table-cell>
          <table:table-cell table:style-name="ce1" office:value-type="string" calcext:value-type="string">
            <text:p>01.03.4</text:p>
          </table:table-cell>
          <table:table-cell office:value-type="string" calcext:value-type="string">
            <text:p>Pour chaque image applet (balise applet) porteuse d'information et ayant un attribut alt, le contenu de cet attribut est-il pertinent (hors cas particuliers) ?</text:p>
          </table:table-cell>
        </table:table-row>
        <table:table-row table:style-name="ro1">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false</text:p>
          </table:table-cell>
          <table:table-cell table:style-name="ce1" office:value-type="string" calcext:value-type="string">
            <text:p>01.03.5</text:p>
          </table:table-cell>
          <table:table-cell office:value-type="string" calcext:value-type="string">
            <text:p>Pour chaque image objet (balise object avec l'attribut type="image/...") porteuse d'information et ayant une alternative textuelle, l'alternative textuelle entre &lt;object&gt; et &lt;/object&gt; est-elle pertinente (hors cas particuliers) ?</text:p>
          </table:table-cell>
        </table:table-row>
        <table:table-row table:style-name="ro1">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 élément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false</text:p>
          </table:table-cell>
          <table:table-cell table:style-name="ce1" office:value-type="string" calcext:value-type="string">
            <text:p>01.03.6</text:p>
          </table:table-cell>
          <table:table-cell office:value-type="string" calcext:value-type="string">
            <text:p>Pour chaque image embarquée (balise embed avec l'attribut type="image/...") porteuse d'information et ayant une alternative textuelle, l'alternative textuelle entre &lt;noembed&gt; et &lt;/noembed&gt; est-elle pertinente (hors cas particuliers) ?</text:p>
          </table:table-cell>
        </table:table-row>
        <table:table-row table:style-name="ro2">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false</text:p>
          </table:table-cell>
          <table:table-cell table:style-name="ce1" office:value-type="string" calcext:value-type="string">
            <text:p>01.03.7</text:p>
          </table:table-cell>
          <table:table-cell office:value-type="string" calcext:value-type="string">
            <text:p>Pour chaque image porteuse d'information et ayant une alternative textuelle, l'alternative textuelle est-elle courte et concise (hors cas particuliers) ?</text:p>
          </table:table-cell>
        </table:table-row>
        <table:table-row table:style-name="ro3">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table:number-columns-repeated="3"/>
        </table:table-row>
        <table:table-row table:style-name="ro2">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table:number-columns-repeated="3"/>
        </table:table-row>
        <table:table-row table:style-name="ro3">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1</text:p>
          </table:table-cell>
          <table:table-cell office:value-type="string" calcext:value-type="string">
            <text:p>Pour chaque image (balise img) utilisée comme CAPTCHA ou comme image-test, ayant un attribut alt, le contenu de cet attribut permet-il d'identifier la nature et la fonction de l'image ?</text:p>
          </table:table-cell>
        </table:table-row>
        <table:table-row table:style-name="ro3">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2</text:p>
          </table:table-cell>
          <table:table-cell office:value-type="string" calcext:value-type="string">
            <text:p>Pour chaque zone (balise area) d'une image réactive, utilisée comme CAPTCHA ou comme image-test, et ayant un attribut alt, le contenu de cet attribut permet-il d'identifier la nature et la fonction de l'image ?</text:p>
          </table:table-cell>
        </table:table-row>
        <table:table-row table:style-name="ro3">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3</text:p>
          </table:table-cell>
          <table:table-cell office:value-type="string" calcext:value-type="string">
            <text:p>Pour chaque image (balise applet) utilisée comme CAPTCHA ou comme image-test, ayant un attribut alt, le contenu de cet attribut permet-il d'identifier la nature et la fonction de l'image ?</text:p>
          </table:table-cell>
        </table:table-row>
        <table:table-row table:style-name="ro3">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4</text:p>
          </table:table-cell>
          <table:table-cell office:value-type="string" calcext:value-type="string">
            <text:p>Pour chaque bouton associé à une image (balise input avec l'attribut type="image") utilisée comme CAPTCHA ou comme image-test, ayant un attribut alt, le contenu de cet attribut permet-il d'identifier la nature et la fonction de l'image ?</text:p>
          </table:table-cell>
        </table:table-row>
        <table:table-row table:style-name="ro3">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5</text:p>
          </table:table-cell>
          <table:table-cell office:value-type="string" calcext:value-type="string">
            <text:p>Pour chaque image objet (balise object avec l'attribut type="image/...") utilisée comme CAPTCHA ou comme image-test, et ayant une alternative textuelle, l'alternative textuelle entre &lt;object&gt; et &lt;/object&gt; permet-elle d'identifier la nature et la fonction de l'image ?</text:p>
          </table:table-cell>
        </table:table-row>
        <table:table-row table:style-name="ro1">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élément desc vérifie-t-elle ces conditions ? l'alternative textuelle implémentée via l'attribut aria-label permet d'identifier la nature et la fonction de l'image et est identique à l'attribut title s'il est présent l'alternative textuelle implémentée via l'élément desc permet d'identifier la nature et la fonction de l'image et est identique à l'attribut title de la balise svg s'il est présent</text:p>
          </table:table-cell>
          <table:table-cell office:value-type="string" calcext:value-type="string">
            <text:p>false</text:p>
          </table:table-cell>
          <table:table-cell table:style-name="ce1" office:value-type="string" calcext:value-type="string">
            <text:p>01.04.6</text:p>
          </table:table-cell>
          <table:table-cell office:value-type="string" calcext:value-type="string">
            <text:p>Pour chaque image embarquée (balise embed avec l'attribut type="image/...") utilisée comme CAPTCHA ou comme image-test et ayant une alternative textuelle, l'alternative textuelle entre &lt;noembed&gt; et &lt;/noembed&gt; permet-elle d'identifier la nature et la fonction de l'image ?</text:p>
          </table:table-cell>
        </table:table-row>
        <table:table-row table:style-name="ro3">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table:number-columns-repeated="3"/>
        </table:table-row>
        <table:table-row table:style-name="ro3">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table:number-columns-repeated="3"/>
        </table:table-row>
        <table:table-row table:style-name="ro3">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table:number-columns-repeated="3"/>
        </table:table-row>
        <table:table-row table:style-name="ro3">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false</text:p>
          </table:table-cell>
          <table:table-cell table:style-name="ce1" office:value-type="string" calcext:value-type="string">
            <text:p>01.05.1</text:p>
          </table:table-cell>
          <table:table-cell office:value-type="string" calcext:value-type="string">
            <text:p>Chaque image (balises img, area, applet, object, embed) utilisée comme CAPTCHA vérifie-t-elle une de ces conditions ? Il existe une autre forme de CAPTCHA non graphique, au moins Il existe une autre solution d'accès à la fonctionnalité sécurisée par le CAPTCHA</text:p>
          </table:table-cell>
        </table:table-row>
        <table:table-row table:style-name="ro3">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row>
        <table:table-row table:style-name="ro1">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1</text:p>
          </table:table-cell>
          <table:table-cell office:value-type="string" calcext:value-type="string">
            <text:p>Chaque image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row>
        <table:table-row table:style-name="ro1">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false</text:p>
          </table:table-cell>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entre &lt;object&gt; et &lt;/object&gt; une référence à une description détaillée présente dans la page Il existe un lien adjacent (via une url ou une ancre) permettant d'accéder au contenu de la description détaillée</text:p>
          </table:table-cell>
        </table:table-row>
        <table:table-row table:style-name="ro1">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false</text:p>
          </table:table-cell>
          <table:table-cell table:style-name="ce1" office:value-type="string" calcext:value-type="string">
            <text:p>01.06.3</text:p>
          </table:table-cell>
          <table:table-cell office:value-type="string" calcext:value-type="string">
            <text:p>Chaque image applet porteuse d'information (balise applet), qui nécessite une description détaillée, vérifie-t-elle une de ces conditions ? Il existe un attribut alt contenant la référence à une description détaillée adjacente à l'image Il existe entre &lt;applet&gt; et &lt;/applet&gt; une référence à une description détaillée présente dans la page Il existe un lien adjacent (via une url ou une ancre) permettant d'accéder au contenu de la description détaillée</text:p>
          </table:table-cell>
        </table:table-row>
        <table:table-row table:style-name="ro1">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4</text:p>
          </table:table-cell>
          <table:table-cell office:value-type="string" calcext:value-type="string">
            <text:p>Chaque image embarquée porteuse d'information (balise embed), qui nécessite une description détaillée, vérifie-t-elle une de ces conditions ? Il existe entre &lt;noembed&gt; et &lt;/noembed&gt; une référence à une description détaillée présente dans la page Il existe un lien adjacent (via une url ou une ancre) permettant d'accéder au contenu de la description détaillée</text:p>
          </table:table-cell>
        </table:table-row>
        <table:table-row table:style-name="ro1">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 élément desc contenant une référence à une description détaillée adjacente à l'image vectorielle Il existe un élément desc contenant la description détaillé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5</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row>
        <table:table-row table:style-name="ro3">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 élément desc, cette référence est-elle correctement restituée par les technologies d'assistance ?</text:p>
          </table:table-cell>
          <table:table-cell table:number-columns-repeated="3"/>
        </table:table-row>
        <table:table-row table:style-name="ro1">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table:number-columns-repeated="3"/>
        </table:table-row>
        <table:table-row table:style-name="ro3">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table:number-columns-repeated="3"/>
        </table:table-row>
        <table:table-row table:style-name="ro1">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row>
        <table:table-row table:style-name="ro3">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false</text:p>
          </table:table-cell>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présente dans la page et signalée entre &lt;object&gt; et &lt;/object&gt;, est pertinente La description détaillée via un lien adjacent est pertinente</text:p>
          </table:table-cell>
        </table:table-row>
        <table:table-row table:style-name="ro3">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false</text:p>
          </table:table-cell>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présente dans la page et signalée entre &lt;noembed&gt; et &lt;/noembed&gt; est pertinente La description détaillée via un lien adjacent est pertinente</text:p>
          </table:table-cell>
        </table:table-row>
        <table:table-row table:style-name="ro1">
          <table:table-cell table:style-name="ce1" office:value-type="string" calcext:value-type="string">
            <text:p>01.07.4</text:p>
          </table:table-cell>
          <table:table-cell office:value-type="string" calcext:value-type="string">
            <text:p>image vectorielle (balise svg) ayant une description détaillée vérifie-t-elle une de ces conditions ? La description détaillée adjacente à l'image vectorielle est pertinente La description détaillée contenu dans l'élément desc est pertinente La description détaillée via un lien adjacent est pertinente</text:p>
          </table:table-cell>
          <table:table-cell office:value-type="string" calcext:value-type="string">
            <text:p>false</text:p>
          </table:table-cell>
          <table:table-cell table:style-name="ce1" office:value-type="string" calcext:value-type="string">
            <text:p>01.07.4</text:p>
          </table:table-cell>
          <table:table-cell office:value-type="string" calcext:value-type="string">
            <text:p>Chaque image applet (balise applet) ayant une description détaillée vérifie-t-elle une de ces conditions ? La description détaillée présente dans la page et signalée entre &lt;applet&gt; et &lt;/applet&gt; est pertinente La description détaillée présente dans la page et signalée dans l'attribut alt est pertinente La description détaillée accessible via un lien adjacent est pertinente</text:p>
          </table:table-cell>
        </table:table-row>
        <table:table-row table:style-name="ro3">
          <table:table-cell table:style-name="ce1" office:value-type="string" calcext:value-type="string">
            <text:p>01.07.5</text:p>
          </table:table-cell>
          <table:table-cell office:value-type="string" calcext:value-type="string">
            <text:p>Pour chaque image vectorielle (balise svg) ayant une description détaillée implémentée via desc, cette description détaillée est-elle correctement restituée par les technologies d'assistance ?</text:p>
          </table:table-cell>
          <table:table-cell table:number-columns-repeated="3"/>
        </table:table-row>
        <table:table-row table:style-name="ro3">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table:number-columns-repeated="3"/>
        </table:table-row>
        <table:table-row table:style-name="ro3">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table:number-columns-repeated="3"/>
        </table:table-row>
        <table:table-row table:style-name="ro3">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4</text:p>
          </table:table-cell>
          <table:table-cell office:value-type="string" calcext:value-type="string">
            <text:p>Chaque image texte applet (balise applet),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5</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row>
        <table:table-row table:style-name="ro3">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6</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row>
        <table:table-row table:style-name="ro2">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row>
        <table:table-row table:style-name="ro3">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row>
        <table:table-row table:style-name="ro3">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row>
        <table:table-row table:style-name="ro2">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4</text:p>
          </table:table-cell>
          <table:table-cell office:value-type="string" calcext:value-type="string">
            <text:p>Chaque image texte applet (balise applet) doit si possible être remplacée par du texte stylé. Cette règle est-elle respectée (hors cas particuliers) ?</text:p>
          </table:table-cell>
        </table:table-row>
        <table:table-row table:style-name="ro2">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5</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row>
        <table:table-row table:style-name="ro3">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6</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row>
        <table:table-row table:style-name="ro1">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table:number-columns-repeated="3"/>
        </table:table-row>
        <table:table-row table:style-name="ro3">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 élément figure L'élément figure possède un attribut role="group"</text:p>
          </table:table-cell>
          <table:table-cell table:number-columns-repeated="3"/>
        </table:table-row>
        <table:table-row table:style-name="ro1">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table:number-columns-repeated="3"/>
        </table:table-row>
        <table:table-row table:style-name="ro1">
          <table:table-cell table:style-name="ce1" office:value-type="string" calcext:value-type="string">
            <text:p>01.10.4</text:p>
          </table:table-cell>
          <table:table-cell office:value-type="string" calcext:value-type="string">
            <text:p>Chaque image vectorielle légendée (balise svg associée à une légende adjacente) vérifie-telle, si nécessaire, ces conditions ? L'image (balise svg) et sa légende sont contenues dans un élément figure L'élément figure possède un attribut role="group" Le contenu de l'attribut aria-label ou de l'élément desc de l'image vectorielle contient une référence à la légende adjacente L'attribut title de l'image vectorielle (balise svg) s'il est présent, est strictement identique au contenu de l'attribut aria-label ou de l'élément desc utilisé comme alternative.</text:p>
          </table:table-cell>
          <table:table-cell table:number-columns-repeated="3"/>
        </table:table-row>
        <table:table-row table:style-name="ro3">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 élément figure L'élément figure possède un attribut role="group" Le contenu entre &lt;canvas&gt; et &lt;/canvas&gt; de l'image bitmap contient une référence à la légende adjacente</text:p>
          </table:table-cell>
          <table:table-cell table:number-columns-repeated="3"/>
        </table:table-row>
        <table:table-row table:style-name="ro2">
          <table:table-cell table:style-name="ce1" office:value-type="string" calcext:value-type="string">
            <text:p>02.01.1</text:p>
          </table:table-cell>
          <table:table-cell office:value-type="string" calcext:value-type="string">
            <text:p>Chaque cadre (balise iframe) a-t-il un attribut title ?</text:p>
          </table:table-cell>
          <table:table-cell office:value-type="string" calcext:value-type="string">
            <text:p>false</text:p>
          </table:table-cell>
          <table:table-cell table:style-name="ce1" office:value-type="string" calcext:value-type="string">
            <text:p>02.01.1</text:p>
          </table:table-cell>
          <table:table-cell office:value-type="string" calcext:value-type="string">
            <text:p>Chaque cadre (balise frame) a-t-il un attribut title ?</text:p>
          </table:table-cell>
        </table:table-row>
        <table:table-row table:style-name="ro2">
          <table:table-cell table:number-columns-repeated="3"/>
          <table:table-cell table:style-name="ce1" office:value-type="string" calcext:value-type="string">
            <text:p>02.01.2</text:p>
          </table:table-cell>
          <table:table-cell office:value-type="string" calcext:value-type="string">
            <text:p>Chaque cadre en ligne (balise iframe) a-t-il un attribut title ?</text:p>
          </table:table-cell>
        </table:table-row>
        <table:table-row table:style-name="ro2">
          <table:table-cell table:style-name="ce1" office:value-type="string" calcext:value-type="string">
            <text:p>02.02.1</text:p>
          </table:table-cell>
          <table:table-cell office:value-type="string" calcext:value-type="string">
            <text:p>Pour chaque cadre (balise iframe) ayant un attribut title, le contenu de cet attribut est-il pertinent ?</text:p>
          </table:table-cell>
          <table:table-cell office:value-type="string" calcext:value-type="string">
            <text:p>false</text:p>
          </table:table-cell>
          <table:table-cell table:style-name="ce1" office:value-type="string" calcext:value-type="string">
            <text:p>02.02.1</text:p>
          </table:table-cell>
          <table:table-cell office:value-type="string" calcext:value-type="string">
            <text:p>Pour chaque cadre (balise frame) ayant un attribut title, le contenu de cet attribut est-il pertinent ?</text:p>
          </table:table-cell>
        </table:table-row>
        <table:table-row table:style-name="ro2">
          <table:table-cell table:number-columns-repeated="3"/>
          <table:table-cell table:style-name="ce1" office:value-type="string" calcext:value-type="string">
            <text:p>02.02.2</text:p>
          </table:table-cell>
          <table:table-cell office:value-type="string" calcext:value-type="string">
            <text:p>Pour chaque cadre en ligne (balise iframe) ayant un attribut title, le contenu de cet attribut est-il pertinent ?</text:p>
          </table:table-cell>
        </table:table-row>
        <table:table-row table:style-name="ro3">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row>
        <table:table-row table:style-name="ro2">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row>
        <table:table-row table:style-name="ro2">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row>
        <table:table-row table:style-name="ro2">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row>
        <table:table-row table:style-name="ro2">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row>
        <table:table-row table:style-name="ro2">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row>
        <table:table-row table:style-name="ro3">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row>
        <table:table-row table:style-name="ro3">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row>
        <table:table-row table:style-name="ro2">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row>
        <table:table-row table:style-name="ro3">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false</text:p>
          </table:table-cell>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row>
        <table:table-row table:style-name="ro2">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row>
        <table:table-row table:style-name="ro3">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row>
        <table:table-row table:style-name="ro1">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row>
        <table:table-row table:style-name="ro1">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row>
        <table:table-row table:style-name="ro1">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row>
        <table:table-row table:style-name="ro3">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row>
        <table:table-row table:style-name="ro1">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row>
        <table:table-row table:style-name="ro3">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row>
        <table:table-row table:style-name="ro1">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row>
        <table:table-row table:style-name="ro1">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row>
        <table:table-row table:style-name="ro3">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row>
        <table:table-row table:style-name="ro4">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false</text:p>
          </table:table-cell>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row>
        <table:table-row table:style-name="ro1">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false</text:p>
          </table:table-cell>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row>
        <table:table-row table:style-name="ro1">
          <table:table-cell table:number-columns-repeated="3"/>
          <table:table-cell table:style-name="ce1" office:value-type="string" calcext:value-type="string">
            <text:p>04.01.4</text:p>
          </table:table-cell>
          <table:table-cell office:value-type="string" calcext:value-type="string">
            <text:p>Chaque média temporel pré-enregistré,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row>
        <table:table-row table:style-name="ro2">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row>
        <table:table-row table:style-name="ro3">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row>
        <table:table-row table:style-name="ro3">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row>
        <table:table-row table:style-name="ro3">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row>
        <table:table-row table:style-name="ro2">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 élément track, l'élément track possède-t-il un attribut kind="captions"</text:p>
          </table:table-cell>
          <table:table-cell table:number-columns-repeated="3"/>
        </table:table-row>
        <table:table-row table:style-name="ro2">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row>
        <table:table-row table:style-name="ro1">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row>
        <table:table-row table:style-name="ro1">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row>
        <table:table-row table:style-name="ro1">
          <table:table-cell table:number-columns-repeated="3"/>
          <table:table-cell table:style-name="ce1" office:value-type="string" calcext:value-type="string">
            <text:p>04.05.3</text:p>
          </table:table-cell>
          <table:table-cell office:value-type="string" calcext:value-type="string">
            <text:p>Chaque média temporel synchronisé ou seulement audi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row>
        <table:table-row table:style-name="ro3">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row>
        <table:table-row table:style-name="ro3">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row>
        <table:table-row table:style-name="ro3">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row>
        <table:table-row table:style-name="ro3">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row>
        <table:table-row table:style-name="ro2">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row>
        <table:table-row table:style-name="ro2">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row>
        <table:table-row table:style-name="ro2">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row>
        <table:table-row table:style-name="ro2">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row>
        <table:table-row table:style-name="ro2">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row>
        <table:table-row table:style-name="ro2">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row>
        <table:table-row table:style-name="ro3">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row>
        <table:table-row table:style-name="ro3">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row>
        <table:table-row table:style-name="ro2">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row>
        <table:table-row table:style-name="ro2">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row>
        <table:table-row table:style-name="ro3">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row>
        <table:table-row table:style-name="ro3">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row>
        <table:table-row table:style-name="ro1">
          <table:table-cell table:number-columns-repeated="3"/>
          <table:table-cell office:value-type="string" calcext:value-type="string">
            <text:p>04.13.3</text:p>
          </table:table-cell>
          <table:table-cell office:value-type="string" calcext:value-type="string">
            <text:p>Chaque média temporel synchronisé ou seulement vidé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row>
        <table:table-row table:style-name="ro2">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row>
        <table:table-row table:style-name="ro2">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row>
        <table:table-row table:style-name="ro1">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1</text:p>
          </table:table-cell>
          <table:table-cell office:value-type="string" calcext:value-type="string">
            <text:p>Chaque média temporel seulement son, seulement vidéo ou synchronisé,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row>
        <table:table-row table:style-name="ro1">
          <table:table-cell office:value-type="string" calcext:value-type="string">
            <text:p>04.15.2</text:p>
          </table:table-cell>
          <table:table-cell office:value-type="string" calcext:value-type="string">
            <text:p>Pour chaque média temporel seulement son en direct, seulement vidéo en direct ou synchronisé en direct,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2</text:p>
          </table:table-cell>
          <table:table-cell office:value-type="string" calcext:value-type="string">
            <text:p>Chaque média temporel seulement son en direct, seulement vidéo en direct ou synchronisé en direct,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row>
        <table:table-row table:style-name="ro1">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false</text:p>
          </table:table-cell>
          <table:table-cell office:value-type="string" calcext:value-type="string">
            <text:p>04.16.1</text:p>
          </table:table-cell>
          <table:table-cell office:value-type="string" calcext:value-type="string">
            <text:p>Chaque média non temporel vérifie-t-il une de ces conditions (hors cas particuliers) ? La balise object contient une alternative La balise applet contient une alternative La balise noembed contient une alternative Un lien adjacent, clairement identifiable, contient l'adresse (url) d'une page contenant une alternative Un lien adjacent, clairement identifiable, permet d'accéder à une alternative dans la page</text:p>
          </table:table-cell>
        </table:table-row>
        <table:table-row table:style-name="ro3">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row>
        <table:table-row table:style-name="ro1">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false</text:p>
          </table:table-cell>
          <table:table-cell office:value-type="string" calcext:value-type="string">
            <text:p>04.17.1</text:p>
          </table:table-cell>
          <table:table-cell office:value-type="string" calcext:value-type="string">
            <text:p>Chaque média non temporel ayant une alternative vérifie-t-il une des ces conditions ? Le contenu de la balise object permet d'accéder au même contenu et à des fonctionnalités similaires Le contenu de la balise applet permet d'accéder au même contenu et à des fonctionnalités similaires Le contenu de la balise noembed permet d'accéder au même contenu et à des fonctionnalités similaires Le contenu de l'alternative indiqué via un un lien adjacent permet d'accéder au même contenu et à des fonctionnalités similaires</text:p>
          </table:table-cell>
        </table:table-row>
        <table:table-row table:style-name="ro1">
          <table:table-cell office:value-type="string" calcext:value-type="string">
            <text:p>04.18.1</text:p>
          </table:table-cell>
          <table:table-cell office:value-type="string" calcext:value-type="string">
            <text:p>Chaque séquence sonore déclenchée automatiquement via une balise object,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cell office:value-type="string" calcext:value-type="string">
            <text:p>04.18.1</text:p>
          </table:table-cell>
          <table:table-cell office:value-type="string" calcext:value-type="string">
            <text:p>Chaque séquence sonore déclenchée automatiquement via une balise object, applet,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row>
        <table:table-row table:style-name="ro1">
          <table:table-cell office:value-type="string" calcext:value-type="string">
            <text:p>04.19.1</text:p>
          </table:table-cell>
          <table:table-cell office:value-type="string" calcext:value-type="string">
            <text:p>Chaque média temporel audio pré-enregistré et diffusé via une balise Object,vidé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cell office:value-type="string" calcext:value-type="string">
            <text:p>04.19.1</text:p>
          </table:table-cell>
          <table:table-cell office:value-type="string" calcext:value-type="string">
            <text:p>Chaque média temporel audio pré-enregistré et diffusé via une balise Object, Applet,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row>
        <table:table-row table:style-name="ro2">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row>
        <table:table-row table:style-name="ro2">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row>
        <table:table-row table:style-name="ro2">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row>
        <table:table-row table:style-name="ro2">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row>
        <table:table-row table:style-name="ro2">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row>
        <table:table-row table:style-name="ro1">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row>
        <table:table-row table:style-name="ro2">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false</text:p>
          </table:table-cell>
          <table:table-cell table:style-name="ce1" office:value-type="string" calcext:value-type="string">
            <text:p>05.01.1</text:p>
          </table:table-cell>
          <table:table-cell office:value-type="string" calcext:value-type="string">
            <text:p>Chaque tableau de données (balise table) a-t-il un attribut summary ?</text:p>
          </table:table-cell>
        </table:table-row>
        <table:table-row table:style-name="ro2">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false</text:p>
          </table:table-cell>
          <table:table-cell table:style-name="ce1" office:value-type="string" calcext:value-type="string">
            <text:p>05.02.1</text:p>
          </table:table-cell>
          <table:table-cell office:value-type="string" calcext:value-type="string">
            <text:p>Pour chaque tableau de données (balise table) ayant un attribut summary, le contenu de cet attribut est-il pertinent ?</text:p>
          </table:table-cell>
        </table:table-row>
        <table:table-row table:style-name="ro2">
          <table:table-cell table:number-columns-repeated="2"/>
          <table:table-cell office:value-type="string" calcext:value-type="string">
            <text:p>false</text:p>
          </table:table-cell>
          <table:table-cell table:style-name="ce1" office:value-type="string" calcext:value-type="string">
            <text:p>05.02.2</text:p>
          </table:table-cell>
          <table:table-cell office:value-type="string" calcext:value-type="string">
            <text:p>Pour chaque tableau de mise en forme (balise table) ayant un attribut summary, le contenu de cet attribut est-il vide (summary="") ?</text:p>
          </table:table-cell>
        </table:table-row>
        <table:table-row table:style-name="ro2">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false</text:p>
          </table:table-cell>
          <table:table-cell table:style-name="ce1" office:value-type="string" calcext:value-type="string">
            <text:p>05.03.1</text:p>
          </table:table-cell>
          <table:table-cell office:value-type="string" calcext:value-type="string">
            <text:p>Pour chaque tableau de mise en forme, le contenu linéarisé reste-t-il compréhensible ?</text:p>
          </table:table-cell>
        </table:table-row>
        <table:table-row table:style-name="ro2">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row>
        <table:table-row table:style-name="ro2">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row>
        <table:table-row table:style-name="ro2">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row>
        <table:table-row table:style-name="ro2">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row>
        <table:table-row table:style-name="ro3">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row>
        <table:table-row table:style-name="ro3">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row>
        <table:table-row table:style-name="ro3">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row>
        <table:table-row table:style-name="ro3">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row>
        <table:table-row table:style-name="ro3">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row>
        <table:table-row table:style-name="ro3">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row>
        <table:table-row table:style-name="ro3">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row>
        <table:table-row table:style-name="ro3">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row>
        <table:table-row table:style-name="ro2">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row>
        <table:table-row table:style-name="ro2">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row>
        <table:table-row table:style-name="ro2">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row>
        <table:table-row table:style-name="ro2">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row>
        <table:table-row table:style-name="ro3">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row>
        <table:table-row table:style-name="ro2">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row>
        <table:table-row table:style-name="ro2">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row>
        <table:table-row table:style-name="ro2">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row>
        <table:table-row table:style-name="ro2">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row>
        <table:table-row table:style-name="ro2">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row>
        <table:table-row table:style-name="ro2">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row>
        <table:table-row table:style-name="ro2">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row>
        <table:table-row table:style-name="ro3">
          <table:table-cell table:style-name="ce1" office:value-type="string" calcext:value-type="string">
            <text:p>06.05.1</text:p>
          </table:table-cell>
          <table:table-cell office:value-type="string" calcext:value-type="string">
            <text:p>Dans chaque page Web, chaque lien (balise a), à l'exception des ancres, a-t-il un intitulé entre &lt;a&gt; et &lt;/a&gt; ?</text:p>
          </table:table-cell>
          <table:table-cell office:value-type="string" calcext:value-type="string">
            <text:p>false</text:p>
          </table:table-cell>
          <table:table-cell table:style-name="ce1" office:value-type="string" calcext:value-type="string">
            <text:p>06.05.1</text:p>
          </table:table-cell>
          <table:table-cell office:value-type="string" calcext:value-type="string">
            <text:p>Chaque image réactive côté serveur (balise img ou balise input de type image avec l'attribut ismap) vérifie-t-elle une de ces conditions ? La zone cliquable est doublée d'un lien La zone cliquable est doublée d'un formulaire de navigation</text:p>
          </table:table-cell>
        </table:table-row>
        <table:table-row table:style-name="ro1">
          <table:table-cell table:number-columns-repeated="3"/>
          <table:table-cell table:style-name="ce1" office:value-type="string" calcext:value-type="string">
            <text:p>06.05.2</text:p>
          </table:table-cell>
          <table:table-cell office:value-type="string" calcext:value-type="string">
            <text:p>Chaque image réactive côté serveur (balise img ou balise input de type image avec l'attribut ismap) vérifie-t-elle une de ces conditions ? Le lien doublant la zone cliquable permet d'accéder à la même fonction et à la même destination que la zone cliquable La soumission du formulaire permet d'accéder à la même fonction et la même destination que la zone cliquable.</text:p>
          </table:table-cell>
        </table:table-row>
        <table:table-row table:style-name="ro1">
          <table:table-cell table:number-columns-repeated="3"/>
          <table:table-cell table:style-name="ce1" office:value-type="string" calcext:value-type="string">
            <text:p>06.05.3</text:p>
          </table:table-cell>
          <table:table-cell office:value-type="string" calcext:value-type="string">
            <text:p>Chaque image réactive côté serveur (balise img ou balise input de type image avec l'attribut ismap) vérifie-t-elle une de ces conditions ? L'image réactive est immédiatement suivie, dans le code source, de la liste des liens doublant les zones cliquables L'image réactive est immédiatement suivie, dans le code source, d'un formulaire de navigation doublant les zones cliquables</text:p>
          </table:table-cell>
        </table:table-row>
        <table:table-row table:style-name="ro2">
          <table:table-cell table:number-columns-repeated="3"/>
          <table:table-cell table:style-name="ce1" office:value-type="string" calcext:value-type="string">
            <text:p>06.06.1</text:p>
          </table:table-cell>
          <table:table-cell office:value-type="string" calcext:value-type="string">
            <text:p>Dans chaque page Web, chaque lien (balise a), à l'exception des ancres nommées, a-t-il un intitulé entre &lt;a&gt; et &lt;/a&gt; ?</text:p>
          </table:table-cell>
        </table:table-row>
        <table:table-row table:style-name="ro1">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false</text:p>
          </table:table-cell>
          <table:table-cell table:style-name="ce1" office:value-type="string" calcext:value-type="string">
            <text:p>07.01.1</text:p>
          </table:table-cell>
          <table:table-cell office:value-type="string" calcext:value-type="string">
            <text:p>Chaque script vérifie-t-il, si nécessaire, une de ces conditions (hors cas particuliers) ? Une alternative existe entre &lt;noscript&gt; et &lt;/noscript&gt; Une alternative existe directement dans la page lorsque javascript est désactivé Un lien permet d'accéder à une version alternative de la page Une alternative existe via un langage de script côté serveur</text:p>
          </table:table-cell>
        </table:table-row>
        <table:table-row table:style-name="ro2">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false</text:p>
          </table:table-cell>
          <table:table-cell table:style-name="ce1" office:value-type="string" calcext:value-type="string">
            <text:p>07.01.2</text:p>
          </table:table-cell>
          <table:table-cell office:value-type="string" calcext:value-type="string">
            <text:p>Chaque script déclenchant l'ouverture d'une nouvelle fenêtre a-t-il une alternative ?</text:p>
          </table:table-cell>
        </table:table-row>
        <table:table-row table:style-name="ro1">
          <table:table-cell table:style-name="ce1" office:value-type="string" calcext:value-type="string">
            <text:p>07.01.3</text:p>
          </table:table-cell>
          <table:table-cell office:value-type="string" calcext:value-type="string">
            <text:p>Chaque script qui génère ou contrôle un composant d'interface via des rôles, des états ou des propriétés définis par l'API ARIA vérifie-t-il, si possible, une de ces conditions ? Le composant d'interface est conforme au motif de conception défini par l'API ARIA Un composant d'interface présent sur la page, permettant d'accéder aux mêmes fonctionnalités, est conforme au motif de conception défini par l'API ARIA Une alternative accessible permet d'accéder aux mêmes fonctionnalités.</text:p>
          </table:table-cell>
          <table:table-cell table:number-columns-repeated="3"/>
        </table:table-row>
        <table:table-row table:style-name="ro2">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table:number-columns-repeated="3"/>
        </table:table-row>
        <table:table-row table:style-name="ro2">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table:number-columns-repeated="3"/>
        </table:table-row>
        <table:table-row table:style-name="ro3">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table:number-columns-repeated="3"/>
        </table:table-row>
        <table:table-row table:style-name="ro1">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row>
        <table:table-row table:style-name="ro3">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row>
        <table:table-row table:style-name="ro3">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row>
        <table:table-row table:style-name="ro3">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row>
        <table:table-row table:style-name="ro2">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row>
        <table:table-row table:style-name="ro4">
          <table:table-cell table:style-name="ce1"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table:table-cell table:style-name="ce1"/>
          <table:table-cell/>
        </table:table-row>
        <table:table-row table:style-name="ro1">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office:value-type="string" calcext:value-type="string">
            <text:p>false</text:p>
          </table:table-cell>
          <table:table-cell table:style-name="ce1" office:value-type="string" calcext:value-type="string">
            <text:p>07.04.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row>
        <table:table-row table:style-name="ro3">
          <table:table-cell table:number-columns-repeated="3"/>
          <table:table-cell table:style-name="ce1" office:value-type="string" calcext:value-type="string">
            <text:p>07.04.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row>
        <table:table-row table:style-name="ro3">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false</text:p>
          </table:table-cell>
          <table:table-cell table:style-name="ce1" office:value-type="string" calcext:value-type="string">
            <text:p>07.05.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row>
        <table:table-row table:style-name="ro2">
          <table:table-cell table:number-columns-repeated="3"/>
          <table:table-cell table:style-name="ce1" office:value-type="string" calcext:value-type="string">
            <text:p>07.06.1</text:p>
          </table:table-cell>
          <table:table-cell office:value-type="string" calcext:value-type="string">
            <text:p>Chaque script qui provoque une alerte non sollicitée est-il contrôlable par l'utilisateur (hors cas particuliers) ?</text:p>
          </table:table-cell>
        </table:table-row>
        <table:table-row table:style-name="ro2">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1" office:value-type="string" calcext:value-type="string">
            <text:p>08.01.1</text:p>
          </table:table-cell>
          <table:table-cell office:value-type="string" calcext:value-type="string">
            <text:p>Pour chaque page Web, le type de document (balise doctype) est-il présent ?</text:p>
          </table:table-cell>
        </table:table-row>
        <table:table-row table:style-name="ro2">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1" office:value-type="string" calcext:value-type="string">
            <text:p>08.01.2</text:p>
          </table:table-cell>
          <table:table-cell office:value-type="string" calcext:value-type="string">
            <text:p>Pour chaque page Web, le type de document (balise doctype) est-il valide ?</text:p>
          </table:table-cell>
        </table:table-row>
        <table:table-row table:style-name="ro2">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row>
        <table:table-row table:style-name="ro3">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row>
        <table:table-row table:style-name="ro2">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false</text:p>
          </table:table-cell>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text:p>
          </table:table-cell>
        </table:table-row>
        <table:table-row table:style-name="ro3">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row>
        <table:table-row table:style-name="ro2">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row>
        <table:table-row table:style-name="ro2">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1" office:value-type="string" calcext:value-type="string">
            <text:p>08.05.1</text:p>
          </table:table-cell>
          <table:table-cell office:value-type="string" calcext:value-type="string">
            <text:p>Chaque page Web a-t-elle un titre de page (balise title) ?</text:p>
          </table:table-cell>
        </table:table-row>
        <table:table-row table:style-name="ro2">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row>
        <table:table-row table:style-name="ro3">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row>
        <table:table-row table:style-name="ro2">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row>
        <table:table-row table:style-name="ro2">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row>
        <table:table-row table:style-name="ro2">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row>
        <table:table-row table:style-name="ro3">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office:value-type="string" calcext:value-type="string">
            <text:p>false</text:p>
          </table:table-cell>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row>
        <table:table-row table:style-name="ro2">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false</text:p>
          </table:table-cell>
          <table:table-cell table:style-name="ce1" office:value-type="string" calcext:value-type="string">
            <text:p>09.01.1</text:p>
          </table:table-cell>
          <table:table-cell office:value-type="string" calcext:value-type="string">
            <text:p>Dans chaque page Web, y a-t-il un titre de niveau 1 (balise h1) ?</text:p>
          </table:table-cell>
        </table:table-row>
        <table:table-row table:style-name="ro2">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false</text:p>
          </table:table-cell>
          <table:table-cell table:style-name="ce1" office:value-type="string" calcext:value-type="string">
            <text:p>09.01.2</text:p>
          </table:table-cell>
          <table:table-cell office:value-type="string" calcext:value-type="string">
            <text:p>Dans chaque page Web, la hiérarchie entre les titres (balises h) est-elle pertinente ?</text:p>
          </table:table-cell>
        </table:table-row>
        <table:table-row table:style-name="ro2">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false</text:p>
          </table:table-cell>
          <table:table-cell table:style-name="ce1" office:value-type="string" calcext:value-type="string">
            <text:p>09.01.3</text:p>
          </table:table-cell>
          <table:table-cell office:value-type="string" calcext:value-type="string">
            <text:p>Dans chaque page Web, chaque titre (balise h) nécessaire à la structure de l'information est-il présent ?</text:p>
          </table:table-cell>
        </table:table-row>
        <table:table-row table:style-name="ro2">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false</text:p>
          </table:table-cell>
          <table:table-cell table:style-name="ce1" office:value-type="string" calcext:value-type="string">
            <text:p>09.01.4</text:p>
          </table:table-cell>
          <table:table-cell office:value-type="string" calcext:value-type="string">
            <text:p>Dans chaque page Web, chaque titre (balise h) est-il pertinent ?</text:p>
          </table:table-cell>
        </table:table-row>
        <table:table-row table:style-name="ro1">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false</text:p>
          </table:table-cell>
          <table:table-cell table:style-name="ce1" office:value-type="string" calcext:value-type="string">
            <text:p>09.02.1</text:p>
          </table:table-cell>
          <table:table-cell office:value-type="string" calcext:value-type="string">
            <text:p>Dans chaque page Web, les informations regroupées sous forme de listes non ordonnées utilisent-elles les balises ul et li ?</text:p>
          </table:table-cell>
        </table:table-row>
        <table:table-row table:style-name="ro2">
          <table:table-cell table:style-name="ce1"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false</text:p>
          </table:table-cell>
          <table:table-cell table:style-name="ce1" office:value-type="string" calcext:value-type="string">
            <text:p>09.02.2</text:p>
          </table:table-cell>
          <table:table-cell office:value-type="string" calcext:value-type="string">
            <text:p>Dans chaque page Web, les informations regroupées sous forme de listes ordonnées utilisent-elles les balises ol et li ?</text:p>
          </table:table-cell>
        </table:table-row>
        <table:table-row table:style-name="ro2">
          <table:table-cell table:number-columns-repeated="3"/>
          <table:table-cell table:style-name="ce1" office:value-type="string" calcext:value-type="string">
            <text:p>09.02.3</text:p>
          </table:table-cell>
          <table:table-cell office:value-type="string" calcext:value-type="string">
            <text:p>Dans chaque page Web, les informations regroupées sous forme de listes de définitions utilisent-elles les balises dl et dt/dd ?</text:p>
          </table:table-cell>
        </table:table-row>
        <table:table-row table:style-name="ro4">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false</text:p>
          </table:table-cell>
          <table:table-cell table:style-name="ce1" office:value-type="string" calcext:value-type="string">
            <text:p>09.03.1</text:p>
          </table:table-cell>
          <table:table-cell office:value-type="string" calcext:value-type="string">
            <text:p>Dans chaque page Web, la première occurrence de chaque acronyme vérifie-t-elle une de ces conditions ? L'acronyme est accompagné de sa signification sous forme d'un texte adjacent L'acronyme est implémenté via un lien référençant une page ou un emplacement dans la page qui permet d'en connaître la signification L'acronyme fait partie d'un lien possédant un attribut title qui permet d'en connaître la signification La signification de l'acronyme est présente dans un glossaire présent sur le site L'acronyme est implémenté via une balise acronym possédant un title qui permet d'en connaître la signification</text:p>
          </table:table-cell>
        </table:table-row>
        <table:table-row table:style-name="ro4">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false</text:p>
          </table:table-cell>
          <table:table-cell table:style-name="ce1" office:value-type="string" calcext:value-type="string">
            <text:p>09.03.2</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row>
        <table:table-row table:style-name="ro2">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table:number-columns-repeated="3"/>
        </table:table-row>
        <table:table-row table:style-name="ro4">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office:value-type="string" calcext:value-type="string">
            <text:p>false</text:p>
          </table:table-cell>
          <table:table-cell table:style-name="ce1" office:value-type="string" calcext:value-type="string">
            <text:p>09.04.1</text:p>
          </table:table-cell>
          <table:table-cell office:value-type="string" calcext:value-type="string">
            <text:p>Dans chaque page Web, la signification de chaque acronyme est-elle pertinente ?</text:p>
          </table:table-cell>
        </table:table-row>
        <table:table-row table:style-name="ro2">
          <table:table-cell table:number-columns-repeated="3"/>
          <table:table-cell table:style-name="ce1" office:value-type="string" calcext:value-type="string">
            <text:p>09.04.2</text:p>
          </table:table-cell>
          <table:table-cell office:value-type="string" calcext:value-type="string">
            <text:p>Dans chaque page Web, la signification de chaque abréviation est-elle pertinente ?</text:p>
          </table:table-cell>
        </table:table-row>
        <table:table-row table:style-name="ro2">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false</text:p>
          </table:table-cell>
          <table:table-cell table:style-name="ce1" office:value-type="string" calcext:value-type="string">
            <text:p>09.05.1</text:p>
          </table:table-cell>
          <table:table-cell office:value-type="string" calcext:value-type="string">
            <text:p>Dans chaque page Web, chaque citation courte utilise-t-elle une balise q ?</text:p>
          </table:table-cell>
        </table:table-row>
        <table:table-row table:style-name="ro2">
          <table:table-cell table:number-columns-repeated="3"/>
          <table:table-cell table:style-name="ce1" office:value-type="string" calcext:value-type="string">
            <text:p>09.05.2</text:p>
          </table:table-cell>
          <table:table-cell office:value-type="string" calcext:value-type="string">
            <text:p>Dans chaque page Web, chaque bloc de citation utilise-t-il une balise blockquote ?</text:p>
          </table:table-cell>
        </table:table-row>
        <table:table-row table:style-name="ro2">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table:number-columns-repeated="3"/>
        </table:table-row>
        <table:table-row table:style-name="ro2">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table:number-columns-repeated="3"/>
        </table:table-row>
        <table:table-row table:style-name="ro2">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row>
        <table:table-row table:style-name="ro2">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row>
        <table:table-row table:style-name="ro3">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row>
        <table:table-row table:style-name="ro2">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row>
        <table:table-row table:style-name="ro2">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cell office:value-type="string" calcext:value-type="string">
            <text:p>false</text:p>
          </table:table-cell>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row>
        <table:table-row table:style-name="ro2">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cell office:value-type="string" calcext:value-type="string">
            <text:p>false</text:p>
          </table:table-cell>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row>
        <table:table-row table:style-name="ro2">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row>
        <table:table-row table:style-name="ro3">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row>
        <table:table-row table:style-name="ro2">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row>
        <table:table-row table:style-name="ro2">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row>
        <table:table-row table:style-name="ro3">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row>
        <table:table-row table:style-name="ro3">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row>
        <table:table-row table:style-name="ro3">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row>
        <table:table-row table:style-name="ro3">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row>
        <table:table-row table:style-name="ro3">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row>
        <table:table-row table:style-name="ro2">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row>
        <table:table-row table:style-name="ro3">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row>
        <table:table-row table:style-name="ro2">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office:value-type="string" calcext:value-type="string">
            <text:p>false</text:p>
          </table:table-cell>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row>
        <table:table-row table:style-name="ro2">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office:value-type="string" calcext:value-type="string">
            <text:p>false</text:p>
          </table:table-cell>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row>
        <table:table-row table:style-name="ro2">
          <table:table-cell table:style-name="ce1" office:value-type="string" calcext:value-type="string">
            <text:p>10.08.3</text:p>
          </table:table-cell>
          <table:table-cell office:value-type="string" calcext:value-type="string">
            <text:p>Pour chaque bloc de texte contenu dans un élément object, ou embed, la couleur de fond est-elle contrôlable par l'utilisateur ?</text:p>
          </table:table-cell>
          <table:table-cell office:value-type="string" calcext:value-type="string">
            <text:p>false</text:p>
          </table:table-cell>
          <table:table-cell table:style-name="ce1" office:value-type="string" calcext:value-type="string">
            <text:p>10.08.3</text:p>
          </table:table-cell>
          <table:table-cell office:value-type="string" calcext:value-type="string">
            <text:p>Pour chaque bloc de texte contenu dans un élément object, applet ou embed, la couleur de fond est-elle contrôlable par l'utilisateur ?</text:p>
          </table:table-cell>
        </table:table-row>
        <table:table-row table:style-name="ro2">
          <table:table-cell table:style-name="ce1" office:value-type="string" calcext:value-type="string">
            <text:p>10.08.4</text:p>
          </table:table-cell>
          <table:table-cell office:value-type="string" calcext:value-type="string">
            <text:p>Pour chaque bloc de texte contenu dans un élément object, ou embed, la couleur de police est-elle contrôlable par l'utilisateur ?</text:p>
          </table:table-cell>
          <table:table-cell office:value-type="string" calcext:value-type="string">
            <text:p>false</text:p>
          </table:table-cell>
          <table:table-cell table:style-name="ce1" office:value-type="string" calcext:value-type="string">
            <text:p>10.08.4</text:p>
          </table:table-cell>
          <table:table-cell office:value-type="string" calcext:value-type="string">
            <text:p>Pour chaque bloc de texte contenu dans un élément object, applet ou embed, la couleur de police est-elle contrôlable par l'utilisateur ?</text:p>
          </table:table-cell>
        </table:table-row>
        <table:table-row table:style-name="ro2">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false</text:p>
          </table:table-cell>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row>
        <table:table-row table:style-name="ro1">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row>
        <table:table-row table:style-name="ro3">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row>
        <table:table-row table:style-name="ro3">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row>
        <table:table-row table:style-name="ro3">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row>
        <table:table-row table:style-name="ro3">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row>
        <table:table-row table:style-name="ro3">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table:number-columns-repeated="3"/>
        </table:table-row>
        <table:table-row table:style-name="ro3">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a valeur de l'attribut hidden est cohérente avec l'état visible ou caché du texte</text:p>
          </table:table-cell>
          <table:table-cell table:number-columns-repeated="3"/>
        </table:table-row>
        <table:table-row table:style-name="ro3">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row>
        <table:table-row table:style-name="ro3">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row>
        <table:table-row table:style-name="ro2">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row>
        <table:table-row table:style-name="ro2">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row>
        <table:table-row table:style-name="ro3">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row>
        <table:table-row table:style-name="ro3">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row>
        <table:table-row table:style-name="ro3">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row>
        <table:table-row table:style-name="ro3">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row>
        <table:table-row table:style-name="ro3">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false</text:p>
          </table:table-cell>
          <table:table-cell table:style-name="ce1" office:value-type="string" calcext:value-type="string">
            <text:p>11.01.1</text:p>
          </table:table-cell>
          <table:table-cell office:value-type="string" calcext:value-type="string">
            <text:p>Chaque champ de formulaire (balise input de type text, password, checkbox, radio, file ou balises textarea et select), vérifie-t-il une de ces conditions ? Le champ de formulaire possède un attribut title Une étiquette (balise label) est associée au champ de formulaire</text:p>
          </table:table-cell>
        </table:table-row>
        <table:table-row table:style-name="ro3">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false</text:p>
          </table:table-cell>
          <table:table-cell table:style-name="ce1" office:value-type="string" calcext:value-type="string">
            <text:p>11.01.2</text:p>
          </table:table-cell>
          <table:table-cell office:value-type="string" calcext:value-type="string">
            <text:p>Chaque champ de formulaire (balise input de type text, password, checkbox, radio, file ou balises textarea et select), associé à une étiquette (balise label), vérifie-t-il ces conditions ? Le champ de formulaire possède un attribut id La valeur de l'attribut id est unique</text:p>
          </table:table-cell>
        </table:table-row>
        <table:table-row table:style-name="ro3">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false</text:p>
          </table:table-cell>
          <table:table-cell table:style-name="ce1" office:value-type="string" calcext:value-type="string">
            <text:p>11.01.3</text:p>
          </table:table-cell>
          <table:table-cell office:value-type="string" calcext:value-type="string">
            <text:p>Chaque étiquette (balise label) associée à un champ de formulaire (balise input de type text, password, checkbox, radio, file ou balises textarea et select) vérifie-t-elle ces conditions ? La balise label possède un attribut for La valeur de l'attribut for est égale à la valeur de l'attribut id du champ de formulaire associé</text:p>
          </table:table-cell>
        </table:table-row>
        <table:table-row table:style-name="ro3">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false</text:p>
          </table:table-cell>
          <table:table-cell table:style-name="ce1" office:value-type="string" calcext:value-type="string">
            <text:p>11.02.1</text:p>
          </table:table-cell>
          <table:table-cell office:value-type="string" calcext:value-type="string">
            <text:p>Chaque étiquette (balise label) permet-elle de connaître la fonction exacte du champ de formulaire (balise input de type text, password, checkbox, radio, file ou balises textarea et select) auquel elle est associée ?</text:p>
          </table:table-cell>
        </table:table-row>
        <table:table-row table:style-name="ro3">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false</text:p>
          </table:table-cell>
          <table:table-cell table:style-name="ce1" office:value-type="string" calcext:value-type="string">
            <text:p>11.02.2</text:p>
          </table:table-cell>
          <table:table-cell office:value-type="string" calcext:value-type="string">
            <text:p>Chaque attribut title permet-il de connaître la fonction exacte du champ de formulaire (balise input de type text, password, checkbox, radio, file ou balises textarea et select) auquel il est associé ?</text:p>
          </table:table-cell>
        </table:table-row>
        <table:table-row table:style-name="ro2">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table:number-columns-repeated="3"/>
        </table:table-row>
        <table:table-row table:style-name="ro2">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table:number-columns-repeated="3"/>
        </table:table-row>
        <table:table-row table:style-name="ro2">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row>
        <table:table-row table:style-name="ro2">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row>
        <table:table-row table:style-name="ro2">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row>
        <table:table-row table:style-name="ro2">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row>
        <table:table-row table:style-name="ro2">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row>
        <table:table-row table:style-name="ro2">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row>
        <table:table-row table:style-name="ro2">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row>
        <table:table-row table:style-name="ro2">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row>
        <table:table-row table:style-name="ro2">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row>
        <table:table-row table:style-name="ro3">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false</text:p>
          </table:table-cell>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text:p>
          </table:table-cell>
        </table:table-row>
        <table:table-row table:style-name="ro3">
          <table:table-cell table:style-name="ce1" office:value-type="string" calcext:value-type="string">
            <text:p>11.09.2</text:p>
          </table:table-cell>
          <table:table-cell office:value-type="string" calcext:value-type="string">
            <text:p>&gt; 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table:number-columns-repeated="3"/>
        </table:table-row>
        <table:table-row table:style-name="ro4">
          <table:table-cell table:style-name="ce1" office:value-type="string" calcext:value-type="string">
            <text:p>11.10.1</text:p>
          </table:table-cell>
          <table:table-cell office:value-type="string" calcext:value-type="string">
            <text:p>Pour chaque formulaire, les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1</text:p>
          </table:table-cell>
          <table:table-cell office:value-type="string" calcext:value-type="string">
            <text:p>Pour chaque formulaire, les champs obligatoires sont-ils signalés de manière pertinente ?</text:p>
          </table:table-cell>
        </table:table-row>
        <table:table-row table:style-name="ro2">
          <table:table-cell table:style-name="ce1" office:value-type="string" calcext:value-type="string">
            <text:p>11.10.2</text:p>
          </table:table-cell>
          <table:table-cell office:value-type="string" calcext:value-type="string">
            <text:p>Chaque indication de champ obligatoire qui utilise la propriété ARIA aria-label doit être accompagnée d'une indication visuelle explicite, cette règle est-elle respectée ?</text:p>
          </table:table-cell>
          <table:table-cell office:value-type="string" calcext:value-type="string">
            <text:p>false</text:p>
          </table:table-cell>
          <table:table-cell table:style-name="ce1" office:value-type="string" calcext:value-type="string">
            <text:p>11.10.2</text:p>
          </table:table-cell>
          <table:table-cell office:value-type="string" calcext:value-type="string">
            <text:p>Pour chaque formulaire, les erreurs de saisie sont-elles indiquées de manière pertinente ?</text:p>
          </table:table-cell>
        </table:table-row>
        <table:table-row table:style-name="ro3">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false</text:p>
          </table:table-cell>
          <table:table-cell table:style-name="ce1" office:value-type="string" calcext:value-type="string">
            <text:p>11.10.3</text:p>
          </table:table-cell>
          <table:table-cell office:value-type="string" calcext:value-type="string">
            <text:p>Pour chaque formulaire, pour chaque champ obligatoire, le type de donnée et/ou de format est-il indiqué, si nécessaire ?</text:p>
          </table:table-cell>
        </table:table-row>
        <table:table-row table:style-name="ro1">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table:number-columns-repeated="3"/>
        </table:table-row>
        <table:table-row table:style-name="ro2">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table:number-columns-repeated="3"/>
        </table:table-row>
        <table:table-row table:style-name="ro3">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row>
        <table:table-row table:style-name="ro1">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de formulaire Le type de donnée et/ou de format est indiqué, si nécessaire, par un passage de texte avant le champ de formulaire Le type de donnée et/ou de format est indiqué, si nécessaire, par un texte lié par la propriété ARIA aria-describedby</text:p>
          </table:table-cell>
          <table:table-cell table:number-columns-repeated="3"/>
        </table:table-row>
        <table:table-row table:style-name="ro3">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row>
        <table:table-row table:style-name="ro2">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row>
        <table:table-row table:style-name="ro2">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row>
        <table:table-row table:style-name="ro1">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row>
        <table:table-row table:style-name="ro3">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row>
        <table:table-row table:style-name="ro1">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row>
        <table:table-row table:style-name="ro3">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row>
        <table:table-row table:style-name="ro1">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fals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Un assistant est disponible</text:p>
          </table:table-cell>
        </table:table-row>
        <table:table-row table:style-name="ro2">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false</text:p>
          </table:table-cell>
          <table:table-cell office:value-type="string" calcext:value-type="string">
            <text:p>11.14.2</text:p>
          </table:table-cell>
          <table:table-cell office:value-type="string" calcext:value-type="string">
            <text:p>Chaque champ de type texte vérifie-t-il, si nécessaire, l’une de ces conditions ? Un correcteur orthographique est disponible Des suggestions de saisie sont disponibles</text:p>
          </table:table-cell>
        </table:table-row>
        <table:table-row table:style-name="ro3">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row>
        <table:table-row table:style-name="ro1">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table:number-columns-repeated="3"/>
        </table:table-row>
        <table:table-row table:style-name="ro2">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table:number-columns-repeated="3"/>
        </table:table-row>
        <table:table-row table:style-name="ro3">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row>
        <table:table-row table:style-name="ro2">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row>
        <table:table-row table:style-name="ro3">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row>
        <table:table-row table:style-name="ro3">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row>
        <table:table-row table:style-name="ro3">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row>
        <table:table-row table:style-name="ro2">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row>
        <table:table-row table:style-name="ro2">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row>
        <table:table-row table:style-name="ro2">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row>
        <table:table-row table:style-name="ro2">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1" office:value-type="string" calcext:value-type="string">
            <text:p>12.04.2</text:p>
          </table:table-cell>
          <table:table-cell office:value-type="string" calcext:value-type="string">
            <text:p>Les liens du plan du site sont-ils fonctionnels ?</text:p>
          </table:table-cell>
        </table:table-row>
        <table:table-row table:style-name="ro2">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row>
        <table:table-row table:style-name="ro2">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row>
        <table:table-row table:style-name="ro2">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row>
        <table:table-row table:style-name="ro2">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row>
        <table:table-row table:style-name="ro2">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row>
        <table:table-row table:style-name="ro2">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row>
        <table:table-row table:style-name="ro2">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row>
        <table:table-row table:style-name="ro3">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row>
        <table:table-row table:style-name="ro2">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1" office:value-type="string" calcext:value-type="string">
            <text:p>12.08.1</text:p>
          </table:table-cell>
          <table:table-cell office:value-type="string" calcext:value-type="string">
            <text:p>Dans chaque page web, un fil d'Ariane est-il présent?</text:p>
          </table:table-cell>
        </table:table-row>
        <table:table-row table:style-name="ro2">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row>
        <table:table-row table:style-name="ro2">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cell office:value-type="string" calcext:value-type="string">
            <text:p>false</text:p>
          </table:table-cell>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row>
        <table:table-row table:style-name="ro1">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office:value-type="string" calcext:value-type="string">
            <text:p>false</text:p>
          </table:table-cell>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row>
        <table:table-row table:style-name="ro3">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row>
        <table:table-row table:style-name="ro1">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champ de saisie du moteur de recherche sur le site possède un rôle "search" Les rôles "banner","navigation","main","contentinfo" et "search" sont uniques dans la page.</text:p>
          </table:table-cell>
          <table:table-cell table:number-columns-repeated="3"/>
        </table:table-row>
        <table:table-row table:style-name="ro2">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row>
        <table:table-row table:style-name="ro2">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row>
        <table:table-row table:style-name="ro2">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row>
        <table:table-row table:style-name="ro3">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office:value-type="string" calcext:value-type="string">
            <text:p>false</text:p>
          </table:table-cell>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row>
        <table:table-row table:style-name="ro2">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row>
        <table:table-row table:style-name="ro2">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row>
        <table:table-row table:style-name="ro2">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row>
        <table:table-row table:style-name="ro3">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row>
        <table:table-row table:style-name="ro4">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row>
        <table:table-row table:style-name="ro2">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office:value-type="string" calcext:value-type="string">
            <text:p>false</text:p>
          </table:table-cell>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row>
        <table:table-row table:style-name="ro1">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row>
        <table:table-row table:style-name="ro1">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row>
        <table:table-row table:style-name="ro3">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false</text:p>
          </table:table-cell>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row>
        <table:table-row table:style-name="ro2">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row>
        <table:table-row table:style-name="ro2">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office:value-type="string" calcext:value-type="string">
            <text:p>false</text:p>
          </table:table-cell>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row>
        <table:table-row table:style-name="ro2">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row>
        <table:table-row table:style-name="ro2">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row>
        <table:table-row table:style-name="ro3">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row>
        <table:table-row table:style-name="ro2">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row>
        <table:table-row table:style-name="ro2">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row>
        <table:table-row table:style-name="ro2">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row>
        <table:table-row table:style-name="ro2">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row>
        <table:table-row table:style-name="ro1">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row>
        <table:table-row table:style-name="ro3">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row>
        <table:table-row table:style-name="ro1">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row>
        <table:table-row table:style-name="ro3">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false</text:p>
          </table:table-cell>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row>
        <table:table-row table:style-name="ro3">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row>
        <table:table-row table:style-name="ro3">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row>
        <table:table-row table:style-name="ro3">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row>
        <table:table-row table:style-name="ro4">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row>
        <table:table-row table:style-name="ro3">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row>
        <table:table-row table:style-name="ro3">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row>
        <table:table-row table:style-name="ro3">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row>
        <table:table-row table:style-name="ro3">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row>
        <table:table-row table:style-name="ro3">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row>
        <table:table-row table:style-name="ro2">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row>
        <table:table-row table:style-name="ro3">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row>
        <table:table-row table:style-name="ro2">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row>
        <table:table-row table:style-name="ro1">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row>
        <table:table-row table:style-name="ro1">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row>
        <table:table-row table:style-name="ro6">
          <table:table-cell table:style-name="ce10" table:formula="of:=COUNTIF([.A2:.A347]; &quot;.+&quot;)" office:value-type="float" office:value="332" calcext:value-type="float">
            <text:p>332</text:p>
          </table:table-cell>
          <table:table-cell table:number-columns-repeated="2"/>
          <table:table-cell table:style-name="ce10" table:formula="of:=COUNTIF([.D2:.D347]; &quot;.+&quot;)" office:value-type="float" office:value="305" calcext:value-type="float">
            <text:p>305</text:p>
          </table:table-cell>
          <table:table-cell/>
        </table:table-row>
        <table:table-row table:style-name="ro5" table:number-rows-repeated="1048224">
          <table:table-cell table:number-columns-repeated="5"/>
        </table:table-row>
        <table:table-row table:style-name="ro7" table:number-rows-repeated="3">
          <table:table-cell table:number-columns-repeated="5"/>
        </table:table-row>
        <table:table-row table:style-name="ro7">
          <table:table-cell table:number-columns-repeated="5"/>
        </table:table-row>
      </table:table>
      <table:table table:name="Feuille1" table:style-name="ta1" table:print="false">
        <office:forms form:automatic-focus="false" form:apply-design-mode="false"/>
        <table:table-column table:style-name="co17" table:default-cell-style-name="Default"/>
        <table:table-column-group table:display="false">
          <table:table-column table:style-name="co2" table:visibility="collapse" table:default-cell-style-name="Default"/>
        </table:table-column-group>
        <table:table-column table:style-name="co3" table:default-cell-style-name="ce5"/>
        <table:table-column table:style-name="co14" table:default-cell-style-name="Default"/>
        <table:table-column-group table:display="false">
          <table:table-column table:style-name="co5" table:visibility="collapse" table:default-cell-style-name="Default"/>
        </table:table-column-group>
        <table:table-column table:style-name="co15" table:default-cell-style-name="ce5"/>
        <table:table-column table:style-name="co18" table:default-cell-style-name="Default"/>
        <table:table-column-group table:display="false">
          <table:table-column table:style-name="co12" table:visibility="collapse" table:default-cell-style-name="Default"/>
        </table:table-column-group>
        <table:table-column table:style-name="co13" table:default-cell-style-name="Default"/>
        <table:table-row table:style-name="ro1">
          <table:table-cell table:style-name="_30_Entete_20_jaune" office:value-type="string" calcext:value-type="string">
            <text:p>Rgaa3 test</text:p>
          </table:table-cell>
          <table:table-cell table:style-name="_30_Entete_20_jaune" office:value-type="string" calcext:value-type="string">
            <text:p><text:s/>Rgaa3 title</text:p>
          </table:table-cell>
          <table:table-cell table:style-name="ce11" office:value-type="string" calcext:value-type="string">
            <text:p>Identical Rgaa3/AW5</text:p>
          </table:table-cell>
          <table:table-cell table:style-name="_30_Entete_20_jaune" office:value-type="string" calcext:value-type="string">
            <text:p>AW Html5 ARIA test</text:p>
          </table:table-cell>
          <table:table-cell table:style-name="_30_Entete_20_jaune" office:value-type="string" calcext:value-type="string">
            <text:p>AwHtml5 title</text:p>
          </table:table-cell>
          <table:table-cell table:style-name="ce11" office:value-type="string" calcext:value-type="string">
            <text:p>Dif AW5/AW22</text:p>
          </table:table-cell>
          <table:table-cell table:style-name="_30_Entete_20_jaune" office:value-type="string" calcext:value-type="string">
            <text:p>AW22 test</text:p>
          </table:table-cell>
          <table:table-cell table:style-name="_30_Entete_20_jaune" office:value-type="string" calcext:value-type="string">
            <text:p>Aw22 title</text:p>
          </table:table-cell>
          <table:table-cell table:style-name="_30_Entete_20_jaune" office:value-type="string" calcext:value-type="string">
            <text:p>Dif Rgaa3/AW22</text:p>
          </table:table-cell>
        </table:table-row>
        <table:table-row table:style-name="ro2">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cell table:style-name="ce1" office:value-type="string" calcext:value-type="string">
            <text:p>01.01.1</text:p>
          </table:table-cell>
          <table:table-cell office:value-type="string" calcext:value-type="string">
            <text:p>Chaque image (balise img) a-t-elle un attribut alt ?</text:p>
          </table:table-cell>
          <table:table-cell office:value-type="string" calcext:value-type="string">
            <text:p>true</text:p>
          </table:table-cell>
        </table:table-row>
        <table:table-row table:style-name="ro2">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cell table:style-name="ce1" office:value-type="string" calcext:value-type="string">
            <text:p>01.01.2</text:p>
          </table:table-cell>
          <table:table-cell office:value-type="string" calcext:value-type="string">
            <text:p>Chaque zone (balise area) d'une image réactive a-t-elle un attribut alt ?</text:p>
          </table:table-cell>
          <table:table-cell office:value-type="string" calcext:value-type="string">
            <text:p>true</text:p>
          </table:table-cell>
        </table:table-row>
        <table:table-row table:style-name="ro2">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cell table:style-name="ce1" office:value-type="string" calcext:value-type="string">
            <text:p>01.01.3</text:p>
          </table:table-cell>
          <table:table-cell office:value-type="string" calcext:value-type="string">
            <text:p>Chaque bouton de formulaire (balise input avec l'attribut type="image") a-t-il un attribut alt ?</text:p>
          </table:table-cell>
          <table:table-cell office:value-type="string" calcext:value-type="string">
            <text:p>true</text:p>
          </table:table-cell>
        </table:table-row>
        <table:table-row table:style-name="ro2">
          <table:table-cell table:style-name="ce1" office:value-type="string" calcext:value-type="string">
            <text:p>01.01.4</text:p>
          </table:table-cell>
          <table:table-cell office:value-type="string" calcext:value-type="string">
            <text:p>Chaque image vectorielle (balise svg) vérifie-telle ces conditions ? La balise svg possède un role="img" La balise svg possède un attribut aria-label Une balise desc est présente</text:p>
          </table:table-cell>
          <table:table-cell office:value-type="string" calcext:value-type="string">
            <text:p>false</text:p>
          </table:table-cell>
          <table:table-cell table:style-name="ce1" office:value-type="string" calcext:value-type="string">
            <text:p>01.01.4</text:p>
          </table:table-cell>
          <table:table-cell office:value-type="string" calcext:value-type="string">
            <text:p>Chaque image vectorielle (balise svg) vérifie-telle une de ces conditions ? La balise svg possède un attribut aria-label Un élément desc est présent</text:p>
          </table:table-cell>
          <table:table-cell office:value-type="string" calcext:value-type="string">
            <text:p>false</text:p>
          </table:table-cell>
          <table:table-cell table:style-name="ce1" office:value-type="string" calcext:value-type="string">
            <text:p>01.01.4</text:p>
          </table:table-cell>
          <table:table-cell office:value-type="string" calcext:value-type="string">
            <text:p>Chaque image applet (balise applet) a-t-elle un attribut alt ?</text:p>
          </table:table-cell>
          <table:table-cell office:value-type="string" calcext:value-type="string">
            <text:p>false</text:p>
          </table:table-cell>
        </table:table-row>
        <table:table-row table:style-name="ro3">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true</text:p>
          </table:table-cell>
          <table:table-cell table:style-name="ce1" office:value-type="string" calcext:value-type="string">
            <text:p>01.02.1</text:p>
          </table:table-cell>
          <table:table-cell office:value-type="string" calcext:value-type="string">
            <text:p>Chaque image de décoration sans légende (balise img) et ayant un attribut alt vérifie-t-elle ces conditions <text:s/>le contenu de l'attribut alt est vide (alt="") l'image de décoration ne possède pas d'attribut title</text:p>
          </table:table-cell>
          <table:table-cell office:value-type="string" calcext:value-type="string">
            <text:p>false</text:p>
          </table:table-cell>
          <table:table-cell table:style-name="ce1" office:value-type="string" calcext:value-type="string">
            <text:p>01.02.1</text:p>
          </table:table-cell>
          <table:table-cell office:value-type="string" calcext:value-type="string">
            <text:p>Pour chaque image de décoration (balise img) ayant un attribut alt, le contenu de cet attribut est-il vide (alt="") ?</text:p>
          </table:table-cell>
          <table:table-cell office:value-type="string" calcext:value-type="string">
            <text:p>false</text:p>
          </table:table-cell>
        </table:table-row>
        <table:table-row table:style-name="ro3">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true</text:p>
          </table:table-cell>
          <table:table-cell table:style-name="ce1" office:value-type="string" calcext:value-type="string">
            <text:p>01.02.2</text:p>
          </table:table-cell>
          <table:table-cell office:value-type="string" calcext:value-type="string">
            <text:p>Chaque zone non cliquable (balise area sans attribut href), non porteuse d'information et ayant un attribut alt vérifie-t-elle ces conditions ? <text:s/>le contenu de l'attribut alt est-vide (alt="") la zone cliquable ne possède pas d'attribut title</text:p>
          </table:table-cell>
          <table:table-cell office:value-type="string" calcext:value-type="string">
            <text:p>false</text:p>
          </table:table-cell>
          <table:table-cell table:style-name="ce1" office:value-type="string" calcext:value-type="string">
            <text:p>01.02.2</text:p>
          </table:table-cell>
          <table:table-cell office:value-type="string" calcext:value-type="string">
            <text:p>Pour chaque zone non cliquable (balise area sans attribut href), non porteuse d'information et ayant un attribut alt, le contenu de cet attribut est-il vide (alt="") ?</text:p>
          </table:table-cell>
          <table:table-cell office:value-type="string" calcext:value-type="string">
            <text:p>false</text:p>
          </table:table-cell>
        </table:table-row>
        <table:table-row table:style-name="ro2">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lt;object&gt; et &lt;/object&gt; est-elle vide ?</text:p>
          </table:table-cell>
          <table:table-cell office:value-type="string" calcext:value-type="string">
            <text:p>false</text:p>
          </table:table-cell>
          <table:table-cell table:style-name="ce1" office:value-type="string" calcext:value-type="string">
            <text:p>01.02.3</text:p>
          </table:table-cell>
          <table:table-cell office:value-type="string" calcext:value-type="string">
            <text:p>Pour chaque image objet sans légende (balise object avec l'attribut type="image/...") non porteuse d'information, l'alternative textuelle entre object et /object est-elle vide ?</text:p>
          </table:table-cell>
          <table:table-cell office:value-type="string" calcext:value-type="string">
            <text:p>false</text:p>
          </table:table-cell>
          <table:table-cell table:style-name="ce1" office:value-type="string" calcext:value-type="string">
            <text:p>01.02.3</text:p>
          </table:table-cell>
          <table:table-cell office:value-type="string" calcext:value-type="string">
            <text:p>Pour chaque image applet (balise applet) non porteuse d'information et ayant un attribut alt, le contenu de cet attribut est-il vide (alt="") ?</text:p>
          </table:table-cell>
          <table:table-cell office:value-type="string" calcext:value-type="string">
            <text:p>false</text:p>
          </table:table-cell>
        </table:table-row>
        <table:table-row table:style-name="ro1">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true</text:p>
          </table:table-cell>
          <table:table-cell table:style-name="ce1" office:value-type="string" calcext:value-type="string">
            <text:p>01.02.4</text:p>
          </table:table-cell>
          <table:table-cell office:value-type="string" calcext:value-type="string">
            <text:p>Chaque image vectorielle de décoration (balise svg) non porteuse d'information et possédant une alternative vérifie-t-elle ces conditions ? La balise svg ou l'un de ses enfants est dépourvue de role, propriété ou état ARIA visant à labelliser l'image vectorielle (aria-label, aria-describedby, aria-labelledby par exemple). Les balises title et desc sont absentes ou vides La balise svg ou l'un de ses enfants est dépourvue d'attribut title</text:p>
          </table:table-cell>
          <table:table-cell office:value-type="string" calcext:value-type="string">
            <text:p>false</text:p>
          </table:table-cell>
          <table:table-cell table:style-name="ce1" office:value-type="string" calcext:value-type="string">
            <text:p>01.02.4</text:p>
          </table:table-cell>
          <table:table-cell office:value-type="string" calcext:value-type="string">
            <text:p>Pour chaque image objet (balise object avec l'attribut type="image/...") non porteuse d'information, l'alternative textuelle entre &lt;object&gt; et &lt;/object&gt; est-elle vide ?</text:p>
          </table:table-cell>
          <table:table-cell office:value-type="string" calcext:value-type="string">
            <text:p>false</text:p>
          </table:table-cell>
        </table:table-row>
        <table:table-row table:style-name="ro3">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true</text:p>
          </table:table-cell>
          <table:table-cell table:style-name="ce1" office:value-type="string" calcext:value-type="string">
            <text:p>01.02.5</text:p>
          </table:table-cell>
          <table:table-cell office:value-type="string" calcext:value-type="string">
            <text:p>Pour chaque image bitmap de décoration (balise canvas), le contenu entre &lt;canvas&gt; et &lt;/canvas&gt; doit-être dépourvu de contenus textuels, cette règle est-elle respectée ?</text:p>
          </table:table-cell>
          <table:table-cell office:value-type="string" calcext:value-type="string">
            <text:p>false</text:p>
          </table:table-cell>
          <table:table-cell table:style-name="ce1" office:value-type="string" calcext:value-type="string">
            <text:p>01.02.5</text:p>
          </table:table-cell>
          <table:table-cell office:value-type="string" calcext:value-type="string">
            <text:p>Chaque image embarquée (balise embed avec l'attribut type="image/...") non porteuse d'information vérifie-t-elle une de ces conditions ? L'élément noembed est absent de la page L'élément noembed ne contient aucune description de l'image</text:p>
          </table:table-cell>
          <table:table-cell office:value-type="string" calcext:value-type="string">
            <text:p>false</text:p>
          </table:table-cell>
        </table:table-row>
        <table:table-row table:style-name="ro3">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3.1</text:p>
          </table:table-cell>
          <table:table-cell office:value-type="string" calcext:value-type="string">
            <text:p>Pour chaque image porteuse d'information (balise img)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1</text:p>
          </table:table-cell>
          <table:table-cell office:value-type="string" calcext:value-type="string">
            <text:p>Pour chaque image porteuse d'information (balise img) ayant un attribut alt, le contenu de cet attribut est-il pertinent (hors cas particuliers) ?</text:p>
          </table:table-cell>
          <table:table-cell office:value-type="string" calcext:value-type="string">
            <text:p>false</text:p>
          </table:table-cell>
        </table:table-row>
        <table:table-row table:style-name="ro2">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office:value-type="string" calcext:value-type="string">
            <text:p>true</text:p>
          </table:table-cell>
          <table:table-cell table:style-name="ce1" office:value-type="string" calcext:value-type="string">
            <text:p>01.03.10</text:p>
          </table:table-cell>
          <table:table-cell office:value-type="string" calcext:value-type="string">
            <text:p>Pour chaque image porteuse d'information et ayant une alternative textuelle, l'alternative textuelle est-elle courte et concise (hors cas particuliers)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3.2</text:p>
          </table:table-cell>
          <table:table-cell office:value-type="string" calcext:value-type="string">
            <text:p>Chaque zone (balise area) d'une image réactive, porteuse d'information et ayant un attribut alt, vérifie-t-elle ces conditions (hors cas particuliers) ? Le contenu de l'attribut alt est pertinent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3.2</text:p>
          </table:table-cell>
          <table:table-cell office:value-type="string" calcext:value-type="string">
            <text:p>Pour chaque zone (balise area) d'une image réactive, porteuse d'information et ayant un attribut alt, le contenu de cet attribut est-il pertinent (hors cas particuliers) ?</text:p>
          </table:table-cell>
          <table:table-cell office:value-type="string" calcext:value-type="string">
            <text:p>false</text:p>
          </table:table-cell>
        </table:table-row>
        <table:table-row table:style-name="ro2">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office:value-type="string" calcext:value-type="string">
            <text:p>false</text:p>
          </table:table-cell>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hors cas particuliers) ?</text:p>
          </table:table-cell>
          <table:table-cell office:value-type="string" calcext:value-type="string">
            <text:p>true</text:p>
          </table:table-cell>
          <table:table-cell table:style-name="ce1" office:value-type="string" calcext:value-type="string">
            <text:p>01.03.3</text:p>
          </table:table-cell>
          <table:table-cell office:value-type="string" calcext:value-type="string">
            <text:p>Pour chaque bouton associé à une image (balise input avec l'attribut type="image") ayant un attribut alt, le contenu de cet attribut est-il pertinent (hors cas particuliers) ?</text:p>
          </table:table-cell>
          <table:table-cell office:value-type="string" calcext:value-type="string">
            <text:p>true</text:p>
          </table:table-cell>
        </table:table-row>
        <table:table-row table:style-name="ro1">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true</text:p>
          </table:table-cell>
          <table:table-cell table:style-name="ce1" office:value-type="string" calcext:value-type="string">
            <text:p>01.03.4</text:p>
          </table:table-cell>
          <table:table-cell office:value-type="string" calcext:value-type="string">
            <text:p>Chaque image objet (balise object avec l'attribut type="image/...") porteuse d'information vérifie-t-elle une de ces conditions(hors cas particuliers) ? L'image objet est immédiatement suivit d'un lien adjacent permettant d'afficher une page ou un passage de texte contenant une alternative pertinente. Un mécanisme permet à l'utilisateur de remplacer l'image objet par un texte alternatif pertinent Un mécanisme permet à l'utilisateur de remplacer l'image objet par une image possédant une alternative pertinente.</text:p>
          </table:table-cell>
          <table:table-cell office:value-type="string" calcext:value-type="string">
            <text:p>false</text:p>
          </table:table-cell>
          <table:table-cell table:style-name="ce1" office:value-type="string" calcext:value-type="string">
            <text:p>01.03.4</text:p>
          </table:table-cell>
          <table:table-cell office:value-type="string" calcext:value-type="string">
            <text:p>Pour chaque image applet (balise applet) porteuse d'information et ayant un attribut alt, le contenu de cet attribut est-il pertinent (hors cas particuliers) ?</text:p>
          </table:table-cell>
          <table:table-cell office:value-type="string" calcext:value-type="string">
            <text:p>false</text:p>
          </table:table-cell>
        </table:table-row>
        <table:table-row table:style-name="ro1">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true</text:p>
          </table:table-cell>
          <table:table-cell table:style-name="ce1" office:value-type="string" calcext:value-type="string">
            <text:p>01.03.5</text:p>
          </table:table-cell>
          <table:table-cell office:value-type="string" calcext:value-type="string">
            <text:p>Chaque image embarquée (balise embed avec l'attribut type="image/...") porteuse d'information vérifie-t-elle une de ces conditions (hors cas particuliers) ? L'image embarquée est immédiatement suivit d'un lien adjacent permettant d'afficher une page ou un passage de texte contenant une alternative pertinente. Un mécanisme permet à l'utilisateur de remplacer l'image embarquée par un texte alternatif pertinent Un mécanisme permet à l'utilisateur de remplacer l'image embarquée par une image possédant une alternative pertinente.</text:p>
          </table:table-cell>
          <table:table-cell office:value-type="string" calcext:value-type="string">
            <text:p>false</text:p>
          </table:table-cell>
          <table:table-cell table:style-name="ce1" office:value-type="string" calcext:value-type="string">
            <text:p>01.03.5</text:p>
          </table:table-cell>
          <table:table-cell office:value-type="string" calcext:value-type="string">
            <text:p>Pour chaque image objet (balise object avec l'attribut type="image/...") porteuse d'information et ayant une alternative textuelle, l'alternative textuelle entre &lt;object&gt; et &lt;/object&gt; est-elle pertinente (hors cas particuliers) ?</text:p>
          </table:table-cell>
          <table:table-cell office:value-type="string" calcext:value-type="string">
            <text:p>false</text:p>
          </table:table-cell>
        </table:table-row>
        <table:table-row table:style-name="ro1">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e balise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false</text:p>
          </table:table-cell>
          <table:table-cell table:style-name="ce1" office:value-type="string" calcext:value-type="string">
            <text:p>01.03.6</text:p>
          </table:table-cell>
          <table:table-cell office:value-type="string" calcext:value-type="string">
            <text:p>Chaque image vectorielle porteuse d'information (balise svg) et possédant une alternative vérifie-t-elle une de ces conditions (hors cas particuliers) ? La balise svg possède un attribut aria-label dont le contenu est pertinent et identique à l'attribut title s'il est présent La balise svg possède un élément desc dont le contenu est pertinent et identique à l'attribut title de la balise svg s'il est présent Un lien adjacent permet d'accéder à une alternative dont le contenu est pertinent et identique à l'attribut title de la balise svg s'il est présent</text:p>
          </table:table-cell>
          <table:table-cell office:value-type="string" calcext:value-type="string">
            <text:p>false</text:p>
          </table:table-cell>
          <table:table-cell table:style-name="ce1" office:value-type="string" calcext:value-type="string">
            <text:p>01.03.6</text:p>
          </table:table-cell>
          <table:table-cell office:value-type="string" calcext:value-type="string">
            <text:p>Pour chaque image embarquée (balise embed avec l'attribut type="image/...") porteuse d'information et ayant une alternative textuelle, l'alternative textuelle entre &lt;noembed&gt; et &lt;/noembed&gt; est-elle pertinente (hors cas particuliers) ?</text:p>
          </table:table-cell>
          <table:table-cell office:value-type="string" calcext:value-type="string">
            <text:p>false</text:p>
          </table:table-cell>
        </table:table-row>
        <table:table-row table:style-name="ro2">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true</text:p>
          </table:table-cell>
          <table:table-cell table:style-name="ce1" office:value-type="string" calcext:value-type="string">
            <text:p>01.03.7</text:p>
          </table:table-cell>
          <table:table-cell office:value-type="string" calcext:value-type="string">
            <text:p>Pour chaque image vectorielle porteuse d'information (balise svg) et possédant une alternative, cette alternative est-elle correctement restituée par les technologies d'assistance ?</text:p>
          </table:table-cell>
          <table:table-cell office:value-type="string" calcext:value-type="string">
            <text:p>false</text:p>
          </table:table-cell>
          <table:table-cell table:style-name="ce1" office:value-type="string" calcext:value-type="string">
            <text:p>01.03.7</text:p>
          </table:table-cell>
          <table:table-cell office:value-type="string" calcext:value-type="string">
            <text:p>Pour chaque image porteuse d'information et ayant une alternative textuelle, l'alternative textuelle est-elle courte et concise (hors cas particuliers) ?</text:p>
          </table:table-cell>
          <table:table-cell office:value-type="string" calcext:value-type="string">
            <text:p>false</text:p>
          </table:table-cell>
        </table:table-row>
        <table:table-row table:style-name="ro3">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office:value-type="string" calcext:value-type="string">
            <text:p>true</text:p>
          </table:table-cell>
          <table:table-cell table:style-name="ce1" office:value-type="string" calcext:value-type="string">
            <text:p>01.03.8</text:p>
          </table:table-cell>
          <table:table-cell office:value-type="string" calcext:value-type="string">
            <text:p>Pour chaque image bitmap porteuse d'information (balise canvas) et possédant une alternative (contenu entre &lt;canvas&gt; et &lt;/canvas&gt;), cette alternativ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2">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office:value-type="string" calcext:value-type="string">
            <text:p>true</text:p>
          </table:table-cell>
          <table:table-cell table:style-name="ce1" office:value-type="string" calcext:value-type="string">
            <text:p>01.03.9</text:p>
          </table:table-cell>
          <table:table-cell office:value-type="string" calcext:value-type="string">
            <text:p>Pour chaque image bitmap porteuse d'information (balise canvas) et possédant une alternative (contenu entre &lt;canvas&gt; et &lt;/canvas&gt;), cette alternative est-elle pertinent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4.1</text:p>
          </table:table-cell>
          <table:table-cell office:value-type="string" calcext:value-type="string">
            <text:p>Pour chaque image (balise img) utilisée comme CAPTCHA ou comme image-test, ayant un attribut alt, vérifie-t-elle ces conditions ? le contenu de l'attribut alt permet d'identifier la nature et la fonction de l'imag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1</text:p>
          </table:table-cell>
          <table:table-cell office:value-type="string" calcext:value-type="string">
            <text:p>Pour chaque image (balise img) utilisée comme CAPTCHA ou comme image-test, ayant un attribut alt, le contenu de cet attribut permet-il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4.2</text:p>
          </table:table-cell>
          <table:table-cell office:value-type="string" calcext:value-type="string">
            <text:p>Chaque zone (balise area) d'une image réactive, utilisée comme CAPTCHA ou comme image-test, et ayant un attribut alt vérifie-t-elle ces conditions ? le contenu de l'attribut alt permet d'identifier la nature et la fonction de la zone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2</text:p>
          </table:table-cell>
          <table:table-cell office:value-type="string" calcext:value-type="string">
            <text:p>Pour chaque zone (balise area) d'une image réactive, utilisée comme CAPTCHA ou comme image-test, et ayant un attribut alt, le contenu de cet attribut permet-il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true</text:p>
          </table:table-cell>
          <table:table-cell table:style-name="ce1" office:value-type="string" calcext:value-type="string">
            <text:p>01.04.3</text:p>
          </table:table-cell>
          <table:table-cell office:value-type="string" calcext:value-type="string">
            <text:p>Chaque bouton associé à une image (balise input avec l'attribut type="image") utilisée comme CAPTCHA ou comme image-test, ayant un attribut alt vérifie-t-il ces conditions ? le contenu de l'attribut alt permet d'identifier la nature et la fonction du bouton s'il est présent le contenu de l'attribut title est identique au contenu de l'attribut alt</text:p>
          </table:table-cell>
          <table:table-cell office:value-type="string" calcext:value-type="string">
            <text:p>false</text:p>
          </table:table-cell>
          <table:table-cell table:style-name="ce1" office:value-type="string" calcext:value-type="string">
            <text:p>01.04.3</text:p>
          </table:table-cell>
          <table:table-cell office:value-type="string" calcext:value-type="string">
            <text:p>Pour chaque image (balise applet) utilisée comme CAPTCHA ou comme image-test, ayant un attribut alt, le contenu de cet attribut permet-il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1" office:value-type="string" calcext:value-type="string">
            <text:p>01.04.4</text:p>
          </table:table-cell>
          <table:table-cell office:value-type="string" calcext:value-type="string">
            <text:p>Pour chaque image objet (balise object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4</text:p>
          </table:table-cell>
          <table:table-cell office:value-type="string" calcext:value-type="string">
            <text:p>Pour chaque bouton associé à une image (balise input avec l'attribut type="image") utilisée comme CAPTCHA ou comme image-test, ayant un attribut alt, le contenu de cet attribut permet-il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1" office:value-type="string" calcext:value-type="string">
            <text:p>01.04.5</text:p>
          </table:table-cell>
          <table:table-cell office:value-type="string" calcext:value-type="string">
            <text:p>Pour chaque image embarquée (balise embed avec l'attribut type="image/...")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style-name="ce1" office:value-type="string" calcext:value-type="string">
            <text:p>01.04.5</text:p>
          </table:table-cell>
          <table:table-cell office:value-type="string" calcext:value-type="string">
            <text:p>Pour chaque image objet (balise object avec l'attribut type="image/...") utilisée comme CAPTCHA ou comme image-test, et ayant une alternative textuelle, l'alternative textuelle entre &lt;object&gt; et &lt;/object&gt; permet-elle d'identifier la nature et la fonction de l'image ?</text:p>
          </table:table-cell>
          <table:table-cell office:value-type="string" calcext:value-type="string">
            <text:p>false</text:p>
          </table:table-cell>
        </table:table-row>
        <table:table-row table:style-name="ro1">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a balise desc vérifie-t-elle ces conditions ? l'alternative textuelle implémentée via l'attribut aria-label permet d'identifier la nature et la fonction de l'image et est identique à l'attribut title s'il est présent l'alternative textuelle implémentée via la balise desc permet d'identifier la nature et la fonction de l'image et est identique à l'attribut title de la balise svg s'il est présent</text:p>
          </table:table-cell>
          <table:table-cell office:value-type="string" calcext:value-type="string">
            <text:p>false</text:p>
          </table:table-cell>
          <table:table-cell table:style-name="ce1" office:value-type="string" calcext:value-type="string">
            <text:p>01.04.6</text:p>
          </table:table-cell>
          <table:table-cell office:value-type="string" calcext:value-type="string">
            <text:p>Chaque image vectorielle (balise svg) utilisée comme CAPTCHA ou comme image-test et ayant une alternative textuelle via l'attribut aria-label ou l'élément desc vérifie-t-elle ces conditions ? l'alternative textuelle implémentée via l'attribut aria-label permet d'identifier la nature et la fonction de l'image et est identique à l'attribut title s'il est présent l'alternative textuelle implémentée via l'élément desc permet d'identifier la nature et la fonction de l'image et est identique à l'attribut title de la balise svg s'il est présent</text:p>
          </table:table-cell>
          <table:table-cell office:value-type="string" calcext:value-type="string">
            <text:p>false</text:p>
          </table:table-cell>
          <table:table-cell table:style-name="ce1" office:value-type="string" calcext:value-type="string">
            <text:p>01.04.6</text:p>
          </table:table-cell>
          <table:table-cell office:value-type="string" calcext:value-type="string">
            <text:p>Pour chaque image embarquée (balise embed avec l'attribut type="image/...") utilisée comme CAPTCHA ou comme image-test et ayant une alternative textuelle, l'alternative textuelle entre &lt;noembed&gt; et &lt;/noembed&gt; permet-elle d'identifier la nature et la fonction de l'image ?</text:p>
          </table:table-cell>
          <table:table-cell office:value-type="string" calcext:value-type="string">
            <text:p>false</text:p>
          </table:table-cell>
        </table:table-row>
        <table:table-row table:style-name="ro3">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office:value-type="string" calcext:value-type="string">
            <text:p>true</text:p>
          </table:table-cell>
          <table:table-cell table:style-name="ce1" office:value-type="string" calcext:value-type="string">
            <text:p>01.04.7</text:p>
          </table:table-cell>
          <table:table-cell office:value-type="string" calcext:value-type="string">
            <text:p>Pour chaque image vectorielle (balise svg) utilisée comme CAPTCHA ou comme image-test et ayant une alternative textuelle , l'alternative textuell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office:value-type="string" calcext:value-type="string">
            <text:p>true</text:p>
          </table:table-cell>
          <table:table-cell table:style-name="ce1" office:value-type="string" calcext:value-type="string">
            <text:p>01.04.8</text:p>
          </table:table-cell>
          <table:table-cell office:value-type="string" calcext:value-type="string">
            <text:p>Pour chaque image bitmap (balise canvas) utilisée comme CAPTCHA ou comme image-test et ayant une alternative textuelle, l'alternative textuelle permet-elle d'identifier la nature et la fonction de l'imag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office:value-type="string" calcext:value-type="string">
            <text:p>true</text:p>
          </table:table-cell>
          <table:table-cell table:style-name="ce1" office:value-type="string" calcext:value-type="string">
            <text:p>01.04.9</text:p>
          </table:table-cell>
          <table:table-cell office:value-type="string" calcext:value-type="string">
            <text:p>Pour chaque image bitmap (balise canvas) utilisée comme CAPTCHA ou comme image-test et ayant une alternative textuelle , l'alternative textuell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1</text:p>
          </table:table-cell>
          <table:table-cell office:value-type="string" calcext:value-type="string">
            <text:p>Chaque image (balises img, area, applet, object, embed, svg, canvas)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false</text:p>
          </table:table-cell>
          <table:table-cell table:style-name="ce1" office:value-type="string" calcext:value-type="string">
            <text:p>01.05.1</text:p>
          </table:table-cell>
          <table:table-cell office:value-type="string" calcext:value-type="string">
            <text:p>Chaque image (balises img, area, applet, object, embed) utilisée comme CAPTCHA vérifie-t-elle une de ces conditions ? Il existe une autre forme de CAPTCHA non graphique, au moins Il existe une autre solution d'accès à la fonctionnalité sécurisée par le CAPTCHA</text:p>
          </table:table-cell>
          <table:table-cell office:value-type="string" calcext:value-type="string">
            <text:p>false</text:p>
          </table:table-cell>
        </table:table-row>
        <table:table-row table:style-name="ro3">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cell table:style-name="ce1" office:value-type="string" calcext:value-type="string">
            <text:p>01.05.2</text:p>
          </table:table-cell>
          <table:table-cell office:value-type="string" calcext:value-type="string">
            <text:p>Chaque bouton associé à une image (balise input avec l'attribut type="image") utilisée comme CAPTCHA vérifie-t-il une de ces conditions ? Il existe une autre forme de CAPTCHA non graphique, au moins Il existe une autre solution d'accès à la fonctionnalité sécurisée par le CAPTCHA</text:p>
          </table:table-cell>
          <table:table-cell office:value-type="string" calcext:value-type="string">
            <text:p>true</text:p>
          </table:table-cell>
        </table:table-row>
        <table:table-row table:style-name="ro1">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true</text:p>
          </table:table-cell>
          <table:table-cell table:style-name="ce1" office:value-type="string" calcext:value-type="string">
            <text:p>01.06.1</text:p>
          </table:table-cell>
          <table:table-cell office:value-type="string" calcext:value-type="string">
            <text:p>Chaque image objet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1</text:p>
          </table:table-cell>
          <table:table-cell office:value-type="string" calcext:value-type="string">
            <text:p>Chaque image porteuse d'information (balise img) qui nécessite une description détaillée, vérifie-t-elle une de ces conditions ? Il existe un attribut longdesc qui donne l'adresse (url) d'une page contenant la description détaillée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row>
        <table:table-row table:style-name="ro1">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true</text:p>
          </table:table-cell>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un lien adjacent (via une url ou une ancre) permettant d'accéder au contenu de la description détaillée Il existe une description détaillée clairement identifiable adjacente à l'image objet</text:p>
          </table:table-cell>
          <table:table-cell office:value-type="string" calcext:value-type="string">
            <text:p>false</text:p>
          </table:table-cell>
          <table:table-cell table:style-name="ce1" office:value-type="string" calcext:value-type="string">
            <text:p>01.06.2</text:p>
          </table:table-cell>
          <table:table-cell office:value-type="string" calcext:value-type="string">
            <text:p>Chaque image object porteuse d'information (balise object avec l'attribut type="image/..."), qui nécessite une description détaillée, vérifie-t-elle une de ces conditions ? Il existe entre &lt;object&gt; et &lt;/object&gt; une référence à une description détaillée présente dans la page Il existe un lien adjacent (via une url ou une ancre) permettant d'accéder au contenu de la description détaillée</text:p>
          </table:table-cell>
          <table:table-cell office:value-type="string" calcext:value-type="string">
            <text:p>false</text:p>
          </table:table-cell>
        </table:table-row>
        <table:table-row table:style-name="ro1">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true</text:p>
          </table:table-cell>
          <table:table-cell table:style-name="ce1" office:value-type="string" calcext:value-type="string">
            <text:p>01.06.3</text:p>
          </table:table-cell>
          <table:table-cell office:value-type="string" calcext:value-type="string">
            <text:p>Chaque image embarquée porteuse d'information (balise embed), qui nécessite une description détaillée, vérifie-t-elle une de ces conditions ? Il existe un lien adjacent (via une url ou une ancre) permettant d'accéder au contenu de la description détaillée Il existe une description détaillée clairement identifiable adjacente à l'image embarquée</text:p>
          </table:table-cell>
          <table:table-cell office:value-type="string" calcext:value-type="string">
            <text:p>false</text:p>
          </table:table-cell>
          <table:table-cell table:style-name="ce1" office:value-type="string" calcext:value-type="string">
            <text:p>01.06.3</text:p>
          </table:table-cell>
          <table:table-cell office:value-type="string" calcext:value-type="string">
            <text:p>Chaque image applet porteuse d'information (balise applet), qui nécessite une description détaillée, vérifie-t-elle une de ces conditions ? Il existe un attribut alt contenant la référence à une description détaillée adjacente à l'image Il existe entre &lt;applet&gt; et &lt;/applet&gt; une référence à une description détaillée présente dans la page Il existe un lien adjacent (via une url ou une ancre) permettant d'accéder au contenu de la description détaillée</text:p>
          </table:table-cell>
          <table:table-cell office:value-type="string" calcext:value-type="string">
            <text:p>false</text:p>
          </table:table-cell>
        </table:table-row>
        <table:table-row table:style-name="ro1">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4</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4</text:p>
          </table:table-cell>
          <table:table-cell office:value-type="string" calcext:value-type="string">
            <text:p>Chaque image embarquée porteuse d'information (balise embed), qui nécessite une description détaillée, vérifie-t-elle une de ces conditions ? Il existe entre &lt;noembed&gt; et &lt;/noembed&gt; une référence à une description détaillée présente dans la page Il existe un lien adjacent (via une url ou une ancre) permettant d'accéder au contenu de la description détaillée</text:p>
          </table:table-cell>
          <table:table-cell office:value-type="string" calcext:value-type="string">
            <text:p>false</text:p>
          </table:table-cell>
        </table:table-row>
        <table:table-row table:style-name="ro1">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e balise desc contenant une référence à une description détaillée adjacente à l'image vectorielle Il existe une balise desc contenant la description détaillée Il existe un lien adjacent (via une une balise url ou une ancre) permettant d'accéder au contenu de la description détaillée</text:p>
          </table:table-cell>
          <table:table-cell office:value-type="string" calcext:value-type="string">
            <text:p>false</text:p>
          </table:table-cell>
          <table:table-cell table:style-name="ce1" office:value-type="string" calcext:value-type="string">
            <text:p>01.06.5</text:p>
          </table:table-cell>
          <table:table-cell office:value-type="string" calcext:value-type="string">
            <text:p>Chaque image vectorielle (balise svg) qui nécessite une description détaillée vérifie-t-elle ces conditions ? Il existe un attribut aria-label contenant une référence à une description détaillée adjacente à l'image vectorielle Il existe un élément desc contenant une référence à une description détaillée adjacente à l'image vectorielle Il existe un élément desc contenant la description détaillée Il existe un lien adjacent (via une url ou une ancre) permettant d'accéder au contenu de la description détaillée</text:p>
          </table:table-cell>
          <table:table-cell office:value-type="string" calcext:value-type="string">
            <text:p>false</text:p>
          </table:table-cell>
          <table:table-cell table:style-name="ce1" office:value-type="string" calcext:value-type="string">
            <text:p>01.06.5</text:p>
          </table:table-cell>
          <table:table-cell office:value-type="string" calcext:value-type="string">
            <text:p>Chaque bouton de formulaire de type image (balise input avec l'attribut type="image", qui nécessite une description détaillée, vérifie-t-elle une de ces conditions ? Il existe un attribut alt contenant la référence à une description détaillée adjacente à l'image Il existe un lien adjacent (via une url ou une ancre) permettant d'accéder au contenu de la description détaillée</text:p>
          </table:table-cell>
          <table:table-cell office:value-type="string" calcext:value-type="string">
            <text:p>false</text:p>
          </table:table-cell>
        </table:table-row>
        <table:table-row table:style-name="ro3">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e balise desc, cette référence est-elle correctement restituée par les technologies d'assistance ?</text:p>
          </table:table-cell>
          <table:table-cell office:value-type="string" calcext:value-type="string">
            <text:p>false</text:p>
          </table:table-cell>
          <table:table-cell table:style-name="ce1" office:value-type="string" calcext:value-type="string">
            <text:p>01.06.6</text:p>
          </table:table-cell>
          <table:table-cell office:value-type="string" calcext:value-type="string">
            <text:p>Pour chaque image vectorielle (balise svg) qui implémente une référence à une description détaillée adjacente via un attribut aria-label ou un élément desc, cette référenc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office:value-type="string" calcext:value-type="string">
            <text:p>true</text:p>
          </table:table-cell>
          <table:table-cell table:style-name="ce1" office:value-type="string" calcext:value-type="string">
            <text:p>01.06.7</text:p>
          </table:table-cell>
          <table:table-cell office:value-type="string" calcext:value-type="string">
            <text:p>Chaque image bitmap (balise canvas) qui nécessite une description détaillée vérifie-t-elle une de ces conditions ? Il existe un passage de texte entre &lt;canvas&gt; et &lt;/canvas&gt; contenant une référence à une description détaillée adjacente à l'image bitmap Il existe un contenu textuel entre &lt;canvas&gt; et &lt;/canvas&gt; faisant office de description détaillée. Il existe un lien adjacent (via une url ou une ancre) permettant d'accéder au contenu de la description détaillée</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office:value-type="string" calcext:value-type="string">
            <text:p>true</text:p>
          </table:table-cell>
          <table:table-cell table:style-name="ce1" office:value-type="string" calcext:value-type="string">
            <text:p>01.06.8</text:p>
          </table:table-cell>
          <table:table-cell office:value-type="string" calcext:value-type="string">
            <text:p>Pour chaque image bitmap (balise canvas) qui implémente une référence à une description détaillée adjacente, cette référenc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cell table:style-name="ce1" office:value-type="string" calcext:value-type="string">
            <text:p>01.07.1</text:p>
          </table:table-cell>
          <table:table-cell office:value-type="string" calcext:value-type="string">
            <text:p>Chaque image porteuse d'information (balise img ou input de type image) ayant une description détaillée vérifie-t-elle une de ces conditions ? La description détaillée via l'adresse référencée dans l'attribut longdesc est pertinente La description détaillée dans la page et signalée dans l'attribut alt est pertinente La description détaillée via un lien adjacent est pertinente</text:p>
          </table:table-cell>
          <table:table-cell office:value-type="string" calcext:value-type="string">
            <text:p>true</text:p>
          </table:table-cell>
        </table:table-row>
        <table:table-row table:style-name="ro3">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true</text:p>
          </table:table-cell>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adjacente à l'image objet est pertinente La description détaillée via un lien adjacent est pertinente</text:p>
          </table:table-cell>
          <table:table-cell office:value-type="string" calcext:value-type="string">
            <text:p>false</text:p>
          </table:table-cell>
          <table:table-cell table:style-name="ce1" office:value-type="string" calcext:value-type="string">
            <text:p>01.07.2</text:p>
          </table:table-cell>
          <table:table-cell office:value-type="string" calcext:value-type="string">
            <text:p>Chaque image objet (balise object avec l'attribut type="image/...") ayant une description détaillée vérifie-t-elle une des ces conditions ? La description détaillée présente dans la page et signalée entre &lt;object&gt; et &lt;/object&gt;, est pertinente La description détaillée via un lien adjacent est pertinente</text:p>
          </table:table-cell>
          <table:table-cell office:value-type="string" calcext:value-type="string">
            <text:p>false</text:p>
          </table:table-cell>
        </table:table-row>
        <table:table-row table:style-name="ro3">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true</text:p>
          </table:table-cell>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adjacente à l'image embarquée est pertinente La description détaillée via un lien adjacent est pertinente</text:p>
          </table:table-cell>
          <table:table-cell office:value-type="string" calcext:value-type="string">
            <text:p>false</text:p>
          </table:table-cell>
          <table:table-cell table:style-name="ce1" office:value-type="string" calcext:value-type="string">
            <text:p>01.07.3</text:p>
          </table:table-cell>
          <table:table-cell office:value-type="string" calcext:value-type="string">
            <text:p>Chaque image embarquée (balise embed avec l'attribut type="image/...") ayant une description détaillée vérifie-t-elle une de ces conditions ? La description détaillée présente dans la page et signalée entre &lt;noembed&gt; et &lt;/noembed&gt; est pertinente La description détaillée via un lien adjacent est pertinente</text:p>
          </table:table-cell>
          <table:table-cell office:value-type="string" calcext:value-type="string">
            <text:p>false</text:p>
          </table:table-cell>
        </table:table-row>
        <table:table-row table:style-name="ro1">
          <table:table-cell table:style-name="ce1" office:value-type="string" calcext:value-type="string">
            <text:p>01.07.4</text:p>
          </table:table-cell>
          <table:table-cell office:value-type="string" calcext:value-type="string">
            <text:p>Chaque image vectorielle (balise svg) ayant une description détaillée vérifie-t-elle une de ces conditions ? La description détaillée adjacente à l'image vectorielle est pertinente La description détaillée contenu dans la balise desc est pertinente La description détaillée via un lien adjacent est pertinente</text:p>
          </table:table-cell>
          <table:table-cell office:value-type="string" calcext:value-type="string">
            <text:p>false</text:p>
          </table:table-cell>
          <table:table-cell table:style-name="ce1" office:value-type="string" calcext:value-type="string">
            <text:p>01.07.4</text:p>
          </table:table-cell>
          <table:table-cell office:value-type="string" calcext:value-type="string">
            <text:p>image vectorielle (balise svg) ayant une description détaillée vérifie-t-elle une de ces conditions ? La description détaillée adjacente à l'image vectorielle est pertinente La description détaillée contenu dans l'élément desc est pertinente La description détaillée via un lien adjacent est pertinente</text:p>
          </table:table-cell>
          <table:table-cell office:value-type="string" calcext:value-type="string">
            <text:p>false</text:p>
          </table:table-cell>
          <table:table-cell table:style-name="ce1" office:value-type="string" calcext:value-type="string">
            <text:p>01.07.4</text:p>
          </table:table-cell>
          <table:table-cell office:value-type="string" calcext:value-type="string">
            <text:p>Chaque image applet (balise applet) ayant une description détaillée vérifie-t-elle une de ces conditions ? La description détaillée présente dans la page et signalée entre &lt;applet&gt; et &lt;/applet&gt; est pertinente La description détaillée présente dans la page et signalée dans l'attribut alt est pertinente La description détaillée accessible via un lien adjacent est pertinente</text:p>
          </table:table-cell>
          <table:table-cell office:value-type="string" calcext:value-type="string">
            <text:p>false</text:p>
          </table:table-cell>
        </table:table-row>
        <table:table-row table:style-name="ro3">
          <table:table-cell table:style-name="ce1" office:value-type="string" calcext:value-type="string">
            <text:p>01.07.5</text:p>
          </table:table-cell>
          <table:table-cell office:value-type="string" calcext:value-type="string">
            <text:p>Pour chaque image vectorielle (balise svg) ayant une description détaillée implémentée via la balise desc, cette description détaillée est-elle correctement restituée par les technologies d'assistance ?</text:p>
          </table:table-cell>
          <table:table-cell office:value-type="string" calcext:value-type="string">
            <text:p>false</text:p>
          </table:table-cell>
          <table:table-cell table:style-name="ce1" office:value-type="string" calcext:value-type="string">
            <text:p>01.07.5</text:p>
          </table:table-cell>
          <table:table-cell office:value-type="string" calcext:value-type="string">
            <text:p>Pour chaque image vectorielle (balise svg) ayant une description détaillée implémentée via desc, cette description détaillé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office:value-type="string" calcext:value-type="string">
            <text:p>true</text:p>
          </table:table-cell>
          <table:table-cell table:style-name="ce1" office:value-type="string" calcext:value-type="string">
            <text:p>01.07.6</text:p>
          </table:table-cell>
          <table:table-cell office:value-type="string" calcext:value-type="string">
            <text:p>Chaque image bitmap (balise canvas) ayant une description détaillée vérifie-t-elle une de ces conditions ? La description détaillée adjacente à l'image bitmap est pertinente La description détaillée contenu entre &lt;canvas&gt; et &lt;/canvas&gt; est pertinente La description détaillée via un lien adjacent est pertinente</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office:value-type="string" calcext:value-type="string">
            <text:p>true</text:p>
          </table:table-cell>
          <table:table-cell table:style-name="ce1" office:value-type="string" calcext:value-type="string">
            <text:p>01.07.7</text:p>
          </table:table-cell>
          <table:table-cell office:value-type="string" calcext:value-type="string">
            <text:p>Pour chaque image bitmap (balise canvas) ayant une description détaillée entre &lt;canvas&gt; et &lt;/canvas&gt;, cette description détaillée est-elle correctement restituée par les technologies d'assistance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1</text:p>
          </table:table-cell>
          <table:table-cell office:value-type="string" calcext:value-type="string">
            <text:p>Chaque image texte (balise img), en l'absence d'un mécanisme de remplacement,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2</text:p>
          </table:table-cell>
          <table:table-cell office:value-type="string" calcext:value-type="string">
            <text:p>Pour chaque image réactive (balise img ou object avec l'attribut usemap), chaque zone texte (balise area), en l'absence d'un mécanisme de remplacement,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3</text:p>
          </table:table-cell>
          <table:table-cell office:value-type="string" calcext:value-type="string">
            <text:p>Pour chaque balise form, chacun de ses boutons "image texte" (balise inpu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4</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4</text:p>
          </table:table-cell>
          <table:table-cell office:value-type="string" calcext:value-type="string">
            <text:p>Chaque image texte applet (balise applet), en l'absence d'un mécanisme de remplacement, doit si possible être remplacée par du texte stylé. Cette règle est-elle respectée (hors cas particuliers) ?</text:p>
          </table:table-cell>
          <table:table-cell office:value-type="string" calcext:value-type="string">
            <text:p>false</text:p>
          </table:table-cell>
        </table:table-row>
        <table:table-row table:style-name="ro3">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5</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5</text:p>
          </table:table-cell>
          <table:table-cell office:value-type="string" calcext:value-type="string">
            <text:p>Chaque image texte objet (balise object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row>
        <table:table-row table:style-name="ro3">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8.6</text:p>
          </table:table-cell>
          <table:table-cell office:value-type="string" calcext:value-type="string">
            <text:p>Chaque image texte bitmap (balise canvas), en l'absence d'un mécanisme de remplacement,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8.6</text:p>
          </table:table-cell>
          <table:table-cell office:value-type="string" calcext:value-type="string">
            <text:p>Chaque image texte embarquée (balise embed avec l'attribut type="image/..."), en l'absence d'un mécanisme de remplacement, doit si possible être remplacée par du texte stylé. Cette règle est-elle respectée (hors cas particuliers) ?</text:p>
          </table:table-cell>
          <table:table-cell office:value-type="string" calcext:value-type="string">
            <text:p>false</text:p>
          </table:table-cell>
        </table:table-row>
        <table:table-row table:style-name="ro2">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1</text:p>
          </table:table-cell>
          <table:table-cell office:value-type="string" calcext:value-type="string">
            <text:p>Chaque image texte (balise img)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2</text:p>
          </table:table-cell>
          <table:table-cell office:value-type="string" calcext:value-type="string">
            <text:p>Pour chaque image réactive (balise img ou object avec l'attribut usemap), chaque zone texte (balise area) doit si possible être remplacée par du texte stylé. Cette règle est-elle respectée (hors cas particuliers) ?</text:p>
          </table:table-cell>
          <table:table-cell office:value-type="string" calcext:value-type="string">
            <text:p>true</text:p>
          </table:table-cell>
        </table:table-row>
        <table:table-row table:style-name="ro3">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cell table:style-name="ce1" office:value-type="string" calcext:value-type="string">
            <text:p>01.09.3</text:p>
          </table:table-cell>
          <table:table-cell office:value-type="string" calcext:value-type="string">
            <text:p>Pour chaque balise form, chacun de ses boutons "image texte" (balise input avec l'attribut type="image") doit si possible être remplacé par du texte stylé. Cette règle est-elle respectée (hors cas particuliers) ?</text:p>
          </table:table-cell>
          <table:table-cell office:value-type="string" calcext:value-type="string">
            <text:p>true</text:p>
          </table:table-cell>
        </table:table-row>
        <table:table-row table:style-name="ro2">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4</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4</text:p>
          </table:table-cell>
          <table:table-cell office:value-type="string" calcext:value-type="string">
            <text:p>Chaque image texte applet (balise applet) doit si possible être remplacée par du texte stylé. Cette règle est-elle respectée (hors cas particuliers) ?</text:p>
          </table:table-cell>
          <table:table-cell office:value-type="string" calcext:value-type="string">
            <text:p>false</text:p>
          </table:table-cell>
        </table:table-row>
        <table:table-row table:style-name="ro2">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5</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5</text:p>
          </table:table-cell>
          <table:table-cell office:value-type="string" calcext:value-type="string">
            <text:p>Chaque image texte objet (balise object avec l'attribut type="image/...") doit si possible être remplacée par du texte stylé. Cette règle est-elle respectée (hors cas particuliers) ?</text:p>
          </table:table-cell>
          <table:table-cell office:value-type="string" calcext:value-type="string">
            <text:p>false</text:p>
          </table:table-cell>
        </table:table-row>
        <table:table-row table:style-name="ro3">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true</text:p>
          </table:table-cell>
          <table:table-cell table:style-name="ce1" office:value-type="string" calcext:value-type="string">
            <text:p>01.09.6</text:p>
          </table:table-cell>
          <table:table-cell office:value-type="string" calcext:value-type="string">
            <text:p>Chaque image texte bitmap (balise canvas) doit si possible être remplacée par du texte stylé. Cette règle est-elle respectée (hors cas particuliers) ?</text:p>
          </table:table-cell>
          <table:table-cell office:value-type="string" calcext:value-type="string">
            <text:p>false</text:p>
          </table:table-cell>
          <table:table-cell table:style-name="ce1" office:value-type="string" calcext:value-type="string">
            <text:p>01.09.6</text:p>
          </table:table-cell>
          <table:table-cell office:value-type="string" calcext:value-type="string">
            <text:p>Chaque image texte embarquée (balise embed avec l'attribut type="image/...") doit si possible être remplacée par du texte stylé. Cette règle est-elle respectée (hors cas particuliers) ?</text:p>
          </table:table-cell>
          <table:table-cell office:value-type="string" calcext:value-type="string">
            <text:p>false</text:p>
          </table:table-cell>
        </table:table-row>
        <table:table-row table:style-name="ro1">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false</text:p>
          </table:table-cell>
          <table:table-cell table:style-name="ce1" office:value-type="string" calcext:value-type="string">
            <text:p>01.10.1</text:p>
          </table:table-cell>
          <table:table-cell office:value-type="string" calcext:value-type="string">
            <text:p>Chaque image légendée (balise img ou input de type image associée à une légende adjacente) vérifie-telle, si nécessaire, ces conditions ? L'image (balise img)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e balise figure la balise figure possède un attribut role="group"</text:p>
          </table:table-cell>
          <table:table-cell office:value-type="string" calcext:value-type="string">
            <text:p>false</text:p>
          </table:table-cell>
          <table:table-cell table:style-name="ce1" office:value-type="string" calcext:value-type="string">
            <text:p>01.10.2</text:p>
          </table:table-cell>
          <table:table-cell office:value-type="string" calcext:value-type="string">
            <text:p>Chaque image objet (balise object avec l'attribut type="image/..." associée à une légende adjacente) vérifie-telle, si nécessaire, ces conditions ? L'image (balise object) et sa légende sont contenues dans un élément figure L'élément figure possède un attribut role="group"</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e balise figure la balise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false</text:p>
          </table:table-cell>
          <table:table-cell table:style-name="ce1" office:value-type="string" calcext:value-type="string">
            <text:p>01.10.3</text:p>
          </table:table-cell>
          <table:table-cell office:value-type="string" calcext:value-type="string">
            <text:p>Chaque image embarquée légendée (balise embed associée à une légende adjacente) vérifie-telle, si nécessaire, ces conditions ? L'image embarquée (balise embed) et sa légende sont contenues dans un élément figure L'élément figure possède un attribut role="group" Le contenu de l'attribut alt de l'image contient une référence à la légende adjacente L'attribut title de l'image s'il est présent, est strictement identique au contenu de l'attribut alt</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1.10.4</text:p>
          </table:table-cell>
          <table:table-cell office:value-type="string" calcext:value-type="string">
            <text:p>Chaque image vectorielle légendée (balise svg associée à une légende adjacente) vérifie-telle, sinécessaire, ces conditions ? L'image (balise svg) et sa légende sont contenues dans une balise figure la balise figure possède un attribut role="group" Le contenu de l'attribut aria-label ou de la balise desc de l'image vectorielle contient une référence à la légende adjacente L'attribut title de l'image vectorielle (balise svg) s'il est présent, est strictement identique au contenu de l'attribut aria-label ou de la balise desc utilisé comme alternative.</text:p>
          </table:table-cell>
          <table:table-cell office:value-type="string" calcext:value-type="string">
            <text:p>false</text:p>
          </table:table-cell>
          <table:table-cell table:style-name="ce1" office:value-type="string" calcext:value-type="string">
            <text:p>01.10.4</text:p>
          </table:table-cell>
          <table:table-cell office:value-type="string" calcext:value-type="string">
            <text:p>Chaque image vectorielle légendée (balise svg associée à une légende adjacente) vérifie-telle, si nécessaire, ces conditions ? L'image (balise svg) et sa légende sont contenues dans un élément figure L'élément figure possède un attribut role="group" Le contenu de l'attribut aria-label ou de l'élément desc de l'image vectorielle contient une référence à la légende adjacente L'attribut title de l'image vectorielle (balise svg) s'il est présent, est strictement identique au contenu de l'attribut aria-label ou de l'élément desc utilisé comme alternative.</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e balise figure la balise figure possède un attribut role="group" Le contenu entre &lt;canvas&gt; et &lt;/canvas&gt; de l'image bitmap contient une référence à la légende adjacente</text:p>
          </table:table-cell>
          <table:table-cell office:value-type="string" calcext:value-type="string">
            <text:p>false</text:p>
          </table:table-cell>
          <table:table-cell table:style-name="ce1" office:value-type="string" calcext:value-type="string">
            <text:p>01.10.5</text:p>
          </table:table-cell>
          <table:table-cell office:value-type="string" calcext:value-type="string">
            <text:p>Chaque image bitmap légendée (balise canvas associée à une légende adjacente) vérifie-telle, si nécessaire, ces conditions ? L'image (balise canvas) et sa légende sont contenues dans un élément figure L'élément figure possède un attribut role="group" Le contenu entre &lt;canvas&gt; et &lt;/canvas&gt; de l'image bitmap contient une référence à la légende adjacente</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2">
          <table:table-cell table:style-name="ce1" office:value-type="string" calcext:value-type="string">
            <text:p>02.01.1</text:p>
          </table:table-cell>
          <table:table-cell office:value-type="string" calcext:value-type="string">
            <text:p>Chaque cadre en ligne (balise iframe) a-t-il un attribut title ?</text:p>
          </table:table-cell>
          <table:table-cell office:value-type="string" calcext:value-type="string">
            <text:p>false</text:p>
          </table:table-cell>
          <table:table-cell table:style-name="ce1" office:value-type="string" calcext:value-type="string">
            <text:p>02.01.1</text:p>
          </table:table-cell>
          <table:table-cell office:value-type="string" calcext:value-type="string">
            <text:p>Chaque cadre (balise iframe) a-t-il un attribut title ?</text:p>
          </table:table-cell>
          <table:table-cell office:value-type="string" calcext:value-type="string">
            <text:p>false</text:p>
          </table:table-cell>
          <table:table-cell table:style-name="ce1" office:value-type="string" calcext:value-type="string">
            <text:p>02.01.1</text:p>
          </table:table-cell>
          <table:table-cell office:value-type="string" calcext:value-type="string">
            <text:p>Chaque cadre (balise frame) a-t-il un attribut title ?</text:p>
          </table:table-cell>
          <table:table-cell office:value-type="string" calcext:value-type="string">
            <text:p>false</text:p>
          </table:table-cell>
        </table:table-row>
        <table:table-row table:style-name="ro2">
          <table:table-cell table:number-columns-repeated="5"/>
          <table:table-cell office:value-type="string" calcext:value-type="string">
            <text:p>false</text:p>
          </table:table-cell>
          <table:table-cell table:style-name="ce1" office:value-type="string" calcext:value-type="string">
            <text:p>02.01.2</text:p>
          </table:table-cell>
          <table:table-cell office:value-type="string" calcext:value-type="string">
            <text:p>Chaque cadre en ligne (balise iframe) a-t-il un attribut title ?</text:p>
          </table:table-cell>
          <table:table-cell office:value-type="string" calcext:value-type="string">
            <text:p>false</text:p>
          </table:table-cell>
        </table:table-row>
        <table:table-row table:style-name="ro2">
          <table:table-cell table:style-name="ce1" office:value-type="string" calcext:value-type="string">
            <text:p>02.02.1</text:p>
          </table:table-cell>
          <table:table-cell office:value-type="string" calcext:value-type="string">
            <text:p>Pour chaque cadre en ligne (balise iframe) ayant un attribut title, le contenu de cet attribut est-il pertinent ?</text:p>
          </table:table-cell>
          <table:table-cell office:value-type="string" calcext:value-type="string">
            <text:p>false</text:p>
          </table:table-cell>
          <table:table-cell table:style-name="ce1" office:value-type="string" calcext:value-type="string">
            <text:p>02.02.1</text:p>
          </table:table-cell>
          <table:table-cell office:value-type="string" calcext:value-type="string">
            <text:p>Pour chaque cadre (balise iframe) ayant un attribut title, le contenu de cet attribut est-il pertinent ?</text:p>
          </table:table-cell>
          <table:table-cell office:value-type="string" calcext:value-type="string">
            <text:p>false</text:p>
          </table:table-cell>
          <table:table-cell table:style-name="ce1" office:value-type="string" calcext:value-type="string">
            <text:p>02.02.1</text:p>
          </table:table-cell>
          <table:table-cell office:value-type="string" calcext:value-type="string">
            <text:p>Pour chaque cadre (balise frame) ayant un attribut title, le contenu de cet attribut est-il pertinent ?</text:p>
          </table:table-cell>
          <table:table-cell office:value-type="string" calcext:value-type="string">
            <text:p>false</text:p>
          </table:table-cell>
        </table:table-row>
        <table:table-row table:style-name="ro2">
          <table:table-cell table:number-columns-repeated="5"/>
          <table:table-cell office:value-type="string" calcext:value-type="string">
            <text:p>false</text:p>
          </table:table-cell>
          <table:table-cell table:style-name="ce1" office:value-type="string" calcext:value-type="string">
            <text:p>02.02.2</text:p>
          </table:table-cell>
          <table:table-cell office:value-type="string" calcext:value-type="string">
            <text:p>Pour chaque cadre en ligne (balise iframe) ayant un attribut title, le contenu de cet attribut est-il pertinent ?</text:p>
          </table:table-cell>
          <table:table-cell office:value-type="string" calcext:value-type="string">
            <text:p>false</text:p>
          </table:table-cell>
        </table:table-row>
        <table:table-row table:style-name="ro3">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2</text:p>
          </table:table-cell>
          <table:table-cell office:value-type="string" calcext:value-type="string">
            <text:p>Pour chaque indication de couleur donnée par un texte,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3</text:p>
          </table:table-cell>
          <table:table-cell office:value-type="string" calcext:value-type="string">
            <text:p>Pour chaque image présente dans le code source véhiculant une information,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5</text:p>
          </table:table-cell>
          <table:table-cell office:value-type="string" calcext:value-type="string">
            <text:p>Pour chaque média temporel véhiculant une information, l'information ne doit pas être donnée uniquement par la couleur. Cette règle est-elle respectée ?</text:p>
          </table:table-cell>
          <table:table-cell office:value-type="string" calcext:value-type="string">
            <text:p>true</text:p>
          </table:table-cell>
        </table:table-row>
        <table:table-row table:style-name="ro2">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cell table:style-name="ce1" office:value-type="string" calcext:value-type="string">
            <text:p>03.01.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office:value-type="string" calcext:value-type="string">
            <text:p>true</text:p>
          </table:table-cell>
        </table:table-row>
        <table:table-row table:style-name="ro3">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1</text:p>
          </table:table-cell>
          <table:table-cell office:value-type="string" calcext:value-type="string">
            <text:p>Pour chaque information véhiculée par la couleur d'un mot ou ensemble de mots, l'information ne doit pas être donnée uniquement par la couleur. Cette règle est-elle implémentée de façon pertinente ?</text:p>
          </table:table-cell>
          <table:table-cell office:value-type="string" calcext:value-type="string">
            <text:p>true</text:p>
          </table:table-cell>
        </table:table-row>
        <table:table-row table:style-name="ro3">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2</text:p>
          </table:table-cell>
          <table:table-cell office:value-type="string" calcext:value-type="string">
            <text:p>Pour chaque information véhiculée par la couleur et indiquée par un mot ou un ensemble de mots, l'information ne doit pas être donnée uniquement par la couleur. Cette règle est-elle implémentée de façon pertinente ?</text:p>
          </table:table-cell>
          <table:table-cell office:value-type="string" calcext:value-type="string">
            <text:p>true</text:p>
          </table:table-cell>
        </table:table-row>
        <table:table-row table:style-name="ro2">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3</text:p>
          </table:table-cell>
          <table:table-cell office:value-type="string" calcext:value-type="string">
            <text:p>Pour chaque image véhiculant une information, l'information ne doit pas être donnée uniquement par la couleur. Cette règle est-elle implémentée de façon pertinente ?</text:p>
          </table:table-cell>
          <table:table-cell office:value-type="string" calcext:value-type="string">
            <text:p>true</text:p>
          </table:table-cell>
        </table:table-row>
        <table:table-row table:style-name="ro3">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false</text:p>
          </table:table-cell>
          <table:table-cell table:style-name="ce1" office:value-type="string" calcext:value-type="string">
            <text:p>03.02.4</text:p>
          </table:table-cell>
          <table:table-cell office:value-type="string" calcext:value-type="string">
            <text:p>Pour chaque propriété de fond d’élément CSS véhiculant une information, l'information ne doit pas être donnée uniquement par la couleur. Cette règle est-elle implémentée de façon pertinente ?</text:p>
          </table:table-cell>
          <table:table-cell office:value-type="string" calcext:value-type="string">
            <text:p>false</text:p>
          </table:table-cell>
        </table:table-row>
        <table:table-row table:style-name="ro2">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5</text:p>
          </table:table-cell>
          <table:table-cell office:value-type="string" calcext:value-type="string">
            <text:p>Pour chaque média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row>
        <table:table-row table:style-name="ro3">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cell table:style-name="ce1" office:value-type="string" calcext:value-type="string">
            <text:p>03.02.6</text:p>
          </table:table-cell>
          <table:table-cell office:value-type="string" calcext:value-type="string">
            <text:p>Pour chaque média non temporel véhiculant une information, l'information ne doit pas être donnée uniquement par la couleur. Cette règle est-elle implémentée de façon pertinente ?</text:p>
          </table:table-cell>
          <table:table-cell office:value-type="string" calcext:value-type="string">
            <text:p>true</text:p>
          </table:table-cell>
        </table:table-row>
        <table:table-row table:style-name="ro1">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row>
        <table:table-row table:style-name="ro1">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3.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4,51, au moins un mécanisme permet à l'utilisateur d'afficher le texte avec un rapport de contraste de 4,51, au moins</text:p>
          </table:table-cell>
          <table:table-cell office:value-type="string" calcext:value-type="string">
            <text:p>true</text:p>
          </table:table-cell>
        </table:table-row>
        <table:table-row table:style-name="ro1">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row>
        <table:table-row table:style-name="ro3">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cell table:style-name="ce1" office:value-type="string" calcext:value-type="string">
            <text:p>03.03.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31, au moins un mécanisme permet à l'utilisateur d'afficher le texte avec un rapport de contraste de 31, au moins</text:p>
          </table:table-cell>
          <table:table-cell office:value-type="string" calcext:value-type="string">
            <text:p>true</text:p>
          </table:table-cell>
        </table:table-row>
        <table:table-row table:style-name="ro1">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1</text:p>
          </table:table-cell>
          <table:table-cell office:value-type="string" calcext:value-type="string">
            <text:p>Dans chaque page Web, jusqu'à 150% de la taille de police par défaut (ou 1.5em), le texte et le texte en image sans effet de graisse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row>
        <table:table-row table:style-name="ro3">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cell table:style-name="ce1" office:value-type="string" calcext:value-type="string">
            <text:p>03.04.2</text:p>
          </table:table-cell>
          <table:table-cell office:value-type="string" calcext:value-type="string">
            <text:p>Dans chaque page Web, jusqu'à 120% de la taille de police par défaut (ou 1.2em), le texte et le texte en image en gras vérifient-ils une de ces conditions (hors cas particuliers) ? le rapport de contraste entre le texte et son arrière-plan est de 71, au moins un mécanisme permet à l'utilisateur d'afficher le texte avec un rapport de contraste de 71, au moins</text:p>
          </table:table-cell>
          <table:table-cell office:value-type="string" calcext:value-type="string">
            <text:p>true</text:p>
          </table:table-cell>
        </table:table-row>
        <table:table-row table:style-name="ro1">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3</text:p>
          </table:table-cell>
          <table:table-cell office:value-type="string" calcext:value-type="string">
            <text:p>Dans chaque page Web, à partir de 150% de la taille de police par défaut (ou 1.5em), le texte et le texte en image sans effet de graisse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row>
        <table:table-row table:style-name="ro1">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cell table:style-name="ce1" office:value-type="string" calcext:value-type="string">
            <text:p>03.04.4</text:p>
          </table:table-cell>
          <table:table-cell office:value-type="string" calcext:value-type="string">
            <text:p>Dans chaque page Web, à partir de 120% de la taille de police par défaut (ou 1.2em), le texte et le texte en image en gras vérifient-ils une de ces conditions (hors cas particuliers) ? le rapport de contraste entre le texte et son arrière plan est de 4,51, au moins un mécanisme permet à l'utilisateur d'afficher le texte avec un rapport de contraste de 4,51, au moins</text:p>
          </table:table-cell>
          <table:table-cell office:value-type="string" calcext:value-type="string">
            <text:p>true</text:p>
          </table:table-cell>
        </table:table-row>
        <table:table-row table:style-name="ro3">
          <table:table-cell table:style-name="ce1" office:value-type="string" calcext:value-type="string">
            <text:p>04.01.1</text:p>
          </table:table-cell>
          <table:table-cell office:value-type="string" calcext:value-type="string">
            <text:p>Chaque média temporel pré-enregistré seulement audio,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cell table:style-name="ce1" office:value-type="string" calcext:value-type="string">
            <text:p>04.01.1</text:p>
          </table:table-cell>
          <table:table-cell office:value-type="string" calcext:value-type="string">
            <text:p>Chaque média temporel pré-enregistré seulement audio , vérifie-t-il, si nécessaire, l'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false</text:p>
          </table:table-cell>
        </table:table-row>
        <table:table-row table:style-name="ro4">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true</text:p>
          </table:table-cell>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version alternative audio seulement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false</text:p>
          </table:table-cell>
          <table:table-cell table:style-name="ce1" office:value-type="string" calcext:value-type="string">
            <text:p>04.01.2</text:p>
          </table:table-cell>
          <table:table-cell office:value-type="string" calcext:value-type="string">
            <text:p>Chaque média temporel pré-enregistré seulement vidéo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 Il existe une version alternative audio seulement accessible via un lien adjacent (une url ou une ancre)</text:p>
          </table:table-cell>
          <table:table-cell office:value-type="string" calcext:value-type="string">
            <text:p>false</text:p>
          </table:table-cell>
        </table:table-row>
        <table:table-row table:style-name="ro1">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true</text:p>
          </table:table-cell>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false</text:p>
          </table:table-cell>
          <table:table-cell table:style-name="ce1" office:value-type="string" calcext:value-type="string">
            <text:p>04.01.3</text:p>
          </table:table-cell>
          <table:table-cell office:value-type="string" calcext:value-type="string">
            <text:p>Chaque média temporel synchronisé pré-enregistré vérifie-t-il une de ces conditions (hors cas particuliers) ? Il existe une transcription textuelle accessible via un lien adjacent (une url ou une ancre) Il existe une transcription textuelle adjacente clairement identifiable Il existe une audio-description synchronisée Il existe une version alternative avec une audio-description synchronisée accessible via un lien adjacent (une url ou une ancre</text:p>
          </table:table-cell>
          <table:table-cell office:value-type="string" calcext:value-type="string">
            <text:p>false</text:p>
          </table:table-cell>
        </table:table-row>
        <table:table-row table:style-name="ro1">
          <table:table-cell table:number-columns-repeated="5"/>
          <table:table-cell office:value-type="string" calcext:value-type="string">
            <text:p>false</text:p>
          </table:table-cell>
          <table:table-cell table:style-name="ce1" office:value-type="string" calcext:value-type="string">
            <text:p>04.01.4</text:p>
          </table:table-cell>
          <table:table-cell office:value-type="string" calcext:value-type="string">
            <text:p>Chaque média temporel pré-enregistré,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office:value-type="string" calcext:value-type="string">
            <text:p>false</text:p>
          </table:table-cell>
        </table:table-row>
        <table:table-row table:style-name="ro2">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cell table:style-name="ce1" office:value-type="string" calcext:value-type="string">
            <text:p>04.02.1</text:p>
          </table:table-cell>
          <table:table-cell office:value-type="string" calcext:value-type="string">
            <text:p>Pour chaque média temporel pré-enregistré seulement audio, ayant une transcription textuelle, celle-ci est-elle pertinente (hors cas particuliers) ?</text:p>
          </table:table-cell>
          <table:table-cell office:value-type="string" calcext:value-type="string">
            <text:p>true</text:p>
          </table:table-cell>
        </table:table-row>
        <table:table-row table:style-name="ro3">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2</text:p>
          </table:table-cell>
          <table:table-cell office:value-type="string" calcext:value-type="string">
            <text:p>Chaque média temporel pré-enregistré seulement vidéo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row>
        <table:table-row table:style-name="ro3">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cell table:style-name="ce1" office:value-type="string" calcext:value-type="string">
            <text:p>04.02.3</text:p>
          </table:table-cell>
          <table:table-cell office:value-type="string" calcext:value-type="string">
            <text:p>Chaque média temporel synchronisé pré-enregistré vérifie-t-il une de ces conditions (hors cas particuliers) ? La transcription textuelle est pertinente L'audio-description synchronisée est pertinente L'audio-description synchronisée de la version alternative est pertinente</text:p>
          </table:table-cell>
          <table:table-cell office:value-type="string" calcext:value-type="string">
            <text:p>true</text:p>
          </table:table-cell>
        </table:table-row>
        <table:table-row table:style-name="ro3">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cell table:style-name="ce1" office:value-type="string" calcext:value-type="string">
            <text:p>04.03.1</text:p>
          </table:table-cell>
          <table:table-cell office:value-type="string" calcext:value-type="string">
            <text:p>Chaque média temporel synchronisé pré-enregistré vérifie-t-il l'une de ces conditions (hors cas particuliers) ? Le média temporel synchronisé possède des sous-titres synchronisés Il existe une version alternative possédant des sous-titres synchronisés accessible via un lien adjacent (une url ou une ancre)</text:p>
          </table:table-cell>
          <table:table-cell office:value-type="string" calcext:value-type="string">
            <text:p>true</text:p>
          </table:table-cell>
        </table:table-row>
        <table:table-row table:style-name="ro2">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e balise track, la balise track possède-t-il un attribut kind="captions"</text:p>
          </table:table-cell>
          <table:table-cell office:value-type="string" calcext:value-type="string">
            <text:p>false</text:p>
          </table:table-cell>
          <table:table-cell table:style-name="ce1" office:value-type="string" calcext:value-type="string">
            <text:p>04.03.2</text:p>
          </table:table-cell>
          <table:table-cell office:value-type="string" calcext:value-type="string">
            <text:p>Pour chaque média temporel synchronisé pré-enregistré possédant des sous-titres synchronisés diffusés via un élément track, l'élément track possède-t-il un attribut kind="captions"</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cell table:style-name="ce1" office:value-type="string" calcext:value-type="string">
            <text:p>04.04.1</text:p>
          </table:table-cell>
          <table:table-cell office:value-type="string" calcext:value-type="string">
            <text:p>Pour chaque média temporel synchronisé pré-enregistré ayant des sous-titres synchronisés, ces sous-titres sont-ils pertinents ?</text:p>
          </table:table-cell>
          <table:table-cell office:value-type="string" calcext:value-type="string">
            <text:p>true</text:p>
          </table:table-cell>
        </table:table-row>
        <table:table-row table:style-name="ro1">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1</text:p>
          </table:table-cell>
          <table:table-cell office:value-type="string" calcext:value-type="string">
            <text:p>Chaque média temporel seulement audio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row>
        <table:table-row table:style-name="ro1">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table:style-name="ce1" office:value-type="string" calcext:value-type="string">
            <text:p>04.05.2</text:p>
          </table:table-cell>
          <table:table-cell office:value-type="string" calcext:value-type="string">
            <text:p>Chaque média temporel synchronisé en direct vérifie-t-il une de ces conditions (hors cas particuliers) ? Il existe des sous-titres synchronisés Il existe une version ayant des sous-titres synchronisés accessible via un lien adjacent (une url ou une ancre)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row>
        <table:table-row table:style-name="ro1">
          <table:table-cell table:number-columns-repeated="5"/>
          <table:table-cell office:value-type="string" calcext:value-type="string">
            <text:p>false</text:p>
          </table:table-cell>
          <table:table-cell table:style-name="ce1" office:value-type="string" calcext:value-type="string">
            <text:p>04.05.3</text:p>
          </table:table-cell>
          <table:table-cell office:value-type="string" calcext:value-type="string">
            <text:p>Chaque média temporel synchronisé ou seulement audi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office:value-type="string" calcext:value-type="string">
            <text:p>false</text:p>
          </table:table-cell>
        </table:table-row>
        <table:table-row table:style-name="ro3">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1</text:p>
          </table:table-cell>
          <table:table-cell office:value-type="string" calcext:value-type="string">
            <text:p>Chaque média temporel seulement audio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row>
        <table:table-row table:style-name="ro3">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cell table:style-name="ce1" office:value-type="string" calcext:value-type="string">
            <text:p>04.06.2</text:p>
          </table:table-cell>
          <table:table-cell office:value-type="string" calcext:value-type="string">
            <text:p>Chaque média temporel synchronisé en direct vérifie-t-il une de ces conditions ? Les sous-titres synchronisés sont pertinents Les sous-titres synchronisés de la version alternative sont pertinents La transcription textuelle est pertinente</text:p>
          </table:table-cell>
          <table:table-cell office:value-type="string" calcext:value-type="string">
            <text:p>true</text:p>
          </table:table-cell>
        </table:table-row>
        <table:table-row table:style-name="ro3">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1</text:p>
          </table:table-cell>
          <table:table-cell office:value-type="string" calcext:value-type="string">
            <text:p>Chaque média temporel pré-enregistré seulement vidéo vérifie-t-il, si nécessaire, une de ces conditions (hors cas particuliers) ? Il existe une audio-description synchronisée Il existe une version alternative avec une audio-description synchronisée</text:p>
          </table:table-cell>
          <table:table-cell office:value-type="string" calcext:value-type="string">
            <text:p>true</text:p>
          </table:table-cell>
        </table:table-row>
        <table:table-row table:style-name="ro3">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cell table:style-name="ce1" office:value-type="string" calcext:value-type="string">
            <text:p>04.07.2</text:p>
          </table:table-cell>
          <table:table-cell office:value-type="string" calcext:value-type="string">
            <text:p>Chaque média temporel synchronisé pré-enregistré vérifie-t-il une de ces conditions (hors cas particuliers) ? Il existe une piste pour l'audio-description synchronisée Il existe une version alternative avec une audio-description synchronisée</text:p>
          </table:table-cell>
          <table:table-cell office:value-type="string" calcext:value-type="string">
            <text:p>true</text:p>
          </table:table-cell>
        </table:table-row>
        <table:table-row table:style-name="ro2">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cell table:style-name="ce1" office:value-type="string" calcext:value-type="string">
            <text:p>04.08.1</text:p>
          </table:table-cell>
          <table:table-cell office:value-type="string" calcext:value-type="string">
            <text:p>Pour chaque média temporel pré-enregistré seulement vidéo ayant une audio-description synchronisée, celle-ci est-elle pertinente ?</text:p>
          </table:table-cell>
          <table:table-cell office:value-type="string" calcext:value-type="string">
            <text:p>true</text:p>
          </table:table-cell>
        </table:table-row>
        <table:table-row table:style-name="ro2">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cell table:style-name="ce1" office:value-type="string" calcext:value-type="string">
            <text:p>04.08.2</text:p>
          </table:table-cell>
          <table:table-cell office:value-type="string" calcext:value-type="string">
            <text:p>Pour chaque média temporel synchronisé ayant une audio-description synchronisée, celle-ci est-elle pertinente ?</text:p>
          </table:table-cell>
          <table:table-cell office:value-type="string" calcext:value-type="string">
            <text:p>true</text:p>
          </table:table-cell>
        </table:table-row>
        <table:table-row table:style-name="ro2">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1</text:p>
          </table:table-cell>
          <table:table-cell office:value-type="string" calcext:value-type="string">
            <text:p>Chaque média temporel pré-enregistré seulement audio a-t-il, si nécessaire, une interprétation en langue des signes adaptée à la langue du média (hors cas particuliers) ?</text:p>
          </table:table-cell>
          <table:table-cell office:value-type="string" calcext:value-type="string">
            <text:p>true</text:p>
          </table:table-cell>
        </table:table-row>
        <table:table-row table:style-name="ro2">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cell table:style-name="ce1" office:value-type="string" calcext:value-type="string">
            <text:p>04.09.2</text:p>
          </table:table-cell>
          <table:table-cell office:value-type="string" calcext:value-type="string">
            <text:p>Chaque média temporel synchronisé pré-enregistré a-t-il, si nécessaire, une interprétation en langue des signes adaptée à la langue du média (hors cas particuliers) ?</text:p>
          </table:table-cell>
          <table:table-cell office:value-type="string" calcext:value-type="string">
            <text:p>true</text:p>
          </table:table-cell>
        </table:table-row>
        <table:table-row table:style-name="ro2">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cell table:style-name="ce1" office:value-type="string" calcext:value-type="string">
            <text:p>04.10.1</text:p>
          </table:table-cell>
          <table:table-cell office:value-type="string" calcext:value-type="string">
            <text:p>Pour chaque média temporel pré-enregistré seulement audio ayant une interprétation en langue des signes, celle-ci est-elle pertinente ?</text:p>
          </table:table-cell>
          <table:table-cell office:value-type="string" calcext:value-type="string">
            <text:p>true</text:p>
          </table:table-cell>
        </table:table-row>
        <table:table-row table:style-name="ro2">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cell table:style-name="ce1" office:value-type="string" calcext:value-type="string">
            <text:p>04.10.2</text:p>
          </table:table-cell>
          <table:table-cell office:value-type="string" calcext:value-type="string">
            <text:p>Pour chaque média temporel synchronisé pré-enregistré ayant une interprétation en langue des signes, celle-ci est-elle pertinente ?</text:p>
          </table:table-cell>
          <table:table-cell office:value-type="string" calcext:value-type="string">
            <text:p>true</text:p>
          </table:table-cell>
        </table:table-row>
        <table:table-row table:style-name="ro3">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1</text:p>
          </table:table-cell>
          <table:table-cell office:value-type="string" calcext:value-type="string">
            <text:p>Chaque média temporel synchronisé pré-enregistré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row>
        <table:table-row table:style-name="ro3">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cell table:style-name="ce1" office:value-type="string" calcext:value-type="string">
            <text:p>04.11.2</text:p>
          </table:table-cell>
          <table:table-cell office:value-type="string" calcext:value-type="string">
            <text:p>Chaque média temporel pré-enregistré seulement vidéo vérifie-t-il, si nécessaire, une de ces conditions (hors cas particuliers) ? Il existe une audio-description étendue synchronisée Il existe une version alternative avec une audio-description étendue synchronisée</text:p>
          </table:table-cell>
          <table:table-cell office:value-type="string" calcext:value-type="string">
            <text:p>true</text:p>
          </table:table-cell>
        </table:table-row>
        <table:table-row table:style-name="ro2">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cell table:style-name="ce1" office:value-type="string" calcext:value-type="string">
            <text:p>04.12.1</text:p>
          </table:table-cell>
          <table:table-cell office:value-type="string" calcext:value-type="string">
            <text:p>Pour chaque média temporel synchronisé pré-enregistré ayant une audio-description étendue synchronisée, celle-ci est-elle pertinente ?</text:p>
          </table:table-cell>
          <table:table-cell office:value-type="string" calcext:value-type="string">
            <text:p>true</text:p>
          </table:table-cell>
        </table:table-row>
        <table:table-row table:style-name="ro2">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cell table:style-name="ce1" office:value-type="string" calcext:value-type="string">
            <text:p>04.12.2</text:p>
          </table:table-cell>
          <table:table-cell office:value-type="string" calcext:value-type="string">
            <text:p>Pour chaque média temporel pré-enregistré seulement vidéo ayant une audio-description étendue synchronisée, celle-ci est-elle pertinente ?</text:p>
          </table:table-cell>
          <table:table-cell office:value-type="string" calcext:value-type="string">
            <text:p>true</text:p>
          </table:table-cell>
        </table:table-row>
        <table:table-row table:style-name="ro3">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1</text:p>
          </table:table-cell>
          <table:table-cell office:value-type="string" calcext:value-type="string">
            <text:p>Chaque média temporel synchronisé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row>
        <table:table-row table:style-name="ro3">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cell office:value-type="string" calcext:value-type="string">
            <text:p>04.13.2</text:p>
          </table:table-cell>
          <table:table-cell office:value-type="string" calcext:value-type="string">
            <text:p>Chaque média temporel seulement vidéo vérifie-t-il si nécessaire une de ces conditions (hors cas particuliers) ? Il existe une transcription textuelle accessible via un lien adjacent (une url ou une ancre) Il existe une transcription textuelle adjacente clairement identifiable</text:p>
          </table:table-cell>
          <table:table-cell office:value-type="string" calcext:value-type="string">
            <text:p>true</text:p>
          </table:table-cell>
        </table:table-row>
        <table:table-row table:style-name="ro1">
          <table:table-cell table:number-columns-repeated="5"/>
          <table:table-cell office:value-type="string" calcext:value-type="string">
            <text:p>false</text:p>
          </table:table-cell>
          <table:table-cell office:value-type="string" calcext:value-type="string">
            <text:p>04.13.3</text:p>
          </table:table-cell>
          <table:table-cell office:value-type="string" calcext:value-type="string">
            <text:p>Chaque média temporel synchronisé ou seulement vidéo, inséré via &lt;object&gt; ou &lt;embed&gt; et qui nécessite une transcription textuelle vérifie-t-il une de ces conditions (hors cas particuliers) ? Il existe une référence via un lien ou une ancre à la transcription textuelle entre &lt;object&gt; et &lt;/object&gt; Il existe une référence via un lien ou une ancre à la transcription textuelle entre &lt;noembed&gt; et &lt;/noembed&gt;</text:p>
          </table:table-cell>
          <table:table-cell office:value-type="string" calcext:value-type="string">
            <text:p>false</text:p>
          </table:table-cell>
        </table:table-row>
        <table:table-row table:style-name="ro2">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cell office:value-type="string" calcext:value-type="string">
            <text:p>04.14.1</text:p>
          </table:table-cell>
          <table:table-cell office:value-type="string" calcext:value-type="string">
            <text:p>Pour chaque média temporel seulement vidéo ayant une transcription textuelle, celle-ci est-elle pertinente ?</text:p>
          </table:table-cell>
          <table:table-cell office:value-type="string" calcext:value-type="string">
            <text:p>true</text:p>
          </table:table-cell>
        </table:table-row>
        <table:table-row table:style-name="ro2">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cell office:value-type="string" calcext:value-type="string">
            <text:p>04.14.2</text:p>
          </table:table-cell>
          <table:table-cell office:value-type="string" calcext:value-type="string">
            <text:p>Chaque média temporel synchronisé ayant une transcription textuelle, celle-ci est-elle pertinente ?</text:p>
          </table:table-cell>
          <table:table-cell office:value-type="string" calcext:value-type="string">
            <text:p>true</text:p>
          </table:table-cell>
        </table:table-row>
        <table:table-row table:style-name="ro1">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true</text:p>
          </table:table-cell>
          <table:table-cell office:value-type="string" calcext:value-type="string">
            <text:p>04.15.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1</text:p>
          </table:table-cell>
          <table:table-cell office:value-type="string" calcext:value-type="string">
            <text:p>Chaque média temporel seulement son, seulement vidéo ou synchronisé,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cell office:value-type="string" calcext:value-type="string">
            <text:p>false</text:p>
          </table:table-cell>
        </table:table-row>
        <table:table-row table:style-name="ro1">
          <table:table-cell office:value-type="string" calcext:value-type="string">
            <text:p>04.15.2</text:p>
          </table:table-cell>
          <table:table-cell office:value-type="string" calcext:value-type="string">
            <text:p>Pour chaque média temporelseulement son en direct, seulement vidéo en direct ou synchronisé en direct, le contenu textuel adjacent permet-il d'identifier clairement lemédia temporel (hors cas particuliers) ?</text:p>
          </table:table-cell>
          <table:table-cell office:value-type="string" calcext:value-type="string">
            <text:p>false</text:p>
          </table:table-cell>
          <table:table-cell office:value-type="string" calcext:value-type="string">
            <text:p>04.15.2</text:p>
          </table:table-cell>
          <table:table-cell office:value-type="string" calcext:value-type="string">
            <text:p>Pour chaque média temporel seulement son en direct, seulement vidéo en direct ou synchronisé en direct, le contenu textuel adjacent permet-il d'identifier clairement le média temporel (hors cas particuliers) ?</text:p>
          </table:table-cell>
          <table:table-cell office:value-type="string" calcext:value-type="string">
            <text:p>false</text:p>
          </table:table-cell>
          <table:table-cell office:value-type="string" calcext:value-type="string">
            <text:p>04.15.2</text:p>
          </table:table-cell>
          <table:table-cell office:value-type="string" calcext:value-type="string">
            <text:p>Chaque média temporel seulement son en direct, seulement vidéo en direct ou synchronisé en direct, vérifie-t-il une de ces conditions (hors cas particuliers) ? Le contenu alternatif de la balise object contient une description synthétique du contenu Le contenu de l'élément noembed contient une description synthétique du contenu Le contenu textuel adjacent permet d'identifier clairement le média temporel</text:p>
          </table:table-cell>
          <table:table-cell office:value-type="string" calcext:value-type="string">
            <text:p>false</text:p>
          </table:table-cell>
        </table:table-row>
        <table:table-row table:style-name="ro1">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true</text:p>
          </table:table-cell>
          <table:table-cell office:value-type="string" calcext:value-type="string">
            <text:p>04.16.1</text:p>
          </table:table-cell>
          <table:table-cell office:value-type="string" calcext:value-type="string">
            <text:p>Chaque média non temporel vérifie-t-il une de ces conditions (hors cas particuliers) ? Un lien adjacent, clairement identifiable, contient l'adresse (url) d'une page contenant une alternative Un lien adjacent, clairement identifiable, permet d'accéder à une alternative dans la page</text:p>
          </table:table-cell>
          <table:table-cell office:value-type="string" calcext:value-type="string">
            <text:p>false</text:p>
          </table:table-cell>
          <table:table-cell office:value-type="string" calcext:value-type="string">
            <text:p>04.16.1</text:p>
          </table:table-cell>
          <table:table-cell office:value-type="string" calcext:value-type="string">
            <text:p>Chaque média non temporel vérifie-t-il une de ces conditions (hors cas particuliers) ? La balise object contient une alternative La balise applet contient une alternative La balise noembed contient une alternative Un lien adjacent, clairement identifiable, contient l'adresse (url) d'une page contenant une alternative Un lien adjacent, clairement identifiable, permet d'accéder à une alternative dans la page</text:p>
          </table:table-cell>
          <table:table-cell office:value-type="string" calcext:value-type="string">
            <text:p>false</text:p>
          </table:table-cell>
        </table:table-row>
        <table:table-row table:style-name="ro3">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cell office:value-type="string" calcext:value-type="string">
            <text:p>04.16.2</text:p>
          </table:table-cell>
          <table:table-cell office:value-type="string" calcext:value-type="string">
            <text:p>Chaque média non temporel associé à une alternative vérifie-t-il une de ces conditions (hors cas particuliers) ? La page référencée par le lien adjacent est accessible L'alternative dans la page, référencée par le lien adjacent, est accessible.</text:p>
          </table:table-cell>
          <table:table-cell office:value-type="string" calcext:value-type="string">
            <text:p>true</text:p>
          </table:table-cell>
        </table:table-row>
        <table:table-row table:style-name="ro1">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true</text:p>
          </table:table-cell>
          <table:table-cell office:value-type="string" calcext:value-type="string">
            <text:p>04.17.1</text:p>
          </table:table-cell>
          <table:table-cell office:value-type="string" calcext:value-type="string">
            <text:p>Pour chaque média non temporel ayant une alternative, cette alternative permet-elle d'accéder au même contenu et à des fonctionnalités similaires ?</text:p>
          </table:table-cell>
          <table:table-cell office:value-type="string" calcext:value-type="string">
            <text:p>false</text:p>
          </table:table-cell>
          <table:table-cell office:value-type="string" calcext:value-type="string">
            <text:p>04.17.1</text:p>
          </table:table-cell>
          <table:table-cell office:value-type="string" calcext:value-type="string">
            <text:p>Chaque média non temporel ayant une alternative vérifie-t-il une des ces conditions ? Le contenu de la balise object permet d'accéder au même contenu et à des fonctionnalités similaires Le contenu de la balise applet permet d'accéder au même contenu et à des fonctionnalités similaires Le contenu de la balise noembed permet d'accéder au même contenu et à des fonctionnalités similaires Le contenu de l'alternative indiqué via un un lien adjacent permet d'accéder au même contenu et à des fonctionnalités similaires</text:p>
          </table:table-cell>
          <table:table-cell office:value-type="string" calcext:value-type="string">
            <text:p>false</text:p>
          </table:table-cell>
        </table:table-row>
        <table:table-row table:style-name="ro1">
          <table:table-cell office:value-type="string" calcext:value-type="string">
            <text:p>04.18.1</text:p>
          </table:table-cell>
          <table:table-cell office:value-type="string" calcext:value-type="string">
            <text:p>Chaque séquence sonore déclenchée automatiquement via une balise object, 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cell office:value-type="string" calcext:value-type="string">
            <text:p>04.18.1</text:p>
          </table:table-cell>
          <table:table-cell office:value-type="string" calcext:value-type="string">
            <text:p>Chaque séquence sonore déclenchée automatiquement via une balise object,video, audio,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cell office:value-type="string" calcext:value-type="string">
            <text:p>04.18.1</text:p>
          </table:table-cell>
          <table:table-cell office:value-type="string" calcext:value-type="string">
            <text:p>Chaque séquence sonore déclenchée automatiquement via une balise object, applet, embed, un code javascript ou une propriété bgsound vérifie-t-il une de ces conditions ? La séquence sonore a une durée inférieure ou égale à 3 secondes La séquence sonore peut être stoppée sur action de l'utilisateur Le volume de la séquence sonore peut être contrôlé par l'utilisateur indépendamment du contrôle de volume du système.</text:p>
          </table:table-cell>
          <table:table-cell office:value-type="string" calcext:value-type="string">
            <text:p>false</text:p>
          </table:table-cell>
        </table:table-row>
        <table:table-row table:style-name="ro1">
          <table:table-cell office:value-type="string" calcext:value-type="string">
            <text:p>04.19.1</text:p>
          </table:table-cell>
          <table:table-cell office:value-type="string" calcext:value-type="string">
            <text:p>Chaque média temporel audio pré-enregistré et diffusé via une balise via une balise object, vide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cell office:value-type="string" calcext:value-type="string">
            <text:p>04.19.1</text:p>
          </table:table-cell>
          <table:table-cell office:value-type="string" calcext:value-type="string">
            <text:p>Chaque média temporel audio pré-enregistré et diffusé via une balise Object,vidéo, audio,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cell office:value-type="string" calcext:value-type="string">
            <text:p>04.19.1</text:p>
          </table:table-cell>
          <table:table-cell office:value-type="string" calcext:value-type="string">
            <text:p>Chaque média temporel audio pré-enregistré et diffusé via une balise Object, Applet, Embed ou proposé en téléchargement vérifie-t-il une de ces conditions (hors cas particuliers) ? L'arrière-plan sonore peut être désactivé La ou les pistes de dialogue sont 20 décibels plus élevées que l'arrière-plan sonore. Il existe une version alternative pour laquelle l'arrière-plan sonore peut être désactivé Il existe une version alternative pour laquelle la ou les pistes de dialogue sont 20 décibels plus élevées que l'arrière-plan sonore</text:p>
          </table:table-cell>
          <table:table-cell office:value-type="string" calcext:value-type="string">
            <text:p>false</text:p>
          </table:table-cell>
        </table:table-row>
        <table:table-row table:style-name="ro2">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cell office:value-type="string" calcext:value-type="string">
            <text:p>04.20.1</text:p>
          </table:table-cell>
          <table:table-cell office:value-type="string" calcext:value-type="string">
            <text:p>Chaque média temporel a-t-il, si nécessaire, les fonctionnalités de contrôle de sa consultation ?</text:p>
          </table:table-cell>
          <table:table-cell office:value-type="string" calcext:value-type="string">
            <text:p>true</text:p>
          </table:table-cell>
        </table:table-row>
        <table:table-row table:style-name="ro2">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cell office:value-type="string" calcext:value-type="string">
            <text:p>04.20.2</text:p>
          </table:table-cell>
          <table:table-cell office:value-type="string" calcext:value-type="string">
            <text:p>Pour chaque média temporel, chaque fonctionnalité est-elle accessible par le clavier et la souris ?</text:p>
          </table:table-cell>
          <table:table-cell office:value-type="string" calcext:value-type="string">
            <text:p>true</text:p>
          </table:table-cell>
        </table:table-row>
        <table:table-row table:style-name="ro2">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cell office:value-type="string" calcext:value-type="string">
            <text:p>04.20.3</text:p>
          </table:table-cell>
          <table:table-cell office:value-type="string" calcext:value-type="string">
            <text:p>Pour chaque média temporel, chaque fonctionnalité est-elle activable par le clavier et la souris ?</text:p>
          </table:table-cell>
          <table:table-cell office:value-type="string" calcext:value-type="string">
            <text:p>true</text:p>
          </table:table-cell>
        </table:table-row>
        <table:table-row table:style-name="ro2">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cell office:value-type="string" calcext:value-type="string">
            <text:p>04.21.1</text:p>
          </table:table-cell>
          <table:table-cell office:value-type="string" calcext:value-type="string">
            <text:p>Pour chaque média non temporel, chaque fonctionnalité est-elle accessible par le clavier et la souris ?</text:p>
          </table:table-cell>
          <table:table-cell office:value-type="string" calcext:value-type="string">
            <text:p>true</text:p>
          </table:table-cell>
        </table:table-row>
        <table:table-row table:style-name="ro2">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cell office:value-type="string" calcext:value-type="string">
            <text:p>04.21.2</text:p>
          </table:table-cell>
          <table:table-cell office:value-type="string" calcext:value-type="string">
            <text:p>Pour chaque média non temporel, chaque fonctionnalité est-elle activable par le clavier et la souris ?</text:p>
          </table:table-cell>
          <table:table-cell office:value-type="string" calcext:value-type="string">
            <text:p>true</text:p>
          </table:table-cell>
        </table:table-row>
        <table:table-row table:style-name="ro1">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cell office:value-type="string" calcext:value-type="string">
            <text:p>04.22.1</text:p>
          </table:table-cell>
          <table:table-cell office:value-type="string" calcext:value-type="string">
            <text:p>Chaque média temporel et non temporel inséré via une balise Object, Applet ou Embed vérifie-t-il une de ces conditions (hors cas particuliers) ? Le nom, le rôle, la valeur, le paramétrage et les changements d'états des composants d'interfaces sont accessibles aux aides techniques via une API d'accessibilité Une alternative compatible avec une API d'accessibilité permet d'accéder aux mêmes fonctionnalités</text:p>
          </table:table-cell>
          <table:table-cell office:value-type="string" calcext:value-type="string">
            <text:p>true</text:p>
          </table:table-cell>
        </table:table-row>
        <table:table-row table:style-name="ro2">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true</text:p>
          </table:table-cell>
          <table:table-cell table:style-name="ce1" office:value-type="string" calcext:value-type="string">
            <text:p>05.01.1</text:p>
          </table:table-cell>
          <table:table-cell office:value-type="string" calcext:value-type="string">
            <text:p>Pour chaque tableau de données complexe (balise table) un résumé est-il disponible dans la balise caption ?</text:p>
          </table:table-cell>
          <table:table-cell office:value-type="string" calcext:value-type="string">
            <text:p>false</text:p>
          </table:table-cell>
          <table:table-cell table:style-name="ce1" office:value-type="string" calcext:value-type="string">
            <text:p>05.01.1</text:p>
          </table:table-cell>
          <table:table-cell office:value-type="string" calcext:value-type="string">
            <text:p>Chaque tableau de données (balise table) a-t-il un attribut summary ?</text:p>
          </table:table-cell>
          <table:table-cell office:value-type="string" calcext:value-type="string">
            <text:p>false</text:p>
          </table:table-cell>
        </table:table-row>
        <table:table-row table:style-name="ro2">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true</text:p>
          </table:table-cell>
          <table:table-cell table:style-name="ce1" office:value-type="string" calcext:value-type="string">
            <text:p>05.02.1</text:p>
          </table:table-cell>
          <table:table-cell office:value-type="string" calcext:value-type="string">
            <text:p>Pour chaque tableau de donnée complexes (balise table) ayant un résumé, celui-ci est-il pertinent ?</text:p>
          </table:table-cell>
          <table:table-cell office:value-type="string" calcext:value-type="string">
            <text:p>false</text:p>
          </table:table-cell>
          <table:table-cell table:style-name="ce1" office:value-type="string" calcext:value-type="string">
            <text:p>05.02.1</text:p>
          </table:table-cell>
          <table:table-cell office:value-type="string" calcext:value-type="string">
            <text:p>Pour chaque tableau de données (balise table) ayant un attribut summary, le contenu de cet attribut est-il pertinent ?</text:p>
          </table:table-cell>
          <table:table-cell office:value-type="string" calcext:value-type="string">
            <text:p>false</text:p>
          </table:table-cell>
        </table:table-row>
        <table:table-row table:style-name="ro2">
          <table:table-cell table:number-columns-repeated="5"/>
          <table:table-cell office:value-type="string" calcext:value-type="string">
            <text:p>false</text:p>
          </table:table-cell>
          <table:table-cell table:style-name="ce1" office:value-type="string" calcext:value-type="string">
            <text:p>05.02.2</text:p>
          </table:table-cell>
          <table:table-cell office:value-type="string" calcext:value-type="string">
            <text:p>Pour chaque tableau de mise en forme (balise table) ayant un attribut summary, le contenu de cet attribut est-il vide (summary="") ?</text:p>
          </table:table-cell>
          <table:table-cell office:value-type="string" calcext:value-type="string">
            <text:p>false</text:p>
          </table:table-cell>
        </table:table-row>
        <table:table-row table:style-name="ro2">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true</text:p>
          </table:table-cell>
          <table:table-cell table:style-name="ce1" office:value-type="string" calcext:value-type="string">
            <text:p>05.03.1</text:p>
          </table:table-cell>
          <table:table-cell office:value-type="string" calcext:value-type="string">
            <text:p>Chaque tableau de mise en forme vérifie-t-il ces conditions ? le contenu linéarisé reste compréhensible la balise table possède un attribut role="presentation"</text:p>
          </table:table-cell>
          <table:table-cell office:value-type="string" calcext:value-type="string">
            <text:p>false</text:p>
          </table:table-cell>
          <table:table-cell table:style-name="ce1" office:value-type="string" calcext:value-type="string">
            <text:p>05.03.1</text:p>
          </table:table-cell>
          <table:table-cell office:value-type="string" calcext:value-type="string">
            <text:p>Pour chaque tableau de mise en forme, le contenu linéarisé reste-t-il compréhensible ?</text:p>
          </table:table-cell>
          <table:table-cell office:value-type="string" calcext:value-type="string">
            <text:p>false</text:p>
          </table:table-cell>
        </table:table-row>
        <table:table-row table:style-name="ro2">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cell table:style-name="ce1" office:value-type="string" calcext:value-type="string">
            <text:p>05.05.1</text:p>
          </table:table-cell>
          <table:table-cell office:value-type="string" calcext:value-type="string">
            <text:p>Pour chaque tableau de données (balise table) ayant une balise caption, le contenu de cette balise donne-t-il le titre du tableau ?</text:p>
          </table:table-cell>
          <table:table-cell office:value-type="string" calcext:value-type="string">
            <text:p>true</text:p>
          </table:table-cell>
        </table:table-row>
        <table:table-row table:style-name="ro2">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cell table:style-name="ce1" office:value-type="string" calcext:value-type="string">
            <text:p>05.06.1</text:p>
          </table:table-cell>
          <table:table-cell office:value-type="string" calcext:value-type="string">
            <text:p>Pour chaque tableau de données (balise table), chaque en-tête de colonnes a-t-il une balise th ?</text:p>
          </table:table-cell>
          <table:table-cell office:value-type="string" calcext:value-type="string">
            <text:p>true</text:p>
          </table:table-cell>
        </table:table-row>
        <table:table-row table:style-name="ro2">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cell table:style-name="ce1" office:value-type="string" calcext:value-type="string">
            <text:p>05.06.2</text:p>
          </table:table-cell>
          <table:table-cell office:value-type="string" calcext:value-type="string">
            <text:p>Pour chaque tableau de données (balise table), chaque en-tête de lignes a-t-il une balise th ?</text:p>
          </table:table-cell>
          <table:table-cell office:value-type="string" calcext:value-type="string">
            <text:p>true</text:p>
          </table:table-cell>
        </table:table-row>
        <table:table-row table:style-name="ro2">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cell table:style-name="ce1" office:value-type="string" calcext:value-type="string">
            <text:p>05.07.1</text:p>
          </table:table-cell>
          <table:table-cell office:value-type="string" calcext:value-type="string">
            <text:p>Chaque en-tête (balise th) s'appliquant à la totalité de la ligne ou de la colonne possède-t-elle un attribut id unique ou un attribut scope ?</text:p>
          </table:table-cell>
          <table:table-cell office:value-type="string" calcext:value-type="string">
            <text:p>true</text:p>
          </table:table-cell>
        </table:table-row>
        <table:table-row table:style-name="ro3">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cell table:style-name="ce1" office:value-type="string" calcext:value-type="string">
            <text:p>05.07.2</text:p>
          </table:table-cell>
          <table:table-cell office:value-type="string" calcext:value-type="string">
            <text:p>Chaque en-tête (balise th) s'appliquant à la totalité de la ligne ou de la colonne et possédant un attribut scope vérifie-t-elle une de ces conditions ? L'en-tête possède un attribut scope avec la valeur "row" pour les en-têtes de ligne L'en-tête possède un attribut scope avec la valeur "col" pour les en-têtes de colonne</text:p>
          </table:table-cell>
          <table:table-cell office:value-type="string" calcext:value-type="string">
            <text:p>true</text:p>
          </table:table-cell>
        </table:table-row>
        <table:table-row table:style-name="ro3">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cell table:style-name="ce1" office:value-type="string" calcext:value-type="string">
            <text:p>05.07.3</text:p>
          </table:table-cell>
          <table:table-cell office:value-type="string" calcext:value-type="string">
            <text:p>Chaque en-tête (balise th) ne s'appliquant pas à la totalité de la ligne ou de la colonne vérifie-t-il ces conditions ? L'en-tête ne possède pas d'attribut scope L'en-tête possède un attribut id unique</text:p>
          </table:table-cell>
          <table:table-cell office:value-type="string" calcext:value-type="string">
            <text:p>true</text:p>
          </table:table-cell>
        </table:table-row>
        <table:table-row table:style-name="ro3">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cell table:style-name="ce1" office:value-type="string" calcext:value-type="string">
            <text:p>05.07.4</text:p>
          </table:table-cell>
          <table:table-cell office:value-type="string" calcext:value-type="string">
            <text:p>Chaque cellule (balise td ou th) associée à un ou plusieurs en-têtes possédant un attribut id vérifie-t-elle ces conditions ? La cellule possède un attribut headers L'attribut headers possède la liste des valeurs des en-têtes associés à la cellule.</text:p>
          </table:table-cell>
          <table:table-cell office:value-type="string" calcext:value-type="string">
            <text:p>true</text:p>
          </table:table-cell>
        </table:table-row>
        <table:table-row table:style-name="ro3">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cell table:style-name="ce1" office:value-type="string" calcext:value-type="string">
            <text:p>05.08.1</text:p>
          </table:table-cell>
          <table:table-cell office:value-type="string" calcext:value-type="string">
            <text:p>Chaque tableau de mise en forme (balise table) vérifie-t-il ces conditions ? Le tableau de mise en forme (balise table) ne possède pas de balises caption, th, thead, tfoot Les cellules du tableau de mise en forme (balise td) ne possèdent pas d'attributs scope, headers, colgroup, axis.</text:p>
          </table:table-cell>
          <table:table-cell office:value-type="string" calcext:value-type="string">
            <text:p>true</text:p>
          </table:table-cell>
        </table:table-row>
        <table:table-row table:style-name="ro3">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1</text:p>
          </table:table-cell>
          <table:table-cell office:value-type="string" calcext:value-type="string">
            <text:p>Chaque lien tex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row>
        <table:table-row table:style-name="ro3">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2</text:p>
          </table:table-cell>
          <table:table-cell office:value-type="string" calcext:value-type="string">
            <text:p>Chaque lien image (contenu de l'attribut alt ou texte entre &lt;object&gt; et &lt;/object&gt;)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row>
        <table:table-row table:style-name="ro3">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3</text:p>
          </table:table-cell>
          <table:table-cell office:value-type="string" calcext:value-type="string">
            <text:p>Chaque lien de type zone cliquable (contenu de l'attribut alt d'une balise area)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row>
        <table:table-row table:style-name="ro3">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cell table:style-name="ce1" office:value-type="string" calcext:value-type="string">
            <text:p>06.01.4</text:p>
          </table:table-cell>
          <table:table-cell office:value-type="string" calcext:value-type="string">
            <text:p>Chaque lien composite vérifie-t-il une de ces conditions (hors cas particuliers) ? L'intitulé de lien seul permet d'en comprendre la fonction et la destination Le contexte du lien permet d'en comprendre la fonction et la destination</text:p>
          </table:table-cell>
          <table:table-cell office:value-type="string" calcext:value-type="string">
            <text:p>true</text:p>
          </table:table-cell>
        </table:table-row>
        <table:table-row table:style-name="ro2">
          <table:table-cell table:style-name="ce1" office:value-type="string" calcext:value-type="string">
            <text:p>06.01.5</text:p>
          </table:table-cell>
          <table:table-cell office:value-type="string" calcext:value-type="string">
            <text:p>Chaque lien vectoriel vérifie-t-il une de ces conditions (hors cas particuliers) ? L'intitulé de lien seul permet d'en comprendre la fonction et la destination Le contexte du lien permet d'en comprendre la fonction et la destination</text:p>
          </table:table-cell>
          <table:table-cell table:number-columns-repeated="6"/>
          <table:table-cell office:value-type="string" calcext:value-type="string">
            <text:p>false</text:p>
          </table:table-cell>
        </table:table-row>
        <table:table-row table:style-name="ro2">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1</text:p>
          </table:table-cell>
          <table:table-cell office:value-type="string" calcext:value-type="string">
            <text:p>Pour chaque lien texte ayant un titre de lien (attribut title), le contenu de cet attribut est-il pertinent ?</text:p>
          </table:table-cell>
          <table:table-cell office:value-type="string" calcext:value-type="string">
            <text:p>true</text:p>
          </table:table-cell>
        </table:table-row>
        <table:table-row table:style-name="ro2">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2</text:p>
          </table:table-cell>
          <table:table-cell office:value-type="string" calcext:value-type="string">
            <text:p>Pour chaque lien image ayant un titre de lien (attribut title), le contenu de cet attribut est-il pertinent ?</text:p>
          </table:table-cell>
          <table:table-cell office:value-type="string" calcext:value-type="string">
            <text:p>true</text:p>
          </table:table-cell>
        </table:table-row>
        <table:table-row table:style-name="ro2">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3</text:p>
          </table:table-cell>
          <table:table-cell office:value-type="string" calcext:value-type="string">
            <text:p>pour chaque zone cliquable (balise area) ayant un titre de lien (attribut title), le contenu de cet attribut est-il pertinent ?</text:p>
          </table:table-cell>
          <table:table-cell office:value-type="string" calcext:value-type="string">
            <text:p>true</text:p>
          </table:table-cell>
        </table:table-row>
        <table:table-row table:style-name="ro2">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cell table:style-name="ce1" office:value-type="string" calcext:value-type="string">
            <text:p>06.02.4</text:p>
          </table:table-cell>
          <table:table-cell office:value-type="string" calcext:value-type="string">
            <text:p>Pour chaque lien composite ayant un titre de lien (attribut title), le contenu de cet attribut est-il pertinent ?</text:p>
          </table:table-cell>
          <table:table-cell office:value-type="string" calcext:value-type="string">
            <text:p>true</text:p>
          </table:table-cell>
        </table:table-row>
        <table:table-row table:style-name="ro2">
          <table:table-cell table:style-name="ce1" office:value-type="string" calcext:value-type="string">
            <text:p>06.02.5</text:p>
          </table:table-cell>
          <table:table-cell office:value-type="string" calcext:value-type="string">
            <text:p>Pour chaque lien vectoriel ayant un titre de lien (attribut title), le contenu de cet attribut est-il pertinent ?</text:p>
          </table:table-cell>
          <table:table-cell table:number-columns-repeated="6"/>
          <table:table-cell office:value-type="string" calcext:value-type="string">
            <text:p>false</text:p>
          </table:table-cell>
        </table:table-row>
        <table:table-row table:style-name="ro3">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cell table:style-name="ce1" office:value-type="string" calcext:value-type="string">
            <text:p>06.03.1</text:p>
          </table:table-cell>
          <table:table-cell office:value-type="string" calcext:value-type="string">
            <text:p>Chaque lien texte vérifie-t-il une de ces conditions (hors cas particulier) ? L'intitulé du lien est explicite hors contexte Un mécanisme permet à l'utilisateur d'obtenir un intitulé de lien explicite hors contexte Le contenu du titre de lien (attribut title) est explicite hors contexte</text:p>
          </table:table-cell>
          <table:table-cell office:value-type="string" calcext:value-type="string">
            <text:p>true</text:p>
          </table:table-cell>
        </table:table-row>
        <table:table-row table:style-name="ro2">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cell table:style-name="ce1" office:value-type="string" calcext:value-type="string">
            <text:p>06.03.2</text:p>
          </table:table-cell>
          <table:table-cell office:value-type="string" calcext:value-type="string">
            <text:p>Chaque intitulé de lien image (contenu de l'attribut alt ou contenu entre &lt;object&gt;&lt;/object&gt;) est-il explicite hors contexte (hors cas particulier) ?</text:p>
          </table:table-cell>
          <table:table-cell office:value-type="string" calcext:value-type="string">
            <text:p>true</text:p>
          </table:table-cell>
        </table:table-row>
        <table:table-row table:style-name="ro2">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cell table:style-name="ce1" office:value-type="string" calcext:value-type="string">
            <text:p>06.03.3</text:p>
          </table:table-cell>
          <table:table-cell office:value-type="string" calcext:value-type="string">
            <text:p>Chaque intitulé de lien de type zone cliquable (contenu de l'attribut alt d'une balise area) est-il explicite hors contexte (hors cas particulier) ?</text:p>
          </table:table-cell>
          <table:table-cell office:value-type="string" calcext:value-type="string">
            <text:p>true</text:p>
          </table:table-cell>
        </table:table-row>
        <table:table-row table:style-name="ro2">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cell table:style-name="ce1" office:value-type="string" calcext:value-type="string">
            <text:p>06.03.4</text:p>
          </table:table-cell>
          <table:table-cell office:value-type="string" calcext:value-type="string">
            <text:p>Chaque lien composite (contenu texte et de l'attribut alt) est-il explicite hors contexte (hors cas particuliers)</text:p>
          </table:table-cell>
          <table:table-cell office:value-type="string" calcext:value-type="string">
            <text:p>true</text:p>
          </table:table-cell>
        </table:table-row>
        <table:table-row table:style-name="ro2">
          <table:table-cell table:style-name="ce1" office:value-type="string" calcext:value-type="string">
            <text:p>06.03.5</text:p>
          </table:table-cell>
          <table:table-cell office:value-type="string" calcext:value-type="string">
            <text:p>Chaque intitulé de lien vectoriel (contenu de l'alternative de l'image vectorielle, balise svg) est-il explicite hors contexte (hors cas particulier) ?</text:p>
          </table:table-cell>
          <table:table-cell table:number-columns-repeated="6"/>
          <table:table-cell office:value-type="string" calcext:value-type="string">
            <text:p>false</text:p>
          </table:table-cell>
        </table:table-row>
        <table:table-row table:style-name="ro2">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cell table:style-name="ce1" office:value-type="string" calcext:value-type="string">
            <text:p>06.04.1</text:p>
          </table:table-cell>
          <table:table-cell office:value-type="string" calcext:value-type="string">
            <text:p>Chaque lien identique de type texte a-t-il les mêmes fonction et destination ?</text:p>
          </table:table-cell>
          <table:table-cell office:value-type="string" calcext:value-type="string">
            <text:p>true</text:p>
          </table:table-cell>
        </table:table-row>
        <table:table-row table:style-name="ro2">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cell table:style-name="ce1" office:value-type="string" calcext:value-type="string">
            <text:p>06.04.2</text:p>
          </table:table-cell>
          <table:table-cell office:value-type="string" calcext:value-type="string">
            <text:p>Chaque lien identique de type image a-t-il les mêmes fonction et destination ?</text:p>
          </table:table-cell>
          <table:table-cell office:value-type="string" calcext:value-type="string">
            <text:p>true</text:p>
          </table:table-cell>
        </table:table-row>
        <table:table-row table:style-name="ro2">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cell table:style-name="ce1" office:value-type="string" calcext:value-type="string">
            <text:p>06.04.3</text:p>
          </table:table-cell>
          <table:table-cell office:value-type="string" calcext:value-type="string">
            <text:p>Chaque lien identique de type zone cliquable a-t-il les mêmes fonction et destination ?</text:p>
          </table:table-cell>
          <table:table-cell office:value-type="string" calcext:value-type="string">
            <text:p>true</text:p>
          </table:table-cell>
        </table:table-row>
        <table:table-row table:style-name="ro2">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cell table:style-name="ce1" office:value-type="string" calcext:value-type="string">
            <text:p>06.04.4</text:p>
          </table:table-cell>
          <table:table-cell office:value-type="string" calcext:value-type="string">
            <text:p>Chaque lien identique de type composite a-t-il les mêmes fonction et destination ?</text:p>
          </table:table-cell>
          <table:table-cell office:value-type="string" calcext:value-type="string">
            <text:p>true</text:p>
          </table:table-cell>
        </table:table-row>
        <table:table-row table:style-name="ro2">
          <table:table-cell table:style-name="ce1" office:value-type="string" calcext:value-type="string">
            <text:p>06.04.5</text:p>
          </table:table-cell>
          <table:table-cell office:value-type="string" calcext:value-type="string">
            <text:p>Chaque lien identique de type vectoriel a-t-il les mêmes fonction et destination ?</text:p>
          </table:table-cell>
          <table:table-cell table:number-columns-repeated="6"/>
          <table:table-cell office:value-type="string" calcext:value-type="string">
            <text:p>false</text:p>
          </table:table-cell>
        </table:table-row>
        <table:table-row table:style-name="ro3">
          <table:table-cell table:style-name="ce1" office:value-type="string" calcext:value-type="string">
            <text:p>06.05.1</text:p>
          </table:table-cell>
          <table:table-cell office:value-type="string" calcext:value-type="string">
            <text:p>Dans chaque page Web, chaque lien (balise a avec un attribut href), à l'exception des ancres, a-t-il un intitulé entre &lt;a&gt; et &lt;/a&gt; ?</text:p>
          </table:table-cell>
          <table:table-cell office:value-type="string" calcext:value-type="string">
            <text:p>false</text:p>
          </table:table-cell>
          <table:table-cell table:style-name="ce1" office:value-type="string" calcext:value-type="string">
            <text:p>06.05.1</text:p>
          </table:table-cell>
          <table:table-cell office:value-type="string" calcext:value-type="string">
            <text:p>Dans chaque page Web, chaque lien (balise a), à l'exception des ancres, a-t-il un intitulé entre &lt;a&gt; et &lt;/a&gt; ?</text:p>
          </table:table-cell>
          <table:table-cell office:value-type="string" calcext:value-type="string">
            <text:p>false</text:p>
          </table:table-cell>
          <table:table-cell table:style-name="ce1" office:value-type="string" calcext:value-type="string">
            <text:p>06.05.1</text:p>
          </table:table-cell>
          <table:table-cell office:value-type="string" calcext:value-type="string">
            <text:p>Chaque image réactive côté serveur (balise img ou balise input de type image avec l'attribut ismap) vérifie-t-elle une de ces conditions ? La zone cliquable est doublée d'un lien La zone cliquable est doublée d'un formulaire de navigation</text:p>
          </table:table-cell>
          <table:table-cell office:value-type="string" calcext:value-type="string">
            <text:p>false</text:p>
          </table:table-cell>
        </table:table-row>
        <table:table-row table:style-name="ro1">
          <table:table-cell table:number-columns-repeated="6"/>
          <table:table-cell table:style-name="ce1" office:value-type="string" calcext:value-type="string">
            <text:p>06.05.2</text:p>
          </table:table-cell>
          <table:table-cell office:value-type="string" calcext:value-type="string">
            <text:p>Chaque image réactive côté serveur (balise img ou balise input de type image avec l'attribut ismap) vérifie-t-elle une de ces conditions ? Le lien doublant la zone cliquable permet d'accéder à la même fonction et à la même destination que la zone cliquable La soumission du formulaire permet d'accéder à la même fonction et la même destination que la zone cliquable.</text:p>
          </table:table-cell>
          <table:table-cell office:value-type="string" calcext:value-type="string">
            <text:p>false</text:p>
          </table:table-cell>
        </table:table-row>
        <table:table-row table:style-name="ro1">
          <table:table-cell table:number-columns-repeated="6"/>
          <table:table-cell table:style-name="ce1" office:value-type="string" calcext:value-type="string">
            <text:p>06.05.3</text:p>
          </table:table-cell>
          <table:table-cell office:value-type="string" calcext:value-type="string">
            <text:p>Chaque image réactive côté serveur (balise img ou balise input de type image avec l'attribut ismap) vérifie-t-elle une de ces conditions ? L'image réactive est immédiatement suivie, dans le code source, de la liste des liens doublant les zones cliquables L'image réactive est immédiatement suivie, dans le code source, d'un formulaire de navigation doublant les zones cliquables</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6.06.1</text:p>
          </table:table-cell>
          <table:table-cell office:value-type="string" calcext:value-type="string">
            <text:p>Dans chaque page Web, chaque lien (balise a), à l'exception des ancres nommées, a-t-il un intitulé entre &lt;a&gt; et &lt;/a&gt; ?</text:p>
          </table:table-cell>
          <table:table-cell office:value-type="string" calcext:value-type="string">
            <text:p>false</text:p>
          </table:table-cell>
        </table:table-row>
        <table:table-row table:style-name="ro1">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true</text:p>
          </table:table-cell>
          <table:table-cell table:style-name="ce1" office:value-type="string" calcext:value-type="string">
            <text:p>07.01.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false</text:p>
          </table:table-cell>
          <table:table-cell table:style-name="ce1" office:value-type="string" calcext:value-type="string">
            <text:p>07.01.1</text:p>
          </table:table-cell>
          <table:table-cell office:value-type="string" calcext:value-type="string">
            <text:p>Chaque script vérifie-t-il, si nécessaire, une de ces conditions (hors cas particuliers) ? Une alternative existe entre &lt;noscript&gt; et &lt;/noscript&gt; Une alternative existe directement dans la page lorsque javascript est désactivé Un lien permet d'accéder à une version alternative de la page Une alternative existe via un langage de script côté serveur</text:p>
          </table:table-cell>
          <table:table-cell office:value-type="string" calcext:value-type="string">
            <text:p>false</text:p>
          </table:table-cell>
        </table:table-row>
        <table:table-row table:style-name="ro2">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true</text:p>
          </table:table-cell>
          <table:table-cell table:style-name="ce1" office:value-type="string" calcext:value-type="string">
            <text:p>07.01.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false</text:p>
          </table:table-cell>
          <table:table-cell table:style-name="ce1" office:value-type="string" calcext:value-type="string">
            <text:p>07.01.2</text:p>
          </table:table-cell>
          <table:table-cell office:value-type="string" calcext:value-type="string">
            <text:p>Chaque script déclenchant l'ouverture d'une nouvelle fenêtre a-t-il une alternative ?</text:p>
          </table:table-cell>
          <table:table-cell office:value-type="string" calcext:value-type="string">
            <text:p>false</text:p>
          </table:table-cell>
        </table:table-row>
        <table:table-row table:style-name="ro1">
          <table:table-cell table:style-name="ce1" office:value-type="string" calcext:value-type="string">
            <text:p>07.01.3</text:p>
          </table:table-cell>
          <table:table-cell office:value-type="string" calcext:value-type="string">
            <text:p>Chaque script qui génère, met à jour ou contrôle un composant d'interface qui comporte des rôles des états ou des propriétés correspondant à un motif de conception défini par l'API ARIA vérifie-t-il une de ces conditions ? Le composant d'interface est conforme au motif de conception défini par l'API ARIA Un composant d'interface présent sur la page, permettant d'accéder aux mêmes fonctionnalités, est conforme au motif de conception défini par l'API ARIA Le composant d'interface adapte un motif de conception défini par l'API ARIA. Une alternative accessible permet d'accéder aux mêmes fonctionnalités.</text:p>
          </table:table-cell>
          <table:table-cell office:value-type="string" calcext:value-type="string">
            <text:p>false</text:p>
          </table:table-cell>
          <table:table-cell table:style-name="ce1" office:value-type="string" calcext:value-type="string">
            <text:p>07.01.3</text:p>
          </table:table-cell>
          <table:table-cell office:value-type="string" calcext:value-type="string">
            <text:p>Chaque script qui génère ou contrôle un composant d'interface via des rôles, des états ou des propriétés définis par l'API ARIA vérifie-t-il, si possible, une de ces conditions ? Le composant d'interface est conforme au motif de conception défini par l'API ARIA Un composant d'interface présent sur la page, permettant d'accéder aux mêmes fonctionnalités, est conforme au motif de conception défini par l'API ARIA Une alternative accessible permet d'accéder aux mêmes fonctionnalités.</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2">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office:value-type="string" calcext:value-type="string">
            <text:p>true</text:p>
          </table:table-cell>
          <table:table-cell table:style-name="ce1" office:value-type="string" calcext:value-type="string">
            <text:p>07.01.4</text:p>
          </table:table-cell>
          <table:table-cell office:value-type="string" calcext:value-type="string">
            <text:p>Chaque modification du rôle natif d'un élément HTML respecte-elle les règles et préconisation indiquées dans la spécification HTLM5 et les notes techniques associées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2">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office:value-type="string" calcext:value-type="string">
            <text:p>true</text:p>
          </table:table-cell>
          <table:table-cell table:style-name="ce1" office:value-type="string" calcext:value-type="string">
            <text:p>07.01.5</text:p>
          </table:table-cell>
          <table:table-cell office:value-type="string" calcext:value-type="string">
            <text:p>Chaque élément HTML possède-t-il, si nécessaire, un rôle ARIA équivalent tel que recommandé dans la spécification HTML5 et les notes techniques associées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3">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office:value-type="string" calcext:value-type="string">
            <text:p>true</text:p>
          </table:table-cell>
          <table:table-cell table:style-name="ce1" office:value-type="string" calcext:value-type="string">
            <text:p>07.01.6</text:p>
          </table:table-cell>
          <table:table-cell office:value-type="string" calcext:value-type="string">
            <text:p>Chaque script qui génère ou contrôle un composant d'interface via des rôles, des états ou des propriétés définis par l'API ARIA respecte-t-il une de ces conditions ? Le composant d'interface est correctement restitué par les technologies d'assistance Une alternative accessible permet d'accéder aux mêmes fonctionnalités.</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1">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cell table:style-name="ce1" office:value-type="string" calcext:value-type="string">
            <text:p>07.02.1</text:p>
          </table:table-cell>
          <table:table-cell office:value-type="string" calcext:value-type="string">
            <text:p>Chaque script débutant par la balise script et ayant une alternative vérifie-t-il une de ces conditions ? L'alternative entre &lt;noscript&gt; et &lt;/noscript&gt; permet d'accéder à des contenus et des fonctionnalités similaires La page affichée, lorsque javascript est désactivé, permet d'accéder à des contenus et des fonctionnalités similaires La page alternative permet d'accéder à des contenus et des fonctionnalités similaires Le langage de script côté serveur permet d'accéder à des contenus et des fonctionnalités similaires</text:p>
          </table:table-cell>
          <table:table-cell office:value-type="string" calcext:value-type="string">
            <text:p>true</text:p>
          </table:table-cell>
        </table:table-row>
        <table:table-row table:style-name="ro3">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cell table:style-name="ce1" office:value-type="string" calcext:value-type="string">
            <text:p>07.02.2</text:p>
          </table:table-cell>
          <table:table-cell office:value-type="string" calcext:value-type="string">
            <text:p>Chaque élément non textuel mis à jour par un script (dans la page, un cadre ou un cadre en ligne) et ayant une alternative vérifie-t-il ces conditions ? L'alternative de l'élément non textuel est mise à jour L'alternative mise à jour est pertinente</text:p>
          </table:table-cell>
          <table:table-cell office:value-type="string" calcext:value-type="string">
            <text:p>true</text:p>
          </table:table-cell>
        </table:table-row>
        <table:table-row table:style-name="ro3">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1</text:p>
          </table:table-cell>
          <table:table-cell office:value-type="string" calcext:value-type="string">
            <text:p>Chaque élément possédant un gestionnaire d'événement contrôlé par un script vérifie-t-il une de ces conditions (hors cas particuliers) ? L'élément est accessible par le clavier et la souris Un élément accessible par le clavier et la souris permettant de réaliser la même action est présent dans la page</text:p>
          </table:table-cell>
          <table:table-cell office:value-type="string" calcext:value-type="string">
            <text:p>true</text:p>
          </table:table-cell>
        </table:table-row>
        <table:table-row table:style-name="ro3">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cell table:style-name="ce1" office:value-type="string" calcext:value-type="string">
            <text:p>07.03.2</text:p>
          </table:table-cell>
          <table:table-cell office:value-type="string" calcext:value-type="string">
            <text:p>Chaque élément possédant un gestionnaire d'événement contrôlé par un script vérifie-t-il une de ces conditions (hors cas particuliers) ? L'élément est activable par le clavier et la souris Un élément activable par le clavier et la souris permettant de réaliser la même action est présent dans la page</text:p>
          </table:table-cell>
          <table:table-cell office:value-type="string" calcext:value-type="string">
            <text:p>true</text:p>
          </table:table-cell>
        </table:table-row>
        <table:table-row table:style-name="ro2">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cell table:style-name="ce1" office:value-type="string" calcext:value-type="string">
            <text:p>07.03.3</text:p>
          </table:table-cell>
          <table:table-cell office:value-type="string" calcext:value-type="string">
            <text:p>Un script ne doit pas supprimer le focus d'un élément qui le reçoit. Cette règle est-elle respectée (hors cas particuliers) ?</text:p>
          </table:table-cell>
          <table:table-cell office:value-type="string" calcext:value-type="string">
            <text:p>true</text:p>
          </table:table-cell>
        </table:table-row>
        <table:table-row table:style-name="ro1">
          <table:table-cell table:style-name="ce1" office:value-type="string" calcext:value-type="string">
            <text:p>07.03.4</text:p>
          </table:table-cell>
          <table:table-cell office:value-type="string" calcext:value-type="string">
            <text:p>Chaque composant d'interface implémenté via un rôle défini par l'API ARIA et correspondant à un motif de conception respecte-t-il, si possible, ces conditions ? Les interactions au clavier sont conformes au comportement défini par le motif de conception pour les touches Echap, Barre d'espace, Tabulation et Flèches de direction au moins Un composant d'interface présent sur la page, permettant de réaliser la même action, possède des interactions au clavier conformes au comportement défini par le motif de conception , pour les touches Echap, Barre d'espace, Tabulation et Flèches de direction au moins Une alternative permettant d'accéder aux mêmes fonctionnalités est contrôlable par le clavier et à la souris.</text:p>
          </table:table-cell>
          <table:table-cell table:number-columns-repeated="6"/>
          <table:table-cell office:value-type="string" calcext:value-type="string">
            <text:p>false</text:p>
          </table:table-cell>
        </table:table-row>
        <table:table-row table:style-name="ro1">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ou balise button) explicite Le changement de contexte est initié par un lien explicite</text:p>
          </table:table-cell>
          <table:table-cell office:value-type="string" calcext:value-type="string">
            <text:p>false</text:p>
          </table:table-cell>
          <table:table-cell table:style-name="ce1" office:value-type="string" calcext:value-type="string">
            <text:p>07.04.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office:value-type="string" calcext:value-type="string">
            <text:p>false</text:p>
          </table:table-cell>
          <table:table-cell table:style-name="ce1" office:value-type="string" calcext:value-type="string">
            <text:p>07.04.1</text:p>
          </table:table-cell>
          <table:table-cell office:value-type="string" calcext:value-type="string">
            <text:p>Chaque script qui génère ou contrôle un composant d'interface vérifie-t-il, si nécessaire, une de ces conditions ? Le nom, le rôle, la valeur, le paramétrage et les changements d'états sont accessibles aux technologies d'assistance via une API d'accessibilité Un composant d'interface accessible permettant d'accéder aux mêmes fonctionnalités est présent dans la page Une alternative accessible permet d'accéder aux mêmes fonctionnalités.</text:p>
          </table:table-cell>
          <table:table-cell office:value-type="string" calcext:value-type="string">
            <text:p>false</text:p>
          </table:table-cell>
        </table:table-row>
        <table:table-row table:style-name="ro3">
          <table:table-cell table:number-columns-repeated="6"/>
          <table:table-cell table:style-name="ce1" office:value-type="string" calcext:value-type="string">
            <text:p>07.04.2</text:p>
          </table:table-cell>
          <table:table-cell office:value-type="string" calcext:value-type="string">
            <text:p>Chaque fonctionnalité d'insertion de contenu contrôlé par un script utilise-t-elle, si possible, des propriétés et méthodes conformes à la spécification DOM (Document Object Model) ?</text:p>
          </table:table-cell>
          <table:table-cell office:value-type="string" calcext:value-type="string">
            <text:p>false</text:p>
          </table:table-cell>
        </table:table-row>
        <table:table-row table:style-name="ro3">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true</text:p>
          </table:table-cell>
          <table:table-cell table:style-name="ce1" office:value-type="string" calcext:value-type="string">
            <text:p>07.05.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false</text:p>
          </table:table-cell>
          <table:table-cell table:style-name="ce1" office:value-type="string" calcext:value-type="string">
            <text:p>07.05.1</text:p>
          </table:table-cell>
          <table:table-cell office:value-type="string" calcext:value-type="string">
            <text:p>Chaque script qui initie un changement de contexte vérifie-t-il une de ces conditions ? L'utilisateur est averti par un texte de l'action du script et du type de changement avant son déclenchement Le changement de contexte est initié par un bouton (input de type submit ou button) explicite Le changement de contexte est initié par un lien explicite</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7.06.1</text:p>
          </table:table-cell>
          <table:table-cell office:value-type="string" calcext:value-type="string">
            <text:p>Chaque script qui provoque une alerte non sollicitée est-il contrôlable par l'utilisateur (hors cas particuliers) ?</text:p>
          </table:table-cell>
          <table:table-cell office:value-type="string" calcext:value-type="string">
            <text:p>false</text:p>
          </table:table-cell>
        </table:table-row>
        <table:table-row table:style-name="ro2">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cell table:style-name="ce1" office:value-type="string" calcext:value-type="string">
            <text:p>08.01.1</text:p>
          </table:table-cell>
          <table:table-cell office:value-type="string" calcext:value-type="string">
            <text:p>Pour chaque page Web, le type de document (balise doctype) est-il présent ?</text:p>
          </table:table-cell>
          <table:table-cell office:value-type="string" calcext:value-type="string">
            <text:p>true</text:p>
          </table:table-cell>
        </table:table-row>
        <table:table-row table:style-name="ro2">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cell table:style-name="ce1" office:value-type="string" calcext:value-type="string">
            <text:p>08.01.2</text:p>
          </table:table-cell>
          <table:table-cell office:value-type="string" calcext:value-type="string">
            <text:p>Pour chaque page Web, le type de document (balise doctype) est-il valide ?</text:p>
          </table:table-cell>
          <table:table-cell office:value-type="string" calcext:value-type="string">
            <text:p>true</text:p>
          </table:table-cell>
        </table:table-row>
        <table:table-row table:style-name="ro2">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cell table:style-name="ce1" office:value-type="string" calcext:value-type="string">
            <text:p>08.01.3</text:p>
          </table:table-cell>
          <table:table-cell office:value-type="string" calcext:value-type="string">
            <text:p>Pour chaque page Web possédant une déclaration de type de document, celle-ci est-elle située avant la balise HTML dans le code source ?</text:p>
          </table:table-cell>
          <table:table-cell office:value-type="string" calcext:value-type="string">
            <text:p>true</text:p>
          </table:table-cell>
        </table:table-row>
        <table:table-row table:style-name="ro3">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cell table:style-name="ce1" office:value-type="string" calcext:value-type="string">
            <text:p>08.02.1</text:p>
          </table:table-cell>
          <table:table-cell office:value-type="string" calcext:value-type="string">
            <text:p>Pour chaque déclaration de type de document, le code source de la page vérifie-t-il ces conditions ? Les balises respectent les règles d'écriture L'imbrication des balises est conforme L'ouverture et la fermeture des balises sont conformes Les attributs respectent les règles d'écriture Les valeurs des attributs respectent les règles d'écriture</text:p>
          </table:table-cell>
          <table:table-cell office:value-type="string" calcext:value-type="string">
            <text:p>true</text:p>
          </table:table-cell>
        </table:table-row>
        <table:table-row table:style-name="ro2">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true</text:p>
          </table:table-cell>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sauf cas particulier ?</text:p>
          </table:table-cell>
          <table:table-cell office:value-type="string" calcext:value-type="string">
            <text:p>false</text:p>
          </table:table-cell>
          <table:table-cell table:style-name="ce1" office:value-type="string" calcext:value-type="string">
            <text:p>08.02.2</text:p>
          </table:table-cell>
          <table:table-cell office:value-type="string" calcext:value-type="string">
            <text:p>Pour chaque déclaration de type de document, le code source de la page ne doit pas utiliser d'éléments obsolètes. Cette règle est-elle respectée ?</text:p>
          </table:table-cell>
          <table:table-cell office:value-type="string" calcext:value-type="string">
            <text:p>false</text:p>
          </table:table-cell>
        </table:table-row>
        <table:table-row table:style-name="ro3">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cell table:style-name="ce1" office:value-type="string" calcext:value-type="string">
            <text:p>08.03.1</text:p>
          </table:table-cell>
          <table:table-cell office:value-type="string" calcext:value-type="string">
            <text:p>Pour chaque page Web, l'indication de langue par défaut vérifie-t-elle une de ces conditions ? L'indication de la langue de la page (attribut lang et/ou xmllang) est donnée pour l'élément Html L'indication de la langue de la page (attribut lang et/ou xmllang) est donnée sur chaque élément de texte ou sur l'un des éléments parents</text:p>
          </table:table-cell>
          <table:table-cell office:value-type="string" calcext:value-type="string">
            <text:p>true</text:p>
          </table:table-cell>
        </table:table-row>
        <table:table-row table:style-name="ro2">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cell table:style-name="ce1" office:value-type="string" calcext:value-type="string">
            <text:p>08.04.1</text:p>
          </table:table-cell>
          <table:table-cell office:value-type="string" calcext:value-type="string">
            <text:p>Pour chaque page Web ayant une langue par défaut, le code de langue vérifie-t-il ces conditions ? Le code de langue est valide Le code de langue est pertinent</text:p>
          </table:table-cell>
          <table:table-cell office:value-type="string" calcext:value-type="string">
            <text:p>true</text:p>
          </table:table-cell>
        </table:table-row>
        <table:table-row table:style-name="ro2">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cell table:style-name="ce1" office:value-type="string" calcext:value-type="string">
            <text:p>08.05.1</text:p>
          </table:table-cell>
          <table:table-cell office:value-type="string" calcext:value-type="string">
            <text:p>Chaque page Web a-t-elle un titre de page (balise title) ?</text:p>
          </table:table-cell>
          <table:table-cell office:value-type="string" calcext:value-type="string">
            <text:p>true</text:p>
          </table:table-cell>
        </table:table-row>
        <table:table-row table:style-name="ro2">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cell table:style-name="ce1" office:value-type="string" calcext:value-type="string">
            <text:p>08.06.1</text:p>
          </table:table-cell>
          <table:table-cell office:value-type="string" calcext:value-type="string">
            <text:p>Pour chaque page Web ayant un titre de page (balise title), le contenu de cette balise est-il pertinent ?</text:p>
          </table:table-cell>
          <table:table-cell office:value-type="string" calcext:value-type="string">
            <text:p>true</text:p>
          </table:table-cell>
        </table:table-row>
        <table:table-row table:style-name="ro3">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cell table:style-name="ce1" office:value-type="string" calcext:value-type="string">
            <text:p>08.07.1</text:p>
          </table:table-cell>
          <table:table-cell office:value-type="string" calcext:value-type="string">
            <text:p>Dans chaque page Web, chaque texte écrit dans une langue différente de la langue par défaut vérifie-t-il une de ces conditions (hors cas particuliers) ? L'indication de langue est donnée sur l'élément contenant le texte L'indication de langue est donnée sur un des éléments parents</text:p>
          </table:table-cell>
          <table:table-cell office:value-type="string" calcext:value-type="string">
            <text:p>true</text:p>
          </table:table-cell>
        </table:table-row>
        <table:table-row table:style-name="ro2">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cell table:style-name="ce1" office:value-type="string" calcext:value-type="string">
            <text:p>08.08.1</text:p>
          </table:table-cell>
          <table:table-cell office:value-type="string" calcext:value-type="string">
            <text:p>Dans chaque page Web, chaque changement de langue (attribut lang et/ou xmllang) est-t-il valide ?</text:p>
          </table:table-cell>
          <table:table-cell office:value-type="string" calcext:value-type="string">
            <text:p>true</text:p>
          </table:table-cell>
        </table:table-row>
        <table:table-row table:style-name="ro2">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cell table:style-name="ce1" office:value-type="string" calcext:value-type="string">
            <text:p>08.08.2</text:p>
          </table:table-cell>
          <table:table-cell office:value-type="string" calcext:value-type="string">
            <text:p>Dans chaque page Web, chaque changement de langue (attribut lang et/ou xmllang) est-t-il pertinent ?</text:p>
          </table:table-cell>
          <table:table-cell office:value-type="string" calcext:value-type="string">
            <text:p>true</text:p>
          </table:table-cell>
        </table:table-row>
        <table:table-row table:style-name="ro2">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cell table:style-name="ce1" office:value-type="string" calcext:value-type="string">
            <text:p>08.09.1</text:p>
          </table:table-cell>
          <table:table-cell office:value-type="string" calcext:value-type="string">
            <text:p>Dans chaque page Web les balises (à l'exception de div, span et table) ne doivent pas être utilisées uniquement à des fins de présentation. Cette règle est-elle respectée ?</text:p>
          </table:table-cell>
          <table:table-cell office:value-type="string" calcext:value-type="string">
            <text:p>true</text:p>
          </table:table-cell>
        </table:table-row>
        <table:table-row table:style-name="ro3">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e balise possédant un attribut dir La valeur de l'attribut dir est conforme (rtl ou ltr) La valeur de l'attribut dir est pertinente</text:p>
          </table:table-cell>
          <table:table-cell office:value-type="string" calcext:value-type="string">
            <text:p>false</text:p>
          </table:table-cell>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office:value-type="string" calcext:value-type="string">
            <text:p>false</text:p>
          </table:table-cell>
          <table:table-cell table:style-name="ce1" office:value-type="string" calcext:value-type="string">
            <text:p>08.10.1</text:p>
          </table:table-cell>
          <table:table-cell office:value-type="string" calcext:value-type="string">
            <text:p>Dans chaque page Web, chaque texte dont le sens de lecture est différent du sens de lecture par défaut vérifie-t-il ces conditions ? Le texte est contenu dans un élément possédant un attribut dir La valeur de l'attribut dit est conforme (rtl ou ltr) La valeur de l'attribut dir est pertinente</text:p>
          </table:table-cell>
          <table:table-cell office:value-type="string" calcext:value-type="string">
            <text:p>false</text:p>
          </table:table-cell>
        </table:table-row>
        <table:table-row table:style-name="ro2">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true</text:p>
          </table:table-cell>
          <table:table-cell table:style-name="ce1" office:value-type="string" calcext:value-type="string">
            <text:p>09.01.1</text:p>
          </table:table-cell>
          <table:table-cell office:value-type="string" calcext:value-type="string">
            <text:p>Dans chaque page Web, y a-t-il un titre de niveau 1 (balise h1 ou balise possédant un role ARIA "heading" associé à une propriété aria-level="1") ?</text:p>
          </table:table-cell>
          <table:table-cell office:value-type="string" calcext:value-type="string">
            <text:p>false</text:p>
          </table:table-cell>
          <table:table-cell table:style-name="ce1" office:value-type="string" calcext:value-type="string">
            <text:p>09.01.1</text:p>
          </table:table-cell>
          <table:table-cell office:value-type="string" calcext:value-type="string">
            <text:p>Dans chaque page Web, y a-t-il un titre de niveau 1 (balise h1) ?</text:p>
          </table:table-cell>
          <table:table-cell office:value-type="string" calcext:value-type="string">
            <text:p>false</text:p>
          </table:table-cell>
        </table:table-row>
        <table:table-row table:style-name="ro2">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true</text:p>
          </table:table-cell>
          <table:table-cell table:style-name="ce1" office:value-type="string" calcext:value-type="string">
            <text:p>09.01.2</text:p>
          </table:table-cell>
          <table:table-cell office:value-type="string" calcext:value-type="string">
            <text:p>Dans chaque page Web, la hiérarchie entre les titres (balises h ou balise possédant un role ARIA "heading" associé à une propriété aria-level) est-elle pertinente ?</text:p>
          </table:table-cell>
          <table:table-cell office:value-type="string" calcext:value-type="string">
            <text:p>false</text:p>
          </table:table-cell>
          <table:table-cell table:style-name="ce1" office:value-type="string" calcext:value-type="string">
            <text:p>09.01.2</text:p>
          </table:table-cell>
          <table:table-cell office:value-type="string" calcext:value-type="string">
            <text:p>Dans chaque page Web, la hiérarchie entre les titres (balises h) est-elle pertinente ?</text:p>
          </table:table-cell>
          <table:table-cell office:value-type="string" calcext:value-type="string">
            <text:p>false</text:p>
          </table:table-cell>
        </table:table-row>
        <table:table-row table:style-name="ro2">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true</text:p>
          </table:table-cell>
          <table:table-cell table:style-name="ce1" office:value-type="string" calcext:value-type="string">
            <text:p>09.01.3</text:p>
          </table:table-cell>
          <table:table-cell office:value-type="string" calcext:value-type="string">
            <text:p>Dans chaque page Web, chaque titre (balise h ou balise possédant un role ARIA "heading" associé à une propriété aria-level) nécessaire à la structure de l'information est-il présent ?</text:p>
          </table:table-cell>
          <table:table-cell office:value-type="string" calcext:value-type="string">
            <text:p>false</text:p>
          </table:table-cell>
          <table:table-cell table:style-name="ce1" office:value-type="string" calcext:value-type="string">
            <text:p>09.01.3</text:p>
          </table:table-cell>
          <table:table-cell office:value-type="string" calcext:value-type="string">
            <text:p>Dans chaque page Web, chaque titre (balise h) nécessaire à la structure de l'information est-il présent ?</text:p>
          </table:table-cell>
          <table:table-cell office:value-type="string" calcext:value-type="string">
            <text:p>false</text:p>
          </table:table-cell>
        </table:table-row>
        <table:table-row table:style-name="ro2">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true</text:p>
          </table:table-cell>
          <table:table-cell table:style-name="ce1" office:value-type="string" calcext:value-type="string">
            <text:p>09.01.4</text:p>
          </table:table-cell>
          <table:table-cell office:value-type="string" calcext:value-type="string">
            <text:p>Dans chaque page Web, chaque titre (balise h ou balise possédant un role ARIA "heading" associé à une propriété aria-level) est-il pertinent ?</text:p>
          </table:table-cell>
          <table:table-cell office:value-type="string" calcext:value-type="string">
            <text:p>false</text:p>
          </table:table-cell>
          <table:table-cell table:style-name="ce1" office:value-type="string" calcext:value-type="string">
            <text:p>09.01.4</text:p>
          </table:table-cell>
          <table:table-cell office:value-type="string" calcext:value-type="string">
            <text:p>Dans chaque page Web, chaque titre (balise h) est-il pertinent ?</text:p>
          </table:table-cell>
          <table:table-cell office:value-type="string" calcext:value-type="string">
            <text:p>false</text:p>
          </table:table-cell>
        </table:table-row>
        <table:table-row table:style-name="ro1">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true</text:p>
          </table:table-cell>
          <table:table-cell table:style-name="ce1" office:value-type="string" calcext:value-type="string">
            <text:p>09.02.1</text:p>
          </table:table-cell>
          <table:table-cell office:value-type="string" calcext:value-type="string">
            <text:p>Dans chaque page Web, la structure du document vérifie-t-elle ces conditions ? La zone d'en-tête principale est structurée via une balise header Les zones de navigation principales et secondaires sont structurées via une balise nav La balise nav est réservée à la structuration des zones de navigations principales et secondaires La zone de contenu principal est structurée via une balise main La structure du document utilise une balise main unique La zone de pied-de-page est structurée via une balise footer</text:p>
          </table:table-cell>
          <table:table-cell office:value-type="string" calcext:value-type="string">
            <text:p>false</text:p>
          </table:table-cell>
          <table:table-cell table:style-name="ce1" office:value-type="string" calcext:value-type="string">
            <text:p>09.02.1</text:p>
          </table:table-cell>
          <table:table-cell office:value-type="string" calcext:value-type="string">
            <text:p>Dans chaque page Web, les informations regroupées sous forme de listes non ordonnées utilisent-elles les balises ul et li ?</text:p>
          </table:table-cell>
          <table:table-cell office:value-type="string" calcext:value-type="string">
            <text:p>false</text:p>
          </table:table-cell>
        </table:table-row>
        <table:table-row table:style-name="ro2">
          <table:table-cell table:style-name="ce1"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true</text:p>
          </table:table-cell>
          <table:table-cell table:style-name="ce1" office:value-type="string" calcext:value-type="string">
            <text:p>09.02.2</text:p>
          </table:table-cell>
          <table:table-cell office:value-type="string" calcext:value-type="string">
            <text:p>Dans chaque page Web, l'arborescence du document est-elle cohérente ?</text:p>
          </table:table-cell>
          <table:table-cell office:value-type="string" calcext:value-type="string">
            <text:p>false</text:p>
          </table:table-cell>
          <table:table-cell table:style-name="ce1" office:value-type="string" calcext:value-type="string">
            <text:p>09.02.2</text:p>
          </table:table-cell>
          <table:table-cell office:value-type="string" calcext:value-type="string">
            <text:p>Dans chaque page Web, les informations regroupées sous forme de listes ordonnées utilisent-elles les balises ol et li ?</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9.02.3</text:p>
          </table:table-cell>
          <table:table-cell office:value-type="string" calcext:value-type="string">
            <text:p>Dans chaque page Web, les informations regroupées sous forme de listes de définitions utilisent-elles les balises dl et dt/dd ?</text:p>
          </table:table-cell>
          <table:table-cell office:value-type="string" calcext:value-type="string">
            <text:p>false</text:p>
          </table:table-cell>
        </table:table-row>
        <table:table-row table:style-name="ro4">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true</text:p>
          </table:table-cell>
          <table:table-cell table:style-name="ce1" office:value-type="string" calcext:value-type="string">
            <text:p>09.03.1</text:p>
          </table:table-cell>
          <table:table-cell office:value-type="string" calcext:value-type="string">
            <text:p>Dans chaque page Web, les informations regroupées sous forme de listes non ordonnées vérifient-elles une de ces conditions ? La liste utilise les balises HTML UL et LI La liste utilise les roles ARIA list et listitem</text:p>
          </table:table-cell>
          <table:table-cell office:value-type="string" calcext:value-type="string">
            <text:p>false</text:p>
          </table:table-cell>
          <table:table-cell table:style-name="ce1" office:value-type="string" calcext:value-type="string">
            <text:p>09.03.1</text:p>
          </table:table-cell>
          <table:table-cell office:value-type="string" calcext:value-type="string">
            <text:p>Dans chaque page Web, la première occurrence de chaque acronyme vérifie-t-elle une de ces conditions ? L'acronyme est accompagné de sa signification sous forme d'un texte adjacent L'acronyme est implémenté via un lien référençant une page ou un emplacement dans la page qui permet d'en connaître la signification L'acronyme fait partie d'un lien possédant un attribut title qui permet d'en connaître la signification La signification de l'acronyme est présente dans un glossaire présent sur le site L'acronyme est implémenté via une balise acronym possédant un title qui permet d'en connaître la signification</text:p>
          </table:table-cell>
          <table:table-cell office:value-type="string" calcext:value-type="string">
            <text:p>false</text:p>
          </table:table-cell>
        </table:table-row>
        <table:table-row table:style-name="ro4">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true</text:p>
          </table:table-cell>
          <table:table-cell table:style-name="ce1" office:value-type="string" calcext:value-type="string">
            <text:p>09.03.2</text:p>
          </table:table-cell>
          <table:table-cell office:value-type="string" calcext:value-type="string">
            <text:p>Dans chaque page Web, les informations regroupées sous forme de listes ordonnées vérifient-elles une de ces conditions ? La liste utilise les balises HTML OL et LI La liste utilise les roles ARIA list et listitem</text:p>
          </table:table-cell>
          <table:table-cell office:value-type="string" calcext:value-type="string">
            <text:p>false</text:p>
          </table:table-cell>
          <table:table-cell table:style-name="ce1" office:value-type="string" calcext:value-type="string">
            <text:p>09.03.2</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office:value-type="string" calcext:value-type="string">
            <text:p>false</text:p>
          </table:table-cell>
        </table:table-row>
        <table:table-row table:style-name="ro2">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office:value-type="string" calcext:value-type="string">
            <text:p>true</text:p>
          </table:table-cell>
          <table:table-cell table:style-name="ce1" office:value-type="string" calcext:value-type="string">
            <text:p>09.03.3</text:p>
          </table:table-cell>
          <table:table-cell office:value-type="string" calcext:value-type="string">
            <text:p>Dans chaque page Web, les informations regroupées sous forme de listes de définitions utilisent-elles les balises dl et dt/dd ?</text:p>
          </table:table-cell>
          <table:table-cell office:value-type="string" calcext:value-type="string">
            <text:p>false</text:p>
          </table:table-cell>
          <table:table-cell table:number-columns-repeated="2"/>
          <table:table-cell office:value-type="string" calcext:value-type="string">
            <text:p>false</text:p>
          </table:table-cell>
        </table:table-row>
        <table:table-row table:style-name="ro4">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attribut title qui permet d'en connaître la signification</text:p>
          </table:table-cell>
          <table:table-cell office:value-type="string" calcext:value-type="string">
            <text:p>false</text:p>
          </table:table-cell>
          <table:table-cell table:style-name="ce1" office:value-type="string" calcext:value-type="string">
            <text:p>09.04.1</text:p>
          </table:table-cell>
          <table:table-cell office:value-type="string" calcext:value-type="string">
            <text:p>Dans chaque page Web, la première occurrence de chaque abréviation vérifie-t-elle une de ces conditions ? L'abréviation est accompagnée de sa signification sous forme d'un texte adjacent L'abréviation est implémentée via un lien référençant une page ou un emplacement dans la page qui permet d'en connaître la signification L'abréviation fait partie d'un lien possédant un attribut title qui permet d'en connaître la signification La signification de l'abréviation est présente dans un glossaire présent sur le site L'abréviation est implémentée via une balise abbr possédant un title qui permet d'en connaître la signification</text:p>
          </table:table-cell>
          <table:table-cell office:value-type="string" calcext:value-type="string">
            <text:p>false</text:p>
          </table:table-cell>
          <table:table-cell table:style-name="ce1" office:value-type="string" calcext:value-type="string">
            <text:p>09.04.1</text:p>
          </table:table-cell>
          <table:table-cell office:value-type="string" calcext:value-type="string">
            <text:p>Dans chaque page Web, la signification de chaque acronyme est-elle pertinente ?</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9.04.2</text:p>
          </table:table-cell>
          <table:table-cell office:value-type="string" calcext:value-type="string">
            <text:p>Dans chaque page Web, la signification de chaque abréviation est-elle pertinente ?</text:p>
          </table:table-cell>
          <table:table-cell office:value-type="string" calcext:value-type="string">
            <text:p>false</text:p>
          </table:table-cell>
        </table:table-row>
        <table:table-row table:style-name="ro2">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true</text:p>
          </table:table-cell>
          <table:table-cell table:style-name="ce1" office:value-type="string" calcext:value-type="string">
            <text:p>09.05.1</text:p>
          </table:table-cell>
          <table:table-cell office:value-type="string" calcext:value-type="string">
            <text:p>Dans chaque page Web, la signification de chaque abréviation est-elle pertinente ?</text:p>
          </table:table-cell>
          <table:table-cell office:value-type="string" calcext:value-type="string">
            <text:p>false</text:p>
          </table:table-cell>
          <table:table-cell table:style-name="ce1" office:value-type="string" calcext:value-type="string">
            <text:p>09.05.1</text:p>
          </table:table-cell>
          <table:table-cell office:value-type="string" calcext:value-type="string">
            <text:p>Dans chaque page Web, chaque citation courte utilise-t-elle une balise q ?</text:p>
          </table:table-cell>
          <table:table-cell office:value-type="string" calcext:value-type="string">
            <text:p>false</text:p>
          </table:table-cell>
        </table:table-row>
        <table:table-row table:style-name="ro2">
          <table:table-cell table:number-columns-repeated="6"/>
          <table:table-cell table:style-name="ce1" office:value-type="string" calcext:value-type="string">
            <text:p>09.05.2</text:p>
          </table:table-cell>
          <table:table-cell office:value-type="string" calcext:value-type="string">
            <text:p>Dans chaque page Web, chaque bloc de citation utilise-t-il une balise blockquote ?</text:p>
          </table:table-cell>
          <table:table-cell office:value-type="string" calcext:value-type="string">
            <text:p>false</text:p>
          </table:table-cell>
        </table:table-row>
        <table:table-row table:style-name="ro2">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office:value-type="string" calcext:value-type="string">
            <text:p>true</text:p>
          </table:table-cell>
          <table:table-cell table:style-name="ce1" office:value-type="string" calcext:value-type="string">
            <text:p>09.06.1</text:p>
          </table:table-cell>
          <table:table-cell office:value-type="string" calcext:value-type="string">
            <text:p>Dans chaque page Web, chaque citation courte utilise-t-elle une balise q ?</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office:value-type="string" calcext:value-type="string">
            <text:p>true</text:p>
          </table:table-cell>
          <table:table-cell table:style-name="ce1" office:value-type="string" calcext:value-type="string">
            <text:p>09.06.2</text:p>
          </table:table-cell>
          <table:table-cell office:value-type="string" calcext:value-type="string">
            <text:p>Dans chaque page Web, chaque bloc de citation utilise-t-il une balise blockquote ?</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cell table:style-name="ce1" office:value-type="string" calcext:value-type="string">
            <text:p>10.01.1</text:p>
          </table:table-cell>
          <table:table-cell office:value-type="string" calcext:value-type="string">
            <text:p>Dans chaque page Web, les balises servant à la présentation de l'information ne doivent pas être présentes dans le code source des pages. Cette règle est-elle respectée ?</text:p>
          </table:table-cell>
          <table:table-cell office:value-type="string" calcext:value-type="string">
            <text:p>true</text:p>
          </table:table-cell>
        </table:table-row>
        <table:table-row table:style-name="ro2">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cell table:style-name="ce1" office:value-type="string" calcext:value-type="string">
            <text:p>10.01.2</text:p>
          </table:table-cell>
          <table:table-cell office:value-type="string" calcext:value-type="string">
            <text:p>Dans chaque page Web, les attributs servant à la présentation de l'information ne doivent pas être présents dans le code source des pages. Cette règle est-elle respectée ?</text:p>
          </table:table-cell>
          <table:table-cell office:value-type="string" calcext:value-type="string">
            <text:p>true</text:p>
          </table:table-cell>
        </table:table-row>
        <table:table-row table:style-name="ro3">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cell table:style-name="ce1" office:value-type="string" calcext:value-type="string">
            <text:p>10.01.3</text:p>
          </table:table-cell>
          <table:table-cell office:value-type="string" calcext:value-type="string">
            <text:p>Dans chaque page Web, l'utilisation des espaces vérifie-t-elle ces conditions ? Les espaces ne sont pas utilisés pour séparer les lettres d'un mot Les espaces ne sont pas utilisés pour simuler des tableaux Les espaces ne sont pas utilisés pour simuler des colonnes de texte</text:p>
          </table:table-cell>
          <table:table-cell office:value-type="string" calcext:value-type="string">
            <text:p>true</text:p>
          </table:table-cell>
        </table:table-row>
        <table:table-row table:style-name="ro2">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cell table:style-name="ce1" office:value-type="string" calcext:value-type="string">
            <text:p>10.02.1</text:p>
          </table:table-cell>
          <table:table-cell office:value-type="string" calcext:value-type="string">
            <text:p>Dans chaque page Web, l'information reste-t-elle présente lorsque les feuilles de styles sont désactivées ?</text:p>
          </table:table-cell>
          <table:table-cell office:value-type="string" calcext:value-type="string">
            <text:p>true</text:p>
          </table:table-cell>
        </table:table-row>
        <table:table-row table:style-name="ro2">
          <table:table-cell table:number-columns-repeated="3"/>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cell office:value-type="string" calcext:value-type="string">
            <text:p>false</text:p>
          </table:table-cell>
          <table:table-cell table:style-name="ce1" office:value-type="string" calcext:value-type="string">
            <text:p>10.02.2</text:p>
          </table:table-cell>
          <table:table-cell office:value-type="string" calcext:value-type="string">
            <text:p>Dans chaque page Web, l'information reste-t-elle visible lorsque les images sont désactivées ?</text:p>
          </table:table-cell>
          <table:table-cell office:value-type="string" calcext:value-type="string">
            <text:p>false</text:p>
          </table:table-cell>
        </table:table-row>
        <table:table-row table:style-name="ro2">
          <table:table-cell table:number-columns-repeated="3"/>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cell office:value-type="string" calcext:value-type="string">
            <text:p>false</text:p>
          </table:table-cell>
          <table:table-cell table:style-name="ce1" office:value-type="string" calcext:value-type="string">
            <text:p>10.02.3</text:p>
          </table:table-cell>
          <table:table-cell office:value-type="string" calcext:value-type="string">
            <text:p>Dans chaque page Web, l'information reste-t-elle visible lorsque les couleurs sont désactivées ?</text:p>
          </table:table-cell>
          <table:table-cell office:value-type="string" calcext:value-type="string">
            <text:p>false</text:p>
          </table:table-cell>
        </table:table-row>
        <table:table-row table:style-name="ro2">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cell table:style-name="ce1" office:value-type="string" calcext:value-type="string">
            <text:p>10.03.1</text:p>
          </table:table-cell>
          <table:table-cell office:value-type="string" calcext:value-type="string">
            <text:p>Dans chaque page Web, l'information reste-t-elle compréhensible lorsque les feuilles de styles sont désactivées ?</text:p>
          </table:table-cell>
          <table:table-cell office:value-type="string" calcext:value-type="string">
            <text:p>true</text:p>
          </table:table-cell>
        </table:table-row>
        <table:table-row table:style-name="ro3">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cell table:style-name="ce1" office:value-type="string" calcext:value-type="string">
            <text:p>10.04.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text:p>
          </table:table-cell>
          <table:table-cell office:value-type="string" calcext:value-type="string">
            <text:p>true</text:p>
          </table:table-cell>
        </table:table-row>
        <table:table-row table:style-name="ro2">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cell table:style-name="ce1" office:value-type="string" calcext:value-type="string">
            <text:p>10.04.2</text:p>
          </table:table-cell>
          <table:table-cell office:value-type="string" calcext:value-type="string">
            <text:p>Dans les feuilles de styles du site Web, les tailles de polices utilisent-elles uniquement des unités relatives ?</text:p>
          </table:table-cell>
          <table:table-cell office:value-type="string" calcext:value-type="string">
            <text:p>true</text:p>
          </table:table-cell>
        </table:table-row>
        <table:table-row table:style-name="ro2">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cell table:style-name="ce1" office:value-type="string" calcext:value-type="string">
            <text:p>10.04.3</text:p>
          </table:table-cell>
          <table:table-cell office:value-type="string" calcext:value-type="string">
            <text:p>Dans chaque page Web, l'augmentation de la taille des caractères jusqu'à 200%, au moins, ne doit pas provoquer de perte d'information. Cette règle est-elle respectée ?</text:p>
          </table:table-cell>
          <table:table-cell office:value-type="string" calcext:value-type="string">
            <text:p>true</text:p>
          </table:table-cell>
        </table:table-row>
        <table:table-row table:style-name="ro3">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office:value-type="string" calcext:value-type="string">
            <text:p>true</text:p>
          </table:table-cell>
        </table:table-row>
        <table:table-row table:style-name="ro3">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cell table:style-name="ce1" office:value-type="string" calcext:value-type="string">
            <text:p>10.05.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office:value-type="string" calcext:value-type="string">
            <text:p>true</text:p>
          </table:table-cell>
        </table:table-row>
        <table:table-row table:style-name="ro3">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cell table:style-name="ce1" office:value-type="string" calcext:value-type="string">
            <text:p>10.05.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office:value-type="string" calcext:value-type="string">
            <text:p>true</text:p>
          </table:table-cell>
        </table:table-row>
        <table:table-row table:style-name="ro3">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cell table:style-name="ce1" office:value-type="string" calcext:value-type="string">
            <text:p>10.06.1</text:p>
          </table:table-cell>
          <table:table-cell office:value-type="string" calcext:value-type="string">
            <text:p>Dans chaque page Web, chaque lien texte signalé uniquement par la couleur et dont la nature n'est pas évidente a-t-il un rapport de contraste supérieur ou égal à 31 par rapport au texte environnant ?</text:p>
          </table:table-cell>
          <table:table-cell office:value-type="string" calcext:value-type="string">
            <text:p>true</text:p>
          </table:table-cell>
        </table:table-row>
        <table:table-row table:style-name="ro3">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cell table:style-name="ce1" office:value-type="string" calcext:value-type="string">
            <text:p>10.07.1</text:p>
          </table:table-cell>
          <table:table-cell office:value-type="string" calcext:value-type="string">
            <text:p>Pour chaque élément recevant le focus, l'indication visuelle du navigateur ne doit pas être supprimée (propriété CSS outline, outline-color, outline-width, outline-style). Cette règle est-elle respectée ?</text:p>
          </table:table-cell>
          <table:table-cell office:value-type="string" calcext:value-type="string">
            <text:p>true</text:p>
          </table:table-cell>
        </table:table-row>
        <table:table-row table:style-name="ro2">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cell table:style-name="ce1" office:value-type="string" calcext:value-type="string">
            <text:p>10.07.2</text:p>
          </table:table-cell>
          <table:table-cell office:value-type="string" calcext:value-type="string">
            <text:p>Pour chaque élément recevant le focus, l'indication visuelle du navigateur ne doit pas être dégradée (propriété CSS outline-color). Cette règle est-elle respectée ?</text:p>
          </table:table-cell>
          <table:table-cell office:value-type="string" calcext:value-type="string">
            <text:p>true</text:p>
          </table:table-cell>
        </table:table-row>
        <table:table-row table:style-name="ro3">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cell table:style-name="ce1" office:value-type="string" calcext:value-type="string">
            <text:p>10.07.3</text:p>
          </table:table-cell>
          <table:table-cell office:value-type="string" calcext:value-type="string">
            <text:p>Chaque lien dans un texte signalé par la couleur uniquement vérifie-t-il ces conditions ? Une indication visuelle autre que la couleur permet de signaler la prise de focus au clavier. Une indication visuelle autre que la couleur permet de signaler le survol du lien à la souris.</text:p>
          </table:table-cell>
          <table:table-cell office:value-type="string" calcext:value-type="string">
            <text:p>true</text:p>
          </table:table-cell>
        </table:table-row>
        <table:table-row table:style-name="ro2">
          <table:table-cell table:style-name="ce1" office:value-type="string" calcext:value-type="string">
            <text:p>10.08.1</text:p>
          </table:table-cell>
          <table:table-cell office:value-type="string" calcext:value-type="string">
            <text:p>Pour chaque bloc de texte contenu dans une balise HTML, la couleur de fond est-elle contrôlable par l'utilisateur ?</text:p>
          </table:table-cell>
          <table:table-cell office:value-type="string" calcext:value-type="string">
            <text:p>false</text:p>
          </table:table-cell>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office:value-type="string" calcext:value-type="string">
            <text:p>false</text:p>
          </table:table-cell>
          <table:table-cell table:style-name="ce1" office:value-type="string" calcext:value-type="string">
            <text:p>10.08.1</text:p>
          </table:table-cell>
          <table:table-cell office:value-type="string" calcext:value-type="string">
            <text:p>Pour chaque bloc de texte contenu dans un élément HTML, la couleur de fond est-elle contrôlable par l'utilisateur ?</text:p>
          </table:table-cell>
          <table:table-cell office:value-type="string" calcext:value-type="string">
            <text:p>false</text:p>
          </table:table-cell>
        </table:table-row>
        <table:table-row table:style-name="ro2">
          <table:table-cell table:style-name="ce1" office:value-type="string" calcext:value-type="string">
            <text:p>10.08.2</text:p>
          </table:table-cell>
          <table:table-cell office:value-type="string" calcext:value-type="string">
            <text:p>Pour chaque bloc de texte contenu dans une balise HTML, la couleur de police est-elle contrôlable par l'utilisateur ?</text:p>
          </table:table-cell>
          <table:table-cell office:value-type="string" calcext:value-type="string">
            <text:p>false</text:p>
          </table:table-cell>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office:value-type="string" calcext:value-type="string">
            <text:p>false</text:p>
          </table:table-cell>
          <table:table-cell table:style-name="ce1" office:value-type="string" calcext:value-type="string">
            <text:p>10.08.2</text:p>
          </table:table-cell>
          <table:table-cell office:value-type="string" calcext:value-type="string">
            <text:p>Pour chaque bloc de texte contenu dans un élément HTML, la couleur de police est-elle contrôlable par l'utilisateur ?</text:p>
          </table:table-cell>
          <table:table-cell office:value-type="string" calcext:value-type="string">
            <text:p>false</text:p>
          </table:table-cell>
        </table:table-row>
        <table:table-row table:style-name="ro2">
          <table:table-cell table:style-name="ce1" office:value-type="string" calcext:value-type="string">
            <text:p>10.08.3</text:p>
          </table:table-cell>
          <table:table-cell office:value-type="string" calcext:value-type="string">
            <text:p>Pour chaque bloc de texte contenu dans une balise object, ou embed, la couleur de fond est-elle contrôlable par l'utilisateur ?</text:p>
          </table:table-cell>
          <table:table-cell office:value-type="string" calcext:value-type="string">
            <text:p>false</text:p>
          </table:table-cell>
          <table:table-cell table:style-name="ce1" office:value-type="string" calcext:value-type="string">
            <text:p>10.08.3</text:p>
          </table:table-cell>
          <table:table-cell office:value-type="string" calcext:value-type="string">
            <text:p>Pour chaque bloc de texte contenu dans un élément object, ou embed, la couleur de fond est-elle contrôlable par l'utilisateur ?</text:p>
          </table:table-cell>
          <table:table-cell office:value-type="string" calcext:value-type="string">
            <text:p>false</text:p>
          </table:table-cell>
          <table:table-cell table:style-name="ce1" office:value-type="string" calcext:value-type="string">
            <text:p>10.08.3</text:p>
          </table:table-cell>
          <table:table-cell office:value-type="string" calcext:value-type="string">
            <text:p>Pour chaque bloc de texte contenu dans un élément object, applet ou embed, la couleur de fond est-elle contrôlable par l'utilisateur ?</text:p>
          </table:table-cell>
          <table:table-cell office:value-type="string" calcext:value-type="string">
            <text:p>false</text:p>
          </table:table-cell>
        </table:table-row>
        <table:table-row table:style-name="ro2">
          <table:table-cell table:style-name="ce1" office:value-type="string" calcext:value-type="string">
            <text:p>10.08.4</text:p>
          </table:table-cell>
          <table:table-cell office:value-type="string" calcext:value-type="string">
            <text:p>Pour chaque bloc de texte contenu dans une baliseobject, ou embed, la couleur de police est-elle contrôlable par l'utilisateur ?</text:p>
          </table:table-cell>
          <table:table-cell office:value-type="string" calcext:value-type="string">
            <text:p>false</text:p>
          </table:table-cell>
          <table:table-cell table:style-name="ce1" office:value-type="string" calcext:value-type="string">
            <text:p>10.08.4</text:p>
          </table:table-cell>
          <table:table-cell office:value-type="string" calcext:value-type="string">
            <text:p>Pour chaque bloc de texte contenu dans un élément object, ou embed, la couleur de police est-elle contrôlable par l'utilisateur ?</text:p>
          </table:table-cell>
          <table:table-cell office:value-type="string" calcext:value-type="string">
            <text:p>false</text:p>
          </table:table-cell>
          <table:table-cell table:style-name="ce1" office:value-type="string" calcext:value-type="string">
            <text:p>10.08.4</text:p>
          </table:table-cell>
          <table:table-cell office:value-type="string" calcext:value-type="string">
            <text:p>Pour chaque bloc de texte contenu dans un élément object, applet ou embed, la couleur de police est-elle contrôlable par l'utilisateur ?</text:p>
          </table:table-cell>
          <table:table-cell office:value-type="string" calcext:value-type="string">
            <text:p>false</text:p>
          </table:table-cell>
        </table:table-row>
        <table:table-row table:style-name="ro2">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true</text:p>
          </table:table-cell>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false</text:p>
          </table:table-cell>
          <table:table-cell table:style-name="ce1" office:value-type="string" calcext:value-type="string">
            <text:p>10.09.1</text:p>
          </table:table-cell>
          <table:table-cell office:value-type="string" calcext:value-type="string">
            <text:p>Chaque page Web vérifie-t-elle une de ces conditions ? Le texte n’est pas justifié Un mécanisme permet à l’utilisateur de supprimer la justification du texte</text:p>
          </table:table-cell>
          <table:table-cell office:value-type="string" calcext:value-type="string">
            <text:p>false</text:p>
          </table:table-cell>
        </table:table-row>
        <table:table-row table:style-name="ro1">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cell table:style-name="ce1" office:value-type="string" calcext:value-type="string">
            <text:p>10.10.1</text:p>
          </table:table-cell>
          <table:table-cell office:value-type="string" calcext:value-type="string">
            <text:p>Dans chaque page Web, l'augmentation de la taille des caractères à 200% vérifie-t-elle une de ces conditions ? En affichage plein écran, pour lire un bloc de texte, l'utilisation de la barre de défilement horizontal n'est pas nécessaire Un mécanisme permet de rendre inutile l'utilisation de la barre de défilement horizontal pour lire un bloc de texte en affichage plein écran</text:p>
          </table:table-cell>
          <table:table-cell office:value-type="string" calcext:value-type="string">
            <text:p>true</text:p>
          </table:table-cell>
        </table:table-row>
        <table:table-row table:style-name="ro3">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cell table:style-name="ce1" office:value-type="string" calcext:value-type="string">
            <text:p>10.11.1</text:p>
          </table:table-cell>
          <table:table-cell office:value-type="string" calcext:value-type="string">
            <text:p>Pour chaque page Web, chaque bloc de texte vérifie-t-il une de ces conditions (hors cas particuliers) ? Chaque bloc de texte a une largeur inférieure ou égale à 80 caractères L'utilisateur peut réduire la largeur de chaque bloc de texte à 80 caractères en redimensionnant la fenêtre de son navigateur</text:p>
          </table:table-cell>
          <table:table-cell office:value-type="string" calcext:value-type="string">
            <text:p>true</text:p>
          </table:table-cell>
        </table:table-row>
        <table:table-row table:style-name="ro3">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cell table:style-name="ce1" office:value-type="string" calcext:value-type="string">
            <text:p>10.12.1</text:p>
          </table:table-cell>
          <table:table-cell office:value-type="string" calcext:value-type="string">
            <text:p>Pour chaque page Web, chaque bloc de texte vérifie-t-il une de ces conditions ? La valeur de l'interligne est égale à 1,5 fois la taille du texte, au moins Un mécanisme permet d'augmenter la valeur de l'interligne à 1,5 fois la taille du texte, au moins</text:p>
          </table:table-cell>
          <table:table-cell office:value-type="string" calcext:value-type="string">
            <text:p>true</text:p>
          </table:table-cell>
        </table:table-row>
        <table:table-row table:style-name="ro3">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cell table:style-name="ce1" office:value-type="string" calcext:value-type="string">
            <text:p>10.12.2</text:p>
          </table:table-cell>
          <table:table-cell office:value-type="string" calcext:value-type="string">
            <text:p>Pour chaque page Web, chaque bloc de texte vérifie-t-il une de ces conditions ? La valeur de l'espacement entre deux paragraphe est égale à 1,5 fois la valeur de l'interligne, au moins Un mécanisme permet d'augmenter la valeur de l'espacement entre deux paragraphes à 1,5 fois la valeur de l'interligne, au moins</text:p>
          </table:table-cell>
          <table:table-cell office:value-type="string" calcext:value-type="string">
            <text:p>true</text:p>
          </table:table-cell>
        </table:table-row>
        <table:table-row table:style-name="ro3">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office:value-type="string" calcext:value-type="string">
            <text:p>false</text:p>
          </table:table-cell>
          <table:table-cell office:value-type="string" calcext:value-type="string">
            <text:p>10.13.1</text:p>
          </table:table-cell>
          <table:table-cell office:value-type="string" calcext:value-type="string">
            <text:p>Dans chaque page Web, chaque texte caché vérifie-t-il une de ces conditions ? Le texte n'a pas vocation à être restitué par les technologies d'assistance Le texte est rendu visible sur action de l'utilisateur sur l'élément lui-même ou un élément précédent le texte caché</text:p>
          </table:table-cell>
          <table:table-cell office:value-type="string" calcext:value-type="string">
            <text:p>false</text:p>
          </table:table-cell>
        </table:table-row>
        <table:table-row table:style-name="ro3">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office:value-type="string" calcext:value-type="string">
            <text:p>true</text:p>
          </table:table-cell>
          <table:table-cell office:value-type="string" calcext:value-type="string">
            <text:p>10.13.2</text:p>
          </table:table-cell>
          <table:table-cell office:value-type="string" calcext:value-type="string">
            <text:p>Dans chaque page Web, chaque texte caché qui utilise une propriété ARIA aria-hidden vérifie-t-il une de ces conditions ? Le texte n'a pas vocation à être restitué par les technologies d'assistance La valeur de la propriété ARIA aria-hidden est cohérente avec l'état visible ou caché du texte</text:p>
          </table:table-cell>
          <table:table-cell table:number-columns-repeated="3"/>
          <table:table-cell office:value-type="string" calcext:value-type="string">
            <text:p>false</text:p>
          </table:table-cell>
        </table:table-row>
        <table:table-row table:style-name="ro3">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e texte est rendu visible sur action de l'utilisateur sur l'élément lui-même ou un élément précédent le texte caché Le texte caché fait partie d'un composant d'interface piloté par l'API ARIA, prenant en charge l'état affiché ou masqué du contenu.</text:p>
          </table:table-cell>
          <table:table-cell office:value-type="string" calcext:value-type="string">
            <text:p>false</text:p>
          </table:table-cell>
          <table:table-cell office:value-type="string" calcext:value-type="string">
            <text:p>10.13.3</text:p>
          </table:table-cell>
          <table:table-cell office:value-type="string" calcext:value-type="string">
            <text:p>Dans chaque page Web, chaque texte caché qui utilise un attribut hidden vérifie-t-il une de ces conditions ? Le texte n'a pas vocation à être restitué par les technologies d'assistance La valeur de l'attribut hidden est cohérente avec l'état visible ou caché du texte</text:p>
          </table:table-cell>
          <table:table-cell table:number-columns-repeated="3"/>
          <table:table-cell office:value-type="string" calcext:value-type="string">
            <text:p>false</text:p>
          </table:table-cell>
        </table:table-row>
        <table:table-row table:style-name="ro3">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1</text:p>
          </table:table-cell>
          <table:table-cell office:value-type="string" calcext:value-type="string">
            <text:p>Dans chaque page Web, pour chaque texte ou ensemble de texte, l'information ne doit pas être donnée uniquement par la forme, taille ou position. Cette règle est-elle respectée ?</text:p>
          </table:table-cell>
          <table:table-cell office:value-type="string" calcext:value-type="string">
            <text:p>true</text:p>
          </table:table-cell>
        </table:table-row>
        <table:table-row table:style-name="ro3">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2</text:p>
          </table:table-cell>
          <table:table-cell office:value-type="string" calcext:value-type="string">
            <text:p>Dans chaque page Web, pour chaque image ou ensemble d'image, l'information ne doit pas être donnée uniquement par la forme, taille ou position. Cette règle est-elle respectée ?</text:p>
          </table:table-cell>
          <table:table-cell office:value-type="string" calcext:value-type="string">
            <text:p>true</text:p>
          </table:table-cell>
        </table:table-row>
        <table:table-row table:style-name="ro2">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office:value-type="string" calcext:value-type="string">
            <text:p>true</text:p>
          </table:table-cell>
        </table:table-row>
        <table:table-row table:style-name="ro2">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cell office:value-type="string" calcext:value-type="string">
            <text:p>10.14.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office:value-type="string" calcext:value-type="string">
            <text:p>true</text:p>
          </table:table-cell>
        </table:table-row>
        <table:table-row table:style-name="ro3">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cell office:value-type="string" calcext:value-type="string">
            <text:p>10.15.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office:value-type="string" calcext:value-type="string">
            <text:p>true</text:p>
          </table:table-cell>
        </table:table-row>
        <table:table-row table:style-name="ro3">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office:value-type="string" calcext:value-type="string">
            <text:p>true</text:p>
          </table:table-cell>
        </table:table-row>
        <table:table-row table:style-name="ro3">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office:value-type="string" calcext:value-type="string">
            <text:p>true</text:p>
          </table:table-cell>
        </table:table-row>
        <table:table-row table:style-name="ro3">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cell office:value-type="string" calcext:value-type="string">
            <text:p>10.15.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office:value-type="string" calcext:value-type="string">
            <text:p>true</text:p>
          </table:table-cell>
        </table:table-row>
        <table:table-row table:style-name="ro3">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true</text:p>
          </table:table-cell>
          <table:table-cell table:style-name="ce1" office:value-type="string" calcext:value-type="string">
            <text:p>11.01.1</text:p>
          </table:table-cell>
          <table:table-cell office:value-type="string" calcext:value-type="string">
            <text:p>Chaque champ de formulaire vérifie-t-il une de ces conditions ? Le champ de formulaire possède un attribut title Une étiquette (balise label) est associée au champ de formulaire Le champ de formulaire possède une propriété aria-label Le champ de formulaire possède un attribut aria-labelledby référençant un passage de texte identifié</text:p>
          </table:table-cell>
          <table:table-cell office:value-type="string" calcext:value-type="string">
            <text:p>false</text:p>
          </table:table-cell>
          <table:table-cell table:style-name="ce1" office:value-type="string" calcext:value-type="string">
            <text:p>11.01.1</text:p>
          </table:table-cell>
          <table:table-cell office:value-type="string" calcext:value-type="string">
            <text:p>Chaque champ de formulaire (balise input de type text, password, checkbox, radio, file ou balises textarea et select), vérifie-t-il une de ces conditions ? Le champ de formulaire possède un attribut title Une étiquette (balise label) est associée au champ de formulaire</text:p>
          </table:table-cell>
          <table:table-cell office:value-type="string" calcext:value-type="string">
            <text:p>false</text:p>
          </table:table-cell>
        </table:table-row>
        <table:table-row table:style-name="ro3">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true</text:p>
          </table:table-cell>
          <table:table-cell table:style-name="ce1" office:value-type="string" calcext:value-type="string">
            <text:p>11.01.2</text:p>
          </table:table-cell>
          <table:table-cell office:value-type="string" calcext:value-type="string">
            <text:p>Chaque champ de formulaire, associé à une étiquette (balise label), vérifie-t-il ces conditions ? Le champ de formulaire possède un attribut id La valeur de l'attribut id est unique La balise label possède un attribut for La valeur de l'attribut for est égale à la valeur de l'attribut id du champ de formulaire associé</text:p>
          </table:table-cell>
          <table:table-cell office:value-type="string" calcext:value-type="string">
            <text:p>false</text:p>
          </table:table-cell>
          <table:table-cell table:style-name="ce1" office:value-type="string" calcext:value-type="string">
            <text:p>11.01.2</text:p>
          </table:table-cell>
          <table:table-cell office:value-type="string" calcext:value-type="string">
            <text:p>Chaque champ de formulaire (balise input de type text, password, checkbox, radio, file ou balises textarea et select), associé à une étiquette (balise label), vérifie-t-il ces conditions ? Le champ de formulaire possède un attribut id La valeur de l'attribut id est unique</text:p>
          </table:table-cell>
          <table:table-cell office:value-type="string" calcext:value-type="string">
            <text:p>false</text:p>
          </table:table-cell>
        </table:table-row>
        <table:table-row table:style-name="ro3">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true</text:p>
          </table:table-cell>
          <table:table-cell table:style-name="ce1" office:value-type="string" calcext:value-type="string">
            <text:p>11.01.3</text:p>
          </table:table-cell>
          <table:table-cell office:value-type="string" calcext:value-type="string">
            <text:p>Chaque champ de formulaire associé à une étiquette via la propriété ARIA aria-labelledby, vérifie-t-elle ces conditions ? l'étiquette possède un attribut id La valeur de l'attribut id est unique La valeur de la propriété ARIA aria-labelledby est égale à la valeur de l'attribut id de l'étiquette</text:p>
          </table:table-cell>
          <table:table-cell office:value-type="string" calcext:value-type="string">
            <text:p>false</text:p>
          </table:table-cell>
          <table:table-cell table:style-name="ce1" office:value-type="string" calcext:value-type="string">
            <text:p>11.01.3</text:p>
          </table:table-cell>
          <table:table-cell office:value-type="string" calcext:value-type="string">
            <text:p>Chaque étiquette (balise label) associée à un champ de formulaire (balise input de type text, password, checkbox, radio, file ou balises textarea et select) vérifie-t-elle ces conditions ? La balise label possède un attribut for La valeur de l'attribut for est égale à la valeur de l'attribut id du champ de formulaire associé</text:p>
          </table:table-cell>
          <table:table-cell office:value-type="string" calcext:value-type="string">
            <text:p>false</text:p>
          </table:table-cell>
        </table:table-row>
        <table:table-row table:style-name="ro3">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true</text:p>
          </table:table-cell>
          <table:table-cell table:style-name="ce1" office:value-type="string" calcext:value-type="string">
            <text:p>11.02.1</text:p>
          </table:table-cell>
          <table:table-cell office:value-type="string" calcext:value-type="string">
            <text:p>Chaque étiquette (balise label) permet-elle de connaître la fonction exacte du champ de formulaire auquel elle est associée ?</text:p>
          </table:table-cell>
          <table:table-cell office:value-type="string" calcext:value-type="string">
            <text:p>false</text:p>
          </table:table-cell>
          <table:table-cell table:style-name="ce1" office:value-type="string" calcext:value-type="string">
            <text:p>11.02.1</text:p>
          </table:table-cell>
          <table:table-cell office:value-type="string" calcext:value-type="string">
            <text:p>Chaque étiquette (balise label) permet-elle de connaître la fonction exacte du champ de formulaire (balise input de type text, password, checkbox, radio, file ou balises textarea et select) auquel elle est associée ?</text:p>
          </table:table-cell>
          <table:table-cell office:value-type="string" calcext:value-type="string">
            <text:p>false</text:p>
          </table:table-cell>
        </table:table-row>
        <table:table-row table:style-name="ro3">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true</text:p>
          </table:table-cell>
          <table:table-cell table:style-name="ce1" office:value-type="string" calcext:value-type="string">
            <text:p>11.02.2</text:p>
          </table:table-cell>
          <table:table-cell office:value-type="string" calcext:value-type="string">
            <text:p>Chaque attribut title permet-il de connaître la fonction exacte du champ de formulaire auquel il est associé ?</text:p>
          </table:table-cell>
          <table:table-cell office:value-type="string" calcext:value-type="string">
            <text:p>false</text:p>
          </table:table-cell>
          <table:table-cell table:style-name="ce1" office:value-type="string" calcext:value-type="string">
            <text:p>11.02.2</text:p>
          </table:table-cell>
          <table:table-cell office:value-type="string" calcext:value-type="string">
            <text:p>Chaque attribut title permet-il de connaître la fonction exacte du champ de formulaire (balise input de type text, password, checkbox, radio, file ou balises textarea et select) auquel il est associé ?</text:p>
          </table:table-cell>
          <table:table-cell office:value-type="string" calcext:value-type="string">
            <text:p>false</text:p>
          </table:table-cell>
        </table:table-row>
        <table:table-row table:style-name="ro2">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office:value-type="string" calcext:value-type="string">
            <text:p>true</text:p>
          </table:table-cell>
          <table:table-cell table:style-name="ce1" office:value-type="string" calcext:value-type="string">
            <text:p>11.02.3</text:p>
          </table:table-cell>
          <table:table-cell office:value-type="string" calcext:value-type="string">
            <text:p>Chaque étiquette implémentée via la propriété ARIA aria-label permet-elle de connaître la fonction exacte du champ de formulaire auquel il est associé ?</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office:value-type="string" calcext:value-type="string">
            <text:p>true</text:p>
          </table:table-cell>
          <table:table-cell table:style-name="ce1" office:value-type="string" calcext:value-type="string">
            <text:p>11.02.4</text:p>
          </table:table-cell>
          <table:table-cell office:value-type="string" calcext:value-type="string">
            <text:p>Chaque étiquette implémentée via la propriété ARIA aria-labelledby permet-elle de connaître la fonction exacte du champ de formulaire auquel il est associé ?</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cell table:style-name="ce1" office:value-type="string" calcext:value-type="string">
            <text:p>11.03.1</text:p>
          </table:table-cell>
          <table:table-cell office:value-type="string" calcext:value-type="string">
            <text:p>Chaque étiquette associée à un champ de formulaire ayant la même fonction et répétée plusieurs fois dans une même page est-elle cohérente ?</text:p>
          </table:table-cell>
          <table:table-cell office:value-type="string" calcext:value-type="string">
            <text:p>true</text:p>
          </table:table-cell>
        </table:table-row>
        <table:table-row table:style-name="ro2">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cell table:style-name="ce1" office:value-type="string" calcext:value-type="string">
            <text:p>11.03.2</text:p>
          </table:table-cell>
          <table:table-cell office:value-type="string" calcext:value-type="string">
            <text:p>Chaque étiquette associée à un champ de formulaire ayant la même fonction et répétée dans un ensemble de pages est-elle cohérente ?</text:p>
          </table:table-cell>
          <table:table-cell office:value-type="string" calcext:value-type="string">
            <text:p>true</text:p>
          </table:table-cell>
        </table:table-row>
        <table:table-row table:style-name="ro2">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cell table:style-name="ce1" office:value-type="string" calcext:value-type="string">
            <text:p>11.04.1</text:p>
          </table:table-cell>
          <table:table-cell office:value-type="string" calcext:value-type="string">
            <text:p>Dans chaque formulaire, chaque étiquette de champ et son champ associé sont-ils accolés ?</text:p>
          </table:table-cell>
          <table:table-cell office:value-type="string" calcext:value-type="string">
            <text:p>true</text:p>
          </table:table-cell>
        </table:table-row>
        <table:table-row table:style-name="ro2">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cell table:style-name="ce1" office:value-type="string" calcext:value-type="string">
            <text:p>11.05.1</text:p>
          </table:table-cell>
          <table:table-cell office:value-type="string" calcext:value-type="string">
            <text:p>Dans chaque formulaire, les informations de même nature sont-elles regroupées via une balise fieldset, si nécessaire ?</text:p>
          </table:table-cell>
          <table:table-cell office:value-type="string" calcext:value-type="string">
            <text:p>true</text:p>
          </table:table-cell>
        </table:table-row>
        <table:table-row table:style-name="ro2">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cell table:style-name="ce1" office:value-type="string" calcext:value-type="string">
            <text:p>11.06.1</text:p>
          </table:table-cell>
          <table:table-cell office:value-type="string" calcext:value-type="string">
            <text:p>Chaque regroupement de champs de formulaire (balise fieldset) est-il suivi dans le code source par une légende (balise legend) ?</text:p>
          </table:table-cell>
          <table:table-cell office:value-type="string" calcext:value-type="string">
            <text:p>true</text:p>
          </table:table-cell>
        </table:table-row>
        <table:table-row table:style-name="ro2">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cell table:style-name="ce1" office:value-type="string" calcext:value-type="string">
            <text:p>11.07.1</text:p>
          </table:table-cell>
          <table:table-cell office:value-type="string" calcext:value-type="string">
            <text:p>Dans chaque formulaire, chaque légende (balise legend) associée à un groupement de champs de formulaire (balise fieldset) est-elle pertinente ?</text:p>
          </table:table-cell>
          <table:table-cell office:value-type="string" calcext:value-type="string">
            <text:p>true</text:p>
          </table:table-cell>
        </table:table-row>
        <table:table-row table:style-name="ro2">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cell table:style-name="ce1" office:value-type="string" calcext:value-type="string">
            <text:p>11.08.1</text:p>
          </table:table-cell>
          <table:table-cell office:value-type="string" calcext:value-type="string">
            <text:p>Dans chaque formulaire, pour chaque liste de choix (balise select), les items sont-ils regroupés avec une balise optgroup, si nécessaire ?</text:p>
          </table:table-cell>
          <table:table-cell office:value-type="string" calcext:value-type="string">
            <text:p>true</text:p>
          </table:table-cell>
        </table:table-row>
        <table:table-row table:style-name="ro2">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cell table:style-name="ce1" office:value-type="string" calcext:value-type="string">
            <text:p>11.08.2</text:p>
          </table:table-cell>
          <table:table-cell office:value-type="string" calcext:value-type="string">
            <text:p>Dans chaque liste de choix (balise select), chaque regroupement d'items de liste (balise optgroup) possède-t-il un attribut label ?</text:p>
          </table:table-cell>
          <table:table-cell office:value-type="string" calcext:value-type="string">
            <text:p>true</text:p>
          </table:table-cell>
        </table:table-row>
        <table:table-row table:style-name="ro2">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cell table:style-name="ce1" office:value-type="string" calcext:value-type="string">
            <text:p>11.08.3</text:p>
          </table:table-cell>
          <table:table-cell office:value-type="string" calcext:value-type="string">
            <text:p>Pour chaque regroupement d'items de liste (balise optgroup) ayant un attribut label, le contenu de l'attribut label est-il pertinent ?</text:p>
          </table:table-cell>
          <table:table-cell office:value-type="string" calcext:value-type="string">
            <text:p>true</text:p>
          </table:table-cell>
        </table:table-row>
        <table:table-row table:style-name="ro3">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true</text:p>
          </table:table-cell>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 Le contenu de la propriété ARIA aria-label est pertinent</text:p>
          </table:table-cell>
          <table:table-cell office:value-type="string" calcext:value-type="string">
            <text:p>false</text:p>
          </table:table-cell>
          <table:table-cell table:style-name="ce1" office:value-type="string" calcext:value-type="string">
            <text:p>11.09.1</text:p>
          </table:table-cell>
          <table:table-cell office:value-type="string" calcext:value-type="string">
            <text:p>Dans chaque formulaire, l'intitulé de chaque bouton vérifie-t-il une de ces conditions ? Le contenu de l'attribut value des boutons de formulaire de type submit, reset ou button est pertinent Le contenu de la balise &lt;button&gt; est pertinent Le contenu de l'attribut title est pertinent</text:p>
          </table:table-cell>
          <table:table-cell office:value-type="string" calcext:value-type="string">
            <text:p>false</text:p>
          </table:table-cell>
        </table:table-row>
        <table:table-row table:style-name="ro3">
          <table:table-cell table:style-name="ce1" office:value-type="string" calcext:value-type="string">
            <text:p>11.09.2</text:p>
          </table:table-cell>
          <table:table-cell office:value-type="string" calcext:value-type="string">
            <text:p>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office:value-type="string" calcext:value-type="string">
            <text:p>false</text:p>
          </table:table-cell>
          <table:table-cell table:style-name="ce1" office:value-type="string" calcext:value-type="string">
            <text:p>11.09.2</text:p>
          </table:table-cell>
          <table:table-cell office:value-type="string" calcext:value-type="string">
            <text:p>&gt; Dans chaque formulaire, l'intitulé de chaque bouton implémenté via une propriété ARIA aria-labelledby vérifie-t-il ces conditions ? Le passage de texte servant d'intitulé possède un attribut Id La valeur de l'attribut id est unique La valeur de la propriété ARIA aria-labelledby est égale à la valeur de l'attribut id du passage de texte Le passage de texte est pertinent</text:p>
          </table:table-cell>
          <table:table-cell table:number-columns-repeated="3"/>
          <table:table-cell office:value-type="string" calcext:value-type="string">
            <text:p>false</text:p>
          </table:table-cell>
        </table:table-row>
        <table:table-row table:style-name="ro4">
          <table:table-cell table:style-name="ce1" office:value-type="string" calcext:value-type="string">
            <text:p>11.10.1</text:p>
          </table:table-cell>
          <table:table-cell office:value-type="string" calcext:value-type="string">
            <text:p>Pour chaque formulaire, les indications de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attribut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1</text:p>
          </table:table-cell>
          <table:table-cell office:value-type="string" calcext:value-type="string">
            <text:p>Pour chaque formulaire, les champs obligatoires vérifient-ils une de ces conditions ? L'indication de champ obligatoire est indiquée par un passage de texte avant le champ de formulaire L'indication de champ obligatoire est indiquée via un attribut required L'indication de champ obligatoire est indiquée via la propriété ARIA aria-required L'indication de champ obligatoire est indiquée dans l'étiquette (balise label, attribut title, propriété aria-label, passage de texte lié via la propriété aria-labelledby) du champ de formulaire L'indication de champ obligatoir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1</text:p>
          </table:table-cell>
          <table:table-cell office:value-type="string" calcext:value-type="string">
            <text:p>Pour chaque formulaire, les champs obligatoires sont-ils signalés de manière pertinente ?</text:p>
          </table:table-cell>
          <table:table-cell office:value-type="string" calcext:value-type="string">
            <text:p>false</text:p>
          </table:table-cell>
        </table:table-row>
        <table:table-row table:style-name="ro2">
          <table:table-cell table:style-name="ce1" office:value-type="string" calcext:value-type="string">
            <text:p>11.10.2</text:p>
          </table:table-cell>
          <table:table-cell office:value-type="string" calcext:value-type="string">
            <text:p>Chaque indication de champ obligatoire qui utilise la propriété ARIA aria-label ou aria-required doit être accompagnée d'une indication visuelle explicite, cette règle est-elle respectée ?</text:p>
          </table:table-cell>
          <table:table-cell office:value-type="string" calcext:value-type="string">
            <text:p>false</text:p>
          </table:table-cell>
          <table:table-cell table:style-name="ce1" office:value-type="string" calcext:value-type="string">
            <text:p>11.10.2</text:p>
          </table:table-cell>
          <table:table-cell office:value-type="string" calcext:value-type="string">
            <text:p>Chaque indication de champ obligatoire qui utilise la propriété ARIA aria-label doit être accompagnée d'une indication visuelle explicite, cette règle est-elle respectée ?</text:p>
          </table:table-cell>
          <table:table-cell office:value-type="string" calcext:value-type="string">
            <text:p>false</text:p>
          </table:table-cell>
          <table:table-cell table:style-name="ce1" office:value-type="string" calcext:value-type="string">
            <text:p>11.10.2</text:p>
          </table:table-cell>
          <table:table-cell office:value-type="string" calcext:value-type="string">
            <text:p>Pour chaque formulaire, les erreurs de saisie sont-elles indiquées de manière pertinente ?</text:p>
          </table:table-cell>
          <table:table-cell office:value-type="string" calcext:value-type="string">
            <text:p>false</text:p>
          </table:table-cell>
        </table:table-row>
        <table:table-row table:style-name="ro3">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1" office:value-type="string" calcext:value-type="string">
            <text:p>11.10.3</text:p>
          </table:table-cell>
          <table:table-cell office:value-type="string" calcext:value-type="string">
            <text:p>Chaque indication de champ obligatoir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false</text:p>
          </table:table-cell>
          <table:table-cell table:style-name="ce1" office:value-type="string" calcext:value-type="string">
            <text:p>11.10.3</text:p>
          </table:table-cell>
          <table:table-cell office:value-type="string" calcext:value-type="string">
            <text:p>Pour chaque formulaire, pour chaque champ obligatoire, le type de donnée et/ou de format est-il indiqué, si nécessaire ?</text:p>
          </table:table-cell>
          <table:table-cell office:value-type="string" calcext:value-type="string">
            <text:p>false</text:p>
          </table:table-cell>
        </table:table-row>
        <table:table-row table:style-name="ro1">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attribut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office:value-type="string" calcext:value-type="string">
            <text:p>false</text:p>
          </table:table-cell>
          <table:table-cell table:style-name="ce1" office:value-type="string" calcext:value-type="string">
            <text:p>11.10.4</text:p>
          </table:table-cell>
          <table:table-cell office:value-type="string" calcext:value-type="string">
            <text:p>Pour chaque formulaire, les erreurs de saisie vérifient-elle une de ces conditions ? L'erreur de saisie est indiquée dans l'étiquette (balise label, attribut title, propriété ARIA aria-label, passage de texte lié via la propriété ARIA aria-labelledby) du champ de formulaire L'erreur de saisie est indiquée par un passage de texte avant le champ de formulaire Le champ de formulaire possède un type qui produit de manière automatique un message d'erreur de saisie L'erreur de saisie est indiquée par un passage de texte lié par la propriété ARIA aria-describedby</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office:value-type="string" calcext:value-type="string">
            <text:p>true</text:p>
          </table:table-cell>
          <table:table-cell table:style-name="ce1" office:value-type="string" calcext:value-type="string">
            <text:p>11.10.5</text:p>
          </table:table-cell>
          <table:table-cell office:value-type="string" calcext:value-type="string">
            <text:p>Chaque erreur de saisie qui utilise la propriété ARIA aria-label doit être accompagnée d'un passage de texte avant le champ du formulaire, cette règle est-elle respectée ?</text:p>
          </table:table-cell>
          <table:table-cell table:number-columns-repeated="3"/>
          <table:table-cell office:value-type="string" calcext:value-type="string">
            <text:p>false</text:p>
          </table:table-cell>
        </table:table-row>
        <table:table-row table:style-name="ro3">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1" office:value-type="string" calcext:value-type="string">
            <text:p>11.10.6</text:p>
          </table:table-cell>
          <table:table-cell office:value-type="string" calcext:value-type="string">
            <text:p>Chaque erreur de saisie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cell office:value-type="string" calcext:value-type="string">
            <text:p>false</text:p>
          </table:table-cell>
        </table:table-row>
        <table:table-row table:style-name="ro1">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Le type de donnée et/ou de format est indiqué, si nécessaire, par un passage de texte avant le champ de formulaire Le type de donnée et/ou de format est indiqué, si nécessaire, par un texte lié par la propriété ARIA aria-describedby</text:p>
          </table:table-cell>
          <table:table-cell office:value-type="string" calcext:value-type="string">
            <text:p>false</text:p>
          </table:table-cell>
          <table:table-cell table:style-name="ce1" office:value-type="string" calcext:value-type="string">
            <text:p>11.10.7</text:p>
          </table:table-cell>
          <table:table-cell office:value-type="string" calcext:value-type="string">
            <text:p>Pour chaque formulaire, chaque champ obligatoire vérifie-t-il un de ces conditions ? Le type de donnée et/ou de format est indiqué, si nécessaire, dans l'étiquette (balise label, attribut title, propriété ARIA aria-label, texte lié via la propriété ARIA aria-labelledby) du champ de formulaire Le type de donnée et/ou de format est indiqué, si nécessaire, par un passage de texte avant le champ de formulaire Le type de donnée et/ou de format est indiqué, si nécessaire, par un texte lié par la propriété ARIA aria-describedby</text:p>
          </table:table-cell>
          <table:table-cell table:number-columns-repeated="3"/>
          <table:table-cell office:value-type="string" calcext:value-type="string">
            <text:p>false</text:p>
          </table:table-cell>
        </table:table-row>
        <table:table-row table:style-name="ro3">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table:style-name="ce1" office:value-type="string" calcext:value-type="string">
            <text:p>11.10.8</text:p>
          </table:table-cell>
          <table:table-cell office:value-type="string" calcext:value-type="string">
            <text:p>Chaque indication de type de donnée et/ou de format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cell table:style-name="ce1" office:value-type="string" calcext:value-type="string">
            <text:p>11.11.1</text:p>
          </table:table-cell>
          <table:table-cell office:value-type="string" calcext:value-type="string">
            <text:p>Pour chaque formulaire, pour chaque erreur de saisie, les types et les formats de données sont-ils suggérés, si nécessaire ?</text:p>
          </table:table-cell>
          <table:table-cell office:value-type="string" calcext:value-type="string">
            <text:p>true</text:p>
          </table:table-cell>
        </table:table-row>
        <table:table-row table:style-name="ro2">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cell table:style-name="ce1" office:value-type="string" calcext:value-type="string">
            <text:p>11.11.2</text:p>
          </table:table-cell>
          <table:table-cell office:value-type="string" calcext:value-type="string">
            <text:p>Pour chaque formulaire, pour chaque erreur de saisie, des exemples de valeurs attendues sont-ils suggérés, lorsque c'est possible ?</text:p>
          </table:table-cell>
          <table:table-cell office:value-type="string" calcext:value-type="string">
            <text:p>true</text:p>
          </table:table-cell>
        </table:table-row>
        <table:table-row table:style-name="ro1">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table:style-name="ce1" office:value-type="string" calcext:value-type="string">
            <text:p>11.12.1</text:p>
          </table:table-cell>
          <table:table-cell office:value-type="string" calcext:value-type="string">
            <text:p>Pour chaque formulaire, la saisie des données à caractère financier, juridique ou personnelle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row>
        <table:table-row table:style-name="ro3">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table:style-name="ce1" office:value-type="string" calcext:value-type="string">
            <text:p>11.12.2</text:p>
          </table:table-cell>
          <table:table-cell office:value-type="string" calcext:value-type="string">
            <text:p>Pour chaque formulaire, la suppression des données à caractère financier, juridique ou personnelle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row>
        <table:table-row table:style-name="ro1">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cell office:value-type="string" calcext:value-type="string">
            <text:p>11.13.1</text:p>
          </table:table-cell>
          <table:table-cell office:value-type="string" calcext:value-type="string">
            <text:p>Pour chaque formulaire, la saisie des données vérifie-t-elle une de ces conditions ? L'utilisateur peut modifier ou annuler les données et les actions effectuées sur ces données après leur saisie L'utilisateur peut vérifier et corriger les données avant la validation du formulaire Un mécanisme de confirmation explicite, via un champ de formulaire ou une étape supplémentaire, est présent</text:p>
          </table:table-cell>
          <table:table-cell office:value-type="string" calcext:value-type="string">
            <text:p>true</text:p>
          </table:table-cell>
        </table:table-row>
        <table:table-row table:style-name="ro3">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cell office:value-type="string" calcext:value-type="string">
            <text:p>11.13.2</text:p>
          </table:table-cell>
          <table:table-cell office:value-type="string" calcext:value-type="string">
            <text:p>Pour chaque formulaire, la suppression des données vérifie-t-elle une de ces conditions ? Un mécanisme permet de récupérer les données supprimées par l'utilisateur Un mécanisme de confirmation explicite de la suppression, via un champ de formulaire ou une étape supplémentaire, est présent</text:p>
          </table:table-cell>
          <table:table-cell office:value-type="string" calcext:value-type="string">
            <text:p>true</text:p>
          </table:table-cell>
        </table:table-row>
        <table:table-row table:style-name="ro1">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tru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Il existe des indications dans l'étiquette (balise label, attribut title, propriété aria-label, passage de texte lié via la propriété aria-labelledby) du champ de formulaire Il existe des indications dans un passage de texte lié par la propriété ARIA aria-describedby Un assistant est disponible</text:p>
          </table:table-cell>
          <table:table-cell office:value-type="string" calcext:value-type="string">
            <text:p>false</text:p>
          </table:table-cell>
          <table:table-cell office:value-type="string" calcext:value-type="string">
            <text:p>11.14.1</text:p>
          </table:table-cell>
          <table:table-cell office:value-type="string" calcext:value-type="string">
            <text:p>Chaque formulaire vérifie-t-il une de ces conditions ? Il existe un lien vers une page d'aide Il existe des indications avant le formulaire Il existe des indications avant les champs de formulaire Un assistant est disponible</text:p>
          </table:table-cell>
          <table:table-cell office:value-type="string" calcext:value-type="string">
            <text:p>false</text:p>
          </table:table-cell>
        </table:table-row>
        <table:table-row table:style-name="ro2">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true</text:p>
          </table:table-cell>
          <table:table-cell office:value-type="string" calcext:value-type="string">
            <text:p>11.14.2</text:p>
          </table:table-cell>
          <table:table-cell office:value-type="string" calcext:value-type="string">
            <text:p>Chaque indication qui utilise la propriété ARIA aria-label doit être accompagnée d'une indication visuelle équivalente explicite, cette règle est-elle respectée ?</text:p>
          </table:table-cell>
          <table:table-cell office:value-type="string" calcext:value-type="string">
            <text:p>false</text:p>
          </table:table-cell>
          <table:table-cell office:value-type="string" calcext:value-type="string">
            <text:p>11.14.2</text:p>
          </table:table-cell>
          <table:table-cell office:value-type="string" calcext:value-type="string">
            <text:p>Chaque champ de type texte vérifie-t-il, si nécessaire, l’une de ces conditions ? Un correcteur orthographique est disponible Des suggestions de saisie sont disponibles</text:p>
          </table:table-cell>
          <table:table-cell office:value-type="string" calcext:value-type="string">
            <text:p>false</text:p>
          </table:table-cell>
        </table:table-row>
        <table:table-row table:style-name="ro3">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office:value-type="string" calcext:value-type="string">
            <text:p>11.14.3</text:p>
          </table:table-cell>
          <table:table-cell office:value-type="string" calcext:value-type="string">
            <text:p>Chaque indica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cell office:value-type="string" calcext:value-type="string">
            <text:p>false</text:p>
          </table:table-cell>
        </table:table-row>
        <table:table-row table:style-name="ro1">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office:value-type="string" calcext:value-type="string">
            <text:p>false</text:p>
          </table:table-cell>
          <table:table-cell office:value-type="string" calcext:value-type="string">
            <text:p>11.14.4</text:p>
          </table:table-cell>
          <table:table-cell office:value-type="string" calcext:value-type="string">
            <text:p>Chaque champ de type texte vérifie-t-il, si nécessaire, l'une de ces conditions ? Un correcteur orthographique est disponible Des suggestions de saisie sont disponibles avant le champ du formulaire Des suggestions de saisie sont disponibles dans l'étiquette ((balise label, attribut title, propriété aria-label, passage de texte lié via la propriété aria-labelledby) du champ de formulaire Des suggestions de saisie sont disponibles dans un passage de texte lié par la propriété ARIA aria-describedby</text:p>
          </table:table-cell>
          <table:table-cell table:number-columns-repeated="3"/>
          <table:table-cell office:value-type="string" calcext:value-type="string">
            <text:p>false</text:p>
          </table:table-cell>
        </table:table-row>
        <table:table-row table:style-name="ro2">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office:value-type="string" calcext:value-type="string">
            <text:p>true</text:p>
          </table:table-cell>
          <table:table-cell office:value-type="string" calcext:value-type="string">
            <text:p>11.14.5</text:p>
          </table:table-cell>
          <table:table-cell office:value-type="string" calcext:value-type="string">
            <text:p>Chaque suggestion qui utilise la propriété ARIA aria-label doit être accompagnée d'une suggestion visuelle équivalente explicite, cette règle est-elle respectée ?</text:p>
          </table:table-cell>
          <table:table-cell table:number-columns-repeated="3"/>
          <table:table-cell office:value-type="string" calcext:value-type="string">
            <text:p>false</text:p>
          </table:table-cell>
        </table:table-row>
        <table:table-row table:style-name="ro3">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office:value-type="string" calcext:value-type="string">
            <text:p>true</text:p>
          </table:table-cell>
          <table:table-cell office:value-type="string" calcext:value-type="string">
            <text:p>11.14.6</text:p>
          </table:table-cell>
          <table:table-cell office:value-type="string" calcext:value-type="string">
            <text:p>Chaque suggestion qui utilise un passage de texte lié par la propriété ARIA aria-describedby vérifie-t-elle ces conditions ? Le passage de texte est identifié via un attribut Id La valeur de l'attribut Id est unique La valeur de la propriété ARIA aria-describedby est égale à la valeur de l'attribut Id</text:p>
          </table:table-cell>
          <table:table-cell table:number-columns-repeated="3"/>
          <table:table-cell office:value-type="string" calcext:value-type="string">
            <text:p>false</text:p>
          </table:table-cell>
        </table:table-row>
        <table:table-row table:style-name="ro2">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cell office:value-type="string" calcext:value-type="string">
            <text:p>11.15.1</text:p>
          </table:table-cell>
          <table:table-cell office:value-type="string" calcext:value-type="string">
            <text:p>Pour chaque formulaire, chaque aide à la saisie est-elle pertinente ?</text:p>
          </table:table-cell>
          <table:table-cell office:value-type="string" calcext:value-type="string">
            <text:p>true</text:p>
          </table:table-cell>
        </table:table-row>
        <table:table-row table:style-name="ro3">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cell table:style-name="ce1" office:value-type="string" calcext:value-type="string">
            <text:p>12.01.1</text:p>
          </table:table-cell>
          <table:table-cell office:value-type="string" calcext:value-type="string">
            <text:p>Chaque ensemble de pages vérifie-t-il une de ces conditions (hors cas particuliers) ? Un menu de navigation et un plan du site sont présents Un menu de navigation et un moteur de recherche sont présents Un moteur de recherche et un plan du site sont présents</text:p>
          </table:table-cell>
          <table:table-cell office:value-type="string" calcext:value-type="string">
            <text:p>true</text:p>
          </table:table-cell>
        </table:table-row>
        <table:table-row table:style-name="ro3">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1</text:p>
          </table:table-cell>
          <table:table-cell office:value-type="string" calcext:value-type="string">
            <text:p>Dans chaque ensemble de pages, chaque page ayant un menu de navigation vérifie-t-elle ces conditions (hors cas particuliers) ? Le menu de navigation est toujours à la même place dans la présentation Le menu de navigation se présente toujours dans le même ordre relatif dans le code source.</text:p>
          </table:table-cell>
          <table:table-cell office:value-type="string" calcext:value-type="string">
            <text:p>true</text:p>
          </table:table-cell>
        </table:table-row>
        <table:table-row table:style-name="ro3">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cell table:style-name="ce1" office:value-type="string" calcext:value-type="string">
            <text:p>12.02.2</text:p>
          </table:table-cell>
          <table:table-cell office:value-type="string" calcext:value-type="string">
            <text:p>Chaque barre de navigation répétée dans un ensemble de page vérifie-t-elle ces conditions (hors cas particuliers) ? La barre de navigation est toujours à la même place dans la présentation La barre de navigation se présente toujours dans le même ordre relatif dans le code source.</text:p>
          </table:table-cell>
          <table:table-cell office:value-type="string" calcext:value-type="string">
            <text:p>true</text:p>
          </table:table-cell>
        </table:table-row>
        <table:table-row table:style-name="ro2">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cell table:style-name="ce1" office:value-type="string" calcext:value-type="string">
            <text:p>12.03.1</text:p>
          </table:table-cell>
          <table:table-cell office:value-type="string" calcext:value-type="string">
            <text:p>Dans chaque ensemble de pages, le menu de navigation principal a-t-il une présentation cohérente (hors cas particuliers) ?</text:p>
          </table:table-cell>
          <table:table-cell office:value-type="string" calcext:value-type="string">
            <text:p>true</text:p>
          </table:table-cell>
        </table:table-row>
        <table:table-row table:style-name="ro2">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cell table:style-name="ce1" office:value-type="string" calcext:value-type="string">
            <text:p>12.03.2</text:p>
          </table:table-cell>
          <table:table-cell office:value-type="string" calcext:value-type="string">
            <text:p>Dans chaque ensemble de pages, les barres de navigation répétées ont-elles une présentation cohérente (hors cas particuliers) ?</text:p>
          </table:table-cell>
          <table:table-cell office:value-type="string" calcext:value-type="string">
            <text:p>true</text:p>
          </table:table-cell>
        </table:table-row>
        <table:table-row table:style-name="ro2">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cell table:style-name="ce1" office:value-type="string" calcext:value-type="string">
            <text:p>12.04.1</text:p>
          </table:table-cell>
          <table:table-cell office:value-type="string" calcext:value-type="string">
            <text:p>La page "plan du site" est-elle représentative de l'architecture générale du site ?</text:p>
          </table:table-cell>
          <table:table-cell office:value-type="string" calcext:value-type="string">
            <text:p>true</text:p>
          </table:table-cell>
        </table:table-row>
        <table:table-row table:style-name="ro2">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cell table:style-name="ce1" office:value-type="string" calcext:value-type="string">
            <text:p>12.04.2</text:p>
          </table:table-cell>
          <table:table-cell office:value-type="string" calcext:value-type="string">
            <text:p>Les liens du plan du site sont-ils fonctionnels ?</text:p>
          </table:table-cell>
          <table:table-cell office:value-type="string" calcext:value-type="string">
            <text:p>true</text:p>
          </table:table-cell>
        </table:table-row>
        <table:table-row table:style-name="ro2">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cell table:style-name="ce1" office:value-type="string" calcext:value-type="string">
            <text:p>12.04.3</text:p>
          </table:table-cell>
          <table:table-cell office:value-type="string" calcext:value-type="string">
            <text:p>Les liens du plan du site renvoient-ils bien vers les pages indiquées par l'intitulé ?</text:p>
          </table:table-cell>
          <table:table-cell office:value-type="string" calcext:value-type="string">
            <text:p>true</text:p>
          </table:table-cell>
        </table:table-row>
        <table:table-row table:style-name="ro2">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cell table:style-name="ce1" office:value-type="string" calcext:value-type="string">
            <text:p>12.05.1</text:p>
          </table:table-cell>
          <table:table-cell office:value-type="string" calcext:value-type="string">
            <text:p>Dans chaque ensemble de pages, la page "plan du site" est-elle accessible à partir d'une fonctionnalité identique ?</text:p>
          </table:table-cell>
          <table:table-cell office:value-type="string" calcext:value-type="string">
            <text:p>true</text:p>
          </table:table-cell>
        </table:table-row>
        <table:table-row table:style-name="ro2">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cell table:style-name="ce1" office:value-type="string" calcext:value-type="string">
            <text:p>12.05.2</text:p>
          </table:table-cell>
          <table:table-cell office:value-type="string" calcext:value-type="string">
            <text:p>Dans chaque ensemble de pages, la fonctionnalité vers la page "plan du site" est-elle située à la même place dans la présentation ?</text:p>
          </table:table-cell>
          <table:table-cell office:value-type="string" calcext:value-type="string">
            <text:p>true</text:p>
          </table:table-cell>
        </table:table-row>
        <table:table-row table:style-name="ro2">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cell table:style-name="ce1" office:value-type="string" calcext:value-type="string">
            <text:p>12.05.3</text:p>
          </table:table-cell>
          <table:table-cell office:value-type="string" calcext:value-type="string">
            <text:p>Dans chaque ensemble de pages, la fonctionnalité vers la page "plan du site" se présente-t-elle toujours dans le même ordre relatif dans le code source ?</text:p>
          </table:table-cell>
          <table:table-cell office:value-type="string" calcext:value-type="string">
            <text:p>true</text:p>
          </table:table-cell>
        </table:table-row>
        <table:table-row table:style-name="ro2">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cell table:style-name="ce1" office:value-type="string" calcext:value-type="string">
            <text:p>12.06.1</text:p>
          </table:table-cell>
          <table:table-cell office:value-type="string" calcext:value-type="string">
            <text:p>Dans chaque ensemble de pages, le moteur de recherche est-il accessible à partir d'une fonctionnalité identique ?</text:p>
          </table:table-cell>
          <table:table-cell office:value-type="string" calcext:value-type="string">
            <text:p>true</text:p>
          </table:table-cell>
        </table:table-row>
        <table:table-row table:style-name="ro2">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cell table:style-name="ce1" office:value-type="string" calcext:value-type="string">
            <text:p>12.06.2</text:p>
          </table:table-cell>
          <table:table-cell office:value-type="string" calcext:value-type="string">
            <text:p>Dans chaque ensemble de pages, la fonctionnalité vers le moteur de recherche est-elle située à la même place dans la présentation ?</text:p>
          </table:table-cell>
          <table:table-cell office:value-type="string" calcext:value-type="string">
            <text:p>true</text:p>
          </table:table-cell>
        </table:table-row>
        <table:table-row table:style-name="ro2">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cell table:style-name="ce1" office:value-type="string" calcext:value-type="string">
            <text:p>12.06.3</text:p>
          </table:table-cell>
          <table:table-cell office:value-type="string" calcext:value-type="string">
            <text:p>Dans chaque ensemble de pages, la fonctionnalité vers le moteur de recherche se présente-t-elle toujours dans le même ordre relatif dans le code source ?</text:p>
          </table:table-cell>
          <table:table-cell office:value-type="string" calcext:value-type="string">
            <text:p>true</text:p>
          </table:table-cell>
        </table:table-row>
        <table:table-row table:style-name="ro3">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cell table:style-name="ce1" office:value-type="string" calcext:value-type="string">
            <text:p>12.07.1</text:p>
          </table:table-cell>
          <table:table-cell office:value-type="string" calcext:value-type="string">
            <text:p>Chaque page d'une collection de pages, vérifie-t-elle ces conditions ? Un lien permet d'accéder à la page suivante Un lien permet d'accéder à la page précédente Des liens permettent d'accéder à chaque page de la collection de pages</text:p>
          </table:table-cell>
          <table:table-cell office:value-type="string" calcext:value-type="string">
            <text:p>true</text:p>
          </table:table-cell>
        </table:table-row>
        <table:table-row table:style-name="ro2">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cell table:style-name="ce1" office:value-type="string" calcext:value-type="string">
            <text:p>12.08.1</text:p>
          </table:table-cell>
          <table:table-cell office:value-type="string" calcext:value-type="string">
            <text:p>Dans chaque page web, un fil d'Ariane est-il présent?</text:p>
          </table:table-cell>
          <table:table-cell office:value-type="string" calcext:value-type="string">
            <text:p>true</text:p>
          </table:table-cell>
        </table:table-row>
        <table:table-row table:style-name="ro2">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cell table:style-name="ce1" office:value-type="string" calcext:value-type="string">
            <text:p>12.09.1</text:p>
          </table:table-cell>
          <table:table-cell office:value-type="string" calcext:value-type="string">
            <text:p>Dans chaque page Web, le fil d'Ariane est-il représentatif de la position de la page dans l'arborescence du site ?</text:p>
          </table:table-cell>
          <table:table-cell office:value-type="string" calcext:value-type="string">
            <text:p>true</text:p>
          </table:table-cell>
        </table:table-row>
        <table:table-row table:style-name="ro2">
          <table:table-cell table:style-name="ce1" office:value-type="string" calcext:value-type="string">
            <text:p>12.10.1</text:p>
          </table:table-cell>
          <table:table-cell office:value-type="string" calcext:value-type="string">
            <text:p>Dans chaque page Web, chaque groupe de liens importants est-il implémenté dans une balise commune ?</text:p>
          </table:table-cell>
          <table:table-cell office:value-type="string" calcext:value-type="string">
            <text:p>false</text:p>
          </table:table-cell>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cell office:value-type="string" calcext:value-type="string">
            <text:p>false</text:p>
          </table:table-cell>
          <table:table-cell table:style-name="ce1" office:value-type="string" calcext:value-type="string">
            <text:p>12.10.1</text:p>
          </table:table-cell>
          <table:table-cell office:value-type="string" calcext:value-type="string">
            <text:p>Dans chaque page Web, chaque groupe de liens importants est-il implémenté dans un élément commun ?</text:p>
          </table:table-cell>
          <table:table-cell office:value-type="string" calcext:value-type="string">
            <text:p>false</text:p>
          </table:table-cell>
        </table:table-row>
        <table:table-row table:style-name="ro1">
          <table:table-cell table:style-name="ce1" office:value-type="string" calcext:value-type="string">
            <text:p>12.10.2</text:p>
          </table:table-cell>
          <table:table-cell office:value-type="string" calcext:value-type="string">
            <text:p>Dans chaque page Web, chaque groupe de liens importants vérifie-t-il une de ces conditions ? La balise structurant le groupe de liens importants possède un attribut Id La balise structurant le groupe de liens important est immédiatement précédé, dans le code source, d'une ancre nommée La balise lien du groupe est immédiatement précédé, dans le code source, d'une ancre nommée</text:p>
          </table:table-cell>
          <table:table-cell office:value-type="string" calcext:value-type="string">
            <text:p>false</text:p>
          </table:table-cell>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office:value-type="string" calcext:value-type="string">
            <text:p>false</text:p>
          </table:table-cell>
          <table:table-cell table:style-name="ce1" office:value-type="string" calcext:value-type="string">
            <text:p>12.10.2</text:p>
          </table:table-cell>
          <table:table-cell office:value-type="string" calcext:value-type="string">
            <text:p>Dans chaque page Web, chaque groupe de liens importants vérifie-t-il une de ces conditions ? L'élément structurant le groupe de liens importants possède un attribut Id L'élément structurant le groupe de liens important est immédiatement précédé, dans le code source, d'une ancre nommée Le premier lien du groupe est immédiatement précédé, dans le code source, d'une ancre nommée</text:p>
          </table:table-cell>
          <table:table-cell office:value-type="string" calcext:value-type="string">
            <text:p>false</text:p>
          </table:table-cell>
        </table:table-row>
        <table:table-row table:style-name="ro3">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cell table:style-name="ce1" office:value-type="string" calcext:value-type="string">
            <text:p>12.10.3</text:p>
          </table:table-cell>
          <table:table-cell office:value-type="string" calcext:value-type="string">
            <text:p>Dans chaque page Web, la zone de contenu vérifie-t-elle une de ces conditions ? La zone de contenu possède un attribut Id La zone de contenu est immédiatement précédée, dans le code source, d'une ancre nommée Le premier élément de la zone de contenu est immédiatement précédé, dans le code source, d'une ancre nommée</text:p>
          </table:table-cell>
          <table:table-cell office:value-type="string" calcext:value-type="string">
            <text:p>true</text:p>
          </table:table-cell>
        </table:table-row>
        <table:table-row table:style-name="ro1">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moteur de recherche sur le site possède un rôle search Les rôles banner, main, contentinfo et search sont uniques dans la page. Le rôle navigation est réservé aux zones de navigations principales et secondaires</text:p>
          </table:table-cell>
          <table:table-cell office:value-type="string" calcext:value-type="string">
            <text:p>false</text:p>
          </table:table-cell>
          <table:table-cell table:style-name="ce1" office:value-type="string" calcext:value-type="string">
            <text:p>12.10.4</text:p>
          </table:table-cell>
          <table:table-cell office:value-type="string" calcext:value-type="string">
            <text:p>Dans chaque page Web, la structure du document vérifie-t-elle ces conditions ? La zone d'en-tête de la page possède un rôle ARIA "banner" Le menu de navigation principal possède un rôle ARIA "navigation" La zone de contenu principal possède un rôle ARIA "main" La zone de pied-de-page possède un rôle ARIA "contentinfo" Le champ de saisie du moteur de recherche sur le site possède un rôle "search" Les rôles "banner","navigation","main","contentinfo" et "search" sont uniques dans la page.</text:p>
          </table:table-cell>
          <table:table-cell table:number-columns-repeated="3"/>
          <table:table-cell office:value-type="string" calcext:value-type="string">
            <text:p>false</text:p>
          </table:table-cell>
        </table:table-row>
        <table:table-row table:style-name="ro2">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cell table:style-name="ce1" office:value-type="string" calcext:value-type="string">
            <text:p>12.11.1</text:p>
          </table:table-cell>
          <table:table-cell office:value-type="string" calcext:value-type="string">
            <text:p>Dans chaque page Web, un lien permet-il d'éviter chaque groupe de liens importants identifié ou d'y accéder ?</text:p>
          </table:table-cell>
          <table:table-cell office:value-type="string" calcext:value-type="string">
            <text:p>true</text:p>
          </table:table-cell>
        </table:table-row>
        <table:table-row table:style-name="ro2">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cell table:style-name="ce1" office:value-type="string" calcext:value-type="string">
            <text:p>12.11.2</text:p>
          </table:table-cell>
          <table:table-cell office:value-type="string" calcext:value-type="string">
            <text:p>Dans chaque page Web, un lien permet-il d'éviter la zone de contenu identifiée ou d'y accéder ?</text:p>
          </table:table-cell>
          <table:table-cell office:value-type="string" calcext:value-type="string">
            <text:p>true</text:p>
          </table:table-cell>
        </table:table-row>
        <table:table-row table:style-name="ro2">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cell table:style-name="ce1" office:value-type="string" calcext:value-type="string">
            <text:p>12.11.3</text:p>
          </table:table-cell>
          <table:table-cell office:value-type="string" calcext:value-type="string">
            <text:p>Dans chaque page Web, chaque lien d'évitement ou d'accès rapide est-il fonctionnel ?</text:p>
          </table:table-cell>
          <table:table-cell office:value-type="string" calcext:value-type="string">
            <text:p>true</text:p>
          </table:table-cell>
        </table:table-row>
        <table:table-row table:style-name="ro3">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 Chaque lien est visible à la prise de focus de tabulation au moins</text:p>
          </table:table-cell>
          <table:table-cell office:value-type="string" calcext:value-type="string">
            <text:p>false</text:p>
          </table:table-cell>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office:value-type="string" calcext:value-type="string">
            <text:p>false</text:p>
          </table:table-cell>
          <table:table-cell table:style-name="ce1" office:value-type="string" calcext:value-type="string">
            <text:p>12.11.4</text:p>
          </table:table-cell>
          <table:table-cell office:value-type="string" calcext:value-type="string">
            <text:p>Dans chaque ensemble de pages, les liens d'évitement ou d'accès rapide vérifient-t-ils ces conditions ? Chaque lien est situé à la même place dans la présentation Chaque lien se présente toujours dans le même ordre relatif dans le code source</text:p>
          </table:table-cell>
          <table:table-cell office:value-type="string" calcext:value-type="string">
            <text:p>false</text:p>
          </table:table-cell>
        </table:table-row>
        <table:table-row table:style-name="ro2">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cell table:style-name="ce1" office:value-type="string" calcext:value-type="string">
            <text:p>12.12.1</text:p>
          </table:table-cell>
          <table:table-cell office:value-type="string" calcext:value-type="string">
            <text:p>Dans chaque page Web, la page en cours de consultation est-elle indiquée dans le menu de navigation ?</text:p>
          </table:table-cell>
          <table:table-cell office:value-type="string" calcext:value-type="string">
            <text:p>true</text:p>
          </table:table-cell>
        </table:table-row>
        <table:table-row table:style-name="ro2">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cell office:value-type="string" calcext:value-type="string">
            <text:p>12.13.1</text:p>
          </table:table-cell>
          <table:table-cell office:value-type="string" calcext:value-type="string">
            <text:p>Dans chaque page Web, l'ordre de tabulation dans le contenu est-il cohérent ?</text:p>
          </table:table-cell>
          <table:table-cell office:value-type="string" calcext:value-type="string">
            <text:p>true</text:p>
          </table:table-cell>
        </table:table-row>
        <table:table-row table:style-name="ro2">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cell office:value-type="string" calcext:value-type="string">
            <text:p>12.13.2</text:p>
          </table:table-cell>
          <table:table-cell office:value-type="string" calcext:value-type="string">
            <text:p>Pour chaque script qui met à jour ou insère un contenu, l'ordre de tabulation reste-t-il cohérent ?</text:p>
          </table:table-cell>
          <table:table-cell office:value-type="string" calcext:value-type="string">
            <text:p>true</text:p>
          </table:table-cell>
        </table:table-row>
        <table:table-row table:style-name="ro3">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cell office:value-type="string" calcext:value-type="string">
            <text:p>12.14.1</text:p>
          </table:table-cell>
          <table:table-cell office:value-type="string" calcext:value-type="string">
            <text:p>Dans chaque page Web, chaque élément recevant le focus vérifie-t-il une de ces conditions ? Il est possible d'atteindre l'élément suivant ou précédent pouvant recevoir le focus avec la touche de tabulation L'utilisateur est informé d'un mécanisme fonctionnel permettant d'atteindre au clavier l'élément suivant ou précédent pouvant recevoir le focus</text:p>
          </table:table-cell>
          <table:table-cell office:value-type="string" calcext:value-type="string">
            <text:p>true</text:p>
          </table:table-cell>
        </table:table-row>
        <table:table-row table:style-name="ro4">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cell table:style-name="ce1" office:value-type="string" calcext:value-type="string">
            <text:p>13.01.1</text:p>
          </table:table-cell>
          <table:table-cell office:value-type="string" calcext:value-type="string">
            <text:p>Pour chaque page Web, chaque procédé de rafraîchissement ou de redirection automatique (code, script, balise object, balise applet, balise meta) vérifie-t-il une de ces conditions (hors cas particuliers) ? L'utilisateur peut arrêter ou relancer le rafraîchissement L'utilisateur peut augmenter la limite de temps entre deux rafraîchissements de dix fois, au moins L'utilisateur est averti de l'imminence du rafraîchissement et dispose de vingt secondes, au moins, pour augmenter la limite de temps avant le prochain rafraichissement La limite de temps entre deux rafraîchissements est de vingt heures, au moins</text:p>
          </table:table-cell>
          <table:table-cell office:value-type="string" calcext:value-type="string">
            <text:p>true</text:p>
          </table:table-cell>
        </table:table-row>
        <table:table-row table:style-name="ro2">
          <table:table-cell table:style-name="ce1" office:value-type="string" calcext:value-type="string">
            <text:p>13.01.2</text:p>
          </table:table-cell>
          <table:table-cell office:value-type="string" calcext:value-type="string">
            <text:p>Pour chaque page Web, chaque procédé de redirection effectué via une balise meta est-il immédiat (hors cas particuliers) ?</text:p>
          </table:table-cell>
          <table:table-cell office:value-type="string" calcext:value-type="string">
            <text:p>false</text:p>
          </table:table-cell>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office:value-type="string" calcext:value-type="string">
            <text:p>false</text:p>
          </table:table-cell>
          <table:table-cell table:style-name="ce1" office:value-type="string" calcext:value-type="string">
            <text:p>13.01.2</text:p>
          </table:table-cell>
          <table:table-cell office:value-type="string" calcext:value-type="string">
            <text:p>Pour chaque page Web, chaque procédé de redirection effectué via une balise méta est-il immédiat (hors cas particuliers) ?</text:p>
          </table:table-cell>
          <table:table-cell office:value-type="string" calcext:value-type="string">
            <text:p>false</text:p>
          </table:table-cell>
        </table:table-row>
        <table:table-row table:style-name="ro1">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3</text:p>
          </table:table-cell>
          <table:table-cell office:value-type="string" calcext:value-type="string">
            <text:p>Pour chaque page Web, chaque procédé de redirection effectué via un script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row>
        <table:table-row table:style-name="ro1">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cell table:style-name="ce1" office:value-type="string" calcext:value-type="string">
            <text:p>13.01.4</text:p>
          </table:table-cell>
          <table:table-cell office:value-type="string" calcext:value-type="string">
            <text:p>Pour chaque page Web, chaque procédé de redirection effectué côté serveur vérifie-t-il une de ces conditions (hors cas particuliers) ? L'utilisateur peut arrêter ou relancer la redirection L'utilisateur peut augmenter la limite de temps avant la redirection de dix fois, au moins L'utilisateur est averti de l'imminence de la redirection et dispose de vingt secondes, au moins, pour augmenter la limite de temps avant la prochaine redirection La limite de temps avant la redirection est de vingt heures, au moins</text:p>
          </table:table-cell>
          <table:table-cell office:value-type="string" calcext:value-type="string">
            <text:p>true</text:p>
          </table:table-cell>
        </table:table-row>
        <table:table-row table:style-name="ro3">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true</text:p>
          </table:table-cell>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false</text:p>
          </table:table-cell>
          <table:table-cell table:style-name="ce1" office:value-type="string" calcext:value-type="string">
            <text:p>13.01.5</text:p>
          </table:table-cell>
          <table:table-cell office:value-type="string" calcext:value-type="string">
            <text:p>Pour chaque page Web, chaque procédé limitant le temps d’une session vérifie-t-il une de ces conditions (hors cas particuliers) ? L’utilisateur peut supprimer la limite de temps L’utilisateur peut augmenter la limite de temps La limite de temps avant la fin de la session est de vingt heures au moins.</text:p>
          </table:table-cell>
          <table:table-cell office:value-type="string" calcext:value-type="string">
            <text:p>false</text:p>
          </table:table-cell>
        </table:table-row>
        <table:table-row table:style-name="ro2">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cell table:style-name="ce1" office:value-type="string" calcext:value-type="string">
            <text:p>13.02.1</text:p>
          </table:table-cell>
          <table:table-cell office:value-type="string" calcext:value-type="string">
            <text:p>Dans chaque page Web, pour chaque ouverture d'une nouvelle fenêtre effectuée via un lien (attribut target="_blank") ou une commande javascript, l'utilisateur est-il averti ?</text:p>
          </table:table-cell>
          <table:table-cell office:value-type="string" calcext:value-type="string">
            <text:p>true</text:p>
          </table:table-cell>
        </table:table-row>
        <table:table-row table:style-name="ro2">
          <table:table-cell table:style-name="ce1" office:value-type="string" calcext:value-type="string">
            <text:p>13.02.2</text:p>
          </table:table-cell>
          <table:table-cell office:value-type="string" calcext:value-type="string">
            <text:p>Dans chaque page Web, pour chaque ouverture d'une nouvelle fenêtre effectuée via une balise object, ou embed, l'utilisateur est-il averti ?</text:p>
          </table:table-cell>
          <table:table-cell office:value-type="string" calcext:value-type="string">
            <text:p>false</text:p>
          </table:table-cell>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office:value-type="string" calcext:value-type="string">
            <text:p>false</text:p>
          </table:table-cell>
          <table:table-cell table:style-name="ce1" office:value-type="string" calcext:value-type="string">
            <text:p>13.02.2</text:p>
          </table:table-cell>
          <table:table-cell office:value-type="string" calcext:value-type="string">
            <text:p>Dans chaque page Web, pour chaque ouverture d'une nouvelle fenêtre effectuée via une balise object, applet ou embed, l'utilisateur est-il averti ?</text:p>
          </table:table-cell>
          <table:table-cell office:value-type="string" calcext:value-type="string">
            <text:p>false</text:p>
          </table:table-cell>
        </table:table-row>
        <table:table-row table:style-name="ro2">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cell table:style-name="ce1" office:value-type="string" calcext:value-type="string">
            <text:p>13.02.3</text:p>
          </table:table-cell>
          <table:table-cell office:value-type="string" calcext:value-type="string">
            <text:p>Dans chaque page Web, pour chaque ouverture d'une nouvelle fenêtre effectuée via un contrôle de formulaire, l'utilisateur est-il averti ?</text:p>
          </table:table-cell>
          <table:table-cell office:value-type="string" calcext:value-type="string">
            <text:p>true</text:p>
          </table:table-cell>
        </table:table-row>
        <table:table-row table:style-name="ro2">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cell table:style-name="ce1" office:value-type="string" calcext:value-type="string">
            <text:p>13.03.1</text:p>
          </table:table-cell>
          <table:table-cell office:value-type="string" calcext:value-type="string">
            <text:p>Dans chaque page Web, l'ouverture d'une nouvelle fenêtre ne doit pas être déclenchée sans action de l'utilisateur. Cette règle est-elle respectée ?</text:p>
          </table:table-cell>
          <table:table-cell office:value-type="string" calcext:value-type="string">
            <text:p>true</text:p>
          </table:table-cell>
        </table:table-row>
        <table:table-row table:style-name="ro3">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cell table:style-name="ce1" office:value-type="string" calcext:value-type="string">
            <text:p>13.04.1</text:p>
          </table:table-cell>
          <table:table-cell office:value-type="string" calcext:value-type="string">
            <text:p>Dans chaque page Web, chaque tâche limitée dans le temps vérifie-t-elle une de ces conditions ? La tâche se déroule en temps réel La tâche requiert une limite de temps essentielle à son bon déroulement</text:p>
          </table:table-cell>
          <table:table-cell office:value-type="string" calcext:value-type="string">
            <text:p>true</text:p>
          </table:table-cell>
        </table:table-row>
        <table:table-row table:style-name="ro2">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cell table:style-name="ce1" office:value-type="string" calcext:value-type="string">
            <text:p>13.05.1</text:p>
          </table:table-cell>
          <table:table-cell office:value-type="string" calcext:value-type="string">
            <text:p>Dans chaque page Web, lors d'une interruption de session authentifiée, les données saisies par l'utilisateur sont-elles récupérées après ré-authentification ?</text:p>
          </table:table-cell>
          <table:table-cell office:value-type="string" calcext:value-type="string">
            <text:p>true</text:p>
          </table:table-cell>
        </table:table-row>
        <table:table-row table:style-name="ro2">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cell table:style-name="ce1" office:value-type="string" calcext:value-type="string">
            <text:p>13.06.1</text:p>
          </table:table-cell>
          <table:table-cell office:value-type="string" calcext:value-type="string">
            <text:p>Dans chaque page Web, chaque fichier en téléchargement via un lien ou un formulaire a-t-il des informations relatives à son format (hors cas particuliers) ?</text:p>
          </table:table-cell>
          <table:table-cell office:value-type="string" calcext:value-type="string">
            <text:p>true</text:p>
          </table:table-cell>
        </table:table-row>
        <table:table-row table:style-name="ro2">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cell table:style-name="ce1" office:value-type="string" calcext:value-type="string">
            <text:p>13.06.2</text:p>
          </table:table-cell>
          <table:table-cell office:value-type="string" calcext:value-type="string">
            <text:p>Dans chaque page Web, chaque fichier en téléchargement via un lien ou un formulaire a-t-il des informations relatives à son poids (hors cas particuliers) ?</text:p>
          </table:table-cell>
          <table:table-cell office:value-type="string" calcext:value-type="string">
            <text:p>true</text:p>
          </table:table-cell>
        </table:table-row>
        <table:table-row table:style-name="ro2">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cell table:style-name="ce1" office:value-type="string" calcext:value-type="string">
            <text:p>13.06.3</text:p>
          </table:table-cell>
          <table:table-cell office:value-type="string" calcext:value-type="string">
            <text:p>Dans chaque page Web, chaque fichier en téléchargement via un lien ou un formulaire a-t-il, si nécessaire, des informations relatives à sa langue (hors cas particuliers) ?</text:p>
          </table:table-cell>
          <table:table-cell office:value-type="string" calcext:value-type="string">
            <text:p>true</text:p>
          </table:table-cell>
        </table:table-row>
        <table:table-row table:style-name="ro1">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cell table:style-name="ce1" office:value-type="string" calcext:value-type="string">
            <text:p>13.07.1</text:p>
          </table:table-cell>
          <table:table-cell office:value-type="string" calcext:value-type="string">
            <text:p>Dans chaque page Web, chaque fonctionnalité de téléchargement d'un document bureautique vérifie-t-elle une de ces conditions (hors cas particuliers) ? Le document en téléchargement est compatible avec l'accessibilité Il existe une version alternative du document en téléchargement compatible avec l'accessibilité Il existe une version alternative au format HTML du document en téléchargement</text:p>
          </table:table-cell>
          <table:table-cell office:value-type="string" calcext:value-type="string">
            <text:p>false</text:p>
          </table:table-cell>
        </table:table-row>
        <table:table-row table:style-name="ro3">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cell table:style-name="ce1" office:value-type="string" calcext:value-type="string">
            <text:p>13.08.1</text:p>
          </table:table-cell>
          <table:table-cell office:value-type="string" calcext:value-type="string">
            <text:p>Chaque document bureautique ayant une version accessible vérifie-t-il une de ces conditions ? La version compatible avec l'accessibilité offre la même information La version alternative au format HTML est pertinente et offre la même information</text:p>
          </table:table-cell>
          <table:table-cell office:value-type="string" calcext:value-type="string">
            <text:p>true</text:p>
          </table:table-cell>
        </table:table-row>
        <table:table-row table:style-name="ro1">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cell table:style-name="ce1" office:value-type="string" calcext:value-type="string">
            <text:p>13.09.1</text:p>
          </table:table-cell>
          <table:table-cell office:value-type="string" calcext:value-type="string">
            <text:p>Dans chaque page Web, chaque expression inhabituelle ou limitée, chaque expression idiomatique ou le jargon vérifie-t-il une des conditions suivantes ? Il existe une définition dans le contexte adjacent de l'expression indiquée par la balise dfn Il existe une définition via une liste de définition Il existe une définition dans la page L'expression est contenue dans un lien permettant d'accéder à la définition</text:p>
          </table:table-cell>
          <table:table-cell office:value-type="string" calcext:value-type="string">
            <text:p>true</text:p>
          </table:table-cell>
        </table:table-row>
        <table:table-row table:style-name="ro3">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true</text:p>
          </table:table-cell>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false</text:p>
          </table:table-cell>
          <table:table-cell table:style-name="ce1" office:value-type="string" calcext:value-type="string">
            <text:p>13.10.1</text:p>
          </table:table-cell>
          <table:table-cell office:value-type="string" calcext:value-type="string">
            <text:p>Dans chaque page Web, pour chaque expression inhabituelle ou limitée, idiomatique ou de jargon ayant une définition, cette définition vérifie-t-elle l’une de ces conditions ? Le contenu de la définition associée est pertinent Le contenu de la balise dd de la liste de définition est pertinent La définition donnée par le contexte adjacent est pertinente.</text:p>
          </table:table-cell>
          <table:table-cell office:value-type="string" calcext:value-type="string">
            <text:p>false</text:p>
          </table:table-cell>
        </table:table-row>
        <table:table-row table:style-name="ro3">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cell table:style-name="ce1" office:value-type="string" calcext:value-type="string">
            <text:p>13.11.1</text:p>
          </table:table-cell>
          <table:table-cell office:value-type="string" calcext:value-type="string">
            <text:p>Dans chaque page Web, chaque contenu cryptique (art ascii, émoticon, syntaxe cryptique) vérifie-t-il une de ces conditions ? Un attribut title est disponible Une définition est donnée par le contexte adjacent</text:p>
          </table:table-cell>
          <table:table-cell office:value-type="string" calcext:value-type="string">
            <text:p>true</text:p>
          </table:table-cell>
        </table:table-row>
        <table:table-row table:style-name="ro3">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cell table:style-name="ce1" office:value-type="string" calcext:value-type="string">
            <text:p>13.12.1</text:p>
          </table:table-cell>
          <table:table-cell office:value-type="string" calcext:value-type="string">
            <text:p>Dans chaque page Web, chaque contenu cryptique (art ascii, émoticon, syntaxe cryptique) vérifie-t-il une de ces conditions ? Le contenu de l'attribut title est pertinent La définition donnée par le contexte adjacent est pertinente</text:p>
          </table:table-cell>
          <table:table-cell office:value-type="string" calcext:value-type="string">
            <text:p>true</text:p>
          </table:table-cell>
        </table:table-row>
        <table:table-row table:style-name="ro3">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cell office:value-type="string" calcext:value-type="string">
            <text:p>13.13.1</text:p>
          </table:table-cell>
          <table:table-cell office:value-type="string" calcext:value-type="string">
            <text:p>Dans chaque page Web, chaque mot dont le sens ne peut être compris sans en connaître la prononciation, vérifie-t-il une de ces conditions ? L'indication de la prononciation phonétique est présente de manière adjacente L'indication de la prononciation phonétique est accessible via un lien</text:p>
          </table:table-cell>
          <table:table-cell office:value-type="string" calcext:value-type="string">
            <text:p>true</text:p>
          </table:table-cell>
        </table:table-row>
        <table:table-row table:style-name="ro4">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cell office:value-type="string" calcext:value-type="string">
            <text:p>13.14.1</text:p>
          </table:table-cell>
          <table:table-cell office:value-type="string" calcext:value-type="string">
            <text:p>Dans chaque page Web, chaque texte qui nécessite un niveau de lecture plus avancé que le premier cycle de l'enseignement secondaire (hors nom propre et titre) vérifie-t-il une de ces conditions ? Une illustration ou des symboles graphiques adaptés au niveau de lecture du premier cycle de l'enseignement secondaire sont présents Une version en Langue des Signes Française est présente Une version vocalisée du texte est présente Un résumé adapté au niveau de lecture du premier cycle de l'enseignement secondaire est présent</text:p>
          </table:table-cell>
          <table:table-cell office:value-type="string" calcext:value-type="string">
            <text:p>true</text:p>
          </table:table-cell>
        </table:table-row>
        <table:table-row table:style-name="ro3">
          <table:table-cell office:value-type="string" calcext:value-type="string">
            <text:p>13.15.1</text:p>
          </table:table-cell>
          <table:table-cell office:value-type="string" calcext:value-type="string">
            <text:p>Dans chaque page Web, chaque image animée (balise img, balise sv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cell office:value-type="string" calcext:value-type="string">
            <text:p>13.15.1</text:p>
          </table:table-cell>
          <table:table-cell office:value-type="string" calcext:value-type="string">
            <text:p>Dans chaque page Web, chaque image animée (balise img ou balise object)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false</text:p>
          </table:table-cell>
        </table:table-row>
        <table:table-row table:style-name="ro3">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2</text:p>
          </table:table-cell>
          <table:table-cell office:value-type="string" calcext:value-type="string">
            <text:p>Dans chaque page Web, chaque script qui provoque un changement brusque de luminosité ou un effet de flash vérifie-t-il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row>
        <table:table-row table:style-name="ro3">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3</text:p>
          </table:table-cell>
          <table:table-cell office:value-type="string" calcext:value-type="string">
            <text:p>Dans chaque page Web, chaque mise en forme CSS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row>
        <table:table-row table:style-name="ro3">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cell office:value-type="string" calcext:value-type="string">
            <text:p>13.15.4</text:p>
          </table:table-cell>
          <table:table-cell office:value-type="string" calcext:value-type="string">
            <text:p>Dans chaque page Web, chaque applet java qui provoque un changement brusque de luminosité ou un effet de flash vérifie-t-elle une de ces conditions ? La fréquence de l'effet est inférieure à 3 par seconde La surface totale cumulée des effets est inférieure ou égale à 21 824 pixels</text:p>
          </table:table-cell>
          <table:table-cell office:value-type="string" calcext:value-type="string">
            <text:p>true</text:p>
          </table:table-cell>
        </table:table-row>
        <table:table-row table:style-name="ro3">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balise sv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office:value-type="string" calcext:value-type="string">
            <text:p>false</text:p>
          </table:table-cell>
          <table:table-cell office:value-type="string" calcext:value-type="string">
            <text:p>13.16.1</text:p>
          </table:table-cell>
          <table:table-cell office:value-type="string" calcext:value-type="string">
            <text:p>Dans chaque page Web, chaque changement brusque de luminosité ou un effet de flash provoqué par une image animée (balise img ou balise object) a-t-il une fréquence inférieure ou égale à 3 par seconde ?</text:p>
          </table:table-cell>
          <table:table-cell office:value-type="string" calcext:value-type="string">
            <text:p>false</text:p>
          </table:table-cell>
        </table:table-row>
        <table:table-row table:style-name="ro2">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cell office:value-type="string" calcext:value-type="string">
            <text:p>13.16.2</text:p>
          </table:table-cell>
          <table:table-cell office:value-type="string" calcext:value-type="string">
            <text:p>Dans chaque page Web chaque changement brusque de luminosité ou un effet de flash provoqué par un script a-t-il une fréquence inférieure ou égale à 3 par seconde ?</text:p>
          </table:table-cell>
          <table:table-cell office:value-type="string" calcext:value-type="string">
            <text:p>true</text:p>
          </table:table-cell>
        </table:table-row>
        <table:table-row table:style-name="ro3">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cell office:value-type="string" calcext:value-type="string">
            <text:p>13.16.3</text:p>
          </table:table-cell>
          <table:table-cell office:value-type="string" calcext:value-type="string">
            <text:p>Dans chaque page Web, chaque changement brusque de luminosité ou un effet de flash provoqué par une mise en forme CSS a-t-il une fréquence inférieure ou égale à 3 par seconde ?</text:p>
          </table:table-cell>
          <table:table-cell office:value-type="string" calcext:value-type="string">
            <text:p>true</text:p>
          </table:table-cell>
        </table:table-row>
        <table:table-row table:style-name="ro2">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cell office:value-type="string" calcext:value-type="string">
            <text:p>13.16.4</text:p>
          </table:table-cell>
          <table:table-cell office:value-type="string" calcext:value-type="string">
            <text:p>Dans chaque page Web, chaque changement brusque de luminosité ou un effet de flash provoqué par une applet java a-t-il une fréquence inférieure ou égale à 3 par seconde ?</text:p>
          </table:table-cell>
          <table:table-cell office:value-type="string" calcext:value-type="string">
            <text:p>true</text:p>
          </table:table-cell>
        </table:table-row>
        <table:table-row table:style-name="ro1">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cell office:value-type="string" calcext:value-type="string">
            <text:p>13.17.1</text:p>
          </table:table-cell>
          <table:table-cell office:value-type="string" calcext:value-type="string">
            <text:p>Dans chaque page Web, chaque contenu en mouvement, déclenché automatiquement, vérifie-t-il une de ces conditions ? La durée du mouvement est inférieure ou égale à 5 secondes L'utilisateur peut arrêter et relancer le mouvement L'utilisateur peut afficher et masquer le contenu en mouvement L'utilisateur peut afficher la totalité de l'information sans le mouvement.</text:p>
          </table:table-cell>
          <table:table-cell office:value-type="string" calcext:value-type="string">
            <text:p>true</text:p>
          </table:table-cell>
        </table:table-row>
        <table:table-row table:style-name="ro1">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cell office:value-type="string" calcext:value-type="string">
            <text:p>13.17.2</text:p>
          </table:table-cell>
          <table:table-cell office:value-type="string" calcext:value-type="string">
            <text:p>Dans chaque page Web, chaque contenu clignotant, déclenché automatiquement, vérifie-t-il une de ces conditions ? La durée du clignotement est inférieure ou égale à 5 secondes L'utilisateur peut arrêter et relancer le clignotement L'utilisateur peut afficher et masquer le contenu clignotant L'utilisateur peut afficher la totalité de l'information sans le clignotement</text:p>
          </table:table-cell>
          <table:table-cell office:value-type="string" calcext:value-type="string">
            <text:p>true</text:p>
          </table:table-cell>
        </table:table-row>
        <table:table-row table:style-name="ro6">
          <table:table-cell table:style-name="ce10" table:formula="of:=COUNTIF([.A2:.A351]; &quot;.+&quot;)" office:value-type="float" office:value="334" calcext:value-type="float">
            <text:p>334</text:p>
          </table:table-cell>
          <table:table-cell/>
          <table:table-cell table:style-name="ce12"/>
          <table:table-cell table:style-name="ce10" table:formula="of:=COUNTIF([.D2:.D351]; &quot;.+&quot;)" office:value-type="float" office:value="331" calcext:value-type="float">
            <text:p>331</text:p>
          </table:table-cell>
          <table:table-cell table:number-columns-repeated="2"/>
          <table:table-cell table:style-name="ce10" table:formula="of:=COUNTIF([.G2:.G351]; &quot;.+&quot;)" office:value-type="float" office:value="305" calcext:value-type="float">
            <text:p>305</text:p>
          </table:table-cell>
          <table:table-cell table:number-columns-repeated="2"/>
        </table:table-row>
        <table:table-row table:style-name="ro5" table:number-rows-repeated="1048223">
          <table:table-cell table:number-columns-repeated="9"/>
        </table:table-row>
        <table:table-row table:style-name="ro5">
          <table:table-cell table:number-columns-repeated="9"/>
        </table:table-row>
      </table:table>
      <table:named-expressions/>
      <table:database-ranges>
        <table:database-range table:name="__Anonymous_Sheet_DB__0" table:target-range-address="'RGAA3 - HTML5-Aria'.A1:'RGAA3 - HTML5-Aria'.G338" table:display-filter-buttons="true" table:orientation="column"/>
        <table:database-range table:name="__Anonymous_Sheet_DB__1" table:target-range-address="'RGAA3 - AW22'.A1:'RGAA3 - AW22'.E352" table:display-filter-buttons="true" table:orientation="column"/>
        <table:database-range table:name="__Anonymous_Sheet_DB__2" table:target-range-address="'HTML5-Aria - AW22'.A1:'HTML5-Aria - AW22'.E3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fr" fo:country="FR" style:font-name-asian="DejaVu Sans1" style:language-asian="zxx" style:country-asian="none" style:font-name-complex="DejaVu Sans1"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number-style style:name="N60">
      <number:scientific-number number:decimal-places="2" number:min-integer-digits="1" number:min-exponent-digits="3"/>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able-cell-properties fo:background-color="transparent" fo:wrap-option="wrap" fo:padding="0.136cm" style:vertical-align="middle"/>
      <style:text-properties style:font-name="DejaVu Sans" fo:font-family="'DejaVu Sans'" style:font-style-name="Book" style:font-family-generic="swiss" style:font-pitch="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0_Bas_20_de_20_tableau" style:display-name="0Bas de tableau" style:family="table-cell" style:parent-style-name="_30_Standard">
      <style:table-cell-properties fo:background-color="#ffcc99" style:text-align-source="fix" style:repeat-content="false"/>
      <style:paragraph-properties fo:text-align="end"/>
      <style:text-properties fo:font-weight="bold"/>
    </style:style>
    <style:style style:name="_30_Fond_20_Rouge_20_0" style:display-name="0Fond Rouge 0" style:family="table-cell" style:parent-style-name="_30_Standard">
      <style:table-cell-properties fo:background-color="#ffcc99"/>
    </style:style>
    <style:style style:name="_30_Fond_20_Rouge_20_1" style:display-name="0Fond Rouge 1" style:family="table-cell" style:parent-style-name="_30_Standard">
      <style:table-cell-properties fo:background-color="#ff9966"/>
    </style:style>
    <style:style style:name="_30_Fond_20_Rouge_20_2" style:display-name="0Fond Rouge 2" style:family="table-cell" style:parent-style-name="_30_Standard">
      <style:table-cell-properties fo:background-color="#ff0000"/>
    </style:style>
    <style:style style:name="_30_Texte_20_Vert" style:display-name="0Texte Vert" style:family="table-cell" style:parent-style-name="_30_Standard" style:data-style-name="N60">
      <style:text-properties fo:color="#008000"/>
    </style:style>
    <style:style style:name="_30_Entete" style:display-name="0Entete" style:family="table-cell" style:parent-style-name="_30_Standard">
      <style:table-cell-properties style:text-align-source="fix" style:repeat-content="false"/>
      <style:paragraph-properties fo:text-align="center"/>
      <style:text-properties fo:font-size="10.5pt" fo:font-weight="bold"/>
    </style:style>
    <style:style style:name="_30_Standard" style:display-name="0Standard" style:family="table-cell" style:parent-style-name="Default"/>
    <style:style style:name="_30_Entete_20_orange4" style:display-name="0Entete orange4" style:family="table-cell" style:parent-style-name="_30_Entete">
      <style:table-cell-properties fo:background-color="#ffcc99"/>
      <style:text-properties fo:font-size="10.5pt"/>
    </style:style>
    <style:style style:name="_30_Entete_20_bleu" style:display-name="0Entete bleu" style:family="table-cell" style:parent-style-name="_30_Entete">
      <style:table-cell-properties fo:background-color="#ccffff"/>
    </style:style>
    <style:style style:name="_30_Entete_20_jaune" style:display-name="0Entete jaune" style:family="table-cell" style:parent-style-name="_30_Entete">
      <style:table-cell-properties fo:background-color="#ffffcc"/>
    </style:style>
    <style:style style:name="_30_Texte_20_Rouge" style:display-name="0Texte Rouge" style:family="table-cell" style:parent-style-name="_30_Standard">
      <style:text-properties fo:color="#ff0000"/>
    </style:style>
    <style:style style:name="_30_Titre1" style:display-name="0Titre1" style:family="table-cell" style:parent-style-name="_30_Titre">
      <style:table-cell-properties fo:wrap-option="no-wrap"/>
      <style:text-properties fo:font-size="14pt" fo:font-weight="bold"/>
    </style:style>
    <style:style style:name="_30_Titre" style:display-name="0Titre" style:family="table-cell" style:parent-style-name="_30_Standard">
      <style:table-cell-properties fo:wrap-option="no-wrap"/>
      <style:text-properties fo:font-size="14pt" fo:font-weight="bold"/>
    </style:style>
    <style:style style:name="_30_Titre2" style:display-name="0Titre2" style:family="table-cell" style:parent-style-name="_30_Titre">
      <style:text-properties fo:font-size="12pt"/>
    </style:style>
    <style:style style:name="_30_Titre3" style:display-name="0Titre3" style:family="table-cell" style:parent-style-name="_30_Titre">
      <style:text-properties fo:font-size="10.5pt"/>
    </style:style>
    <style:style style:name="_30_Texte_20_Rouge_20_Pourcentage" style:display-name="0Texte Rouge Pourcentage" style:family="table-cell" style:parent-style-name="_30_Texte_20_Rouge" style:data-style-name="N10">
      <style:table-cell-properties fo:background-color="transparent" fo:wrap-option="wrap" fo:padding="0.136cm" style:vertical-align="middle"/>
      <style:text-properties fo:color="#ff0000" style:font-name="DejaVu Sans" fo:font-family="'DejaVu Sans'" style:font-style-name="Book" style:font-family-generic="swiss" style:font-pitch="variable"/>
    </style:style>
    <style:style style:name="_30_Texte_20_Vert_20_Pourcentage" style:display-name="0Texte Vert Pourcentage" style:family="table-cell" style:parent-style-name="_30_Texte_20_Vert" style:data-style-name="N10">
      <style:table-cell-properties fo:background-color="transparent" fo:wrap-option="wrap" fo:padding="0.136cm" style:vertical-align="middle"/>
      <style:text-properties fo:color="#008000" style:font-name="DejaVu Sans" fo:font-family="'DejaVu Sans'" style:font-style-name="Book" style:font-family-generic="swiss" style:font-pitch="variabl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3">00/00/0000</text:date>, <text:time style:data-style-name="N2" text:time-value="17:08:59.9394907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14-09-24T12:34:19.646382699</meta:creation-date>
    <dc:language>fr-FR</dc:language>
    <meta:editing-cycles>18</meta:editing-cycles>
    <meta:editing-duration>PT3H20M14S</meta:editing-duration>
    <meta:initial-creator>jkowalczyk </meta:initial-creator>
    <dc:date>2014-10-03T17:09:41.606522473</dc:date>
    <dc:creator>Matthieu FAURE</dc:creator>
    <meta:document-statistic meta:table-count="4" meta:cell-count="7867" meta:object-count="0"/>
    <meta:user-defined meta:name="Info 1"/>
    <meta:user-defined meta:name="Info 2"/>
    <meta:user-defined meta:name="Info 3"/>
    <meta:user-defined meta:name="Info 4"/>
    <meta:template xlink:type="simple" xlink:actuate="onRequest" xlink:title="OPEN-S tableur" xlink:href="../../../Modeles/OPEN-S%20tableur.ots" meta:date="2014-09-24T12:34:19.542127502"/>
  </office:meta>
</office:document-meta>
</file>